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9958f" draw:shadow="hidden"/>
    </style:style>
    <style:style style:name="gr2" style:family="graphic" style:parent-style-name="standard">
      <style:graphic-properties draw:stroke="solid" svg:stroke-width="0.003cm" svg:stroke-color="#000000" svg:stroke-opacity="100%" draw:stroke-linejoin="round" svg:stroke-linecap="round" draw:fill="none" fo:padding-top="0.126cm" fo:padding-bottom="0.126cm" fo:padding-left="0.251cm" fo:padding-right="0.251cm" draw:shadow="hidden"/>
    </style:style>
    <style:style style:name="gr3" style:family="graphic" style:parent-style-name="standard">
      <style:graphic-properties draw:stroke="none" draw:fill="none" draw:textarea-vertical-align="middle" fo:min-height="2.718cm" fo:min-width="2.54cm" fo:padding-top="0.141cm" fo:padding-bottom="0.141cm" fo:padding-left="0.141cm" fo:padding-right="0.141cm"/>
    </style:style>
    <style:style style:name="gr4" style:family="graphic" style:parent-style-name="standard">
      <style:graphic-properties draw:stroke="none" draw:fill="solid" draw:fill-color="#ff00ff" draw:opacity="0%" draw:shadow="hidden"/>
    </style:style>
    <style:style style:name="gr5" style:family="graphic" style:parent-style-name="standard">
      <style:graphic-properties draw:stroke="solid" svg:stroke-width="0.003cm" svg:stroke-color="#000000" svg:stroke-opacity="0%" draw:stroke-linejoin="round" svg:stroke-linecap="round" draw:fill="none" fo:padding-top="0.126cm" fo:padding-bottom="0.126cm" fo:padding-left="0.251cm" fo:padding-right="0.251cm" draw:shadow="hidden"/>
    </style:style>
    <style:style style:name="gr6" style:family="graphic" style:parent-style-name="standard">
      <style:graphic-properties draw:stroke="none" draw:fill="gradient" draw:fill-gradient-name="Gradient_5f_0" draw:shadow="hidden"/>
    </style:style>
    <style:style style:name="gr7" style:family="graphic" style:parent-style-name="standard">
      <style:graphic-properties draw:stroke="solid" svg:stroke-width="0.003cm" svg:stroke-color="#ffffff" svg:stroke-opacity="100%" draw:stroke-linejoin="round" svg:stroke-linecap="round" draw:fill="none" fo:padding-top="0.126cm" fo:padding-bottom="0.126cm" fo:padding-left="0.251cm" fo:padding-right="0.251cm" draw:shadow="hidden"/>
    </style:style>
    <style:style style:name="gr8" style:family="graphic" style:parent-style-name="standard">
      <style:graphic-properties draw:stroke="none" draw:fill="gradient" draw:fill-gradient-name="Gradient_5f_1" draw:shadow="hidden"/>
    </style:style>
    <style:style style:name="gr9" style:family="graphic" style:parent-style-name="standard">
      <style:graphic-properties draw:stroke="none" draw:fill="gradient" draw:fill-gradient-name="Gradient_5f_2" draw:shadow="hidden"/>
    </style:style>
    <style:style style:name="gr10" style:family="graphic" style:parent-style-name="standard">
      <style:graphic-properties draw:stroke="solid" svg:stroke-width="0.005cm" svg:stroke-color="#000000" svg:stroke-opacity="100%" draw:stroke-linejoin="round" svg:stroke-linecap="round" draw:fill="none" fo:padding-top="0.127cm" fo:padding-bottom="0.127cm" fo:padding-left="0.252cm" fo:padding-right="0.252cm" draw:shadow="hidden"/>
    </style:style>
    <style:style style:name="gr11" style:family="graphic" style:parent-style-name="standard">
      <style:graphic-properties draw:stroke="none" draw:fill="solid" draw:fill-color="#ff0000" draw:shadow="hidden"/>
    </style:style>
    <style:style style:name="gr12" style:family="graphic" style:parent-style-name="standard">
      <style:graphic-properties draw:stroke="solid" svg:stroke-width="0.001cm" svg:stroke-color="#000000" svg:stroke-opacity="100%" draw:stroke-linejoin="round" svg:stroke-linecap="round" draw:fill="none" draw:shadow="hidden"/>
    </style:style>
    <style:style style:name="gr13" style:family="graphic" style:parent-style-name="standard">
      <style:graphic-properties draw:stroke="none" draw:fill="none" draw:textarea-vertical-align="middle" fo:min-height="1.016cm" fo:min-width="2.54cm" fo:padding-top="0.141cm" fo:padding-bottom="0.141cm" fo:padding-left="0.141cm" fo:padding-right="0.141cm"/>
    </style:style>
    <style:style style:name="gr14" style:family="graphic" style:parent-style-name="standard">
      <style:graphic-properties draw:stroke="none" draw:fill="none" draw:textarea-vertical-align="middle" fo:min-height="0.508cm" fo:min-width="2.54cm" fo:padding-top="0.141cm" fo:padding-bottom="0.141cm" fo:padding-left="0.141cm" fo:padding-right="0.141cm"/>
    </style:style>
    <style:style style:name="gr15" style:family="graphic" style:parent-style-name="standard">
      <style:graphic-properties draw:stroke="none" draw:fill="solid" draw:fill-color="#789440" draw:shadow="hidden"/>
    </style:style>
    <style:style style:name="gr16" style:family="graphic" style:parent-style-name="standard">
      <style:graphic-properties draw:stroke="none" draw:fill="solid" draw:fill-color="#5880b3" draw:shadow="hidden"/>
    </style:style>
    <style:style style:name="gr17" style:family="graphic" style:parent-style-name="standard">
      <style:graphic-properties draw:stroke="none" draw:fill="solid" draw:fill-color="#c4d6a0" draw:shadow="hidden"/>
    </style:style>
    <style:style style:name="gr18" style:family="graphic" style:parent-style-name="standard">
      <style:graphic-properties draw:stroke="none" draw:fill="solid" draw:fill-color="#c0cfe2" draw:shadow="hidden"/>
    </style:style>
    <style:style style:name="gr19" style:family="graphic" style:parent-style-name="standard">
      <style:graphic-properties draw:stroke="solid" svg:stroke-width="0.008cm" svg:stroke-color="#000000" svg:stroke-opacity="100%" draw:stroke-linejoin="round" svg:stroke-linecap="round" draw:fill="none" fo:padding-top="0.129cm" fo:padding-bottom="0.129cm" fo:padding-left="0.254cm" fo:padding-right="0.254cm" draw:shadow="hidden"/>
    </style:style>
    <style:style style:name="gr20" style:family="graphic" style:parent-style-name="standard">
      <style:graphic-properties draw:stroke="solid" svg:stroke-width="0.008cm" svg:stroke-color="#789440" svg:stroke-opacity="100%" draw:stroke-linejoin="round" svg:stroke-linecap="round" draw:fill="none" fo:padding-top="0.129cm" fo:padding-bottom="0.129cm" fo:padding-left="0.254cm" fo:padding-right="0.254cm" draw:shadow="hidden"/>
    </style:style>
    <style:style style:name="gr21" style:family="graphic" style:parent-style-name="standard">
      <style:graphic-properties draw:stroke="solid" svg:stroke-width="0.008cm" svg:stroke-color="#5880b3" svg:stroke-opacity="100%" draw:stroke-linejoin="round" svg:stroke-linecap="round" draw:fill="none" fo:padding-top="0.129cm" fo:padding-bottom="0.129cm" fo:padding-left="0.254cm" fo:padding-right="0.254cm" draw:shadow="hidden"/>
    </style:style>
    <style:style style:name="gr22" style:family="graphic" style:parent-style-name="standard">
      <style:graphic-properties draw:stroke="none" draw:fill="none" draw:textarea-vertical-align="middle" fo:min-height="0.218cm" fo:min-width="2.54cm" fo:padding-top="0.141cm" fo:padding-bottom="0.141cm" fo:padding-left="0.141cm" fo:padding-right="0.141cm"/>
    </style:style>
    <style:style style:name="gr23" style:family="graphic" style:parent-style-name="standard">
      <style:graphic-properties draw:stroke="none" draw:fill="gradient" draw:fill-gradient-name="Gradient_5f_3" draw:shadow="hidden"/>
    </style:style>
    <style:style style:name="gr24" style:family="graphic" style:parent-style-name="standard">
      <style:graphic-properties draw:stroke="solid" svg:stroke-width="0.001cm" svg:stroke-color="#ffffff" svg:stroke-opacity="100%" draw:stroke-linejoin="round" svg:stroke-linecap="round" draw:fill="none" draw:shadow="hidden"/>
    </style:style>
    <style:style style:name="gr25" style:family="graphic" style:parent-style-name="standard">
      <style:graphic-properties draw:stroke="none" draw:fill="gradient" draw:fill-gradient-name="Gradient_5f_4" draw:shadow="hidden"/>
    </style:style>
    <style:style style:name="gr26" style:family="graphic" style:parent-style-name="standard">
      <style:graphic-properties draw:stroke="none" draw:fill="gradient" draw:fill-gradient-name="Gradient_5f_5" draw:shadow="hidden"/>
    </style:style>
    <style:style style:name="gr27" style:family="graphic" style:parent-style-name="standard">
      <style:graphic-properties draw:stroke="solid" svg:stroke-width="0.004cm" svg:stroke-color="#000000" svg:stroke-opacity="100%" draw:stroke-linejoin="round" svg:stroke-linecap="round" draw:fill="none" fo:padding-top="0.127cm" fo:padding-bottom="0.127cm" fo:padding-left="0.252cm" fo:padding-right="0.252cm" draw:shadow="hidden"/>
    </style:style>
    <style:style style:name="gr28" style:family="graphic" style:parent-style-name="standard">
      <style:graphic-properties draw:stroke="none" draw:fill="gradient" draw:fill-gradient-name="Gradient_5f_6" draw:shadow="hidden"/>
    </style:style>
    <style:style style:name="gr29" style:family="graphic" style:parent-style-name="standard">
      <style:graphic-properties draw:stroke="solid" svg:stroke-width="0.002cm" svg:stroke-color="#000000" svg:stroke-opacity="100%" draw:stroke-linejoin="round" svg:stroke-linecap="round" draw:fill="none" fo:padding-top="0.126cm" fo:padding-bottom="0.126cm" fo:padding-left="0.251cm" fo:padding-right="0.251cm" draw:shadow="hidden"/>
    </style:style>
    <style:style style:name="gr30" style:family="graphic" style:parent-style-name="standard">
      <style:graphic-properties draw:stroke="none" draw:fill="solid" draw:fill-color="#000000" draw:shadow="hidden"/>
    </style:style>
    <style:style style:name="gr31" style:family="graphic" style:parent-style-name="standard">
      <style:graphic-properties draw:stroke="none" draw:fill="gradient" draw:fill-gradient-name="Gradient_5f_7" draw:shadow="hidden"/>
    </style:style>
    <style:style style:name="gr32" style:family="graphic" style:parent-style-name="standard">
      <style:graphic-properties draw:stroke="none" draw:fill="gradient" draw:fill-gradient-name="Gradient_5f_8" draw:opacity-name="Transparency_5f_0" draw:shadow="hidden"/>
    </style:style>
    <style:style style:name="gr33" style:family="graphic" style:parent-style-name="standard">
      <style:graphic-properties draw:stroke="none" draw:fill="gradient" draw:fill-gradient-name="Gradient_5f_9" draw:shadow="hidden"/>
    </style:style>
    <style:style style:name="gr34" style:family="graphic" style:parent-style-name="standard">
      <style:graphic-properties draw:stroke="solid" svg:stroke-width="0.001cm" svg:stroke-color="#383872" svg:stroke-opacity="100%" draw:stroke-linejoin="round" svg:stroke-linecap="round" draw:fill="none" draw:shadow="hidden"/>
    </style:style>
    <style:style style:name="gr35" style:family="graphic" style:parent-style-name="standard">
      <style:graphic-properties draw:stroke="none" draw:fill="gradient" draw:fill-gradient-name="Gradient_5f_8" draw:shadow="hidden"/>
    </style:style>
    <style:style style:name="gr36" style:family="graphic" style:parent-style-name="standard">
      <style:graphic-properties draw:stroke="none" draw:fill="gradient" draw:fill-gradient-name="Gradient_5f_10" draw:shadow="hidden"/>
    </style:style>
    <style:style style:name="gr37" style:family="graphic" style:parent-style-name="standard">
      <style:graphic-properties draw:stroke="none" draw:fill="none" draw:textarea-vertical-align="top" fo:min-height="0.918cm" fo:min-width="2.54cm" fo:padding-top="0.141cm" fo:padding-bottom="0.141cm" fo:padding-left="0.141cm" fo:padding-right="0.141cm"/>
    </style:style>
    <style:style style:name="gr38" style:family="graphic" style:parent-style-name="standard">
      <style:graphic-properties draw:stroke="none" draw:fill="none" draw:textarea-vertical-align="bottom" fo:min-height="0.918cm" fo:min-width="2.54cm" fo:padding-top="0.141cm" fo:padding-bottom="0.141cm" fo:padding-left="0.141cm" fo:padding-right="0.141cm"/>
    </style:style>
    <style:style style:name="gr39" style:family="graphic" style:parent-style-name="standard">
      <style:graphic-properties draw:stroke="none" draw:fill="solid" draw:fill-color="#f9c499" draw:shadow="hidden"/>
    </style:style>
    <style:style style:name="gr40" style:family="graphic" style:parent-style-name="standard">
      <style:graphic-properties draw:stroke="none" draw:fill="none" draw:textarea-vertical-align="middle" fo:min-height="7.368cm" fo:min-width="2.54cm" fo:padding-top="0.141cm" fo:padding-bottom="0.141cm" fo:padding-left="0.141cm" fo:padding-right="0.141cm"/>
    </style:style>
    <style:style style:name="gr41" style:family="graphic" style:parent-style-name="standard">
      <style:graphic-properties draw:stroke="none" draw:fill="gradient" draw:fill-gradient-name="Gradient_5f_11" draw:shadow="hidden"/>
    </style:style>
    <style:style style:name="gr42" style:family="graphic" style:parent-style-name="standard">
      <style:graphic-properties draw:stroke="solid" svg:stroke-width="0.003cm" svg:stroke-color="#4e8ec2" svg:stroke-opacity="100%" draw:stroke-linejoin="round" svg:stroke-linecap="round" draw:fill="none" fo:padding-top="0.126cm" fo:padding-bottom="0.126cm" fo:padding-left="0.251cm" fo:padding-right="0.251cm" draw:shadow="hidden"/>
    </style:style>
    <style:style style:name="gr43" style:family="graphic" style:parent-style-name="standard">
      <style:graphic-properties draw:stroke="none" draw:fill="gradient" draw:fill-gradient-name="Gradient_5f_12" draw:shadow="hidden"/>
    </style:style>
    <style:style style:name="gr44" style:family="graphic" style:parent-style-name="standard">
      <style:graphic-properties draw:stroke="solid" svg:stroke-width="0.001cm" svg:stroke-color="#4e8ec2" svg:stroke-opacity="100%" draw:stroke-linejoin="round" svg:stroke-linecap="round" draw:fill="none" draw:shadow="hidden"/>
    </style:style>
    <style:style style:name="gr45" style:family="graphic" style:parent-style-name="standard">
      <style:graphic-properties draw:stroke="solid" svg:stroke-width="0.008cm" svg:stroke-color="#000000" svg:stroke-opacity="0%" draw:stroke-linejoin="round" svg:stroke-linecap="round" draw:fill="none" fo:padding-top="0.129cm" fo:padding-bottom="0.129cm" fo:padding-left="0.254cm" fo:padding-right="0.254cm" draw:shadow="hidden"/>
    </style:style>
    <style:style style:name="gr46" style:family="graphic" style:parent-style-name="standard">
      <style:graphic-properties draw:stroke="solid" svg:stroke-width="0.008cm" svg:stroke-color="#1f477d" svg:stroke-opacity="100%" draw:stroke-linejoin="round" svg:stroke-linecap="round" draw:fill="none" fo:padding-top="0.129cm" fo:padding-bottom="0.129cm" fo:padding-left="0.254cm" fo:padding-right="0.254cm" draw:shadow="hidden"/>
    </style:style>
    <style:style style:name="gr47" style:family="graphic" style:parent-style-name="standard">
      <style:graphic-properties draw:stroke="none" draw:fill="gradient" draw:fill-gradient-name="Gradient_5f_13" draw:shadow="hidden"/>
    </style:style>
    <style:style style:name="gr48" style:family="graphic" style:parent-style-name="standard">
      <style:graphic-properties draw:stroke="none" draw:fill="gradient" draw:fill-gradient-name="Gradient_5f_14" draw:shadow="hidden"/>
    </style:style>
    <style:style style:name="gr49" style:family="graphic" style:parent-style-name="standard">
      <style:graphic-properties draw:stroke="none" draw:fill="none" draw:textarea-vertical-align="middle" fo:min-height="0.339cm" fo:min-width="2.54cm" fo:padding-top="0.141cm" fo:padding-bottom="0.141cm" fo:padding-left="0.141cm" fo:padding-right="0.141cm"/>
    </style:style>
    <style:style style:name="P1" style:family="paragraph">
      <loext:graphic-properties draw:fill="solid" draw:fill-color="#d9958f"/>
    </style:style>
    <style:style style:name="P2" style:family="paragraph">
      <loext:graphic-properties draw:fill="none"/>
    </style:style>
    <style:style style:name="P3" style:family="paragraph">
      <style:paragraph-properties fo:margin-left="0cm" fo:margin-right="0cm" fo:margin-top="0cm" fo:margin-bottom="0cm" fo:line-height="120%" fo:text-align="center" fo:text-indent="0cm"/>
    </style:style>
    <style:style style:name="P4" style:family="paragraph">
      <loext:graphic-properties draw:fill="solid" draw:fill-color="#ff00ff" draw:opacity="0%"/>
    </style:style>
    <style:style style:name="P5" style:family="paragraph">
      <loext:graphic-properties draw:fill="gradient" draw:fill-gradient-name="Gradient_5f_0"/>
    </style:style>
    <style:style style:name="P6" style:family="paragraph">
      <loext:graphic-properties draw:fill="gradient" draw:fill-gradient-name="Gradient_5f_1"/>
    </style:style>
    <style:style style:name="P7" style:family="paragraph">
      <loext:graphic-properties draw:fill="gradient" draw:fill-gradient-name="Gradient_5f_2"/>
    </style:style>
    <style:style style:name="P8" style:family="paragraph">
      <loext:graphic-properties draw:fill="solid" draw:fill-color="#ff0000"/>
    </style:style>
    <style:style style:name="P9" style:family="paragraph">
      <loext:graphic-properties draw:fill="solid" draw:fill-color="#789440"/>
    </style:style>
    <style:style style:name="P10" style:family="paragraph">
      <loext:graphic-properties draw:fill="solid" draw:fill-color="#5880b3"/>
    </style:style>
    <style:style style:name="P11" style:family="paragraph">
      <loext:graphic-properties draw:fill="solid" draw:fill-color="#c4d6a0"/>
    </style:style>
    <style:style style:name="P12" style:family="paragraph">
      <loext:graphic-properties draw:fill="solid" draw:fill-color="#c0cfe2"/>
    </style:style>
    <style:style style:name="P13" style:family="paragraph">
      <style:paragraph-properties fo:margin-left="0cm" fo:margin-right="0cm" fo:margin-top="0cm" fo:margin-bottom="0cm" fo:line-height="120%" fo:text-align="end" fo:text-indent="0cm"/>
    </style:style>
    <style:style style:name="P14" style:family="paragraph">
      <style:paragraph-properties fo:margin-left="0cm" fo:margin-right="0cm" fo:margin-top="0cm" fo:margin-bottom="0cm" fo:line-height="120%" fo:text-align="start" fo:text-indent="0cm"/>
    </style:style>
    <style:style style:name="P15" style:family="paragraph">
      <loext:graphic-properties draw:fill="gradient" draw:fill-gradient-name="Gradient_5f_3"/>
    </style:style>
    <style:style style:name="P16" style:family="paragraph">
      <loext:graphic-properties draw:fill="gradient" draw:fill-gradient-name="Gradient_5f_4"/>
    </style:style>
    <style:style style:name="P17" style:family="paragraph">
      <loext:graphic-properties draw:fill="gradient" draw:fill-gradient-name="Gradient_5f_5"/>
    </style:style>
    <style:style style:name="P18" style:family="paragraph">
      <loext:graphic-properties draw:fill="gradient" draw:fill-gradient-name="Gradient_5f_6"/>
    </style:style>
    <style:style style:name="P19" style:family="paragraph">
      <loext:graphic-properties draw:fill="solid" draw:fill-color="#000000"/>
    </style:style>
    <style:style style:name="P20" style:family="paragraph">
      <loext:graphic-properties draw:fill="gradient" draw:fill-gradient-name="Gradient_5f_7"/>
    </style:style>
    <style:style style:name="P21" style:family="paragraph">
      <loext:graphic-properties draw:fill="gradient" draw:fill-gradient-name="Gradient_5f_8" draw:opacity-name="Transparency_5f_0"/>
    </style:style>
    <style:style style:name="P22" style:family="paragraph">
      <loext:graphic-properties draw:fill="gradient" draw:fill-gradient-name="Gradient_5f_9"/>
    </style:style>
    <style:style style:name="P23" style:family="paragraph">
      <loext:graphic-properties draw:fill="gradient" draw:fill-gradient-name="Gradient_5f_8"/>
    </style:style>
    <style:style style:name="P24" style:family="paragraph">
      <loext:graphic-properties draw:fill="gradient" draw:fill-gradient-name="Gradient_5f_10"/>
    </style:style>
    <style:style style:name="P25" style:family="paragraph">
      <loext:graphic-properties draw:fill="solid" draw:fill-color="#f9c499"/>
    </style:style>
    <style:style style:name="P26" style:family="paragraph">
      <loext:graphic-properties draw:fill="gradient" draw:fill-gradient-name="Gradient_5f_11"/>
    </style:style>
    <style:style style:name="P27" style:family="paragraph">
      <loext:graphic-properties draw:fill="gradient" draw:fill-gradient-name="Gradient_5f_12"/>
    </style:style>
    <style:style style:name="P28" style:family="paragraph">
      <loext:graphic-properties draw:fill="gradient" draw:fill-gradient-name="Gradient_5f_13"/>
    </style:style>
    <style:style style:name="P29" style:family="paragraph">
      <loext:graphic-properties draw:fill="gradient" draw:fill-gradient-name="Gradient_5f_14"/>
    </style:style>
    <style:style style:name="T1" style:family="text">
      <style:text-properties fo:color="#000000" style:font-name="Arial1" fo:font-size="14pt" fo:font-weight="bold" style:font-name-asian="Arial1" style:font-size-asian="14pt" style:font-weight-asian="bold" style:font-name-complex="Arial1" style:font-size-complex="14pt" style:font-weight-complex="bold"/>
    </style:style>
    <style:style style:name="T2" style:family="text">
      <style:text-properties fo:color="#000000" style:font-name="Arial1" fo:font-size="12pt" style:font-name-asian="Arial1" style:font-size-asian="12pt" style:font-name-complex="Arial1" style:font-size-complex="12pt"/>
    </style:style>
    <style:style style:name="T3" style:family="text">
      <style:text-properties fo:color="#000000" style:font-name="Arial1" fo:font-size="10pt" style:font-name-asian="Arial1" style:font-size-asian="10pt" style:font-name-complex="Arial1" style:font-size-complex="10pt"/>
    </style:style>
    <style:style style:name="T4" style:family="text">
      <style:text-properties fo:color="#000000" style:font-name="Arial1" fo:font-size="6pt" style:font-name-asian="Arial1" style:font-size-asian="6pt" style:font-name-complex="Arial1" style:font-size-complex="6pt"/>
    </style:style>
    <style:style style:name="T5" style:family="text">
      <style:text-properties fo:color="#000000" style:font-name="Arial1" fo:font-size="8pt" style:font-name-asian="Arial1" style:font-size-asian="8pt" style:font-name-complex="Arial1" style:font-size-complex="8pt"/>
    </style:style>
    <style:style style:name="T6" style:family="text">
      <style:text-properties fo:color="#000000" style:font-name="Arial1" fo:font-size="12pt" fo:font-weight="bold" style:font-name-asian="Arial1" style:font-size-asian="12pt" style:font-weight-asian="bold" style:font-name-complex="Arial1"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dev_environment" draw:style-name="dp1" draw:master-page-name="PM0">
        <draw:g>
          <draw:g>
            <draw:polygon draw:style-name="gr1" draw:text-style-name="P1" draw:layer="layout" svg:width="4cm" svg:height="3cm" svg:x="1cm" svg:y="3.7cm" svg:viewBox="0 0 4001 3001" draw:points="0,3001 4001,3001 4001,0 0,0">
              <text:p/>
            </draw:polygon>
            <draw:polygon draw:style-name="gr2" draw:text-style-name="P2" draw:layer="layout" svg:width="4cm" svg:height="3cm" svg:x="1cm" svg:y="3.7cm" svg:viewBox="0 0 4001 3001" draw:points="0,3001 4001,3001 4001,0 0,0">
              <text:p/>
            </draw:polygon>
          </draw:g>
          <draw:frame draw:style-name="gr3" draw:text-style-name="P2" draw:layer="layout" svg:width="4cm" svg:height="3cm" svg:x="1cm" svg:y="3.7cm">
            <draw:text-box>
              <text:p text:style-name="P3"><text:span text:style-name="T1">public</text:span></text:p>
            </draw:text-box>
          </draw:frame>
        </draw:g>
        <draw:g>
          <draw:polygon draw:style-name="gr4" draw:text-style-name="P4" draw:layer="layout" svg:width="2cm" svg:height="1.737cm" svg:x="2cm" svg:y="8.331cm" svg:viewBox="0 0 2001 1738" draw:points="1001,1738 2001,1164 2001,574 1001,0 0,574 0,1164">
            <text:p/>
          </draw:polygon>
          <draw:polygon draw:style-name="gr5" draw:text-style-name="P2" draw:layer="layout" svg:width="2cm" svg:height="1.737cm" svg:x="2cm" svg:y="8.331cm" svg:viewBox="0 0 2001 1738" draw:points="1001,1738 2001,1164 2001,574 1001,0 0,574 0,1164">
            <text:p/>
          </draw:polygon>
        </draw:g>
        <draw:g>
          <draw:polygon draw:style-name="gr6" draw:text-style-name="P5" draw:layer="layout" svg:width="2cm" svg:height="1.146cm" svg:x="2cm" svg:y="8.331cm" svg:viewBox="0 0 2001 1147" draw:points="1001,1147 2001,574 1001,0 0,574">
            <text:p/>
          </draw:polygon>
          <draw:polygon draw:style-name="gr7" draw:text-style-name="P2" draw:layer="layout" svg:width="2cm" svg:height="1.146cm" svg:x="2cm" svg:y="8.331cm" svg:viewBox="0 0 2001 1147" draw:points="1001,1147 2001,574 1001,0 0,574">
            <text:p/>
          </draw:polygon>
        </draw:g>
        <draw:g>
          <draw:polygon draw:style-name="gr8" draw:text-style-name="P6" draw:layer="layout" svg:width="1cm" svg:height="1.164cm" svg:x="3cm" svg:y="8.904cm" svg:viewBox="0 0 1001 1165" draw:points="0,1165 1001,591 1001,0 0,574">
            <text:p/>
          </draw:polygon>
          <draw:polygon draw:style-name="gr7" draw:text-style-name="P2" draw:layer="layout" svg:width="1cm" svg:height="1.164cm" svg:x="3cm" svg:y="8.904cm" svg:viewBox="0 0 1001 1165" draw:points="0,1165 1001,591 1001,0 0,574">
            <text:p/>
          </draw:polygon>
        </draw:g>
        <draw:g>
          <draw:polygon draw:style-name="gr9" draw:text-style-name="P7" draw:layer="layout" svg:width="1cm" svg:height="1.164cm" svg:x="2cm" svg:y="8.904cm" svg:viewBox="0 0 1001 1165" draw:points="0,591 1001,1165 1001,574 0,0">
            <text:p/>
          </draw:polygon>
          <draw:polygon draw:style-name="gr2" draw:text-style-name="P2" draw:layer="layout" svg:width="1cm" svg:height="1.164cm" svg:x="2cm" svg:y="8.904cm" svg:viewBox="0 0 1001 1165" draw:points="0,591 1001,1165 1001,574 0,0">
            <text:p/>
          </draw:polygon>
        </draw:g>
        <draw:polygon draw:style-name="gr10" draw:text-style-name="P2" draw:layer="layout" svg:width="2cm" svg:height="1.737cm" svg:x="2cm" svg:y="8.331cm" svg:viewBox="0 0 2001 1738" draw:points="0,574 0,1164 1001,1738 2001,1164 2001,574 1001,0">
          <text:p/>
        </draw:polygon>
        <draw:g>
          <draw:polygon draw:style-name="gr11" draw:text-style-name="P8" draw:layer="layout" svg:width="0.485cm" svg:height="0.278cm" svg:x="3.064cm" svg:y="8.834cm" svg:viewBox="0 0 486 279" draw:points="486,93 458,263 162,279 295,202 0,33 57,0 353,169">
            <text:p/>
          </draw:polygon>
          <draw:polygon draw:style-name="gr12" draw:text-style-name="P2" draw:layer="layout" svg:width="0.485cm" svg:height="0.278cm" svg:x="3.064cm" svg:y="8.834cm" svg:viewBox="0 0 486 279" draw:points="486,93 458,263 162,279 295,202 0,33 57,0 353,169">
            <text:p/>
          </draw:polygon>
        </draw:g>
        <draw:g>
          <draw:polygon draw:style-name="gr11" draw:text-style-name="P8" draw:layer="layout" svg:width="0.485cm" svg:height="0.278cm" svg:x="2.848cm" svg:y="8.469cm" svg:viewBox="0 0 486 279" draw:points="0,186 28,16 324,0 191,77 486,246 429,279 133,110">
            <text:p/>
          </draw:polygon>
          <draw:polygon draw:style-name="gr12" draw:text-style-name="P2" draw:layer="layout" svg:width="0.485cm" svg:height="0.278cm" svg:x="2.848cm" svg:y="8.469cm" svg:viewBox="0 0 486 279" draw:points="0,186 28,16 324,0 191,77 486,246 429,279 133,110">
            <text:p/>
          </draw:polygon>
        </draw:g>
        <draw:g>
          <draw:polygon draw:style-name="gr11" draw:text-style-name="P8" draw:layer="layout" svg:width="0.485cm" svg:height="0.278cm" svg:x="2.668cm" svg:y="9.062cm" svg:viewBox="0 0 486 279" draw:points="486,93 458,263 162,279 295,202 0,33 57,0 353,169">
            <text:p/>
          </draw:polygon>
          <draw:polygon draw:style-name="gr12" draw:text-style-name="P2" draw:layer="layout" svg:width="0.485cm" svg:height="0.278cm" svg:x="2.668cm" svg:y="9.062cm" svg:viewBox="0 0 486 279" draw:points="486,93 458,263 162,279 295,202 0,33 57,0 353,169">
            <text:p/>
          </draw:polygon>
        </draw:g>
        <draw:g>
          <draw:polygon draw:style-name="gr11" draw:text-style-name="P8" draw:layer="layout" svg:width="0.485cm" svg:height="0.278cm" svg:x="2.447cm" svg:y="8.7cm" svg:viewBox="0 0 486 279" draw:points="0,186 28,16 324,0 191,77 486,246 429,279 133,110">
            <text:p/>
          </draw:polygon>
          <draw:polygon draw:style-name="gr12" draw:text-style-name="P2" draw:layer="layout" svg:width="0.485cm" svg:height="0.278cm" svg:x="2.447cm" svg:y="8.7cm" svg:viewBox="0 0 486 279" draw:points="0,186 28,16 324,0 191,77 486,246 429,279 133,110">
            <text:p/>
          </draw:polygon>
        </draw:g>
        <draw:frame draw:style-name="gr13" draw:text-style-name="P2" draw:layer="layout" svg:width="2.558cm" svg:height="1.298cm" svg:x="1.721cm" svg:y="10.068cm">
          <draw:text-box>
            <text:p text:style-name="P3"><text:span text:style-name="T2">br-wan0 </text:span><text:span text:style-name="T3">100.64.0.0/24</text:span></text:p>
          </draw:text-box>
        </draw:frame>
        <draw:g>
          <draw:polygon draw:style-name="gr4" draw:text-style-name="P4" draw:layer="layout" svg:width="2cm" svg:height="1.737cm" svg:x="6.5cm" svg:y="8.331cm" svg:viewBox="0 0 2001 1738" draw:points="1001,1738 2001,1164 2001,574 1001,0 0,574 0,1164">
            <text:p/>
          </draw:polygon>
          <draw:polygon draw:style-name="gr5" draw:text-style-name="P2" draw:layer="layout" svg:width="2cm" svg:height="1.737cm" svg:x="6.5cm" svg:y="8.331cm" svg:viewBox="0 0 2001 1738" draw:points="1001,1738 2001,1164 2001,574 1001,0 0,574 0,1164">
            <text:p/>
          </draw:polygon>
        </draw:g>
        <draw:g>
          <draw:polygon draw:style-name="gr6" draw:text-style-name="P5" draw:layer="layout" svg:width="2cm" svg:height="1.146cm" svg:x="6.5cm" svg:y="8.331cm" svg:viewBox="0 0 2001 1147" draw:points="1001,1147 2001,574 1001,0 0,574">
            <text:p/>
          </draw:polygon>
          <draw:polygon draw:style-name="gr7" draw:text-style-name="P2" draw:layer="layout" svg:width="2cm" svg:height="1.146cm" svg:x="6.5cm" svg:y="8.331cm" svg:viewBox="0 0 2001 1147" draw:points="1001,1147 2001,574 1001,0 0,574">
            <text:p/>
          </draw:polygon>
        </draw:g>
        <draw:g>
          <draw:polygon draw:style-name="gr8" draw:text-style-name="P6" draw:layer="layout" svg:width="1cm" svg:height="1.164cm" svg:x="7.5cm" svg:y="8.904cm" svg:viewBox="0 0 1001 1165" draw:points="0,1165 1001,591 1001,0 0,574">
            <text:p/>
          </draw:polygon>
          <draw:polygon draw:style-name="gr7" draw:text-style-name="P2" draw:layer="layout" svg:width="1cm" svg:height="1.164cm" svg:x="7.5cm" svg:y="8.904cm" svg:viewBox="0 0 1001 1165" draw:points="0,1165 1001,591 1001,0 0,574">
            <text:p/>
          </draw:polygon>
        </draw:g>
        <draw:g>
          <draw:polygon draw:style-name="gr9" draw:text-style-name="P7" draw:layer="layout" svg:width="1cm" svg:height="1.164cm" svg:x="6.5cm" svg:y="8.904cm" svg:viewBox="0 0 1001 1165" draw:points="0,591 1001,1165 1001,574 0,0">
            <text:p/>
          </draw:polygon>
          <draw:polygon draw:style-name="gr2" draw:text-style-name="P2" draw:layer="layout" svg:width="1cm" svg:height="1.164cm" svg:x="6.5cm" svg:y="8.904cm" svg:viewBox="0 0 1001 1165" draw:points="0,591 1001,1165 1001,574 0,0">
            <text:p/>
          </draw:polygon>
        </draw:g>
        <draw:polygon draw:style-name="gr10" draw:text-style-name="P2" draw:layer="layout" svg:width="2cm" svg:height="1.737cm" svg:x="6.5cm" svg:y="8.331cm" svg:viewBox="0 0 2001 1738" draw:points="0,574 0,1164 1001,1738 2001,1164 2001,574 1001,0">
          <text:p/>
        </draw:polygon>
        <draw:g>
          <draw:polygon draw:style-name="gr11" draw:text-style-name="P8" draw:layer="layout" svg:width="0.485cm" svg:height="0.278cm" svg:x="7.564cm" svg:y="8.834cm" svg:viewBox="0 0 486 279" draw:points="486,93 458,263 162,279 295,202 0,33 57,0 353,169">
            <text:p/>
          </draw:polygon>
          <draw:polygon draw:style-name="gr12" draw:text-style-name="P2" draw:layer="layout" svg:width="0.485cm" svg:height="0.278cm" svg:x="7.564cm" svg:y="8.834cm" svg:viewBox="0 0 486 279" draw:points="486,93 458,263 162,279 295,202 0,33 57,0 353,169">
            <text:p/>
          </draw:polygon>
        </draw:g>
        <draw:g>
          <draw:polygon draw:style-name="gr11" draw:text-style-name="P8" draw:layer="layout" svg:width="0.485cm" svg:height="0.278cm" svg:x="7.348cm" svg:y="8.469cm" svg:viewBox="0 0 486 279" draw:points="0,186 28,16 324,0 191,77 486,246 429,279 133,110">
            <text:p/>
          </draw:polygon>
          <draw:polygon draw:style-name="gr12" draw:text-style-name="P2" draw:layer="layout" svg:width="0.485cm" svg:height="0.278cm" svg:x="7.348cm" svg:y="8.469cm" svg:viewBox="0 0 486 279" draw:points="0,186 28,16 324,0 191,77 486,246 429,279 133,110">
            <text:p/>
          </draw:polygon>
        </draw:g>
        <draw:g>
          <draw:polygon draw:style-name="gr11" draw:text-style-name="P8" draw:layer="layout" svg:width="0.485cm" svg:height="0.278cm" svg:x="7.168cm" svg:y="9.062cm" svg:viewBox="0 0 486 279" draw:points="486,93 458,263 162,279 295,202 0,33 57,0 353,169">
            <text:p/>
          </draw:polygon>
          <draw:polygon draw:style-name="gr12" draw:text-style-name="P2" draw:layer="layout" svg:width="0.485cm" svg:height="0.278cm" svg:x="7.168cm" svg:y="9.062cm" svg:viewBox="0 0 486 279" draw:points="486,93 458,263 162,279 295,202 0,33 57,0 353,169">
            <text:p/>
          </draw:polygon>
        </draw:g>
        <draw:g>
          <draw:polygon draw:style-name="gr11" draw:text-style-name="P8" draw:layer="layout" svg:width="0.485cm" svg:height="0.278cm" svg:x="6.947cm" svg:y="8.7cm" svg:viewBox="0 0 486 279" draw:points="0,186 28,16 324,0 191,77 486,246 429,279 133,110">
            <text:p/>
          </draw:polygon>
          <draw:polygon draw:style-name="gr12" draw:text-style-name="P2" draw:layer="layout" svg:width="0.485cm" svg:height="0.278cm" svg:x="6.947cm" svg:y="8.7cm" svg:viewBox="0 0 486 279" draw:points="0,186 28,16 324,0 191,77 486,246 429,279 133,110">
            <text:p/>
          </draw:polygon>
        </draw:g>
        <draw:frame draw:style-name="gr13" draw:text-style-name="P2" draw:layer="layout" svg:width="2.558cm" svg:height="1.298cm" svg:x="6.221cm" svg:y="10.068cm">
          <draw:text-box>
            <text:p text:style-name="P3"><text:span text:style-name="T2">br-wan1 </text:span><text:span text:style-name="T3">100.64.1.0/24</text:span></text:p>
          </draw:text-box>
        </draw:frame>
        <draw:g>
          <draw:polygon draw:style-name="gr4" draw:text-style-name="P4" draw:layer="layout" svg:width="2cm" svg:height="1.737cm" svg:x="6.5cm" svg:y="17.332cm" svg:viewBox="0 0 2001 1738" draw:points="1000,1738 2001,1164 2001,574 1000,0 0,574 0,1164">
            <text:p/>
          </draw:polygon>
          <draw:polygon draw:style-name="gr5" draw:text-style-name="P2" draw:layer="layout" svg:width="2cm" svg:height="1.737cm" svg:x="6.5cm" svg:y="17.332cm" svg:viewBox="0 0 2001 1738" draw:points="1000,1738 2001,1164 2001,574 1000,0 0,574 0,1164">
            <text:p/>
          </draw:polygon>
        </draw:g>
        <draw:g>
          <draw:polygon draw:style-name="gr6" draw:text-style-name="P5" draw:layer="layout" svg:width="2cm" svg:height="1.146cm" svg:x="6.5cm" svg:y="17.332cm" svg:viewBox="0 0 2001 1147" draw:points="1000,1147 2001,574 1000,0 0,574">
            <text:p/>
          </draw:polygon>
          <draw:polygon draw:style-name="gr7" draw:text-style-name="P2" draw:layer="layout" svg:width="2cm" svg:height="1.146cm" svg:x="6.5cm" svg:y="17.332cm" svg:viewBox="0 0 2001 1147" draw:points="1000,1147 2001,574 1000,0 0,574">
            <text:p/>
          </draw:polygon>
        </draw:g>
        <draw:g>
          <draw:polygon draw:style-name="gr8" draw:text-style-name="P6" draw:layer="layout" svg:width="1cm" svg:height="1.164cm" svg:x="7.5cm" svg:y="17.905cm" svg:viewBox="0 0 1001 1165" draw:points="0,1165 1001,591 1001,0 0,574">
            <text:p/>
          </draw:polygon>
          <draw:polygon draw:style-name="gr7" draw:text-style-name="P2" draw:layer="layout" svg:width="1cm" svg:height="1.164cm" svg:x="7.5cm" svg:y="17.905cm" svg:viewBox="0 0 1001 1165" draw:points="0,1165 1001,591 1001,0 0,574">
            <text:p/>
          </draw:polygon>
        </draw:g>
        <draw:g>
          <draw:polygon draw:style-name="gr9" draw:text-style-name="P7" draw:layer="layout" svg:width="1cm" svg:height="1.164cm" svg:x="6.5cm" svg:y="17.905cm" svg:viewBox="0 0 1001 1165" draw:points="0,591 1001,1165 1001,574 0,0">
            <text:p/>
          </draw:polygon>
          <draw:polygon draw:style-name="gr2" draw:text-style-name="P2" draw:layer="layout" svg:width="1cm" svg:height="1.164cm" svg:x="6.5cm" svg:y="17.905cm" svg:viewBox="0 0 1001 1165" draw:points="0,591 1001,1165 1001,574 0,0">
            <text:p/>
          </draw:polygon>
        </draw:g>
        <draw:polygon draw:style-name="gr10" draw:text-style-name="P2" draw:layer="layout" svg:width="2cm" svg:height="1.737cm" svg:x="6.5cm" svg:y="17.332cm" svg:viewBox="0 0 2001 1738" draw:points="0,574 0,1164 1000,1738 2001,1164 2001,574 1000,0">
          <text:p/>
        </draw:polygon>
        <draw:g>
          <draw:polygon draw:style-name="gr11" draw:text-style-name="P8" draw:layer="layout" svg:width="0.485cm" svg:height="0.278cm" svg:x="7.564cm" svg:y="17.834cm" svg:viewBox="0 0 486 279" draw:points="486,93 458,263 162,279 295,202 0,33 57,0 353,169">
            <text:p/>
          </draw:polygon>
          <draw:polygon draw:style-name="gr12" draw:text-style-name="P2" draw:layer="layout" svg:width="0.485cm" svg:height="0.278cm" svg:x="7.564cm" svg:y="17.834cm" svg:viewBox="0 0 486 279" draw:points="486,93 458,263 162,279 295,202 0,33 57,0 353,169">
            <text:p/>
          </draw:polygon>
        </draw:g>
        <draw:g>
          <draw:polygon draw:style-name="gr11" draw:text-style-name="P8" draw:layer="layout" svg:width="0.485cm" svg:height="0.278cm" svg:x="7.348cm" svg:y="17.469cm" svg:viewBox="0 0 486 279" draw:points="0,186 28,16 324,0 191,77 486,246 429,279 133,110">
            <text:p/>
          </draw:polygon>
          <draw:polygon draw:style-name="gr12" draw:text-style-name="P2" draw:layer="layout" svg:width="0.485cm" svg:height="0.278cm" svg:x="7.348cm" svg:y="17.469cm" svg:viewBox="0 0 486 279" draw:points="0,186 28,16 324,0 191,77 486,246 429,279 133,110">
            <text:p/>
          </draw:polygon>
        </draw:g>
        <draw:g>
          <draw:polygon draw:style-name="gr11" draw:text-style-name="P8" draw:layer="layout" svg:width="0.485cm" svg:height="0.278cm" svg:x="7.168cm" svg:y="18.062cm" svg:viewBox="0 0 486 279" draw:points="486,93 458,263 162,279 295,202 0,33 57,0 353,169">
            <text:p/>
          </draw:polygon>
          <draw:polygon draw:style-name="gr12" draw:text-style-name="P2" draw:layer="layout" svg:width="0.485cm" svg:height="0.278cm" svg:x="7.168cm" svg:y="18.062cm" svg:viewBox="0 0 486 279" draw:points="486,93 458,263 162,279 295,202 0,33 57,0 353,169">
            <text:p/>
          </draw:polygon>
        </draw:g>
        <draw:g>
          <draw:polygon draw:style-name="gr11" draw:text-style-name="P8" draw:layer="layout" svg:width="0.485cm" svg:height="0.278cm" svg:x="6.947cm" svg:y="17.699cm" svg:viewBox="0 0 486 279" draw:points="0,186 28,16 324,0 191,77 486,246 429,279 133,110">
            <text:p/>
          </draw:polygon>
          <draw:polygon draw:style-name="gr12" draw:text-style-name="P2" draw:layer="layout" svg:width="0.485cm" svg:height="0.278cm" svg:x="6.947cm" svg:y="17.699cm" svg:viewBox="0 0 486 279" draw:points="0,186 28,16 324,0 191,77 486,246 429,279 133,110">
            <text:p/>
          </draw:polygon>
        </draw:g>
        <draw:frame draw:style-name="gr13" draw:text-style-name="P2" draw:layer="layout" svg:width="2.558cm" svg:height="1.298cm" svg:x="6.221cm" svg:y="19.069cm">
          <draw:text-box>
            <text:p text:style-name="P3"><text:span text:style-name="T2">br-wan2 </text:span><text:span text:style-name="T3">100.64.2.0/24</text:span></text:p>
          </draw:text-box>
        </draw:frame>
        <draw:g>
          <draw:polygon draw:style-name="gr4" draw:text-style-name="P4" draw:layer="layout" svg:width="2cm" svg:height="1.737cm" svg:x="15.5cm" svg:y="8.331cm" svg:viewBox="0 0 2001 1738" draw:points="1000,1738 2001,1164 2001,574 1000,0 0,574 0,1164">
            <text:p/>
          </draw:polygon>
          <draw:polygon draw:style-name="gr5" draw:text-style-name="P2" draw:layer="layout" svg:width="2cm" svg:height="1.737cm" svg:x="15.5cm" svg:y="8.331cm" svg:viewBox="0 0 2001 1738" draw:points="1000,1738 2001,1164 2001,574 1000,0 0,574 0,1164">
            <text:p/>
          </draw:polygon>
        </draw:g>
        <draw:g>
          <draw:polygon draw:style-name="gr6" draw:text-style-name="P5" draw:layer="layout" svg:width="2cm" svg:height="1.146cm" svg:x="15.5cm" svg:y="8.331cm" svg:viewBox="0 0 2001 1147" draw:points="1000,1147 2001,574 1000,0 0,574">
            <text:p/>
          </draw:polygon>
          <draw:polygon draw:style-name="gr7" draw:text-style-name="P2" draw:layer="layout" svg:width="2cm" svg:height="1.146cm" svg:x="15.5cm" svg:y="8.331cm" svg:viewBox="0 0 2001 1147" draw:points="1000,1147 2001,574 1000,0 0,574">
            <text:p/>
          </draw:polygon>
        </draw:g>
        <draw:g>
          <draw:polygon draw:style-name="gr8" draw:text-style-name="P6" draw:layer="layout" svg:width="1cm" svg:height="1.164cm" svg:x="16.5cm" svg:y="8.904cm" svg:viewBox="0 0 1001 1165" draw:points="0,1165 1001,591 1001,0 0,574">
            <text:p/>
          </draw:polygon>
          <draw:polygon draw:style-name="gr7" draw:text-style-name="P2" draw:layer="layout" svg:width="1cm" svg:height="1.164cm" svg:x="16.5cm" svg:y="8.904cm" svg:viewBox="0 0 1001 1165" draw:points="0,1165 1001,591 1001,0 0,574">
            <text:p/>
          </draw:polygon>
        </draw:g>
        <draw:g>
          <draw:polygon draw:style-name="gr9" draw:text-style-name="P7" draw:layer="layout" svg:width="1cm" svg:height="1.164cm" svg:x="15.5cm" svg:y="8.904cm" svg:viewBox="0 0 1001 1165" draw:points="0,591 1001,1165 1001,574 0,0">
            <text:p/>
          </draw:polygon>
          <draw:polygon draw:style-name="gr2" draw:text-style-name="P2" draw:layer="layout" svg:width="1cm" svg:height="1.164cm" svg:x="15.5cm" svg:y="8.904cm" svg:viewBox="0 0 1001 1165" draw:points="0,591 1001,1165 1001,574 0,0">
            <text:p/>
          </draw:polygon>
        </draw:g>
        <draw:polygon draw:style-name="gr10" draw:text-style-name="P2" draw:layer="layout" svg:width="2cm" svg:height="1.737cm" svg:x="15.5cm" svg:y="8.331cm" svg:viewBox="0 0 2001 1738" draw:points="0,574 0,1164 1000,1738 2001,1164 2001,574 1000,0">
          <text:p/>
        </draw:polygon>
        <draw:g>
          <draw:polygon draw:style-name="gr11" draw:text-style-name="P8" draw:layer="layout" svg:width="0.485cm" svg:height="0.278cm" svg:x="16.564cm" svg:y="8.834cm" svg:viewBox="0 0 486 279" draw:points="486,93 458,263 162,279 295,202 0,33 57,0 353,169">
            <text:p/>
          </draw:polygon>
          <draw:polygon draw:style-name="gr12" draw:text-style-name="P2" draw:layer="layout" svg:width="0.485cm" svg:height="0.278cm" svg:x="16.564cm" svg:y="8.834cm" svg:viewBox="0 0 486 279" draw:points="486,93 458,263 162,279 295,202 0,33 57,0 353,169">
            <text:p/>
          </draw:polygon>
        </draw:g>
        <draw:g>
          <draw:polygon draw:style-name="gr11" draw:text-style-name="P8" draw:layer="layout" svg:width="0.485cm" svg:height="0.278cm" svg:x="16.348cm" svg:y="8.469cm" svg:viewBox="0 0 486 279" draw:points="0,186 28,16 324,0 191,77 486,246 429,279 133,110">
            <text:p/>
          </draw:polygon>
          <draw:polygon draw:style-name="gr12" draw:text-style-name="P2" draw:layer="layout" svg:width="0.485cm" svg:height="0.278cm" svg:x="16.348cm" svg:y="8.469cm" svg:viewBox="0 0 486 279" draw:points="0,186 28,16 324,0 191,77 486,246 429,279 133,110">
            <text:p/>
          </draw:polygon>
        </draw:g>
        <draw:g>
          <draw:polygon draw:style-name="gr11" draw:text-style-name="P8" draw:layer="layout" svg:width="0.485cm" svg:height="0.278cm" svg:x="16.168cm" svg:y="9.062cm" svg:viewBox="0 0 486 279" draw:points="486,93 458,263 162,279 295,202 0,33 57,0 353,169">
            <text:p/>
          </draw:polygon>
          <draw:polygon draw:style-name="gr12" draw:text-style-name="P2" draw:layer="layout" svg:width="0.485cm" svg:height="0.278cm" svg:x="16.168cm" svg:y="9.062cm" svg:viewBox="0 0 486 279" draw:points="486,93 458,263 162,279 295,202 0,33 57,0 353,169">
            <text:p/>
          </draw:polygon>
        </draw:g>
        <draw:g>
          <draw:polygon draw:style-name="gr11" draw:text-style-name="P8" draw:layer="layout" svg:width="0.485cm" svg:height="0.278cm" svg:x="15.947cm" svg:y="8.7cm" svg:viewBox="0 0 486 279" draw:points="0,186 28,16 324,0 191,77 486,246 429,279 133,110">
            <text:p/>
          </draw:polygon>
          <draw:polygon draw:style-name="gr12" draw:text-style-name="P2" draw:layer="layout" svg:width="0.485cm" svg:height="0.278cm" svg:x="15.947cm" svg:y="8.7cm" svg:viewBox="0 0 486 279" draw:points="0,186 28,16 324,0 191,77 486,246 429,279 133,110">
            <text:p/>
          </draw:polygon>
        </draw:g>
        <draw:frame draw:style-name="gr14" draw:text-style-name="P2" draw:layer="layout" svg:width="2.165cm" svg:height="0.79cm" svg:x="15.418cm" svg:y="10.068cm">
          <draw:text-box>
            <text:p text:style-name="P3"><text:span text:style-name="T2">br-wan1p</text:span></text:p>
          </draw:text-box>
        </draw:frame>
        <draw:g>
          <draw:polygon draw:style-name="gr4" draw:text-style-name="P4" draw:layer="layout" svg:width="2cm" svg:height="1.737cm" svg:x="15.5cm" svg:y="17.332cm" svg:viewBox="0 0 2001 1738" draw:points="1001,1738 2001,1164 2001,574 1001,0 0,574 0,1164">
            <text:p/>
          </draw:polygon>
          <draw:polygon draw:style-name="gr5" draw:text-style-name="P2" draw:layer="layout" svg:width="2cm" svg:height="1.737cm" svg:x="15.5cm" svg:y="17.332cm" svg:viewBox="0 0 2001 1738" draw:points="1001,1738 2001,1164 2001,574 1001,0 0,574 0,1164">
            <text:p/>
          </draw:polygon>
        </draw:g>
        <draw:g>
          <draw:polygon draw:style-name="gr6" draw:text-style-name="P5" draw:layer="layout" svg:width="2cm" svg:height="1.146cm" svg:x="15.5cm" svg:y="17.332cm" svg:viewBox="0 0 2001 1147" draw:points="1001,1147 2001,574 1001,0 0,574">
            <text:p/>
          </draw:polygon>
          <draw:polygon draw:style-name="gr7" draw:text-style-name="P2" draw:layer="layout" svg:width="2cm" svg:height="1.146cm" svg:x="15.5cm" svg:y="17.332cm" svg:viewBox="0 0 2001 1147" draw:points="1001,1147 2001,574 1001,0 0,574">
            <text:p/>
          </draw:polygon>
        </draw:g>
        <draw:g>
          <draw:polygon draw:style-name="gr8" draw:text-style-name="P6" draw:layer="layout" svg:width="1cm" svg:height="1.164cm" svg:x="16.5cm" svg:y="17.905cm" svg:viewBox="0 0 1001 1165" draw:points="0,1165 1001,591 1001,0 0,574">
            <text:p/>
          </draw:polygon>
          <draw:polygon draw:style-name="gr7" draw:text-style-name="P2" draw:layer="layout" svg:width="1cm" svg:height="1.164cm" svg:x="16.5cm" svg:y="17.905cm" svg:viewBox="0 0 1001 1165" draw:points="0,1165 1001,591 1001,0 0,574">
            <text:p/>
          </draw:polygon>
        </draw:g>
        <draw:g>
          <draw:polygon draw:style-name="gr9" draw:text-style-name="P7" draw:layer="layout" svg:width="1cm" svg:height="1.164cm" svg:x="15.5cm" svg:y="17.905cm" svg:viewBox="0 0 1001 1165" draw:points="0,591 1001,1165 1001,574 0,0">
            <text:p/>
          </draw:polygon>
          <draw:polygon draw:style-name="gr2" draw:text-style-name="P2" draw:layer="layout" svg:width="1cm" svg:height="1.164cm" svg:x="15.5cm" svg:y="17.905cm" svg:viewBox="0 0 1001 1165" draw:points="0,591 1001,1165 1001,574 0,0">
            <text:p/>
          </draw:polygon>
        </draw:g>
        <draw:polygon draw:style-name="gr10" draw:text-style-name="P2" draw:layer="layout" svg:width="2cm" svg:height="1.737cm" svg:x="15.5cm" svg:y="17.332cm" svg:viewBox="0 0 2001 1738" draw:points="0,574 0,1164 1001,1738 2001,1164 2001,574 1001,0">
          <text:p/>
        </draw:polygon>
        <draw:g>
          <draw:polygon draw:style-name="gr11" draw:text-style-name="P8" draw:layer="layout" svg:width="0.485cm" svg:height="0.278cm" svg:x="16.564cm" svg:y="17.834cm" svg:viewBox="0 0 486 279" draw:points="486,93 458,263 162,279 295,202 0,33 57,0 353,169">
            <text:p/>
          </draw:polygon>
          <draw:polygon draw:style-name="gr12" draw:text-style-name="P2" draw:layer="layout" svg:width="0.485cm" svg:height="0.278cm" svg:x="16.564cm" svg:y="17.834cm" svg:viewBox="0 0 486 279" draw:points="486,93 458,263 162,279 295,202 0,33 57,0 353,169">
            <text:p/>
          </draw:polygon>
        </draw:g>
        <draw:g>
          <draw:polygon draw:style-name="gr11" draw:text-style-name="P8" draw:layer="layout" svg:width="0.485cm" svg:height="0.278cm" svg:x="16.348cm" svg:y="17.469cm" svg:viewBox="0 0 486 279" draw:points="0,186 28,16 324,0 191,77 486,246 429,279 133,110">
            <text:p/>
          </draw:polygon>
          <draw:polygon draw:style-name="gr12" draw:text-style-name="P2" draw:layer="layout" svg:width="0.485cm" svg:height="0.278cm" svg:x="16.348cm" svg:y="17.469cm" svg:viewBox="0 0 486 279" draw:points="0,186 28,16 324,0 191,77 486,246 429,279 133,110">
            <text:p/>
          </draw:polygon>
        </draw:g>
        <draw:g>
          <draw:polygon draw:style-name="gr11" draw:text-style-name="P8" draw:layer="layout" svg:width="0.485cm" svg:height="0.278cm" svg:x="16.168cm" svg:y="18.062cm" svg:viewBox="0 0 486 279" draw:points="486,93 458,263 162,279 295,202 0,33 57,0 353,169">
            <text:p/>
          </draw:polygon>
          <draw:polygon draw:style-name="gr12" draw:text-style-name="P2" draw:layer="layout" svg:width="0.485cm" svg:height="0.278cm" svg:x="16.168cm" svg:y="18.062cm" svg:viewBox="0 0 486 279" draw:points="486,93 458,263 162,279 295,202 0,33 57,0 353,169">
            <text:p/>
          </draw:polygon>
        </draw:g>
        <draw:g>
          <draw:polygon draw:style-name="gr11" draw:text-style-name="P8" draw:layer="layout" svg:width="0.485cm" svg:height="0.278cm" svg:x="15.947cm" svg:y="17.699cm" svg:viewBox="0 0 486 279" draw:points="0,186 28,16 324,0 191,77 486,246 429,279 133,110">
            <text:p/>
          </draw:polygon>
          <draw:polygon draw:style-name="gr12" draw:text-style-name="P2" draw:layer="layout" svg:width="0.485cm" svg:height="0.278cm" svg:x="15.947cm" svg:y="17.699cm" svg:viewBox="0 0 486 279" draw:points="0,186 28,16 324,0 191,77 486,246 429,279 133,110">
            <text:p/>
          </draw:polygon>
        </draw:g>
        <draw:frame draw:style-name="gr14" draw:text-style-name="P2" draw:layer="layout" svg:width="2.165cm" svg:height="0.79cm" svg:x="15.418cm" svg:y="19.069cm">
          <draw:text-box>
            <text:p text:style-name="P3"><text:span text:style-name="T2">br-wan2p</text:span></text:p>
          </draw:text-box>
        </draw:frame>
        <draw:g>
          <draw:g>
            <draw:polygon draw:style-name="gr1" draw:text-style-name="P1" draw:layer="layout" svg:width="4cm" svg:height="3cm" svg:x="1cm" svg:y="11.7cm" svg:viewBox="0 0 4001 3001" draw:points="0,3001 4001,3001 4001,0 0,0">
              <text:p/>
            </draw:polygon>
            <draw:polygon draw:style-name="gr2" draw:text-style-name="P2" draw:layer="layout" svg:width="4cm" svg:height="3cm" svg:x="1cm" svg:y="11.7cm" svg:viewBox="0 0 4001 3001" draw:points="0,3001 4001,3001 4001,0 0,0">
              <text:p/>
            </draw:polygon>
          </draw:g>
          <draw:frame draw:style-name="gr3" draw:text-style-name="P2" draw:layer="layout" svg:width="4cm" svg:height="3cm" svg:x="1cm" svg:y="11.7cm">
            <draw:text-box>
              <text:p text:style-name="P3"><text:span text:style-name="T1">router</text:span></text:p>
            </draw:text-box>
          </draw:frame>
        </draw:g>
        <draw:g>
          <draw:g>
            <draw:polygon draw:style-name="gr15" draw:text-style-name="P9" draw:layer="layout" svg:width="4cm" svg:height="3cm" svg:x="10cm" svg:y="7.7cm" svg:viewBox="0 0 4001 3001" draw:points="0,3001 4001,3001 4001,0 0,0">
              <text:p/>
            </draw:polygon>
            <draw:polygon draw:style-name="gr2" draw:text-style-name="P2" draw:layer="layout" svg:width="4cm" svg:height="3cm" svg:x="10cm" svg:y="7.7cm" svg:viewBox="0 0 4001 3001" draw:points="0,3001 4001,3001 4001,0 0,0">
              <text:p/>
            </draw:polygon>
          </draw:g>
          <draw:frame draw:style-name="gr3" draw:text-style-name="P2" draw:layer="layout" svg:width="4cm" svg:height="3cm" svg:x="10cm" svg:y="7.7cm">
            <draw:text-box>
              <text:p text:style-name="P3"><text:span text:style-name="T1">proxya</text:span></text:p>
            </draw:text-box>
          </draw:frame>
        </draw:g>
        <draw:g>
          <draw:g>
            <draw:polygon draw:style-name="gr16" draw:text-style-name="P10" draw:layer="layout" svg:width="4cm" svg:height="3cm" svg:x="10cm" svg:y="16.7cm" svg:viewBox="0 0 4001 3001" draw:points="0,3001 4001,3001 4001,0 0,0">
              <text:p/>
            </draw:polygon>
            <draw:polygon draw:style-name="gr2" draw:text-style-name="P2" draw:layer="layout" svg:width="4cm" svg:height="3cm" svg:x="10cm" svg:y="16.7cm" svg:viewBox="0 0 4001 3001" draw:points="0,3001 4001,3001 4001,0 0,0">
              <text:p/>
            </draw:polygon>
          </draw:g>
          <draw:frame draw:style-name="gr3" draw:text-style-name="P2" draw:layer="layout" svg:width="4cm" svg:height="3cm" svg:x="10cm" svg:y="16.7cm">
            <draw:text-box>
              <text:p text:style-name="P3"><text:span text:style-name="T1">proxyb</text:span></text:p>
            </draw:text-box>
          </draw:frame>
        </draw:g>
        <draw:g>
          <draw:polygon draw:style-name="gr4" draw:text-style-name="P4" draw:layer="layout" svg:width="2cm" svg:height="1.737cm" svg:x="24.5cm" svg:y="8.331cm" svg:viewBox="0 0 2001 1738" draw:points="999,1738 2001,1164 2001,574 999,0 0,574 0,1164">
            <text:p/>
          </draw:polygon>
          <draw:polygon draw:style-name="gr5" draw:text-style-name="P2" draw:layer="layout" svg:width="2cm" svg:height="1.737cm" svg:x="24.5cm" svg:y="8.331cm" svg:viewBox="0 0 2001 1738" draw:points="999,1738 2001,1164 2001,574 999,0 0,574 0,1164">
            <text:p/>
          </draw:polygon>
        </draw:g>
        <draw:g>
          <draw:polygon draw:style-name="gr6" draw:text-style-name="P5" draw:layer="layout" svg:width="2cm" svg:height="1.146cm" svg:x="24.5cm" svg:y="8.331cm" svg:viewBox="0 0 2001 1147" draw:points="999,1147 2001,574 999,0 0,574">
            <text:p/>
          </draw:polygon>
          <draw:polygon draw:style-name="gr7" draw:text-style-name="P2" draw:layer="layout" svg:width="2cm" svg:height="1.146cm" svg:x="24.5cm" svg:y="8.331cm" svg:viewBox="0 0 2001 1147" draw:points="999,1147 2001,574 999,0 0,574">
            <text:p/>
          </draw:polygon>
        </draw:g>
        <draw:g>
          <draw:polygon draw:style-name="gr8" draw:text-style-name="P6" draw:layer="layout" svg:width="1cm" svg:height="1.164cm" svg:x="25.5cm" svg:y="8.904cm" svg:viewBox="0 0 1001 1165" draw:points="0,1165 1001,591 1001,0 0,574">
            <text:p/>
          </draw:polygon>
          <draw:polygon draw:style-name="gr7" draw:text-style-name="P2" draw:layer="layout" svg:width="1cm" svg:height="1.164cm" svg:x="25.5cm" svg:y="8.904cm" svg:viewBox="0 0 1001 1165" draw:points="0,1165 1001,591 1001,0 0,574">
            <text:p/>
          </draw:polygon>
        </draw:g>
        <draw:g>
          <draw:polygon draw:style-name="gr9" draw:text-style-name="P7" draw:layer="layout" svg:width="1cm" svg:height="1.164cm" svg:x="24.5cm" svg:y="8.904cm" svg:viewBox="0 0 1001 1165" draw:points="0,591 1001,1165 1001,574 0,0">
            <text:p/>
          </draw:polygon>
          <draw:polygon draw:style-name="gr2" draw:text-style-name="P2" draw:layer="layout" svg:width="1cm" svg:height="1.164cm" svg:x="24.5cm" svg:y="8.904cm" svg:viewBox="0 0 1001 1165" draw:points="0,591 1001,1165 1001,574 0,0">
            <text:p/>
          </draw:polygon>
        </draw:g>
        <draw:polygon draw:style-name="gr10" draw:text-style-name="P2" draw:layer="layout" svg:width="2cm" svg:height="1.737cm" svg:x="24.5cm" svg:y="8.331cm" svg:viewBox="0 0 2001 1738" draw:points="0,574 0,1164 999,1738 2001,1164 2001,574 999,0">
          <text:p/>
        </draw:polygon>
        <draw:g>
          <draw:polygon draw:style-name="gr11" draw:text-style-name="P8" draw:layer="layout" svg:width="0.485cm" svg:height="0.278cm" svg:x="25.564cm" svg:y="8.834cm" svg:viewBox="0 0 486 279" draw:points="486,93 458,263 162,279 295,202 0,33 57,0 353,169">
            <text:p/>
          </draw:polygon>
          <draw:polygon draw:style-name="gr12" draw:text-style-name="P2" draw:layer="layout" svg:width="0.485cm" svg:height="0.278cm" svg:x="25.564cm" svg:y="8.834cm" svg:viewBox="0 0 486 279" draw:points="486,93 458,263 162,279 295,202 0,33 57,0 353,169">
            <text:p/>
          </draw:polygon>
        </draw:g>
        <draw:g>
          <draw:polygon draw:style-name="gr11" draw:text-style-name="P8" draw:layer="layout" svg:width="0.485cm" svg:height="0.278cm" svg:x="25.348cm" svg:y="8.469cm" svg:viewBox="0 0 486 279" draw:points="0,186 28,16 324,0 191,77 486,246 429,279 133,110">
            <text:p/>
          </draw:polygon>
          <draw:polygon draw:style-name="gr12" draw:text-style-name="P2" draw:layer="layout" svg:width="0.485cm" svg:height="0.278cm" svg:x="25.348cm" svg:y="8.469cm" svg:viewBox="0 0 486 279" draw:points="0,186 28,16 324,0 191,77 486,246 429,279 133,110">
            <text:p/>
          </draw:polygon>
        </draw:g>
        <draw:g>
          <draw:polygon draw:style-name="gr11" draw:text-style-name="P8" draw:layer="layout" svg:width="0.485cm" svg:height="0.278cm" svg:x="25.168cm" svg:y="9.062cm" svg:viewBox="0 0 486 279" draw:points="486,93 458,263 162,279 295,202 0,33 57,0 353,169">
            <text:p/>
          </draw:polygon>
          <draw:polygon draw:style-name="gr12" draw:text-style-name="P2" draw:layer="layout" svg:width="0.485cm" svg:height="0.278cm" svg:x="25.168cm" svg:y="9.062cm" svg:viewBox="0 0 486 279" draw:points="486,93 458,263 162,279 295,202 0,33 57,0 353,169">
            <text:p/>
          </draw:polygon>
        </draw:g>
        <draw:g>
          <draw:polygon draw:style-name="gr11" draw:text-style-name="P8" draw:layer="layout" svg:width="0.485cm" svg:height="0.278cm" svg:x="24.947cm" svg:y="8.7cm" svg:viewBox="0 0 486 279" draw:points="0,186 28,16 324,0 191,77 486,246 429,279 133,110">
            <text:p/>
          </draw:polygon>
          <draw:polygon draw:style-name="gr12" draw:text-style-name="P2" draw:layer="layout" svg:width="0.485cm" svg:height="0.278cm" svg:x="24.947cm" svg:y="8.7cm" svg:viewBox="0 0 486 279" draw:points="0,186 28,16 324,0 191,77 486,246 429,279 133,110">
            <text:p/>
          </draw:polygon>
        </draw:g>
        <draw:frame draw:style-name="gr13" draw:text-style-name="P2" draw:layer="layout" svg:width="2.754cm" svg:height="1.298cm" svg:x="24.123cm" svg:y="10.068cm">
          <draw:text-box>
            <text:p text:style-name="P3"><text:span text:style-name="T2">br-lan0a </text:span><text:span text:style-name="T3">192.168.0.0/24</text:span></text:p>
          </draw:text-box>
        </draw:frame>
        <draw:g>
          <draw:polygon draw:style-name="gr4" draw:text-style-name="P4" draw:layer="layout" svg:width="2cm" svg:height="1.737cm" svg:x="24.5cm" svg:y="17.332cm" svg:viewBox="0 0 2001 1738" draw:points="999,1738 2001,1164 2001,574 999,0 0,574 0,1164">
            <text:p/>
          </draw:polygon>
          <draw:polygon draw:style-name="gr5" draw:text-style-name="P2" draw:layer="layout" svg:width="2cm" svg:height="1.737cm" svg:x="24.5cm" svg:y="17.332cm" svg:viewBox="0 0 2001 1738" draw:points="999,1738 2001,1164 2001,574 999,0 0,574 0,1164">
            <text:p/>
          </draw:polygon>
        </draw:g>
        <draw:g>
          <draw:polygon draw:style-name="gr6" draw:text-style-name="P5" draw:layer="layout" svg:width="2cm" svg:height="1.146cm" svg:x="24.5cm" svg:y="17.332cm" svg:viewBox="0 0 2001 1147" draw:points="999,1147 2001,574 999,0 0,574">
            <text:p/>
          </draw:polygon>
          <draw:polygon draw:style-name="gr7" draw:text-style-name="P2" draw:layer="layout" svg:width="2cm" svg:height="1.146cm" svg:x="24.5cm" svg:y="17.332cm" svg:viewBox="0 0 2001 1147" draw:points="999,1147 2001,574 999,0 0,574">
            <text:p/>
          </draw:polygon>
        </draw:g>
        <draw:g>
          <draw:polygon draw:style-name="gr8" draw:text-style-name="P6" draw:layer="layout" svg:width="1cm" svg:height="1.164cm" svg:x="25.5cm" svg:y="17.905cm" svg:viewBox="0 0 1001 1165" draw:points="0,1165 1001,591 1001,0 0,574">
            <text:p/>
          </draw:polygon>
          <draw:polygon draw:style-name="gr7" draw:text-style-name="P2" draw:layer="layout" svg:width="1cm" svg:height="1.164cm" svg:x="25.5cm" svg:y="17.905cm" svg:viewBox="0 0 1001 1165" draw:points="0,1165 1001,591 1001,0 0,574">
            <text:p/>
          </draw:polygon>
        </draw:g>
        <draw:g>
          <draw:polygon draw:style-name="gr9" draw:text-style-name="P7" draw:layer="layout" svg:width="1cm" svg:height="1.164cm" svg:x="24.5cm" svg:y="17.905cm" svg:viewBox="0 0 1001 1165" draw:points="0,591 1001,1165 1001,574 0,0">
            <text:p/>
          </draw:polygon>
          <draw:polygon draw:style-name="gr2" draw:text-style-name="P2" draw:layer="layout" svg:width="1cm" svg:height="1.164cm" svg:x="24.5cm" svg:y="17.905cm" svg:viewBox="0 0 1001 1165" draw:points="0,591 1001,1165 1001,574 0,0">
            <text:p/>
          </draw:polygon>
        </draw:g>
        <draw:polygon draw:style-name="gr10" draw:text-style-name="P2" draw:layer="layout" svg:width="2cm" svg:height="1.737cm" svg:x="24.5cm" svg:y="17.332cm" svg:viewBox="0 0 2001 1738" draw:points="0,574 0,1164 999,1738 2001,1164 2001,574 999,0">
          <text:p/>
        </draw:polygon>
        <draw:g>
          <draw:polygon draw:style-name="gr11" draw:text-style-name="P8" draw:layer="layout" svg:width="0.485cm" svg:height="0.278cm" svg:x="25.564cm" svg:y="17.834cm" svg:viewBox="0 0 486 279" draw:points="486,93 458,263 162,279 295,202 0,33 57,0 353,169">
            <text:p/>
          </draw:polygon>
          <draw:polygon draw:style-name="gr12" draw:text-style-name="P2" draw:layer="layout" svg:width="0.485cm" svg:height="0.278cm" svg:x="25.564cm" svg:y="17.834cm" svg:viewBox="0 0 486 279" draw:points="486,93 458,263 162,279 295,202 0,33 57,0 353,169">
            <text:p/>
          </draw:polygon>
        </draw:g>
        <draw:g>
          <draw:polygon draw:style-name="gr11" draw:text-style-name="P8" draw:layer="layout" svg:width="0.485cm" svg:height="0.278cm" svg:x="25.348cm" svg:y="17.469cm" svg:viewBox="0 0 486 279" draw:points="0,186 28,16 324,0 191,77 486,246 429,279 133,110">
            <text:p/>
          </draw:polygon>
          <draw:polygon draw:style-name="gr12" draw:text-style-name="P2" draw:layer="layout" svg:width="0.485cm" svg:height="0.278cm" svg:x="25.348cm" svg:y="17.469cm" svg:viewBox="0 0 486 279" draw:points="0,186 28,16 324,0 191,77 486,246 429,279 133,110">
            <text:p/>
          </draw:polygon>
        </draw:g>
        <draw:g>
          <draw:polygon draw:style-name="gr11" draw:text-style-name="P8" draw:layer="layout" svg:width="0.485cm" svg:height="0.278cm" svg:x="25.168cm" svg:y="18.062cm" svg:viewBox="0 0 486 279" draw:points="486,93 458,263 162,279 295,202 0,33 57,0 353,169">
            <text:p/>
          </draw:polygon>
          <draw:polygon draw:style-name="gr12" draw:text-style-name="P2" draw:layer="layout" svg:width="0.485cm" svg:height="0.278cm" svg:x="25.168cm" svg:y="18.062cm" svg:viewBox="0 0 486 279" draw:points="486,93 458,263 162,279 295,202 0,33 57,0 353,169">
            <text:p/>
          </draw:polygon>
        </draw:g>
        <draw:g>
          <draw:polygon draw:style-name="gr11" draw:text-style-name="P8" draw:layer="layout" svg:width="0.485cm" svg:height="0.278cm" svg:x="24.947cm" svg:y="17.699cm" svg:viewBox="0 0 486 279" draw:points="0,186 28,16 324,0 191,77 486,246 429,279 133,110">
            <text:p/>
          </draw:polygon>
          <draw:polygon draw:style-name="gr12" draw:text-style-name="P2" draw:layer="layout" svg:width="0.485cm" svg:height="0.278cm" svg:x="24.947cm" svg:y="17.699cm" svg:viewBox="0 0 486 279" draw:points="0,186 28,16 324,0 191,77 486,246 429,279 133,110">
            <text:p/>
          </draw:polygon>
        </draw:g>
        <draw:frame draw:style-name="gr13" draw:text-style-name="P2" draw:layer="layout" svg:width="2.754cm" svg:height="1.298cm" svg:x="24.123cm" svg:y="19.069cm">
          <draw:text-box>
            <text:p text:style-name="P3"><text:span text:style-name="T2">br-lan0b </text:span><text:span text:style-name="T3">192.168.0.0/24</text:span></text:p>
          </draw:text-box>
        </draw:frame>
        <draw:g>
          <draw:g>
            <draw:polygon draw:style-name="gr15" draw:text-style-name="P9" draw:layer="layout" svg:width="4cm" svg:height="3cm" svg:x="19cm" svg:y="7.7cm" svg:viewBox="0 0 4001 3001" draw:points="0,3001 4001,3001 4001,0 0,0">
              <text:p/>
            </draw:polygon>
            <draw:polygon draw:style-name="gr2" draw:text-style-name="P2" draw:layer="layout" svg:width="4cm" svg:height="3cm" svg:x="19cm" svg:y="7.7cm" svg:viewBox="0 0 4001 3001" draw:points="0,3001 4001,3001 4001,0 0,0">
              <text:p/>
            </draw:polygon>
          </draw:g>
          <draw:frame draw:style-name="gr3" draw:text-style-name="P2" draw:layer="layout" svg:width="4cm" svg:height="3cm" svg:x="19cm" svg:y="7.7cm">
            <draw:text-box>
              <text:p text:style-name="P3"><text:span text:style-name="T1">gwa</text:span></text:p>
            </draw:text-box>
          </draw:frame>
        </draw:g>
        <draw:g>
          <draw:g>
            <draw:polygon draw:style-name="gr16" draw:text-style-name="P10" draw:layer="layout" svg:width="4cm" svg:height="3cm" svg:x="19cm" svg:y="16.7cm" svg:viewBox="0 0 4001 3001" draw:points="0,3001 4001,3001 4001,0 0,0">
              <text:p/>
            </draw:polygon>
            <draw:polygon draw:style-name="gr2" draw:text-style-name="P2" draw:layer="layout" svg:width="4cm" svg:height="3cm" svg:x="19cm" svg:y="16.7cm" svg:viewBox="0 0 4001 3001" draw:points="0,3001 4001,3001 4001,0 0,0">
              <text:p/>
            </draw:polygon>
          </draw:g>
          <draw:frame draw:style-name="gr3" draw:text-style-name="P2" draw:layer="layout" svg:width="4cm" svg:height="3cm" svg:x="19cm" svg:y="16.7cm">
            <draw:text-box>
              <text:p text:style-name="P3"><text:span text:style-name="T1">gwb</text:span></text:p>
            </draw:text-box>
          </draw:frame>
        </draw:g>
        <draw:g>
          <draw:polygon draw:style-name="gr4" draw:text-style-name="P4" draw:layer="layout" svg:width="2cm" svg:height="1.737cm" svg:x="33.5cm" svg:y="6.331cm" svg:viewBox="0 0 2001 1738" draw:points="1001,1738 2001,1164 2001,574 1001,0 0,574 0,1164">
            <text:p/>
          </draw:polygon>
          <draw:polygon draw:style-name="gr5" draw:text-style-name="P2" draw:layer="layout" svg:width="2cm" svg:height="1.737cm" svg:x="33.5cm" svg:y="6.331cm" svg:viewBox="0 0 2001 1738" draw:points="1001,1738 2001,1164 2001,574 1001,0 0,574 0,1164">
            <text:p/>
          </draw:polygon>
        </draw:g>
        <draw:g>
          <draw:polygon draw:style-name="gr6" draw:text-style-name="P5" draw:layer="layout" svg:width="2cm" svg:height="1.146cm" svg:x="33.5cm" svg:y="6.331cm" svg:viewBox="0 0 2001 1147" draw:points="1001,1147 2001,574 1001,0 0,574">
            <text:p/>
          </draw:polygon>
          <draw:polygon draw:style-name="gr7" draw:text-style-name="P2" draw:layer="layout" svg:width="2cm" svg:height="1.146cm" svg:x="33.5cm" svg:y="6.331cm" svg:viewBox="0 0 2001 1147" draw:points="1001,1147 2001,574 1001,0 0,574">
            <text:p/>
          </draw:polygon>
        </draw:g>
        <draw:g>
          <draw:polygon draw:style-name="gr8" draw:text-style-name="P6" draw:layer="layout" svg:width="1cm" svg:height="1.164cm" svg:x="34.5cm" svg:y="6.904cm" svg:viewBox="0 0 1001 1165" draw:points="0,1165 1001,591 1001,0 0,574">
            <text:p/>
          </draw:polygon>
          <draw:polygon draw:style-name="gr7" draw:text-style-name="P2" draw:layer="layout" svg:width="1cm" svg:height="1.164cm" svg:x="34.5cm" svg:y="6.904cm" svg:viewBox="0 0 1001 1165" draw:points="0,1165 1001,591 1001,0 0,574">
            <text:p/>
          </draw:polygon>
        </draw:g>
        <draw:g>
          <draw:polygon draw:style-name="gr9" draw:text-style-name="P7" draw:layer="layout" svg:width="1cm" svg:height="1.164cm" svg:x="33.5cm" svg:y="6.904cm" svg:viewBox="0 0 1001 1165" draw:points="0,591 1001,1165 1001,574 0,0">
            <text:p/>
          </draw:polygon>
          <draw:polygon draw:style-name="gr2" draw:text-style-name="P2" draw:layer="layout" svg:width="1cm" svg:height="1.164cm" svg:x="33.5cm" svg:y="6.904cm" svg:viewBox="0 0 1001 1165" draw:points="0,591 1001,1165 1001,574 0,0">
            <text:p/>
          </draw:polygon>
        </draw:g>
        <draw:polygon draw:style-name="gr10" draw:text-style-name="P2" draw:layer="layout" svg:width="2cm" svg:height="1.737cm" svg:x="33.5cm" svg:y="6.331cm" svg:viewBox="0 0 2001 1738" draw:points="0,574 0,1164 1001,1738 2001,1164 2001,574 1001,0">
          <text:p/>
        </draw:polygon>
        <draw:g>
          <draw:polygon draw:style-name="gr11" draw:text-style-name="P8" draw:layer="layout" svg:width="0.485cm" svg:height="0.278cm" svg:x="34.564cm" svg:y="6.834cm" svg:viewBox="0 0 486 279" draw:points="486,93 458,263 162,279 295,202 0,33 57,0 353,169">
            <text:p/>
          </draw:polygon>
          <draw:polygon draw:style-name="gr12" draw:text-style-name="P2" draw:layer="layout" svg:width="0.485cm" svg:height="0.278cm" svg:x="34.564cm" svg:y="6.834cm" svg:viewBox="0 0 486 279" draw:points="486,93 458,263 162,279 295,202 0,33 57,0 353,169">
            <text:p/>
          </draw:polygon>
        </draw:g>
        <draw:g>
          <draw:polygon draw:style-name="gr11" draw:text-style-name="P8" draw:layer="layout" svg:width="0.485cm" svg:height="0.278cm" svg:x="34.348cm" svg:y="6.469cm" svg:viewBox="0 0 486 279" draw:points="0,186 28,16 324,0 191,77 486,246 429,279 133,110">
            <text:p/>
          </draw:polygon>
          <draw:polygon draw:style-name="gr12" draw:text-style-name="P2" draw:layer="layout" svg:width="0.485cm" svg:height="0.278cm" svg:x="34.348cm" svg:y="6.469cm" svg:viewBox="0 0 486 279" draw:points="0,186 28,16 324,0 191,77 486,246 429,279 133,110">
            <text:p/>
          </draw:polygon>
        </draw:g>
        <draw:g>
          <draw:polygon draw:style-name="gr11" draw:text-style-name="P8" draw:layer="layout" svg:width="0.485cm" svg:height="0.278cm" svg:x="34.168cm" svg:y="7.062cm" svg:viewBox="0 0 486 279" draw:points="486,93 458,263 162,279 295,202 0,33 57,0 353,169">
            <text:p/>
          </draw:polygon>
          <draw:polygon draw:style-name="gr12" draw:text-style-name="P2" draw:layer="layout" svg:width="0.485cm" svg:height="0.278cm" svg:x="34.168cm" svg:y="7.062cm" svg:viewBox="0 0 486 279" draw:points="486,93 458,263 162,279 295,202 0,33 57,0 353,169">
            <text:p/>
          </draw:polygon>
        </draw:g>
        <draw:g>
          <draw:polygon draw:style-name="gr11" draw:text-style-name="P8" draw:layer="layout" svg:width="0.485cm" svg:height="0.278cm" svg:x="33.947cm" svg:y="6.7cm" svg:viewBox="0 0 486 279" draw:points="0,186 28,16 324,0 191,77 486,246 429,279 133,110">
            <text:p/>
          </draw:polygon>
          <draw:polygon draw:style-name="gr12" draw:text-style-name="P2" draw:layer="layout" svg:width="0.485cm" svg:height="0.278cm" svg:x="33.947cm" svg:y="6.7cm" svg:viewBox="0 0 486 279" draw:points="0,186 28,16 324,0 191,77 486,246 429,279 133,110">
            <text:p/>
          </draw:polygon>
        </draw:g>
        <draw:frame draw:style-name="gr13" draw:text-style-name="P2" draw:layer="layout" svg:width="2.95cm" svg:height="1.298cm" svg:x="33.025cm" svg:y="8.068cm">
          <draw:text-box>
            <text:p text:style-name="P3"><text:span text:style-name="T2">br-lan1a </text:span><text:span text:style-name="T3">192.168.10.0/24</text:span></text:p>
          </draw:text-box>
        </draw:frame>
        <draw:g>
          <draw:polygon draw:style-name="gr4" draw:text-style-name="P4" draw:layer="layout" svg:width="2cm" svg:height="1.737cm" svg:x="33.5cm" svg:y="15.332cm" svg:viewBox="0 0 2001 1738" draw:points="1001,1738 2001,1164 2001,574 1001,0 0,574 0,1164">
            <text:p/>
          </draw:polygon>
          <draw:polygon draw:style-name="gr5" draw:text-style-name="P2" draw:layer="layout" svg:width="2cm" svg:height="1.737cm" svg:x="33.5cm" svg:y="15.332cm" svg:viewBox="0 0 2001 1738" draw:points="1001,1738 2001,1164 2001,574 1001,0 0,574 0,1164">
            <text:p/>
          </draw:polygon>
        </draw:g>
        <draw:g>
          <draw:polygon draw:style-name="gr6" draw:text-style-name="P5" draw:layer="layout" svg:width="2cm" svg:height="1.146cm" svg:x="33.5cm" svg:y="15.332cm" svg:viewBox="0 0 2001 1147" draw:points="1001,1147 2001,574 1001,0 0,574">
            <text:p/>
          </draw:polygon>
          <draw:polygon draw:style-name="gr7" draw:text-style-name="P2" draw:layer="layout" svg:width="2cm" svg:height="1.146cm" svg:x="33.5cm" svg:y="15.332cm" svg:viewBox="0 0 2001 1147" draw:points="1001,1147 2001,574 1001,0 0,574">
            <text:p/>
          </draw:polygon>
        </draw:g>
        <draw:g>
          <draw:polygon draw:style-name="gr8" draw:text-style-name="P6" draw:layer="layout" svg:width="1cm" svg:height="1.164cm" svg:x="34.5cm" svg:y="15.904cm" svg:viewBox="0 0 1001 1165" draw:points="0,1165 1001,591 1001,0 0,574">
            <text:p/>
          </draw:polygon>
          <draw:polygon draw:style-name="gr7" draw:text-style-name="P2" draw:layer="layout" svg:width="1cm" svg:height="1.164cm" svg:x="34.5cm" svg:y="15.904cm" svg:viewBox="0 0 1001 1165" draw:points="0,1165 1001,591 1001,0 0,574">
            <text:p/>
          </draw:polygon>
        </draw:g>
        <draw:g>
          <draw:polygon draw:style-name="gr9" draw:text-style-name="P7" draw:layer="layout" svg:width="1cm" svg:height="1.164cm" svg:x="33.5cm" svg:y="15.904cm" svg:viewBox="0 0 1001 1165" draw:points="0,591 1001,1165 1001,574 0,0">
            <text:p/>
          </draw:polygon>
          <draw:polygon draw:style-name="gr2" draw:text-style-name="P2" draw:layer="layout" svg:width="1cm" svg:height="1.164cm" svg:x="33.5cm" svg:y="15.904cm" svg:viewBox="0 0 1001 1165" draw:points="0,591 1001,1165 1001,574 0,0">
            <text:p/>
          </draw:polygon>
        </draw:g>
        <draw:polygon draw:style-name="gr10" draw:text-style-name="P2" draw:layer="layout" svg:width="2cm" svg:height="1.737cm" svg:x="33.5cm" svg:y="15.332cm" svg:viewBox="0 0 2001 1738" draw:points="0,574 0,1164 1001,1738 2001,1164 2001,574 1001,0">
          <text:p/>
        </draw:polygon>
        <draw:g>
          <draw:polygon draw:style-name="gr11" draw:text-style-name="P8" draw:layer="layout" svg:width="0.485cm" svg:height="0.278cm" svg:x="34.564cm" svg:y="15.834cm" svg:viewBox="0 0 486 279" draw:points="486,93 458,263 162,279 295,202 0,33 57,0 353,169">
            <text:p/>
          </draw:polygon>
          <draw:polygon draw:style-name="gr12" draw:text-style-name="P2" draw:layer="layout" svg:width="0.485cm" svg:height="0.278cm" svg:x="34.564cm" svg:y="15.834cm" svg:viewBox="0 0 486 279" draw:points="486,93 458,263 162,279 295,202 0,33 57,0 353,169">
            <text:p/>
          </draw:polygon>
        </draw:g>
        <draw:g>
          <draw:polygon draw:style-name="gr11" draw:text-style-name="P8" draw:layer="layout" svg:width="0.485cm" svg:height="0.278cm" svg:x="34.348cm" svg:y="15.469cm" svg:viewBox="0 0 486 279" draw:points="0,186 28,16 324,0 191,77 486,246 429,279 133,110">
            <text:p/>
          </draw:polygon>
          <draw:polygon draw:style-name="gr12" draw:text-style-name="P2" draw:layer="layout" svg:width="0.485cm" svg:height="0.278cm" svg:x="34.348cm" svg:y="15.469cm" svg:viewBox="0 0 486 279" draw:points="0,186 28,16 324,0 191,77 486,246 429,279 133,110">
            <text:p/>
          </draw:polygon>
        </draw:g>
        <draw:g>
          <draw:polygon draw:style-name="gr11" draw:text-style-name="P8" draw:layer="layout" svg:width="0.485cm" svg:height="0.278cm" svg:x="34.168cm" svg:y="16.062cm" svg:viewBox="0 0 486 279" draw:points="486,93 458,263 162,279 295,202 0,33 57,0 353,169">
            <text:p/>
          </draw:polygon>
          <draw:polygon draw:style-name="gr12" draw:text-style-name="P2" draw:layer="layout" svg:width="0.485cm" svg:height="0.278cm" svg:x="34.168cm" svg:y="16.062cm" svg:viewBox="0 0 486 279" draw:points="486,93 458,263 162,279 295,202 0,33 57,0 353,169">
            <text:p/>
          </draw:polygon>
        </draw:g>
        <draw:g>
          <draw:polygon draw:style-name="gr11" draw:text-style-name="P8" draw:layer="layout" svg:width="0.485cm" svg:height="0.278cm" svg:x="33.947cm" svg:y="15.699cm" svg:viewBox="0 0 486 279" draw:points="0,186 28,16 324,0 191,77 486,246 429,279 133,110">
            <text:p/>
          </draw:polygon>
          <draw:polygon draw:style-name="gr12" draw:text-style-name="P2" draw:layer="layout" svg:width="0.485cm" svg:height="0.278cm" svg:x="33.947cm" svg:y="15.699cm" svg:viewBox="0 0 486 279" draw:points="0,186 28,16 324,0 191,77 486,246 429,279 133,110">
            <text:p/>
          </draw:polygon>
        </draw:g>
        <draw:frame draw:style-name="gr13" draw:text-style-name="P2" draw:layer="layout" svg:width="2.95cm" svg:height="1.298cm" svg:x="33.025cm" svg:y="17.069cm">
          <draw:text-box>
            <text:p text:style-name="P3"><text:span text:style-name="T2">br-lan1b </text:span><text:span text:style-name="T3">192.168.10.0/24</text:span></text:p>
          </draw:text-box>
        </draw:frame>
        <draw:g>
          <draw:g>
            <draw:polygon draw:style-name="gr17" draw:text-style-name="P11" draw:layer="layout" svg:width="4cm" svg:height="3cm" svg:x="28cm" svg:y="5.7cm" svg:viewBox="0 0 4001 3001" draw:points="0,3001 4001,3001 4001,0 0,0">
              <text:p/>
            </draw:polygon>
            <draw:polygon draw:style-name="gr2" draw:text-style-name="P2" draw:layer="layout" svg:width="4cm" svg:height="3cm" svg:x="28cm" svg:y="5.7cm" svg:viewBox="0 0 4001 3001" draw:points="0,3001 4001,3001 4001,0 0,0">
              <text:p/>
            </draw:polygon>
          </draw:g>
          <draw:frame draw:style-name="gr3" draw:text-style-name="P2" draw:layer="layout" svg:width="4cm" svg:height="3cm" svg:x="28cm" svg:y="5.7cm">
            <draw:text-box>
              <text:p text:style-name="P3"><text:span text:style-name="T1">nest_gwa</text:span></text:p>
            </draw:text-box>
          </draw:frame>
        </draw:g>
        <draw:g>
          <draw:g>
            <draw:polygon draw:style-name="gr18" draw:text-style-name="P12" draw:layer="layout" svg:width="4cm" svg:height="3cm" svg:x="28cm" svg:y="14.7cm" svg:viewBox="0 0 4001 3001" draw:points="0,3001 4001,3001 4001,0 0,0">
              <text:p/>
            </draw:polygon>
            <draw:polygon draw:style-name="gr2" draw:text-style-name="P2" draw:layer="layout" svg:width="4cm" svg:height="3cm" svg:x="28cm" svg:y="14.7cm" svg:viewBox="0 0 4001 3001" draw:points="0,3001 4001,3001 4001,0 0,0">
              <text:p/>
            </draw:polygon>
          </draw:g>
          <draw:frame draw:style-name="gr3" draw:text-style-name="P2" draw:layer="layout" svg:width="4cm" svg:height="3cm" svg:x="28cm" svg:y="14.7cm">
            <draw:text-box>
              <text:p text:style-name="P3"><text:span text:style-name="T1">nest_gwb</text:span></text:p>
            </draw:text-box>
          </draw:frame>
        </draw:g>
        <draw:g>
          <draw:g>
            <draw:polygon draw:style-name="gr17" draw:text-style-name="P11" draw:layer="layout" svg:width="4cm" svg:height="3cm" svg:x="37cm" svg:y="5.7cm" svg:viewBox="0 0 4001 3001" draw:points="0,3001 4001,3001 4001,0 0,0">
              <text:p/>
            </draw:polygon>
            <draw:polygon draw:style-name="gr2" draw:text-style-name="P2" draw:layer="layout" svg:width="4cm" svg:height="3cm" svg:x="37cm" svg:y="5.7cm" svg:viewBox="0 0 4001 3001" draw:points="0,3001 4001,3001 4001,0 0,0">
              <text:p/>
            </draw:polygon>
          </draw:g>
          <draw:frame draw:style-name="gr3" draw:text-style-name="P2" draw:layer="layout" svg:width="4cm" svg:height="3cm" svg:x="37cm" svg:y="5.7cm">
            <draw:text-box>
              <text:p text:style-name="P3"><text:span text:style-name="T1">test_ngwa</text:span></text:p>
            </draw:text-box>
          </draw:frame>
        </draw:g>
        <draw:g>
          <draw:g>
            <draw:polygon draw:style-name="gr18" draw:text-style-name="P12" draw:layer="layout" svg:width="4cm" svg:height="3cm" svg:x="37cm" svg:y="14.7cm" svg:viewBox="0 0 4001 3001" draw:points="0,3001 4001,3001 4001,0 0,0">
              <text:p/>
            </draw:polygon>
            <draw:polygon draw:style-name="gr2" draw:text-style-name="P2" draw:layer="layout" svg:width="4cm" svg:height="3cm" svg:x="37cm" svg:y="14.7cm" svg:viewBox="0 0 4001 3001" draw:points="0,3001 4001,3001 4001,0 0,0">
              <text:p/>
            </draw:polygon>
          </draw:g>
          <draw:frame draw:style-name="gr3" draw:text-style-name="P2" draw:layer="layout" svg:width="4cm" svg:height="3cm" svg:x="37cm" svg:y="14.7cm">
            <draw:text-box>
              <text:p text:style-name="P3"><text:span text:style-name="T1">test_ngwb</text:span></text:p>
            </draw:text-box>
          </draw:frame>
        </draw:g>
        <draw:g>
          <draw:g>
            <draw:polygon draw:style-name="gr17" draw:text-style-name="P11" draw:layer="layout" svg:width="4cm" svg:height="3cm" svg:x="28cm" svg:y="9.7cm" svg:viewBox="0 0 4001 3001" draw:points="0,3001 4001,3001 4001,0 0,0">
              <text:p/>
            </draw:polygon>
            <draw:polygon draw:style-name="gr2" draw:text-style-name="P2" draw:layer="layout" svg:width="4cm" svg:height="3cm" svg:x="28cm" svg:y="9.7cm" svg:viewBox="0 0 4001 3001" draw:points="0,3001 4001,3001 4001,0 0,0">
              <text:p/>
            </draw:polygon>
          </draw:g>
          <draw:frame draw:style-name="gr3" draw:text-style-name="P2" draw:layer="layout" svg:width="4cm" svg:height="3cm" svg:x="28cm" svg:y="9.7cm">
            <draw:text-box>
              <text:p text:style-name="P3"><text:span text:style-name="T1">test_gwa</text:span></text:p>
            </draw:text-box>
          </draw:frame>
        </draw:g>
        <draw:g>
          <draw:g>
            <draw:polygon draw:style-name="gr18" draw:text-style-name="P12" draw:layer="layout" svg:width="4cm" svg:height="3cm" svg:x="28cm" svg:y="18.7cm" svg:viewBox="0 0 4001 3001" draw:points="0,3001 4001,3001 4001,0 0,0">
              <text:p/>
            </draw:polygon>
            <draw:polygon draw:style-name="gr2" draw:text-style-name="P2" draw:layer="layout" svg:width="4cm" svg:height="3cm" svg:x="28cm" svg:y="18.7cm" svg:viewBox="0 0 4001 3001" draw:points="0,3001 4001,3001 4001,0 0,0">
              <text:p/>
            </draw:polygon>
          </draw:g>
          <draw:frame draw:style-name="gr3" draw:text-style-name="P2" draw:layer="layout" svg:width="4cm" svg:height="3cm" svg:x="28cm" svg:y="18.7cm">
            <draw:text-box>
              <text:p text:style-name="P3"><text:span text:style-name="T1">test_gwb</text:span></text:p>
            </draw:text-box>
          </draw:frame>
        </draw:g>
        <draw:line draw:style-name="gr19" draw:text-style-name="P2" draw:layer="layout" svg:x1="3cm" svg:y1="6.7cm" svg:x2="3cm" svg:y2="8.331cm">
          <text:p/>
        </draw:line>
        <draw:line draw:style-name="gr19" draw:text-style-name="P2" draw:layer="layout" svg:x1="3cm" svg:y1="10.068cm" svg:x2="3cm" svg:y2="11.699cm">
          <text:p/>
        </draw:line>
        <draw:polyline draw:style-name="gr20" draw:text-style-name="P2" draw:layer="layout" svg:width="2.5cm" svg:height="2.632cm" svg:x="5cm" svg:y="10.068cm" svg:viewBox="0 0 2501 2633" draw:points="0,2633 2501,2633 2501,0">
          <text:p/>
        </draw:polyline>
        <draw:polyline draw:style-name="gr21" draw:text-style-name="P2" draw:layer="layout" svg:width="2.5cm" svg:height="3.632cm" svg:x="5cm" svg:y="13.7cm" svg:viewBox="0 0 2501 3633" draw:points="0,0 2501,0 2501,3633">
          <text:p/>
        </draw:polyline>
        <draw:line draw:style-name="gr20" draw:text-style-name="P2" draw:layer="layout" svg:x1="8.5cm" svg:y1="9.2cm" svg:x2="9.999cm" svg:y2="9.2cm">
          <text:p/>
        </draw:line>
        <draw:line draw:style-name="gr21" draw:text-style-name="P2" draw:layer="layout" svg:x1="8.5cm" svg:y1="18.2cm" svg:x2="9.999cm" svg:y2="18.2cm">
          <text:p/>
        </draw:line>
        <draw:line draw:style-name="gr20" draw:text-style-name="P2" draw:layer="layout" svg:x1="15.499cm" svg:y1="9.2cm" svg:x2="14cm" svg:y2="9.2cm">
          <text:p/>
        </draw:line>
        <draw:line draw:style-name="gr20" draw:text-style-name="P2" draw:layer="layout" svg:x1="17.5cm" svg:y1="9.2cm" svg:x2="18.999cm" svg:y2="9.2cm">
          <text:p/>
        </draw:line>
        <draw:line draw:style-name="gr21" draw:text-style-name="P2" draw:layer="layout" svg:x1="15.499cm" svg:y1="18.2cm" svg:x2="14cm" svg:y2="18.2cm">
          <text:p/>
        </draw:line>
        <draw:line draw:style-name="gr21" draw:text-style-name="P2" draw:layer="layout" svg:x1="17.5cm" svg:y1="18.2cm" svg:x2="18.999cm" svg:y2="18.2cm">
          <text:p/>
        </draw:line>
        <draw:line draw:style-name="gr19" draw:text-style-name="P2" draw:layer="layout" svg:x1="24.499cm" svg:y1="9.2cm" svg:x2="23cm" svg:y2="9.2cm">
          <text:p/>
        </draw:line>
        <draw:line draw:style-name="gr19" draw:text-style-name="P2" draw:layer="layout" svg:x1="24.499cm" svg:y1="18.2cm" svg:x2="23cm" svg:y2="18.2cm">
          <text:p/>
        </draw:line>
        <draw:polyline draw:style-name="gr19" draw:text-style-name="P2" draw:layer="layout" svg:width="1.5cm" svg:height="2cm" svg:x="26.5cm" svg:y="7.2cm" svg:viewBox="0 0 1501 2001" draw:points="0,2001 500,2001 500,0 1501,0">
          <text:p/>
        </draw:polyline>
        <draw:polyline draw:style-name="gr19" draw:text-style-name="P2" draw:layer="layout" svg:width="1.5cm" svg:height="2cm" svg:x="26.5cm" svg:y="9.2cm" svg:viewBox="0 0 1501 2001" draw:points="0,0 500,0 500,2001 1501,2001">
          <text:p/>
        </draw:polyline>
        <draw:polyline draw:style-name="gr19" draw:text-style-name="P2" draw:layer="layout" svg:width="1.5cm" svg:height="2cm" svg:x="26.5cm" svg:y="16.2cm" svg:viewBox="0 0 1501 2001" draw:points="0,2001 500,2001 500,0 1501,0">
          <text:p/>
        </draw:polyline>
        <draw:polyline draw:style-name="gr19" draw:text-style-name="P2" draw:layer="layout" svg:width="1.5cm" svg:height="2cm" svg:x="26.5cm" svg:y="18.2cm" svg:viewBox="0 0 1501 2001" draw:points="1501,2001 500,2001 500,0 0,0">
          <text:p/>
        </draw:polyline>
        <draw:line draw:style-name="gr19" draw:text-style-name="P2" draw:layer="layout" svg:x1="32cm" svg:y1="7.2cm" svg:x2="33.499cm" svg:y2="7.2cm">
          <text:p/>
        </draw:line>
        <draw:line draw:style-name="gr19" draw:text-style-name="P2" draw:layer="layout" svg:x1="35.5cm" svg:y1="7.2cm" svg:x2="37cm" svg:y2="7.2cm">
          <text:p/>
        </draw:line>
        <draw:line draw:style-name="gr19" draw:text-style-name="P2" draw:layer="layout" svg:x1="32cm" svg:y1="16.2cm" svg:x2="33.499cm" svg:y2="16.2cm">
          <text:p/>
        </draw:line>
        <draw:line draw:style-name="gr19" draw:text-style-name="P2" draw:layer="layout" svg:x1="35.5cm" svg:y1="16.2cm" svg:x2="37cm" svg:y2="16.2cm">
          <text:p/>
        </draw:line>
        <draw:frame draw:style-name="gr22" draw:text-style-name="P2" draw:layer="layout" svg:width="1cm" svg:height="0.521cm" svg:x="2.5cm" svg:y="6.19cm">
          <draw:text-box>
            <text:p text:style-name="P3"><text:span text:style-name="T4">wan0</text:span></text:p>
          </draw:text-box>
        </draw:frame>
        <draw:frame draw:style-name="gr22" draw:text-style-name="P2" draw:layer="layout" svg:width="1cm" svg:height="0.521cm" svg:x="2.5cm" svg:y="11.69cm">
          <draw:text-box>
            <text:p text:style-name="P3"><text:span text:style-name="T4">wan0</text:span></text:p>
          </draw:text-box>
        </draw:frame>
        <draw:frame draw:style-name="gr22" draw:text-style-name="P2" draw:layer="layout" svg:width="1cm" svg:height="0.521cm" svg:x="4cm" svg:y="12.44cm">
          <draw:text-box>
            <text:p text:style-name="P13"><text:span text:style-name="T4">wan1</text:span></text:p>
          </draw:text-box>
        </draw:frame>
        <draw:frame draw:style-name="gr22" draw:text-style-name="P2" draw:layer="layout" svg:width="1cm" svg:height="0.521cm" svg:x="4cm" svg:y="13.44cm">
          <draw:text-box>
            <text:p text:style-name="P13"><text:span text:style-name="T4">wan2</text:span></text:p>
          </draw:text-box>
        </draw:frame>
        <draw:frame draw:style-name="gr22" draw:text-style-name="P2" draw:layer="layout" svg:width="1cm" svg:height="0.521cm" svg:x="19cm" svg:y="8.94cm">
          <draw:text-box>
            <text:p text:style-name="P14"><text:span text:style-name="T4">wan0</text:span></text:p>
          </draw:text-box>
        </draw:frame>
        <draw:frame draw:style-name="gr22" draw:text-style-name="P2" draw:layer="layout" svg:width="1cm" svg:height="0.521cm" svg:x="22cm" svg:y="8.94cm">
          <draw:text-box>
            <text:p text:style-name="P13"><text:span text:style-name="T4">lan0</text:span></text:p>
          </draw:text-box>
        </draw:frame>
        <draw:frame draw:style-name="gr22" draw:text-style-name="P2" draw:layer="layout" svg:width="1cm" svg:height="0.521cm" svg:x="10cm" svg:y="17.94cm">
          <draw:text-box>
            <text:p text:style-name="P14"><text:span text:style-name="T4">wan0</text:span></text:p>
          </draw:text-box>
        </draw:frame>
        <draw:frame draw:style-name="gr22" draw:text-style-name="P2" draw:layer="layout" svg:width="1cm" svg:height="0.521cm" svg:x="13cm" svg:y="17.94cm">
          <draw:text-box>
            <text:p text:style-name="P13"><text:span text:style-name="T4">wan0p</text:span></text:p>
          </draw:text-box>
        </draw:frame>
        <draw:frame draw:style-name="gr22" draw:text-style-name="P2" draw:layer="layout" svg:width="1cm" svg:height="0.521cm" svg:x="19cm" svg:y="17.94cm">
          <draw:text-box>
            <text:p text:style-name="P14"><text:span text:style-name="T4">wan0</text:span></text:p>
          </draw:text-box>
        </draw:frame>
        <draw:frame draw:style-name="gr22" draw:text-style-name="P2" draw:layer="layout" svg:width="1cm" svg:height="0.521cm" svg:x="22cm" svg:y="17.94cm">
          <draw:text-box>
            <text:p text:style-name="P13"><text:span text:style-name="T4">lan0</text:span></text:p>
          </draw:text-box>
        </draw:frame>
        <draw:frame draw:style-name="gr22" draw:text-style-name="P2" draw:layer="layout" svg:width="1cm" svg:height="0.521cm" svg:x="10cm" svg:y="8.94cm">
          <draw:text-box>
            <text:p text:style-name="P14"><text:span text:style-name="T4">wan0</text:span></text:p>
          </draw:text-box>
        </draw:frame>
        <draw:frame draw:style-name="gr22" draw:text-style-name="P2" draw:layer="layout" svg:width="1cm" svg:height="0.521cm" svg:x="13cm" svg:y="8.94cm">
          <draw:text-box>
            <text:p text:style-name="P13"><text:span text:style-name="T4">lan0</text:span></text:p>
          </draw:text-box>
        </draw:frame>
        <draw:frame draw:style-name="gr22" draw:text-style-name="P2" draw:layer="layout" svg:width="1cm" svg:height="0.521cm" svg:x="28cm" svg:y="6.94cm">
          <draw:text-box>
            <text:p text:style-name="P14"><text:span text:style-name="T4">wan0</text:span></text:p>
          </draw:text-box>
        </draw:frame>
        <draw:frame draw:style-name="gr22" draw:text-style-name="P2" draw:layer="layout" svg:width="1cm" svg:height="0.521cm" svg:x="31cm" svg:y="6.94cm">
          <draw:text-box>
            <text:p text:style-name="P13"><text:span text:style-name="T4">lan0</text:span></text:p>
          </draw:text-box>
        </draw:frame>
        <draw:frame draw:style-name="gr22" draw:text-style-name="P2" draw:layer="layout" svg:width="1cm" svg:height="0.521cm" svg:x="28cm" svg:y="15.94cm">
          <draw:text-box>
            <text:p text:style-name="P14"><text:span text:style-name="T4">wan0</text:span></text:p>
          </draw:text-box>
        </draw:frame>
        <draw:frame draw:style-name="gr22" draw:text-style-name="P2" draw:layer="layout" svg:width="1cm" svg:height="0.521cm" svg:x="31cm" svg:y="15.94cm">
          <draw:text-box>
            <text:p text:style-name="P13"><text:span text:style-name="T4">lan0</text:span></text:p>
          </draw:text-box>
        </draw:frame>
        <draw:frame draw:style-name="gr22" draw:text-style-name="P2" draw:layer="layout" svg:width="1cm" svg:height="0.521cm" svg:x="28cm" svg:y="10.94cm">
          <draw:text-box>
            <text:p text:style-name="P14"><text:span text:style-name="T4">lan0</text:span></text:p>
          </draw:text-box>
        </draw:frame>
        <draw:frame draw:style-name="gr22" draw:text-style-name="P2" draw:layer="layout" svg:width="1cm" svg:height="0.521cm" svg:x="28cm" svg:y="19.94cm">
          <draw:text-box>
            <text:p text:style-name="P14"><text:span text:style-name="T4">lan0</text:span></text:p>
          </draw:text-box>
        </draw:frame>
        <draw:frame draw:style-name="gr22" draw:text-style-name="P2" draw:layer="layout" svg:width="1cm" svg:height="0.521cm" svg:x="37cm" svg:y="15.94cm">
          <draw:text-box>
            <text:p text:style-name="P14"><text:span text:style-name="T4">lan0</text:span></text:p>
          </draw:text-box>
        </draw:frame>
        <draw:g>
          <draw:polygon draw:style-name="gr4" draw:text-style-name="P4" draw:layer="layout" svg:width="0.8cm" svg:height="0.695cm" svg:x="12.75cm" svg:y="9.9cm" svg:viewBox="0 0 801 696" draw:points="400,696 801,466 801,230 400,0 0,230 0,466">
            <text:p/>
          </draw:polygon>
          <draw:polygon draw:style-name="gr5" draw:text-style-name="P2" draw:layer="layout" svg:width="0.8cm" svg:height="0.695cm" svg:x="12.75cm" svg:y="9.9cm" svg:viewBox="0 0 801 696" draw:points="400,696 801,466 801,230 400,0 0,230 0,466">
            <text:p/>
          </draw:polygon>
        </draw:g>
        <draw:g>
          <draw:polygon draw:style-name="gr6" draw:text-style-name="P5" draw:layer="layout" svg:width="0.8cm" svg:height="0.458cm" svg:x="12.75cm" svg:y="9.9cm" svg:viewBox="0 0 801 459" draw:points="400,459 801,230 400,0 0,230">
            <text:p/>
          </draw:polygon>
          <draw:polygon draw:style-name="gr7" draw:text-style-name="P2" draw:layer="layout" svg:width="0.8cm" svg:height="0.458cm" svg:x="12.75cm" svg:y="9.9cm" svg:viewBox="0 0 801 459" draw:points="400,459 801,230 400,0 0,230">
            <text:p/>
          </draw:polygon>
        </draw:g>
        <draw:g>
          <draw:polygon draw:style-name="gr8" draw:text-style-name="P6" draw:layer="layout" svg:width="0.4cm" svg:height="0.466cm" svg:x="13.15cm" svg:y="10.129cm" svg:viewBox="0 0 401 467" draw:points="0,467 401,237 401,0 0,230">
            <text:p/>
          </draw:polygon>
          <draw:polygon draw:style-name="gr7" draw:text-style-name="P2" draw:layer="layout" svg:width="0.4cm" svg:height="0.466cm" svg:x="13.15cm" svg:y="10.129cm" svg:viewBox="0 0 401 467" draw:points="0,467 401,237 401,0 0,230">
            <text:p/>
          </draw:polygon>
        </draw:g>
        <draw:g>
          <draw:polygon draw:style-name="gr9" draw:text-style-name="P7" draw:layer="layout" svg:width="0.4cm" svg:height="0.466cm" svg:x="12.75cm" svg:y="10.129cm" svg:viewBox="0 0 401 467" draw:points="0,237 401,467 401,230 0,0">
            <text:p/>
          </draw:polygon>
          <draw:polygon draw:style-name="gr2" draw:text-style-name="P2" draw:layer="layout" svg:width="0.4cm" svg:height="0.466cm" svg:x="12.75cm" svg:y="10.129cm" svg:viewBox="0 0 401 467" draw:points="0,237 401,467 401,230 0,0">
            <text:p/>
          </draw:polygon>
        </draw:g>
        <draw:polygon draw:style-name="gr10" draw:text-style-name="P2" draw:layer="layout" svg:width="0.8cm" svg:height="0.695cm" svg:x="12.75cm" svg:y="9.9cm" svg:viewBox="0 0 801 696" draw:points="0,230 0,466 400,696 801,466 801,230 400,0">
          <text:p/>
        </draw:polygon>
        <draw:g>
          <draw:polygon draw:style-name="gr11" draw:text-style-name="P8" draw:layer="layout" svg:width="0.194cm" svg:height="0.111cm" svg:x="13.176cm" svg:y="10.101cm" svg:viewBox="0 0 195 112" draw:points="195,37 184,105 65,112 118,81 0,13 23,0 141,68">
            <text:p/>
          </draw:polygon>
          <draw:polygon draw:style-name="gr12" draw:text-style-name="P2" draw:layer="layout" svg:width="0.194cm" svg:height="0.111cm" svg:x="13.176cm" svg:y="10.101cm" svg:viewBox="0 0 195 112" draw:points="195,37 184,105 65,112 118,81 0,13 23,0 141,68">
            <text:p/>
          </draw:polygon>
        </draw:g>
        <draw:g>
          <draw:polygon draw:style-name="gr11" draw:text-style-name="P8" draw:layer="layout" svg:width="0.194cm" svg:height="0.111cm" svg:x="13.089cm" svg:y="9.955cm" svg:viewBox="0 0 195 112" draw:points="0,75 11,6 130,0 77,30 195,98 172,112 54,43">
            <text:p/>
          </draw:polygon>
          <draw:polygon draw:style-name="gr12" draw:text-style-name="P2" draw:layer="layout" svg:width="0.194cm" svg:height="0.111cm" svg:x="13.089cm" svg:y="9.955cm" svg:viewBox="0 0 195 112" draw:points="0,75 11,6 130,0 77,30 195,98 172,112 54,43">
            <text:p/>
          </draw:polygon>
        </draw:g>
        <draw:g>
          <draw:polygon draw:style-name="gr11" draw:text-style-name="P8" draw:layer="layout" svg:width="0.194cm" svg:height="0.111cm" svg:x="13.017cm" svg:y="10.192cm" svg:viewBox="0 0 195 112" draw:points="195,37 184,105 65,112 118,81 0,13 23,0 141,68">
            <text:p/>
          </draw:polygon>
          <draw:polygon draw:style-name="gr12" draw:text-style-name="P2" draw:layer="layout" svg:width="0.194cm" svg:height="0.111cm" svg:x="13.017cm" svg:y="10.192cm" svg:viewBox="0 0 195 112" draw:points="195,37 184,105 65,112 118,81 0,13 23,0 141,68">
            <text:p/>
          </draw:polygon>
        </draw:g>
        <draw:g>
          <draw:polygon draw:style-name="gr11" draw:text-style-name="P8" draw:layer="layout" svg:width="0.194cm" svg:height="0.111cm" svg:x="12.929cm" svg:y="10.047cm" svg:viewBox="0 0 195 112" draw:points="0,75 11,6 130,0 77,30 195,98 172,112 54,43">
            <text:p/>
          </draw:polygon>
          <draw:polygon draw:style-name="gr12" draw:text-style-name="P2" draw:layer="layout" svg:width="0.194cm" svg:height="0.111cm" svg:x="12.929cm" svg:y="10.047cm" svg:viewBox="0 0 195 112" draw:points="0,75 11,6 130,0 77,30 195,98 172,112 54,43">
            <text:p/>
          </draw:polygon>
        </draw:g>
        <draw:g>
          <draw:path draw:style-name="gr4" draw:text-style-name="P4" draw:layer="layout" svg:width="0.546cm" svg:height="0.8cm" svg:x="13.162cm" svg:y="9.851cm" svg:viewBox="0 0 547 801" svg:d="M36 671c0-1-1-1-1-1zM36 671c3 2 6 3 10 3 3 0 6-1 9-3 1-1 2-1 2-1 7-5 13-10 18-17 4-8 7-14 10-21l291 169 171-99v-333l-76-44v-75-59-1c0-35-8-65-25-95-18-30-40-52-70-69-30-18-60-26-94-26-33 0-60 7-89 22-19 12-32 26-43 45-10 16-15 32-17 50v123l-75 44v208c-2 0-4 0-6 0-4 0-7 0-11 2-9 7-15 14-21 24-2 4-3 7-5 11-10 25-15 47-15 74 0 19 4 35 14 51 0 2 1 3 2 5zM35 670c0 0 1 0 1 1zM16 612c0-23 4-42 11-64-7 22-10 41-11 64v1c0 13 2 24 6 36-4-11-6-21-6-32 0-2 0-4 0-5zM245 121c0 1-1 1-2 1-2 2-5 3-7 4-2 2-4 3-7 4 2-2 4-3 7-5 2-1 5-2 7-3 1 0 2 0 2-1zM245 121c11-5 22-7 34-7 15 0 28 4 41 11 13 8 22 17 30 30 7 13 11 26 11 41 0 3 0 4 0 7 0 10 0 18 0 28s0 19 0 29l-117-68z">
            <text:p/>
          </draw:path>
          <draw:path draw:style-name="gr5" draw:text-style-name="P2" draw:layer="layout" svg:width="0.546cm" svg:height="0.8cm" svg:x="13.162cm" svg:y="9.851cm" svg:viewBox="0 0 547 801" svg:d="M36 671c0-1-1-1-1-1M36 671c3 2 6 3 10 3 3 0 6-1 9-3 1-1 2-1 2-1 7-5 13-10 18-17 4-8 7-14 10-21l291 169 171-99v-333l-76-44v-75-59-1c0-35-8-65-25-95-18-30-40-52-70-69-30-18-60-26-94-26-33 0-60 7-89 22-19 12-32 26-43 45-10 16-15 32-17 50v123l-75 44v208c-2 0-4 0-6 0-4 0-7 0-11 2-9 7-15 14-21 24-2 4-3 7-5 11-10 25-15 47-15 74 0 19 4 35 14 51 0 2 1 3 2 5zM35 670c0 0 1 0 1 1M16 612c0-23 4-42 11-64-7 22-10 41-11 64v1c0 13 2 24 6 36-4-11-6-21-6-32 0-2 0-4 0-5zM245 121c0 1-1 1-2 1-2 2-5 3-7 4-2 2-4 3-7 4 2-2 4-3 7-5 2-1 5-2 7-3 1 0 2 0 2-1 11-5 22-7 34-7 15 0 28 4 41 11 13 8 22 17 30 30 7 13 11 26 11 41 0 3 0 4 0 7 0 10 0 18 0 28s0 19 0 29l-117-68z">
            <text:p/>
          </draw:path>
        </draw:g>
        <draw:g>
          <draw:polygon draw:style-name="gr8" draw:text-style-name="P6" draw:layer="layout" svg:width="0.171cm" svg:height="0.432cm" svg:x="13.779cm" svg:y="10.218cm" svg:viewBox="0 0 172 433" draw:points="0,99 0,433 172,334 172,0">
            <text:p/>
          </draw:polygon>
          <draw:polygon draw:style-name="gr7" draw:text-style-name="P2" draw:layer="layout" svg:width="0.171cm" svg:height="0.432cm" svg:x="13.779cm" svg:y="10.218cm" svg:viewBox="0 0 172 433" draw:points="0,99 0,433 172,334 172,0">
            <text:p/>
          </draw:polygon>
        </draw:g>
        <draw:g>
          <draw:polygon draw:style-name="gr6" draw:text-style-name="P5" draw:layer="layout" svg:width="0.488cm" svg:height="0.284cm" svg:x="13.462cm" svg:y="10.034cm" svg:viewBox="0 0 489 285" draw:points="0,99 318,285 489,185 171,0">
            <text:p/>
          </draw:polygon>
          <draw:polygon draw:style-name="gr7" draw:text-style-name="P2" draw:layer="layout" svg:width="0.488cm" svg:height="0.284cm" svg:x="13.462cm" svg:y="10.034cm" svg:viewBox="0 0 489 285" draw:points="0,99 318,285 489,185 171,0">
            <text:p/>
          </draw:polygon>
        </draw:g>
        <draw:g>
          <draw:path draw:style-name="gr9" draw:text-style-name="P7" draw:layer="layout" svg:width="0.337cm" svg:height="0.404cm" svg:x="13.537cm" svg:y="9.851cm" svg:viewBox="0 0 338 405" svg:d="M338 379c-6 7-12 12-19 16-12 7-24 10-38 10s-26-3-38-10c-6-4-11-8-16-13 0-6 0-11 0-17 0-57 0-105 1-162 0-2 0-4 0-6 0-16-4-29-11-42-8-13-17-22-30-30-13-7-26-11-41-11s-28 4-41 11c-3 2-6 4-9 6 3-3 5-5 8-6 2-2 4-3 7-3l-1 156c-5 6-10 11-17 15-12 6-23 10-37 10-13 0-25-4-37-10-7-5-13-10-19-17v-158c2-19 7-35 17-51 11-19 24-33 42-45 29-15 56-22 88-22 35 0 65 8 95 26 30 17 52 39 70 69 17 31 25 60 25 95 0 1 0 1 0 2v58z">
            <text:p/>
          </draw:path>
          <draw:path draw:style-name="gr2" draw:text-style-name="P2" draw:layer="layout" svg:width="0.337cm" svg:height="0.404cm" svg:x="13.537cm" svg:y="9.851cm" svg:viewBox="0 0 338 405" svg:d="M338 379c-6 7-12 12-19 16-12 7-24 10-38 10s-26-3-38-10c-6-4-11-8-16-13 0-6 0-11 0-17 0-57 0-105 1-162 0-2 0-4 0-6 0-16-4-29-11-42-8-13-17-22-30-30-13-7-26-11-41-11s-28 4-41 11c-3 2-6 4-9 6 3-3 5-5 8-6 2-2 4-3 7-3l-1 156c-5 6-10 11-17 15-12 6-23 10-37 10-13 0-25-4-37-10-7-5-13-10-19-17v-158c2-19 7-35 17-51 11-19 24-33 42-45 29-15 56-22 88-22 35 0 65 8 95 26 30 17 52 39 70 69 17 31 25 60 25 95 0 1 0 1 0 2v58z">
            <text:p/>
          </draw:path>
        </draw:g>
        <draw:g>
          <draw:polygon draw:style-name="gr9" draw:text-style-name="P7" draw:layer="layout" svg:width="0.317cm" svg:height="0.517cm" svg:x="13.462cm" svg:y="10.133cm" svg:viewBox="0 0 318 518" draw:points="0,333 318,518 318,185 0,0">
            <text:p/>
          </draw:polygon>
          <draw:polygon draw:style-name="gr2" draw:text-style-name="P2" draw:layer="layout" svg:width="0.317cm" svg:height="0.517cm" svg:x="13.462cm" svg:y="10.133cm" svg:viewBox="0 0 318 518" draw:points="0,333 318,518 318,185 0,0">
            <text:p/>
          </draw:polygon>
        </draw:g>
        <draw:g>
          <draw:path draw:style-name="gr9" draw:text-style-name="P7" draw:layer="layout" svg:width="0.097cm" svg:height="0.172cm" svg:x="13.568cm" svg:y="10.251cm" svg:viewBox="0 0 98 173" svg:d="M2 96c0-1 0-1 0-1-3-16-3-29-1-44 1-14 5-25 11-34 6-10 13-14 21-16 9-2 17 1 26 7 9 7 16 16 23 29 6 13 11 26 14 42 2 16 3 30 1 44-2 15-6 25-12 35-6 9-12 14-21 15-9 2-17 0-25-7-9-7-16-16-23-29s-11-26-14-41z">
            <text:p/>
          </draw:path>
          <draw:path draw:style-name="gr2" draw:text-style-name="P2" draw:layer="layout" svg:width="0.097cm" svg:height="0.172cm" svg:x="13.568cm" svg:y="10.251cm" svg:viewBox="0 0 98 173" svg:d="M2 96c0-1 0-1 0-1-3-16-3-29-1-44 1-14 5-25 11-34 6-10 13-14 21-16 9-2 17 1 26 7 9 7 16 16 23 29 6 13 11 26 14 42 2 16 3 30 1 44-2 15-6 25-12 35-6 9-12 14-21 15-9 2-17 0-25-7-9-7-16-16-23-29s-11-26-14-41z">
            <text:p/>
          </draw:path>
        </draw:g>
        <draw:g>
          <draw:polygon draw:style-name="gr9" draw:text-style-name="P7" draw:layer="layout" svg:width="0.02cm" svg:height="0.093cm" svg:x="13.604cm" svg:y="10.296cm" svg:viewBox="0 0 21 94" draw:points="0,82 21,94 21,11 0,0">
            <text:p/>
          </draw:polygon>
          <draw:polygon draw:style-name="gr2" draw:text-style-name="P2" draw:layer="layout" svg:width="0.02cm" svg:height="0.093cm" svg:x="13.604cm" svg:y="10.296cm" svg:viewBox="0 0 21 94" draw:points="0,82 21,94 21,11 0,0">
            <text:p/>
          </draw:polygon>
        </draw:g>
        <draw:path draw:style-name="gr10" draw:text-style-name="P2" draw:layer="layout" svg:width="0.116cm" svg:height="0.146cm" svg:x="13.648cm" svg:y="9.965cm" svg:viewBox="0 0 117 147" svg:d="M0 79l116 68 1-58c0-2 0-4 0-6 0-15-3-28-11-42-8-13-17-22-31-30-13-7-26-11-42-11-12 0-22 2-33 7z">
          <text:p/>
        </draw:path>
        <draw:g>
          <draw:path draw:style-name="gr9" draw:text-style-name="P7" draw:layer="layout" svg:width="0.203cm" svg:height="0.212cm" svg:x="13.42cm" svg:y="10.31cm" svg:viewBox="0 0 204 213" svg:d="M204 0v23l-13 27-51 30-17 37-46 26c-4 18-9 33-19 49-5 7-10 12-17 17-1 1-1 1-2 2-3 2-6 2-10 2-3 0-6 0-9-2s-5-4-7-8c-1 0-1-1-1-1-8-16-12-31-12-49 0-1 0-2 0-2 1-24 4-43 12-66 2-6 4-11 8-17 6-10 12-18 21-26 4-2 7-3 11-3 3 0 7 1 10 3 4 2 6 5 8 8 0 1 0 1 0 1 1 2 2 3 3 4 3 6 5 12 6 18z">
            <text:p/>
          </draw:path>
          <draw:path draw:style-name="gr2" draw:text-style-name="P2" draw:layer="layout" svg:width="0.203cm" svg:height="0.212cm" svg:x="13.42cm" svg:y="10.31cm" svg:viewBox="0 0 204 213" svg:d="M204 0v23l-13 27-51 30-17 37-46 26c-4 18-9 33-19 49-5 7-10 12-17 17-1 1-1 1-2 2-3 2-6 2-10 2-3 0-6 0-9-2s-5-4-7-8c-1 0-1-1-1-1-8-16-12-31-12-49 0-1 0-2 0-2 1-24 4-43 12-66 2-6 4-11 8-17 6-10 12-18 21-26 4-2 7-3 11-3 3 0 7 1 10 3 4 2 6 5 8 8 0 1 0 1 0 1 1 2 2 3 3 4 3 6 5 12 6 18z">
            <text:p/>
          </draw:path>
        </draw:g>
        <draw:path draw:style-name="gr2" draw:text-style-name="P2" draw:layer="layout" svg:width="0.026cm" svg:height="0.048cm" svg:x="13.433cm" svg:y="10.42cm" svg:viewBox="0 0 27 49" svg:d="M26 27c-1 4-2 7-4 11-2 3-3 6-6 8-2 2-4 3-7 2-2 0-4-2-6-4-1-3-2-6-3-10 0-4 0-8 0-12 1-4 2-8 4-12 2-3 4-6 6-8 3-2 5-3 7-2 1 0 1 0 1 0 2 1 4 2 5 4 2 2 3 5 3 10 1 4 1 7 0 12z">
          <text:p/>
        </draw:path>
        <draw:g>
          <draw:polygon draw:style-name="gr9" draw:text-style-name="P7" draw:layer="layout" svg:width="0.129cm" svg:height="0.083cm" svg:x="13.494cm" svg:y="10.3cm" svg:viewBox="0 0 130 84" draw:points="0,69 5,84 130,9 114,0">
            <text:p/>
          </draw:polygon>
          <draw:polygon draw:style-name="gr2" draw:text-style-name="P2" draw:layer="layout" svg:width="0.129cm" svg:height="0.083cm" svg:x="13.494cm" svg:y="10.3cm" svg:viewBox="0 0 130 84" draw:points="0,69 5,84 130,9 114,0">
            <text:p/>
          </draw:polygon>
        </draw:g>
        <draw:g>
          <draw:path draw:style-name="gr9" draw:text-style-name="P7" draw:layer="layout" svg:width="0.077cm" svg:height="0.178cm" svg:x="13.404cm" svg:y="10.341cm" svg:viewBox="0 0 78 179" svg:d="M36 179c-3-4-6-8-9-14-8-13-11-25-11-40 0-2 0-4 0-5 1-24 4-44 12-66 3-6 5-11 8-16 6-11 13-19 22-27 4-2 7-3 11-3 3 0 6 1 9 2l-9-5c-1-1-2-1-3-2-4-2-8-3-13-3-4 0-8 0-11 2-10 7-16 14-22 24-2 4-3 7-5 11-10 25-15 47-15 74 0 19 4 35 14 52 1 1 1 2 2 4z">
            <text:p/>
          </draw:path>
          <draw:path draw:style-name="gr2" draw:text-style-name="P2" draw:layer="layout" svg:width="0.077cm" svg:height="0.178cm" svg:x="13.404cm" svg:y="10.341cm" svg:viewBox="0 0 78 179" svg:d="M36 179c-3-4-6-8-9-14-8-13-11-25-11-40 0-2 0-4 0-5 1-24 4-44 12-66 3-6 5-11 8-16 6-11 13-19 22-27 4-2 7-3 11-3 3 0 6 1 9 2l-9-5c-1-1-2-1-3-2-4-2-8-3-13-3-4 0-8 0-11 2-10 7-16 14-22 24-2 4-3 7-5 11-10 25-15 47-15 74 0 19 4 35 14 52 1 1 1 2 2 4z">
            <text:p/>
          </draw:path>
        </draw:g>
        <draw:g>
          <draw:path draw:style-name="gr9" draw:text-style-name="P7" draw:layer="layout" svg:width="0.023cm" svg:height="0.048cm" svg:x="13.436cm" svg:y="10.42cm" svg:viewBox="0 0 24 49" svg:d="M9 13c0 1 0 1 0 2 0 8-2 16-6 23-1 2-2 3-3 5 0 1 0 1 1 2 0 1 1 2 2 3 2 0 3 1 4 1s2-1 4-1c0-1 0-1 0-1 4-2 6-5 8-8 1-1 1-3 2-4 2-6 3-11 3-17 0-3 0-6-1-9 0-1-1-2-1-4-2-2-3-3-5-4-1 0-1-1-2-1-1 0-1 0-1 0-2 0-4 0-6 1 0 1-1 1-2 2 2 3 3 7 3 10z">
            <text:p/>
          </draw:path>
          <draw:path draw:style-name="gr2" draw:text-style-name="P2" draw:layer="layout" svg:width="0.023cm" svg:height="0.048cm" svg:x="13.436cm" svg:y="10.42cm" svg:viewBox="0 0 24 49" svg:d="M9 13c0 1 0 1 0 2 0 8-2 16-6 23-1 2-2 3-3 5 0 1 0 1 1 2 0 1 1 2 2 3 2 0 3 1 4 1s2-1 4-1c0-1 0-1 0-1 4-2 6-5 8-8 1-1 1-3 2-4 2-6 3-11 3-17 0-3 0-6-1-9 0-1-1-2-1-4-2-2-3-3-5-4-1 0-1-1-2-1-1 0-1 0-1 0-2 0-4 0-6 1 0 1-1 1-2 2 2 3 3 7 3 10z">
            <text:p/>
          </draw:path>
        </draw:g>
        <draw:path draw:style-name="gr10" draw:text-style-name="P2" draw:layer="layout" svg:width="0.546cm" svg:height="0.797cm" svg:x="13.404cm" svg:y="9.853cm" svg:viewBox="0 0 547 798" svg:d="M58 280v209c-2 0-4-1-7-1-4 0-7 1-10 2-9 7-15 14-20 24-3 4-4 8-6 12-10 24-15 46-15 73v1c0 19 4 35 14 52 1 1 1 2 2 4l20 12c3 1 6 2 9 2 4 0 7-1 10-3 1 0 1-1 2-1 7-5 13-10 18-16 4-8 7-14 10-21l291 169 171-99v-334l-76-43v-134c-1-17-3-32-8-48-9-34-26-61-51-86-26-24-53-40-88-48-34-9-66-8-100 1-11 4-20 7-31 12-19 12-33 27-44 47-9 16-14 31-16 48v123z">
          <text:p/>
        </draw:path>
        <draw:g>
          <draw:polygon draw:style-name="gr4" draw:text-style-name="P4" draw:layer="layout" svg:width="0.8cm" svg:height="0.695cm" svg:x="12.75cm" svg:y="18.9cm" svg:viewBox="0 0 801 696" draw:points="400,696 801,466 801,230 400,0 0,230 0,466">
            <text:p/>
          </draw:polygon>
          <draw:polygon draw:style-name="gr5" draw:text-style-name="P2" draw:layer="layout" svg:width="0.8cm" svg:height="0.695cm" svg:x="12.75cm" svg:y="18.9cm" svg:viewBox="0 0 801 696" draw:points="400,696 801,466 801,230 400,0 0,230 0,466">
            <text:p/>
          </draw:polygon>
        </draw:g>
        <draw:g>
          <draw:polygon draw:style-name="gr6" draw:text-style-name="P5" draw:layer="layout" svg:width="0.8cm" svg:height="0.458cm" svg:x="12.75cm" svg:y="18.9cm" svg:viewBox="0 0 801 459" draw:points="400,459 801,230 400,0 0,230">
            <text:p/>
          </draw:polygon>
          <draw:polygon draw:style-name="gr7" draw:text-style-name="P2" draw:layer="layout" svg:width="0.8cm" svg:height="0.458cm" svg:x="12.75cm" svg:y="18.9cm" svg:viewBox="0 0 801 459" draw:points="400,459 801,230 400,0 0,230">
            <text:p/>
          </draw:polygon>
        </draw:g>
        <draw:g>
          <draw:polygon draw:style-name="gr8" draw:text-style-name="P6" draw:layer="layout" svg:width="0.4cm" svg:height="0.466cm" svg:x="13.15cm" svg:y="19.129cm" svg:viewBox="0 0 401 467" draw:points="0,467 401,237 401,0 0,230">
            <text:p/>
          </draw:polygon>
          <draw:polygon draw:style-name="gr7" draw:text-style-name="P2" draw:layer="layout" svg:width="0.4cm" svg:height="0.466cm" svg:x="13.15cm" svg:y="19.129cm" svg:viewBox="0 0 401 467" draw:points="0,467 401,237 401,0 0,230">
            <text:p/>
          </draw:polygon>
        </draw:g>
        <draw:g>
          <draw:polygon draw:style-name="gr9" draw:text-style-name="P7" draw:layer="layout" svg:width="0.4cm" svg:height="0.466cm" svg:x="12.75cm" svg:y="19.129cm" svg:viewBox="0 0 401 467" draw:points="0,237 401,467 401,230 0,0">
            <text:p/>
          </draw:polygon>
          <draw:polygon draw:style-name="gr2" draw:text-style-name="P2" draw:layer="layout" svg:width="0.4cm" svg:height="0.466cm" svg:x="12.75cm" svg:y="19.129cm" svg:viewBox="0 0 401 467" draw:points="0,237 401,467 401,230 0,0">
            <text:p/>
          </draw:polygon>
        </draw:g>
        <draw:polygon draw:style-name="gr10" draw:text-style-name="P2" draw:layer="layout" svg:width="0.8cm" svg:height="0.695cm" svg:x="12.75cm" svg:y="18.9cm" svg:viewBox="0 0 801 696" draw:points="0,230 0,466 400,696 801,466 801,230 400,0">
          <text:p/>
        </draw:polygon>
        <draw:g>
          <draw:polygon draw:style-name="gr11" draw:text-style-name="P8" draw:layer="layout" svg:width="0.194cm" svg:height="0.111cm" svg:x="13.176cm" svg:y="19.101cm" svg:viewBox="0 0 195 112" draw:points="195,37 184,105 65,112 118,81 0,13 23,0 141,68">
            <text:p/>
          </draw:polygon>
          <draw:polygon draw:style-name="gr12" draw:text-style-name="P2" draw:layer="layout" svg:width="0.194cm" svg:height="0.111cm" svg:x="13.176cm" svg:y="19.101cm" svg:viewBox="0 0 195 112" draw:points="195,37 184,105 65,112 118,81 0,13 23,0 141,68">
            <text:p/>
          </draw:polygon>
        </draw:g>
        <draw:g>
          <draw:polygon draw:style-name="gr11" draw:text-style-name="P8" draw:layer="layout" svg:width="0.194cm" svg:height="0.111cm" svg:x="13.089cm" svg:y="18.955cm" svg:viewBox="0 0 195 112" draw:points="0,75 11,6 130,0 77,30 195,98 172,112 54,43">
            <text:p/>
          </draw:polygon>
          <draw:polygon draw:style-name="gr12" draw:text-style-name="P2" draw:layer="layout" svg:width="0.194cm" svg:height="0.111cm" svg:x="13.089cm" svg:y="18.955cm" svg:viewBox="0 0 195 112" draw:points="0,75 11,6 130,0 77,30 195,98 172,112 54,43">
            <text:p/>
          </draw:polygon>
        </draw:g>
        <draw:g>
          <draw:polygon draw:style-name="gr11" draw:text-style-name="P8" draw:layer="layout" svg:width="0.194cm" svg:height="0.111cm" svg:x="13.017cm" svg:y="19.192cm" svg:viewBox="0 0 195 112" draw:points="195,37 184,105 65,112 118,81 0,13 23,0 141,68">
            <text:p/>
          </draw:polygon>
          <draw:polygon draw:style-name="gr12" draw:text-style-name="P2" draw:layer="layout" svg:width="0.194cm" svg:height="0.111cm" svg:x="13.017cm" svg:y="19.192cm" svg:viewBox="0 0 195 112" draw:points="195,37 184,105 65,112 118,81 0,13 23,0 141,68">
            <text:p/>
          </draw:polygon>
        </draw:g>
        <draw:g>
          <draw:polygon draw:style-name="gr11" draw:text-style-name="P8" draw:layer="layout" svg:width="0.194cm" svg:height="0.111cm" svg:x="12.929cm" svg:y="19.047cm" svg:viewBox="0 0 195 112" draw:points="0,75 11,6 130,0 77,30 195,98 172,112 54,43">
            <text:p/>
          </draw:polygon>
          <draw:polygon draw:style-name="gr12" draw:text-style-name="P2" draw:layer="layout" svg:width="0.194cm" svg:height="0.111cm" svg:x="12.929cm" svg:y="19.047cm" svg:viewBox="0 0 195 112" draw:points="0,75 11,6 130,0 77,30 195,98 172,112 54,43">
            <text:p/>
          </draw:polygon>
        </draw:g>
        <draw:g>
          <draw:path draw:style-name="gr4" draw:text-style-name="P4" draw:layer="layout" svg:width="0.546cm" svg:height="0.8cm" svg:x="13.162cm" svg:y="18.851cm" svg:viewBox="0 0 547 801" svg:d="M36 671c0-1-1-1-1-1zM36 671c3 2 6 3 10 3 3 0 6-1 9-3 1-1 2-1 2-1 7-5 13-10 18-17 4-8 7-14 10-21l291 169 171-99v-333l-76-44v-75-59-1c0-35-8-65-25-95-18-30-40-52-70-69-30-18-60-26-94-26-33 0-60 7-89 22-19 12-32 26-43 45-10 16-15 32-17 50v123l-75 44v208c-2 0-4 0-6 0-4 0-7 0-11 2-9 7-15 14-21 24-2 4-3 7-5 11-10 25-15 47-15 74 0 19 4 35 14 51 0 2 1 3 2 5zM35 670c0 0 1 0 1 1zM16 612c0-23 4-42 11-64-7 22-10 41-11 64v1c0 13 2 24 6 36-4-11-6-21-6-32 0-2 0-4 0-5zM245 121c0 1-1 1-2 1-2 2-5 3-7 4-2 2-4 3-7 4 2-2 4-3 7-5 2-1 5-2 7-3 1 0 2 0 2-1zM245 121c11-5 22-7 34-7 15 0 28 4 41 11 13 8 22 17 30 30 7 13 11 26 11 41 0 3 0 4 0 7 0 10 0 18 0 28s0 19 0 29l-117-68z">
            <text:p/>
          </draw:path>
          <draw:path draw:style-name="gr5" draw:text-style-name="P2" draw:layer="layout" svg:width="0.546cm" svg:height="0.8cm" svg:x="13.162cm" svg:y="18.851cm" svg:viewBox="0 0 547 801" svg:d="M36 671c0-1-1-1-1-1M36 671c3 2 6 3 10 3 3 0 6-1 9-3 1-1 2-1 2-1 7-5 13-10 18-17 4-8 7-14 10-21l291 169 171-99v-333l-76-44v-75-59-1c0-35-8-65-25-95-18-30-40-52-70-69-30-18-60-26-94-26-33 0-60 7-89 22-19 12-32 26-43 45-10 16-15 32-17 50v123l-75 44v208c-2 0-4 0-6 0-4 0-7 0-11 2-9 7-15 14-21 24-2 4-3 7-5 11-10 25-15 47-15 74 0 19 4 35 14 51 0 2 1 3 2 5zM35 670c0 0 1 0 1 1M16 612c0-23 4-42 11-64-7 22-10 41-11 64v1c0 13 2 24 6 36-4-11-6-21-6-32 0-2 0-4 0-5zM245 121c0 1-1 1-2 1-2 2-5 3-7 4-2 2-4 3-7 4 2-2 4-3 7-5 2-1 5-2 7-3 1 0 2 0 2-1 11-5 22-7 34-7 15 0 28 4 41 11 13 8 22 17 30 30 7 13 11 26 11 41 0 3 0 4 0 7 0 10 0 18 0 28s0 19 0 29l-117-68z">
            <text:p/>
          </draw:path>
        </draw:g>
        <draw:g>
          <draw:polygon draw:style-name="gr8" draw:text-style-name="P6" draw:layer="layout" svg:width="0.171cm" svg:height="0.432cm" svg:x="13.779cm" svg:y="19.218cm" svg:viewBox="0 0 172 433" draw:points="0,99 0,433 172,334 172,0">
            <text:p/>
          </draw:polygon>
          <draw:polygon draw:style-name="gr7" draw:text-style-name="P2" draw:layer="layout" svg:width="0.171cm" svg:height="0.432cm" svg:x="13.779cm" svg:y="19.218cm" svg:viewBox="0 0 172 433" draw:points="0,99 0,433 172,334 172,0">
            <text:p/>
          </draw:polygon>
        </draw:g>
        <draw:g>
          <draw:polygon draw:style-name="gr6" draw:text-style-name="P5" draw:layer="layout" svg:width="0.488cm" svg:height="0.284cm" svg:x="13.462cm" svg:y="19.033cm" svg:viewBox="0 0 489 285" draw:points="0,99 318,285 489,185 171,0">
            <text:p/>
          </draw:polygon>
          <draw:polygon draw:style-name="gr7" draw:text-style-name="P2" draw:layer="layout" svg:width="0.488cm" svg:height="0.284cm" svg:x="13.462cm" svg:y="19.033cm" svg:viewBox="0 0 489 285" draw:points="0,99 318,285 489,185 171,0">
            <text:p/>
          </draw:polygon>
        </draw:g>
        <draw:g>
          <draw:path draw:style-name="gr9" draw:text-style-name="P7" draw:layer="layout" svg:width="0.337cm" svg:height="0.404cm" svg:x="13.537cm" svg:y="18.851cm" svg:viewBox="0 0 338 405" svg:d="M338 379c-6 7-12 12-19 16-12 7-24 10-38 10s-26-3-38-10c-6-4-11-8-16-13 0-6 0-11 0-17 0-57 0-105 1-162 0-2 0-4 0-6 0-16-4-29-11-42-8-13-17-22-30-30-13-7-26-11-41-11s-28 4-41 11c-3 2-6 4-9 6 3-3 5-5 8-6 2-2 4-3 7-3l-1 156c-5 6-10 11-17 15-12 6-23 10-37 10-13 0-25-4-37-10-7-5-13-10-19-17v-158c2-19 7-35 17-51 11-19 24-33 42-45 29-15 56-22 88-22 35 0 65 8 95 26 30 17 52 39 70 69 17 31 25 60 25 95 0 1 0 1 0 2v58z">
            <text:p/>
          </draw:path>
          <draw:path draw:style-name="gr2" draw:text-style-name="P2" draw:layer="layout" svg:width="0.337cm" svg:height="0.404cm" svg:x="13.537cm" svg:y="18.851cm" svg:viewBox="0 0 338 405" svg:d="M338 379c-6 7-12 12-19 16-12 7-24 10-38 10s-26-3-38-10c-6-4-11-8-16-13 0-6 0-11 0-17 0-57 0-105 1-162 0-2 0-4 0-6 0-16-4-29-11-42-8-13-17-22-30-30-13-7-26-11-41-11s-28 4-41 11c-3 2-6 4-9 6 3-3 5-5 8-6 2-2 4-3 7-3l-1 156c-5 6-10 11-17 15-12 6-23 10-37 10-13 0-25-4-37-10-7-5-13-10-19-17v-158c2-19 7-35 17-51 11-19 24-33 42-45 29-15 56-22 88-22 35 0 65 8 95 26 30 17 52 39 70 69 17 31 25 60 25 95 0 1 0 1 0 2v58z">
            <text:p/>
          </draw:path>
        </draw:g>
        <draw:g>
          <draw:polygon draw:style-name="gr9" draw:text-style-name="P7" draw:layer="layout" svg:width="0.317cm" svg:height="0.517cm" svg:x="13.462cm" svg:y="19.133cm" svg:viewBox="0 0 318 518" draw:points="0,333 318,518 318,185 0,0">
            <text:p/>
          </draw:polygon>
          <draw:polygon draw:style-name="gr2" draw:text-style-name="P2" draw:layer="layout" svg:width="0.317cm" svg:height="0.517cm" svg:x="13.462cm" svg:y="19.133cm" svg:viewBox="0 0 318 518" draw:points="0,333 318,518 318,185 0,0">
            <text:p/>
          </draw:polygon>
        </draw:g>
        <draw:g>
          <draw:path draw:style-name="gr9" draw:text-style-name="P7" draw:layer="layout" svg:width="0.098cm" svg:height="0.172cm" svg:x="13.568cm" svg:y="19.251cm" svg:viewBox="0 0 99 173" svg:d="M3 95c-3-16-4-30-2-44 2-15 5-25 11-35 6-9 12-14 21-16h1c9-1 16 1 25 7 8 7 16 15 23 28s11 26 14 42 4 30 2 44c-1 15-5 26-10 35-6 9-13 14-21 16-9 2-17-1-26-7s-16-15-23-28-12-26-15-42z">
            <text:p/>
          </draw:path>
          <draw:path draw:style-name="gr2" draw:text-style-name="P2" draw:layer="layout" svg:width="0.098cm" svg:height="0.172cm" svg:x="13.568cm" svg:y="19.251cm" svg:viewBox="0 0 99 173" svg:d="M3 95c-3-16-4-30-2-44 2-15 5-25 11-35 6-9 12-14 21-16h1c9-1 16 1 25 7 8 7 16 15 23 28s11 26 14 42 4 30 2 44c-1 15-5 26-10 35-6 9-13 14-21 16-9 2-17-1-26-7s-16-15-23-28-12-26-15-42z">
            <text:p/>
          </draw:path>
        </draw:g>
        <draw:g>
          <draw:polygon draw:style-name="gr9" draw:text-style-name="P7" draw:layer="layout" svg:width="0.02cm" svg:height="0.093cm" svg:x="13.604cm" svg:y="19.296cm" svg:viewBox="0 0 21 94" draw:points="0,82 21,94 21,11 0,0">
            <text:p/>
          </draw:polygon>
          <draw:polygon draw:style-name="gr2" draw:text-style-name="P2" draw:layer="layout" svg:width="0.02cm" svg:height="0.093cm" svg:x="13.604cm" svg:y="19.296cm" svg:viewBox="0 0 21 94" draw:points="0,82 21,94 21,11 0,0">
            <text:p/>
          </draw:polygon>
        </draw:g>
        <draw:path draw:style-name="gr10" draw:text-style-name="P2" draw:layer="layout" svg:width="0.116cm" svg:height="0.146cm" svg:x="13.648cm" svg:y="18.965cm" svg:viewBox="0 0 117 147" svg:d="M0 79l116 68 1-58c0-2 0-4 0-6 0-15-3-28-11-42-8-13-17-22-31-30-13-7-26-11-42-11-12 0-22 2-33 7z">
          <text:p/>
        </draw:path>
        <draw:g>
          <draw:path draw:style-name="gr9" draw:text-style-name="P7" draw:layer="layout" svg:width="0.203cm" svg:height="0.212cm" svg:x="13.42cm" svg:y="19.31cm" svg:viewBox="0 0 204 213" svg:d="M204 0v23l-13 27-51 30-17 37-46 26c-4 18-9 33-19 49-5 7-10 12-17 17-1 1-1 1-2 2-3 2-6 2-10 2-3 0-6 0-9-2s-5-4-7-8c-1 0-1-1-1-1-8-16-12-31-12-49 0-1 0-2 0-2 1-24 4-43 12-66 2-6 4-11 8-17 6-10 12-18 21-26 4-2 7-3 11-3 3 0 7 1 10 3 4 2 6 5 8 8 0 1 0 1 0 1 1 2 2 3 3 4 3 6 5 12 6 18z">
            <text:p/>
          </draw:path>
          <draw:path draw:style-name="gr2" draw:text-style-name="P2" draw:layer="layout" svg:width="0.203cm" svg:height="0.212cm" svg:x="13.42cm" svg:y="19.31cm" svg:viewBox="0 0 204 213" svg:d="M204 0v23l-13 27-51 30-17 37-46 26c-4 18-9 33-19 49-5 7-10 12-17 17-1 1-1 1-2 2-3 2-6 2-10 2-3 0-6 0-9-2s-5-4-7-8c-1 0-1-1-1-1-8-16-12-31-12-49 0-1 0-2 0-2 1-24 4-43 12-66 2-6 4-11 8-17 6-10 12-18 21-26 4-2 7-3 11-3 3 0 7 1 10 3 4 2 6 5 8 8 0 1 0 1 0 1 1 2 2 3 3 4 3 6 5 12 6 18z">
            <text:p/>
          </draw:path>
        </draw:g>
        <draw:path draw:style-name="gr2" draw:text-style-name="P2" draw:layer="layout" svg:width="0.026cm" svg:height="0.048cm" svg:x="13.433cm" svg:y="19.42cm" svg:viewBox="0 0 27 49" svg:d="M26 27c-1 4-2 7-4 11s-4 6-6 8c-3 2-5 3-7 2-3 0-4-2-6-4-2-3-3-6-3-10-1-4 0-8 0-12 1-5 3-8 4-12 2-4 4-6 7-8 2-2 4-3 7-2 2 1 4 2 6 4 1 3 2 6 3 10 0 4 0 8-1 12z">
          <text:p/>
        </draw:path>
        <draw:g>
          <draw:polygon draw:style-name="gr9" draw:text-style-name="P7" draw:layer="layout" svg:width="0.129cm" svg:height="0.083cm" svg:x="13.494cm" svg:y="19.3cm" svg:viewBox="0 0 130 84" draw:points="0,69 5,84 130,9 114,0">
            <text:p/>
          </draw:polygon>
          <draw:polygon draw:style-name="gr2" draw:text-style-name="P2" draw:layer="layout" svg:width="0.129cm" svg:height="0.083cm" svg:x="13.494cm" svg:y="19.3cm" svg:viewBox="0 0 130 84" draw:points="0,69 5,84 130,9 114,0">
            <text:p/>
          </draw:polygon>
        </draw:g>
        <draw:g>
          <draw:path draw:style-name="gr9" draw:text-style-name="P7" draw:layer="layout" svg:width="0.077cm" svg:height="0.178cm" svg:x="13.404cm" svg:y="19.341cm" svg:viewBox="0 0 78 179" svg:d="M36 179c-3-4-6-8-9-14-8-13-11-25-11-40 0-2 0-4 0-5 1-24 4-44 12-66 3-6 5-11 8-16 6-11 13-19 22-27 4-2 7-3 11-3 3 0 6 1 9 2l-9-5c-1-1-2-1-3-2-4-2-8-3-13-3-4 0-8 0-11 2-10 7-16 14-22 24-2 4-3 7-5 11-10 25-15 47-15 74 0 19 4 35 14 52 1 1 1 2 2 4z">
            <text:p/>
          </draw:path>
          <draw:path draw:style-name="gr2" draw:text-style-name="P2" draw:layer="layout" svg:width="0.077cm" svg:height="0.178cm" svg:x="13.404cm" svg:y="19.341cm" svg:viewBox="0 0 78 179" svg:d="M36 179c-3-4-6-8-9-14-8-13-11-25-11-40 0-2 0-4 0-5 1-24 4-44 12-66 3-6 5-11 8-16 6-11 13-19 22-27 4-2 7-3 11-3 3 0 6 1 9 2l-9-5c-1-1-2-1-3-2-4-2-8-3-13-3-4 0-8 0-11 2-10 7-16 14-22 24-2 4-3 7-5 11-10 25-15 47-15 74 0 19 4 35 14 52 1 1 1 2 2 4z">
            <text:p/>
          </draw:path>
        </draw:g>
        <draw:g>
          <draw:path draw:style-name="gr9" draw:text-style-name="P7" draw:layer="layout" svg:width="0.023cm" svg:height="0.048cm" svg:x="13.436cm" svg:y="19.42cm" svg:viewBox="0 0 24 49" svg:d="M9 13c0 1 0 1 0 2 0 8-2 16-6 23-1 2-2 3-3 5 0 1 0 1 1 2 0 1 1 2 2 3 2 0 3 1 4 1s2-1 4-1c0-1 0-1 0-1 4-2 6-5 8-8 1-1 1-3 2-4 2-6 3-11 3-17 0-3 0-6-1-9 0-1-1-2-1-4-2-2-3-3-5-4-1 0-1-1-2-1-1 0-1 0-1 0-2 0-4 0-6 1 0 1-1 1-2 2 2 3 3 7 3 10z">
            <text:p/>
          </draw:path>
          <draw:path draw:style-name="gr2" draw:text-style-name="P2" draw:layer="layout" svg:width="0.023cm" svg:height="0.048cm" svg:x="13.436cm" svg:y="19.42cm" svg:viewBox="0 0 24 49" svg:d="M9 13c0 1 0 1 0 2 0 8-2 16-6 23-1 2-2 3-3 5 0 1 0 1 1 2 0 1 1 2 2 3 2 0 3 1 4 1s2-1 4-1c0-1 0-1 0-1 4-2 6-5 8-8 1-1 1-3 2-4 2-6 3-11 3-17 0-3 0-6-1-9 0-1-1-2-1-4-2-2-3-3-5-4-1 0-1-1-2-1-1 0-1 0-1 0-2 0-4 0-6 1 0 1-1 1-2 2 2 3 3 7 3 10z">
            <text:p/>
          </draw:path>
        </draw:g>
        <draw:path draw:style-name="gr10" draw:text-style-name="P2" draw:layer="layout" svg:width="0.546cm" svg:height="0.797cm" svg:x="13.404cm" svg:y="18.853cm" svg:viewBox="0 0 547 798" svg:d="M58 280v209c-2 0-4-1-7-1-4 0-7 1-10 2-9 7-15 14-20 24-3 4-4 8-6 12-10 24-15 46-15 73v1c0 19 4 35 14 52 1 1 1 2 2 4l20 12c3 1 6 2 9 2 4 0 7-1 10-3 1 0 1-1 2-1 7-5 13-10 18-16 4-8 7-14 10-21l291 169 171-99v-334l-76-43v-134c-1-17-3-32-8-48-9-34-26-61-51-86-26-24-53-40-88-48-34-9-66-8-100 1-11 4-20 7-31 12-19 12-33 27-44 47-9 16-14 31-16 48v123z">
          <text:p/>
        </draw:path>
        <draw:g>
          <draw:path draw:style-name="gr4" draw:text-style-name="P4" draw:layer="layout" svg:width="0.576cm" svg:height="0.8cm" svg:x="1.162cm" svg:y="5.85cm" svg:viewBox="0 0 577 801" svg:d="M550 623l27-15v-490l-222-118-355 193v498c27 28 54 48 90 67 41 23 81 36 128 43l87-46c10 11 20 19 34 27 23 13 45 19 72 19s49-6 72-19 40-29 53-52c13-22 19-44 19-70 0-13-1-25-5-37zM98 271c1 0 2 1 4 2 38 20 73 33 116 41-43-8-78-21-116-41-1-1-2-2-4-2z">
            <text:p/>
          </draw:path>
          <draw:path draw:style-name="gr5" draw:text-style-name="P2" draw:layer="layout" svg:width="0.576cm" svg:height="0.8cm" svg:x="1.162cm" svg:y="5.85cm" svg:viewBox="0 0 577 801" svg:d="M550 623l27-15v-490l-222-118-355 193v498c27 28 54 48 90 67 41 23 81 36 128 43l87-46c10 11 20 19 34 27 23 13 45 19 72 19s49-6 72-19 40-29 53-52c13-22 19-44 19-70 0-13-1-25-5-37zM98 271c1 0 2 1 4 2 38 20 73 33 116 41-43-8-78-21-116-41-1-1-2-2-4-2z">
            <text:p/>
          </draw:path>
        </draw:g>
        <draw:g>
          <draw:path draw:style-name="gr23" draw:text-style-name="P15" draw:layer="layout" svg:width="0.576cm" svg:height="0.313cm" svg:x="1.162cm" svg:y="5.85cm" svg:viewBox="0 0 577 314" svg:d="M218 314l359-196-222-118-355 194c30 33 61 57 101 79 38 20 74 33 117 41z">
            <text:p/>
          </draw:path>
          <draw:path draw:style-name="gr24" draw:text-style-name="P2" draw:layer="layout" svg:width="0.576cm" svg:height="0.313cm" svg:x="1.162cm" svg:y="5.85cm" svg:viewBox="0 0 577 314" svg:d="M218 314l359-196-222-118-355 194c30 33 61 57 101 79 38 20 74 33 117 41z">
            <text:p/>
          </draw:path>
        </draw:g>
        <draw:g>
          <draw:path draw:style-name="gr25" draw:text-style-name="P16" draw:layer="layout" svg:width="0.219cm" svg:height="0.608cm" svg:x="1.162cm" svg:y="6.043cm" svg:viewBox="0 0 220 609" svg:d="M220 120c-44-8-80-20-118-41-41-22-72-46-102-79v498c28 28 55 49 91 69 42 22 81 35 129 42z">
            <text:p/>
          </draw:path>
          <draw:path draw:style-name="gr24" draw:text-style-name="P2" draw:layer="layout" svg:width="0.219cm" svg:height="0.608cm" svg:x="1.162cm" svg:y="6.043cm" svg:viewBox="0 0 220 609" svg:d="M220 120c-44-8-80-20-118-41-41-22-72-46-102-79v498c28 28 55 49 91 69 42 22 81 35 129 42z">
            <text:p/>
          </draw:path>
        </draw:g>
        <draw:g>
          <draw:polygon draw:style-name="gr26" draw:text-style-name="P17" draw:layer="layout" svg:width="0.357cm" svg:height="0.681cm" svg:x="1.38cm" svg:y="5.969cm" svg:viewBox="0 0 358 682" draw:points="0,195 0,682 358,489 358,0">
            <text:p/>
          </draw:polygon>
          <draw:polygon draw:style-name="gr24" draw:text-style-name="P2" draw:layer="layout" svg:width="0.357cm" svg:height="0.681cm" svg:x="1.38cm" svg:y="5.969cm" svg:viewBox="0 0 358 682" draw:points="0,195 0,682 358,489 358,0">
            <text:p/>
          </draw:polygon>
        </draw:g>
        <draw:path draw:style-name="gr27" draw:text-style-name="P2" draw:layer="layout" svg:width="0.576cm" svg:height="0.8cm" svg:x="1.162cm" svg:y="5.85cm" svg:viewBox="0 0 577 801" svg:d="M577 118l-222-118-355 193v498c27 28 54 48 90 67 41 23 81 36 128 43l359-193z">
          <text:p/>
        </draw:path>
        <draw:g>
          <draw:path draw:style-name="gr28" draw:text-style-name="P18" draw:layer="layout" svg:width="0.033cm" svg:height="0.043cm" svg:x="1.245cm" svg:y="6.344cm" svg:viewBox="0 0 34 44" svg:d="M33 17c1 4 2 7 1 10 0 4-1 7-2 10-2 3-4 5-7 6s-5 1-9 0c-3-1-6-3-8-6-3-3-5-6-6-9-2-4-2-8-2-12s1-7 2-10c2-2 4-4 6-5h1c3-1 6-1 9 0s6 2 8 5c3 3 5 6 6 10 1 0 1 1 1 1z">
            <text:p/>
          </draw:path>
          <draw:path draw:style-name="gr12" draw:text-style-name="P2" draw:layer="layout" svg:width="0.033cm" svg:height="0.043cm" svg:x="1.245cm" svg:y="6.344cm" svg:viewBox="0 0 34 44" svg:d="M33 17c1 4 2 7 1 10 0 4-1 7-2 10-2 3-4 5-7 6s-5 1-9 0c-3-1-6-3-8-6-3-3-5-6-6-9-2-4-2-8-2-12s1-7 2-10c2-2 4-4 6-5h1c3-1 6-1 9 0s6 2 8 5c3 3 5 6 6 10 1 0 1 1 1 1z">
            <text:p/>
          </draw:path>
        </draw:g>
        <draw:path draw:style-name="gr29" draw:text-style-name="P2" draw:layer="layout" svg:width="0.148cm" svg:height="0.135cm" svg:x="1.197cm" svg:y="6.444cm" svg:viewBox="0 0 149 136" svg:d="M0 0c27 22 51 37 82 51 23 11 43 18 67 25M0 29c27 22 52 38 83 53 23 10 42 18 66 24M0 59c27 23 52 39 83 53 23 11 42 18 66 24">
          <text:p/>
        </draw:path>
        <draw:g>
          <draw:path draw:style-name="gr30" draw:text-style-name="P19" draw:layer="layout" svg:width="0.16cm" svg:height="0.091cm" svg:x="1.192cm" svg:y="6.137cm" svg:viewBox="0 0 161 92" svg:d="M5 14c21 18 40 31 64 44 28 15 54 26 85 34 1 0 2 0 3-1 2-1 2-1 3-3 1-1 1-2 1-3s0-3-1-4-1-2-3-2c-1-1-2-1-3-1-32-9-57-19-86-34-22-12-40-25-60-41 0-1-1-1-2-2 0 0-1-1-2-1s-1 1-2 1c-1 1-1 1-2 2 0 1 0 1 0 2s0 1 0 2c0 2 1 3 1 4 1 1 2 2 4 3z">
            <text:p/>
          </draw:path>
          <draw:path draw:style-name="gr12" draw:text-style-name="P2" draw:layer="layout" svg:width="0.16cm" svg:height="0.091cm" svg:x="1.192cm" svg:y="6.137cm" svg:viewBox="0 0 161 92" svg:d="M5 14c21 18 40 31 64 44 28 15 54 26 85 34 1 0 2 0 3-1 2-1 2-1 3-3 1-1 1-2 1-3s0-3-1-4-1-2-3-2c-1-1-2-1-3-1-32-9-57-19-86-34-22-12-40-25-60-41 0-1-1-1-2-2 0 0-1-1-2-1s-1 1-2 1c-1 1-1 1-2 2 0 1 0 1 0 2s0 1 0 2c0 2 1 3 1 4 1 1 2 2 4 3z">
            <text:p/>
          </draw:path>
        </draw:g>
        <draw:g>
          <draw:path draw:style-name="gr31" draw:text-style-name="P20" draw:layer="layout" svg:width="0.045cm" svg:height="0.029cm" svg:x="1.239cm" svg:y="6.18cm" svg:viewBox="0 0 46 30" svg:d="M46 29v-1c-4-9-8-16-13-21-6-5-11-7-17-7s-10 2-15 6c-1 2-1 3-1 5 0 3 1 6 5 9 3 3 7 5 13 7s12 3 19 3c3 0 6-1 9-1z">
            <text:p/>
          </draw:path>
          <draw:path draw:style-name="gr24" draw:text-style-name="P2" draw:layer="layout" svg:width="0.045cm" svg:height="0.029cm" svg:x="1.239cm" svg:y="6.18cm" svg:viewBox="0 0 46 30" svg:d="M46 29v-1c-4-9-8-16-13-21-6-5-11-7-17-7s-10 2-15 6c-1 2-1 3-1 5 0 3 1 6 5 9 3 3 7 5 13 7s12 3 19 3c3 0 6-1 9-1z">
            <text:p/>
          </draw:path>
        </draw:g>
        <draw:path draw:style-name="gr32" draw:text-style-name="P21" draw:layer="layout" svg:width="0.148cm" svg:height="0.115cm" svg:x="1.197cm" svg:y="6.19cm" svg:viewBox="0 0 149 116" svg:d="M0 0v39c21 17 40 29 64 42 28 16 54 26 85 35v-40c-32-9-58-20-87-35-23-13-42-25-62-41z">
          <text:p/>
        </draw:path>
        <draw:path draw:style-name="gr30" draw:text-style-name="P19" draw:layer="layout" svg:width="0.148cm" svg:height="0.086cm" svg:x="1.197cm" svg:y="6.198cm" svg:viewBox="0 0 149 87" svg:d="M0 9c21 18 40 31 64 44 28 16 54 26 85 34v-10c-32-9-58-20-87-36-23-12-42-25-62-41z">
          <text:p/>
        </draw:path>
        <draw:path draw:style-name="gr24" draw:text-style-name="P2" draw:layer="layout" svg:width="0.148cm" svg:height="0.115cm" svg:x="1.197cm" svg:y="6.189cm" svg:viewBox="0 0 149 116" svg:d="M0 0v39c21 17 40 29 64 42 28 16 54 26 85 35">
          <text:p/>
        </draw:path>
        <draw:path draw:style-name="gr12" draw:text-style-name="P2" draw:layer="layout" svg:width="0.148cm" svg:height="0.115cm" svg:x="1.197cm" svg:y="6.191cm" svg:viewBox="0 0 149 116" svg:d="M149 116v-40c-32-9-58-20-87-35-23-13-42-25-62-41">
          <text:p/>
        </draw:path>
        <draw:g>
          <draw:path draw:style-name="gr33" draw:text-style-name="P22" draw:layer="layout" svg:width="0.286cm" svg:height="0.279cm" svg:x="1.43cm" svg:y="6.37cm" svg:viewBox="0 0 287 280" svg:d="M287 140c0 26-6 48-19 70s-30 38-53 51-45 19-71 19c-27 0-49-6-72-19s-40-29-53-51-19-44-19-70 6-48 19-70 30-38 53-51c22-13 44-19 70-19 1 0 1 0 2 0 26 0 48 6 71 19s40 29 53 51 19 44 19 70z">
            <text:p/>
          </draw:path>
          <draw:path draw:style-name="gr34" draw:text-style-name="P2" draw:layer="layout" svg:width="0.286cm" svg:height="0.279cm" svg:x="1.43cm" svg:y="6.37cm" svg:viewBox="0 0 287 280" svg:d="M287 140c0 26-6 48-19 70s-30 38-53 51-45 19-71 19c-27 0-49-6-72-19s-40-29-53-51-19-44-19-70 6-48 19-70 30-38 53-51c22-13 44-19 70-19 1 0 1 0 2 0 26 0 48 6 71 19s40 29 53 51 19 44 19 70z">
            <text:p/>
          </draw:path>
        </draw:g>
        <draw:path draw:style-name="gr34" draw:text-style-name="P2" draw:layer="layout" svg:width="0.27cm" svg:height="0.281cm" svg:x="1.442cm" svg:y="6.369cm" svg:viewBox="0 0 271 282" svg:d="M99 279c-11-11-18-22-23-35-16-41-6-85 32-140 15-22 31-42 54-65 2 5 4 8 6 13 32 67 36 119 12 165-14 29-35 48-69 65M13 219c-9-18-13-35-13-55 0-24 6-44 18-64 12-21 27-35 48-47s42-17 66-17c11 0 21 1 31 3 14 3 25 7 36 14 22 12 37 27 49 47s17 40 17 64c0 23-5 43-17 64-1 2-2 3-3 5M211 21c-2 0-3 0-4 0-12 0-22 3-31 7-6 4-10 7-14 12-12-15-25-25-43-35-2-1-3-2-5-3M128 35c1-5 4-9 8-12 4-4 9-6 14-7 6-1 11-1 17 1h1c5 2 9 4 13 8s7 8 9 13c1 5 1 10 0 15s-4 9-8 12c-4 4-9 6-14 7-6 1-11 1-17-1-5-2-10-4-14-8s-7-8-9-13c-1-5-1-10 0-15zM129 127c-12-5-22-12-30-21-8-10-13-20-16-31-2-11-2-21 3-31 4-10 10-17 20-24 10-6 20-9 33-9 13-1 24 1 37 7 12 5 22 12 30 21 9 10 14 19 16 31 2 11 2 21-3 31-4 10-10 17-20 23s-20 9-33 10c-13 0-24-2-37-7zM119 210c-23-5-42-14-59-28-18-14-30-29-38-48-7-19-9-36-5-54 0-1 0-1 0-1 5-19 14-34 29-48s33-22 55-27 43-5 66 0c23 6 42 15 59 29 18 14 30 29 38 48 7 19 9 37 5 56-5 18-14 33-29 47s-33 22-55 27-43 5-66 0z">
          <text:p/>
        </draw:path>
        <draw:path draw:style-name="gr27" draw:text-style-name="P2" draw:layer="layout" svg:width="0.286cm" svg:height="0.279cm" svg:x="1.43cm" svg:y="6.37cm" svg:viewBox="0 0 287 280" svg:d="M287 140c0 26-6 48-19 70s-30 38-53 51-45 19-71 19c-27 0-49-6-72-19s-40-29-53-51-19-44-19-70 6-48 19-70 30-38 53-51c22-13 44-19 70-19 1 0 1 0 2 0 26 0 48 6 71 19s40 29 53 51 19 44 19 70z">
          <text:p/>
        </draw:path>
        <draw:g>
          <draw:path draw:style-name="gr4" draw:text-style-name="P4" draw:layer="layout" svg:width="0.576cm" svg:height="0.8cm" svg:x="31.262cm" svg:y="20.85cm" svg:viewBox="0 0 577 801" svg:d="M551 623l26-15v-490l-222-118-355 193v498c27 28 55 48 90 67 42 23 81 36 129 43l86-46c11 11 21 19 34 27 23 13 46 19 73 19 26 0 49-6 72-19s40-29 53-52c13-22 19-44 19-70 0-13-1-25-5-37zM98 271c2 0 3 1 4 2 38 20 73 33 117 41-43-8-79-21-117-41-1-1-2-2-4-2z">
            <text:p/>
          </draw:path>
          <draw:path draw:style-name="gr5" draw:text-style-name="P2" draw:layer="layout" svg:width="0.576cm" svg:height="0.8cm" svg:x="31.262cm" svg:y="20.85cm" svg:viewBox="0 0 577 801" svg:d="M551 623l26-15v-490l-222-118-355 193v498c27 28 55 48 90 67 42 23 81 36 129 43l86-46c11 11 21 19 34 27 23 13 46 19 73 19 26 0 49-6 72-19s40-29 53-52c13-22 19-44 19-70 0-13-1-25-5-37zM98 271c2 0 3 1 4 2 38 20 73 33 117 41-43-8-79-21-117-41-1-1-2-2-4-2z">
            <text:p/>
          </draw:path>
        </draw:g>
        <draw:g>
          <draw:path draw:style-name="gr23" draw:text-style-name="P15" draw:layer="layout" svg:width="0.576cm" svg:height="0.313cm" svg:x="31.262cm" svg:y="20.85cm" svg:viewBox="0 0 577 314" svg:d="M219 314l358-196-222-118-355 194c30 33 61 57 101 79 39 20 74 33 118 41z">
            <text:p/>
          </draw:path>
          <draw:path draw:style-name="gr24" draw:text-style-name="P2" draw:layer="layout" svg:width="0.576cm" svg:height="0.313cm" svg:x="31.262cm" svg:y="20.85cm" svg:viewBox="0 0 577 314" svg:d="M219 314l358-196-222-118-355 194c30 33 61 57 101 79 39 20 74 33 118 41z">
            <text:p/>
          </draw:path>
        </draw:g>
        <draw:g>
          <draw:path draw:style-name="gr25" draw:text-style-name="P16" draw:layer="layout" svg:width="0.219cm" svg:height="0.608cm" svg:x="31.262cm" svg:y="21.043cm" svg:viewBox="0 0 220 609" svg:d="M220 120c-44-8-80-20-118-41-41-22-72-46-102-79v498c28 28 55 49 91 69 42 22 81 35 129 42z">
            <text:p/>
          </draw:path>
          <draw:path draw:style-name="gr24" draw:text-style-name="P2" draw:layer="layout" svg:width="0.219cm" svg:height="0.608cm" svg:x="31.262cm" svg:y="21.043cm" svg:viewBox="0 0 220 609" svg:d="M220 120c-44-8-80-20-118-41-41-22-72-46-102-79v498c28 28 55 49 91 69 42 22 81 35 129 42z">
            <text:p/>
          </draw:path>
        </draw:g>
        <draw:g>
          <draw:polygon draw:style-name="gr26" draw:text-style-name="P17" draw:layer="layout" svg:width="0.357cm" svg:height="0.681cm" svg:x="31.481cm" svg:y="20.969cm" svg:viewBox="0 0 358 682" draw:points="0,195 0,682 358,489 358,0">
            <text:p/>
          </draw:polygon>
          <draw:polygon draw:style-name="gr24" draw:text-style-name="P2" draw:layer="layout" svg:width="0.357cm" svg:height="0.681cm" svg:x="31.481cm" svg:y="20.969cm" svg:viewBox="0 0 358 682" draw:points="0,195 0,682 358,489 358,0">
            <text:p/>
          </draw:polygon>
        </draw:g>
        <draw:path draw:style-name="gr27" draw:text-style-name="P2" draw:layer="layout" svg:width="0.576cm" svg:height="0.8cm" svg:x="31.262cm" svg:y="20.85cm" svg:viewBox="0 0 577 801" svg:d="M577 118l-222-118-355 193v498c27 28 55 48 90 67 42 23 81 36 129 43l358-193z">
          <text:p/>
        </draw:path>
        <draw:g>
          <draw:path draw:style-name="gr28" draw:text-style-name="P18" draw:layer="layout" svg:width="0.033cm" svg:height="0.043cm" svg:x="31.345cm" svg:y="21.344cm" svg:viewBox="0 0 34 44" svg:d="M33 17c1 4 2 7 1 10 0 4-1 7-2 10-2 3-4 5-7 6s-5 1-9 0c-3-1-6-3-8-6-3-3-5-6-6-9-2-4-2-8-2-12s1-7 2-10c2-2 4-4 6-5h1c3-1 6-1 9 0s6 2 8 5c3 3 5 6 6 10 1 0 1 1 1 1z">
            <text:p/>
          </draw:path>
          <draw:path draw:style-name="gr12" draw:text-style-name="P2" draw:layer="layout" svg:width="0.033cm" svg:height="0.043cm" svg:x="31.345cm" svg:y="21.344cm" svg:viewBox="0 0 34 44" svg:d="M33 17c1 4 2 7 1 10 0 4-1 7-2 10-2 3-4 5-7 6s-5 1-9 0c-3-1-6-3-8-6-3-3-5-6-6-9-2-4-2-8-2-12s1-7 2-10c2-2 4-4 6-5h1c3-1 6-1 9 0s6 2 8 5c3 3 5 6 6 10 1 0 1 1 1 1z">
            <text:p/>
          </draw:path>
        </draw:g>
        <draw:path draw:style-name="gr29" draw:text-style-name="P2" draw:layer="layout" svg:width="0.148cm" svg:height="0.135cm" svg:x="31.297cm" svg:y="21.444cm" svg:viewBox="0 0 149 136" svg:d="M0 0c27 22 51 37 82 51 23 11 43 18 67 25M0 29c27 22 52 38 83 53 23 10 42 18 66 24M0 59c27 23 52 39 83 53 23 11 42 18 66 24">
          <text:p/>
        </draw:path>
        <draw:g>
          <draw:path draw:style-name="gr30" draw:text-style-name="P19" draw:layer="layout" svg:width="0.16cm" svg:height="0.091cm" svg:x="31.292cm" svg:y="21.137cm" svg:viewBox="0 0 161 92" svg:d="M5 14c21 18 40 31 64 44 28 15 54 26 85 34 1 0 2 0 3-1 2-1 2-1 3-3 1-1 1-2 1-3s0-3-1-4-1-2-3-2c-1-1-2-1-3-1-32-9-57-19-86-34-22-12-40-25-60-41 0-1-1-1-2-2 0 0-1-1-2-1s-1 1-2 1c-1 1-1 1-2 2 0 1 0 1 0 2s0 1 0 2c0 2 1 3 1 4 1 1 2 2 4 3z">
            <text:p/>
          </draw:path>
          <draw:path draw:style-name="gr12" draw:text-style-name="P2" draw:layer="layout" svg:width="0.16cm" svg:height="0.091cm" svg:x="31.292cm" svg:y="21.137cm" svg:viewBox="0 0 161 92" svg:d="M5 14c21 18 40 31 64 44 28 15 54 26 85 34 1 0 2 0 3-1 2-1 2-1 3-3 1-1 1-2 1-3s0-3-1-4-1-2-3-2c-1-1-2-1-3-1-32-9-57-19-86-34-22-12-40-25-60-41 0-1-1-1-2-2 0 0-1-1-2-1s-1 1-2 1c-1 1-1 1-2 2 0 1 0 1 0 2s0 1 0 2c0 2 1 3 1 4 1 1 2 2 4 3z">
            <text:p/>
          </draw:path>
        </draw:g>
        <draw:g>
          <draw:path draw:style-name="gr31" draw:text-style-name="P20" draw:layer="layout" svg:width="0.045cm" svg:height="0.029cm" svg:x="31.339cm" svg:y="21.18cm" svg:viewBox="0 0 46 30" svg:d="M46 29v-1c-4-9-8-16-13-21-6-5-11-7-17-7s-10 2-15 6c-1 2-1 3-1 5 0 3 1 6 5 9 3 3 7 5 13 7s12 3 19 3c3 0 6-1 9-1z">
            <text:p/>
          </draw:path>
          <draw:path draw:style-name="gr24" draw:text-style-name="P2" draw:layer="layout" svg:width="0.045cm" svg:height="0.029cm" svg:x="31.339cm" svg:y="21.18cm" svg:viewBox="0 0 46 30" svg:d="M46 29v-1c-4-9-8-16-13-21-6-5-11-7-17-7s-10 2-15 6c-1 2-1 3-1 5 0 3 1 6 5 9 3 3 7 5 13 7s12 3 19 3c3 0 6-1 9-1z">
            <text:p/>
          </draw:path>
        </draw:g>
        <draw:path draw:style-name="gr35" draw:text-style-name="P23" draw:layer="layout" svg:width="0.148cm" svg:height="0.115cm" svg:x="31.297cm" svg:y="21.19cm" svg:viewBox="0 0 149 116" svg:d="M0 0v39c21 17 40 29 64 42 28 16 54 26 85 35v-40c-32-9-58-20-87-35-23-13-42-25-62-41z">
          <text:p/>
        </draw:path>
        <draw:path draw:style-name="gr30" draw:text-style-name="P19" draw:layer="layout" svg:width="0.148cm" svg:height="0.086cm" svg:x="31.297cm" svg:y="21.198cm" svg:viewBox="0 0 149 87" svg:d="M0 9c21 18 40 31 64 44 28 16 54 26 85 34v-10c-32-9-58-20-87-36-23-12-42-25-62-41z">
          <text:p/>
        </draw:path>
        <draw:path draw:style-name="gr24" draw:text-style-name="P2" draw:layer="layout" svg:width="0.148cm" svg:height="0.115cm" svg:x="31.297cm" svg:y="21.189cm" svg:viewBox="0 0 149 116" svg:d="M0 0v39c21 17 40 29 64 42 28 16 54 26 85 35">
          <text:p/>
        </draw:path>
        <draw:path draw:style-name="gr12" draw:text-style-name="P2" draw:layer="layout" svg:width="0.148cm" svg:height="0.115cm" svg:x="31.297cm" svg:y="21.191cm" svg:viewBox="0 0 149 116" svg:d="M149 116v-40c-32-9-58-20-87-35-23-13-42-25-62-41">
          <text:p/>
        </draw:path>
        <draw:g>
          <draw:path draw:style-name="gr33" draw:text-style-name="P22" draw:layer="layout" svg:width="0.286cm" svg:height="0.279cm" svg:x="31.53cm" svg:y="21.37cm" svg:viewBox="0 0 287 280" svg:d="M287 140c0 26-6 48-19 70s-30 38-53 51-45 19-71 19c-27 0-49-6-72-19s-40-29-53-51-19-44-19-70 6-48 19-70 30-38 53-51 45-19 72-19c26 0 48 6 71 19s40 29 53 51 19 44 19 70z">
            <text:p/>
          </draw:path>
          <draw:path draw:style-name="gr34" draw:text-style-name="P2" draw:layer="layout" svg:width="0.286cm" svg:height="0.279cm" svg:x="31.53cm" svg:y="21.37cm" svg:viewBox="0 0 287 280" svg:d="M287 140c0 26-6 48-19 70s-30 38-53 51-45 19-71 19c-27 0-49-6-72-19s-40-29-53-51-19-44-19-70 6-48 19-70 30-38 53-51 45-19 72-19c26 0 48 6 71 19s40 29 53 51 19 44 19 70z">
            <text:p/>
          </draw:path>
        </draw:g>
        <draw:path draw:style-name="gr34" draw:text-style-name="P2" draw:layer="layout" svg:width="0.27cm" svg:height="0.281cm" svg:x="31.542cm" svg:y="21.369cm" svg:viewBox="0 0 271 282" svg:d="M99 279c-11-11-18-22-23-35-16-41-6-85 32-140 15-22 31-42 54-65 2 5 4 8 6 13 32 67 36 119 12 165-14 29-35 48-69 65M13 219c-9-18-13-35-13-55 0-24 6-44 18-64 12-21 27-35 48-47s42-17 66-17c11 0 21 1 31 3 14 3 25 7 36 14 22 12 37 27 49 47s17 40 17 64c0 23-5 43-17 64-1 2-2 3-3 5M211 21c-2 0-3 0-4 0-12 0-22 3-31 7-6 4-10 7-14 12-12-15-25-25-43-35-2-1-3-2-5-3M128 35c1-5 4-9 8-12 4-4 9-6 14-7 6-1 11-1 17 1h1c5 2 9 4 13 8s7 8 9 13c1 5 1 10 0 15s-4 9-8 12c-4 4-9 6-14 7-6 1-11 1-17-1-5-2-10-4-14-8s-7-8-9-13c-1-5-1-10 0-15zM129 127c-12-5-22-12-30-21-8-10-13-20-16-31-2-11-2-21 3-31 4-10 10-17 20-24 10-6 20-9 33-9 13-1 24 1 37 7 12 5 22 12 30 21 9 10 14 19 16 31 2 11 2 21-3 31-4 10-10 17-20 23s-20 9-33 10c-13 0-24-2-37-7zM119 210c-23-5-42-14-59-28-18-14-30-29-38-48-7-19-9-36-5-54 0-1 0-1 0-1 5-19 14-34 29-48s33-22 55-27 43-5 66 0c23 6 42 15 59 29 18 14 30 29 38 48 7 19 9 37 5 56-5 18-14 33-29 47s-33 22-55 27-43 5-66 0z">
          <text:p/>
        </draw:path>
        <draw:path draw:style-name="gr27" draw:text-style-name="P2" draw:layer="layout" svg:width="0.286cm" svg:height="0.279cm" svg:x="31.53cm" svg:y="21.37cm" svg:viewBox="0 0 287 280" svg:d="M287 140c0 26-6 48-19 70s-30 38-53 51-45 19-71 19c-27 0-49-6-72-19s-40-29-53-51-19-44-19-70 6-48 19-70 30-38 53-51 45-19 72-19c26 0 48 6 71 19s40 29 53 51 19 44 19 70z">
          <text:p/>
        </draw:path>
        <draw:g>
          <draw:path draw:style-name="gr4" draw:text-style-name="P4" draw:layer="layout" svg:width="0.576cm" svg:height="0.802cm" svg:x="31.262cm" svg:y="11.85cm" svg:viewBox="0 0 577 803" svg:d="M551 623l26-15v-490l-222-118-355 193v498c27 28 55 48 90 67 42 23 81 36 129 43l86-46c11 12 22 21 37 29 23 13 45 19 71 19 27 0 49-6 72-19 23-12 40-28 53-51 13-22 19-44 19-70 0-14-2-27-6-40zM98 271c2 0 3 1 4 2 38 20 73 33 117 41-43-8-79-21-117-41-1-1-2-2-4-2z">
            <text:p/>
          </draw:path>
          <draw:path draw:style-name="gr5" draw:text-style-name="P2" draw:layer="layout" svg:width="0.576cm" svg:height="0.802cm" svg:x="31.262cm" svg:y="11.85cm" svg:viewBox="0 0 577 803" svg:d="M551 623l26-15v-490l-222-118-355 193v498c27 28 55 48 90 67 42 23 81 36 129 43l86-46c11 12 22 21 37 29 23 13 45 19 71 19 27 0 49-6 72-19 23-12 40-28 53-51 13-22 19-44 19-70 0-14-2-27-6-40zM98 271c2 0 3 1 4 2 38 20 73 33 117 41-43-8-79-21-117-41-1-1-2-2-4-2z">
            <text:p/>
          </draw:path>
        </draw:g>
        <draw:g>
          <draw:path draw:style-name="gr23" draw:text-style-name="P15" draw:layer="layout" svg:width="0.576cm" svg:height="0.313cm" svg:x="31.262cm" svg:y="11.85cm" svg:viewBox="0 0 577 314" svg:d="M219 314l358-196-222-118-355 194c30 33 61 57 101 79 39 20 74 33 118 41z">
            <text:p/>
          </draw:path>
          <draw:path draw:style-name="gr24" draw:text-style-name="P2" draw:layer="layout" svg:width="0.576cm" svg:height="0.313cm" svg:x="31.262cm" svg:y="11.85cm" svg:viewBox="0 0 577 314" svg:d="M219 314l358-196-222-118-355 194c30 33 61 57 101 79 39 20 74 33 118 41z">
            <text:p/>
          </draw:path>
        </draw:g>
        <draw:g>
          <draw:path draw:style-name="gr25" draw:text-style-name="P16" draw:layer="layout" svg:width="0.219cm" svg:height="0.608cm" svg:x="31.262cm" svg:y="12.043cm" svg:viewBox="0 0 220 609" svg:d="M220 120c-44-8-80-20-118-41-41-22-72-46-102-79v498c28 28 55 49 91 69 42 22 81 35 129 42z">
            <text:p/>
          </draw:path>
          <draw:path draw:style-name="gr24" draw:text-style-name="P2" draw:layer="layout" svg:width="0.219cm" svg:height="0.608cm" svg:x="31.262cm" svg:y="12.043cm" svg:viewBox="0 0 220 609" svg:d="M220 120c-44-8-80-20-118-41-41-22-72-46-102-79v498c28 28 55 49 91 69 42 22 81 35 129 42z">
            <text:p/>
          </draw:path>
        </draw:g>
        <draw:g>
          <draw:polygon draw:style-name="gr26" draw:text-style-name="P17" draw:layer="layout" svg:width="0.357cm" svg:height="0.681cm" svg:x="31.481cm" svg:y="11.969cm" svg:viewBox="0 0 358 682" draw:points="0,195 0,682 358,489 358,0">
            <text:p/>
          </draw:polygon>
          <draw:polygon draw:style-name="gr24" draw:text-style-name="P2" draw:layer="layout" svg:width="0.357cm" svg:height="0.681cm" svg:x="31.481cm" svg:y="11.969cm" svg:viewBox="0 0 358 682" draw:points="0,195 0,682 358,489 358,0">
            <text:p/>
          </draw:polygon>
        </draw:g>
        <draw:path draw:style-name="gr27" draw:text-style-name="P2" draw:layer="layout" svg:width="0.576cm" svg:height="0.8cm" svg:x="31.262cm" svg:y="11.85cm" svg:viewBox="0 0 577 801" svg:d="M577 118l-222-118-355 193v498c27 28 55 48 90 67 42 23 81 36 129 43l358-193z">
          <text:p/>
        </draw:path>
        <draw:g>
          <draw:path draw:style-name="gr28" draw:text-style-name="P18" draw:layer="layout" svg:width="0.033cm" svg:height="0.043cm" svg:x="31.345cm" svg:y="12.344cm" svg:viewBox="0 0 34 44" svg:d="M33 17c1 4 2 7 1 10 0 4-1 7-2 10-2 3-4 5-7 6s-5 1-9 0c-3-1-6-3-8-6-3-3-5-6-6-9-2-4-2-8-2-12s1-7 2-10c2-2 4-4 6-5h1c3-1 6-1 9 0s6 2 8 5c3 3 5 6 6 10 1 0 1 1 1 1z">
            <text:p/>
          </draw:path>
          <draw:path draw:style-name="gr12" draw:text-style-name="P2" draw:layer="layout" svg:width="0.033cm" svg:height="0.043cm" svg:x="31.345cm" svg:y="12.344cm" svg:viewBox="0 0 34 44" svg:d="M33 17c1 4 2 7 1 10 0 4-1 7-2 10-2 3-4 5-7 6s-5 1-9 0c-3-1-6-3-8-6-3-3-5-6-6-9-2-4-2-8-2-12s1-7 2-10c2-2 4-4 6-5h1c3-1 6-1 9 0s6 2 8 5c3 3 5 6 6 10 1 0 1 1 1 1z">
            <text:p/>
          </draw:path>
        </draw:g>
        <draw:path draw:style-name="gr29" draw:text-style-name="P2" draw:layer="layout" svg:width="0.148cm" svg:height="0.135cm" svg:x="31.297cm" svg:y="12.444cm" svg:viewBox="0 0 149 136" svg:d="M0 0c27 22 51 37 82 51 23 11 43 18 67 25M0 29c27 22 52 38 83 53 23 10 42 18 66 24M0 59c27 23 52 39 83 53 23 11 42 18 66 24">
          <text:p/>
        </draw:path>
        <draw:g>
          <draw:path draw:style-name="gr30" draw:text-style-name="P19" draw:layer="layout" svg:width="0.16cm" svg:height="0.091cm" svg:x="31.292cm" svg:y="12.137cm" svg:viewBox="0 0 161 92" svg:d="M5 14c21 18 40 31 64 44 28 15 54 26 85 34 1 0 2 0 3-1 2-1 2-1 3-3 1-1 1-2 1-3s0-3-1-4-1-2-3-2c-1-1-2-1-3-1-32-9-57-19-86-34-22-12-40-25-60-41 0-1-1-1-2-2 0 0-1-1-2-1s-1 1-2 1c-1 1-1 1-2 2 0 1 0 1 0 2s0 1 0 2c0 2 1 3 1 4 1 1 2 2 4 3z">
            <text:p/>
          </draw:path>
          <draw:path draw:style-name="gr12" draw:text-style-name="P2" draw:layer="layout" svg:width="0.16cm" svg:height="0.091cm" svg:x="31.292cm" svg:y="12.137cm" svg:viewBox="0 0 161 92" svg:d="M5 14c21 18 40 31 64 44 28 15 54 26 85 34 1 0 2 0 3-1 2-1 2-1 3-3 1-1 1-2 1-3s0-3-1-4-1-2-3-2c-1-1-2-1-3-1-32-9-57-19-86-34-22-12-40-25-60-41 0-1-1-1-2-2 0 0-1-1-2-1s-1 1-2 1c-1 1-1 1-2 2 0 1 0 1 0 2s0 1 0 2c0 2 1 3 1 4 1 1 2 2 4 3z">
            <text:p/>
          </draw:path>
        </draw:g>
        <draw:g>
          <draw:path draw:style-name="gr31" draw:text-style-name="P20" draw:layer="layout" svg:width="0.045cm" svg:height="0.029cm" svg:x="31.339cm" svg:y="12.18cm" svg:viewBox="0 0 46 30" svg:d="M46 29v-1c-4-9-8-16-13-21-6-5-11-7-17-7s-10 2-15 6c-1 2-1 3-1 5 0 3 1 6 5 9 3 3 7 5 13 7s12 3 19 3c3 0 6-1 9-1z">
            <text:p/>
          </draw:path>
          <draw:path draw:style-name="gr24" draw:text-style-name="P2" draw:layer="layout" svg:width="0.045cm" svg:height="0.029cm" svg:x="31.339cm" svg:y="12.18cm" svg:viewBox="0 0 46 30" svg:d="M46 29v-1c-4-9-8-16-13-21-6-5-11-7-17-7s-10 2-15 6c-1 2-1 3-1 5 0 3 1 6 5 9 3 3 7 5 13 7s12 3 19 3c3 0 6-1 9-1z">
            <text:p/>
          </draw:path>
        </draw:g>
        <draw:path draw:style-name="gr35" draw:text-style-name="P23" draw:layer="layout" svg:width="0.148cm" svg:height="0.115cm" svg:x="31.297cm" svg:y="12.19cm" svg:viewBox="0 0 149 116" svg:d="M0 0v39c21 17 40 29 64 42 28 16 54 26 85 35v-40c-32-9-58-20-87-35-23-13-42-25-62-41z">
          <text:p/>
        </draw:path>
        <draw:path draw:style-name="gr30" draw:text-style-name="P19" draw:layer="layout" svg:width="0.148cm" svg:height="0.086cm" svg:x="31.297cm" svg:y="12.198cm" svg:viewBox="0 0 149 87" svg:d="M0 9c21 18 40 31 64 44 28 16 54 26 85 34v-10c-32-9-58-20-87-36-23-12-42-25-62-41z">
          <text:p/>
        </draw:path>
        <draw:path draw:style-name="gr24" draw:text-style-name="P2" draw:layer="layout" svg:width="0.148cm" svg:height="0.115cm" svg:x="31.297cm" svg:y="12.189cm" svg:viewBox="0 0 149 116" svg:d="M0 0v39c21 17 40 29 64 42 28 16 54 26 85 35">
          <text:p/>
        </draw:path>
        <draw:path draw:style-name="gr12" draw:text-style-name="P2" draw:layer="layout" svg:width="0.148cm" svg:height="0.115cm" svg:x="31.297cm" svg:y="12.191cm" svg:viewBox="0 0 149 116" svg:d="M149 116v-40c-32-9-58-20-87-35-23-13-42-25-62-41">
          <text:p/>
        </draw:path>
        <draw:g>
          <draw:path draw:style-name="gr33" draw:text-style-name="P22" draw:layer="layout" svg:width="0.286cm" svg:height="0.279cm" svg:x="31.53cm" svg:y="12.37cm" svg:viewBox="0 0 287 280" svg:d="M287 140c0 26-6 48-19 70s-30 38-53 51-45 19-71 19c-27 0-49-6-72-19s-40-29-53-51-19-44-19-70 6-48 19-70 30-38 53-51 45-19 72-19c26 0 48 6 71 19s40 29 53 51 19 44 19 70z">
            <text:p/>
          </draw:path>
          <draw:path draw:style-name="gr34" draw:text-style-name="P2" draw:layer="layout" svg:width="0.286cm" svg:height="0.279cm" svg:x="31.53cm" svg:y="12.37cm" svg:viewBox="0 0 287 280" svg:d="M287 140c0 26-6 48-19 70s-30 38-53 51-45 19-71 19c-27 0-49-6-72-19s-40-29-53-51-19-44-19-70 6-48 19-70 30-38 53-51 45-19 72-19c26 0 48 6 71 19s40 29 53 51 19 44 19 70z">
            <text:p/>
          </draw:path>
        </draw:g>
        <draw:path draw:style-name="gr34" draw:text-style-name="P2" draw:layer="layout" svg:width="0.27cm" svg:height="0.281cm" svg:x="31.542cm" svg:y="12.369cm" svg:viewBox="0 0 271 282" svg:d="M99 279c-11-11-18-22-23-35-16-41-6-85 32-140 15-22 31-42 54-65 2 5 4 8 6 13 32 67 36 119 12 165-14 29-35 48-69 65M13 219c-9-18-13-35-13-55 0-24 6-44 18-64 12-21 27-35 48-47s42-17 66-17c11 0 21 1 31 3 14 3 25 7 36 14 22 12 37 27 49 47s17 40 17 64c0 23-5 43-17 64-1 2-2 3-3 5M211 21c-2 0-3 0-4 0-12 0-22 3-31 7-6 4-10 7-14 12-12-15-25-25-43-35-2-1-3-2-5-3M128 35c1-5 4-9 8-12 4-4 9-6 14-7 6-1 11-1 17 1h1c5 2 9 4 13 8s7 8 9 13c1 5 1 10 0 15s-4 9-8 12c-4 4-9 6-14 7-6 1-11 1-17-1-5-2-10-4-14-8s-7-8-9-13c-1-5-1-10 0-15zM129 127c-12-5-22-12-30-21-8-10-13-20-16-31-2-11-2-21 3-31 4-10 10-17 20-24 10-6 20-9 33-9 13-1 24 1 37 7 12 5 22 12 30 21 9 10 14 19 16 31 2 11 2 21-3 31-4 10-10 17-20 23s-20 9-33 10c-13 0-24-2-37-7zM119 210c-23-5-42-14-59-28-18-14-30-29-38-48-7-19-9-36-5-54 0-1 0-1 0-1 5-19 14-34 29-48s33-22 55-27 43-5 66 0c23 6 42 15 59 29 18 14 30 29 38 48 7 19 9 37 5 56-5 18-14 33-29 47s-33 22-55 27-43 5-66 0z">
          <text:p/>
        </draw:path>
        <draw:path draw:style-name="gr27" draw:text-style-name="P2" draw:layer="layout" svg:width="0.286cm" svg:height="0.279cm" svg:x="31.53cm" svg:y="12.37cm" svg:viewBox="0 0 287 280" svg:d="M287 140c0 26-6 48-19 70s-30 38-53 51-45 19-71 19c-27 0-49-6-72-19s-40-29-53-51-19-44-19-70 6-48 19-70 30-38 53-51 45-19 72-19c26 0 48 6 71 19s40 29 53 51 19 44 19 70z">
          <text:p/>
        </draw:path>
        <draw:g>
          <draw:path draw:style-name="gr4" draw:text-style-name="P4" draw:layer="layout" svg:width="0.576cm" svg:height="0.8cm" svg:x="40.312cm" svg:y="7.85cm" svg:viewBox="0 0 577 801" svg:d="M551 623l26-15v-490l-222-118-355 193v498c27 28 55 48 90 67 42 23 81 36 129 43l86-46c11 11 21 19 34 27 23 13 46 19 73 19 26 0 49-6 72-19s40-29 53-52c13-22 19-44 19-70 0-13-1-25-5-37zM98 271c2 0 3 1 4 2 38 20 73 33 117 41-43-8-79-21-117-41-1-1-2-2-4-2z">
            <text:p/>
          </draw:path>
          <draw:path draw:style-name="gr5" draw:text-style-name="P2" draw:layer="layout" svg:width="0.576cm" svg:height="0.8cm" svg:x="40.312cm" svg:y="7.85cm" svg:viewBox="0 0 577 801" svg:d="M551 623l26-15v-490l-222-118-355 193v498c27 28 55 48 90 67 42 23 81 36 129 43l86-46c11 11 21 19 34 27 23 13 46 19 73 19 26 0 49-6 72-19s40-29 53-52c13-22 19-44 19-70 0-13-1-25-5-37zM98 271c2 0 3 1 4 2 38 20 73 33 117 41-43-8-79-21-117-41-1-1-2-2-4-2z">
            <text:p/>
          </draw:path>
        </draw:g>
        <draw:g>
          <draw:path draw:style-name="gr23" draw:text-style-name="P15" draw:layer="layout" svg:width="0.576cm" svg:height="0.313cm" svg:x="40.312cm" svg:y="7.85cm" svg:viewBox="0 0 577 314" svg:d="M219 314l358-196-222-118-355 194c30 33 61 57 101 79 39 20 74 33 118 41z">
            <text:p/>
          </draw:path>
          <draw:path draw:style-name="gr24" draw:text-style-name="P2" draw:layer="layout" svg:width="0.576cm" svg:height="0.313cm" svg:x="40.312cm" svg:y="7.85cm" svg:viewBox="0 0 577 314" svg:d="M219 314l358-196-222-118-355 194c30 33 61 57 101 79 39 20 74 33 118 41z">
            <text:p/>
          </draw:path>
        </draw:g>
        <draw:g>
          <draw:path draw:style-name="gr25" draw:text-style-name="P16" draw:layer="layout" svg:width="0.219cm" svg:height="0.608cm" svg:x="40.312cm" svg:y="8.043cm" svg:viewBox="0 0 220 609" svg:d="M220 120c-44-8-80-20-118-41-41-22-72-46-102-79v498c28 28 55 49 91 69 42 22 81 35 129 42z">
            <text:p/>
          </draw:path>
          <draw:path draw:style-name="gr24" draw:text-style-name="P2" draw:layer="layout" svg:width="0.219cm" svg:height="0.608cm" svg:x="40.312cm" svg:y="8.043cm" svg:viewBox="0 0 220 609" svg:d="M220 120c-44-8-80-20-118-41-41-22-72-46-102-79v498c28 28 55 49 91 69 42 22 81 35 129 42z">
            <text:p/>
          </draw:path>
        </draw:g>
        <draw:g>
          <draw:polygon draw:style-name="gr26" draw:text-style-name="P17" draw:layer="layout" svg:width="0.357cm" svg:height="0.681cm" svg:x="40.531cm" svg:y="7.969cm" svg:viewBox="0 0 358 682" draw:points="0,195 0,682 358,489 358,0">
            <text:p/>
          </draw:polygon>
          <draw:polygon draw:style-name="gr24" draw:text-style-name="P2" draw:layer="layout" svg:width="0.357cm" svg:height="0.681cm" svg:x="40.531cm" svg:y="7.969cm" svg:viewBox="0 0 358 682" draw:points="0,195 0,682 358,489 358,0">
            <text:p/>
          </draw:polygon>
        </draw:g>
        <draw:path draw:style-name="gr27" draw:text-style-name="P2" draw:layer="layout" svg:width="0.576cm" svg:height="0.8cm" svg:x="40.312cm" svg:y="7.85cm" svg:viewBox="0 0 577 801" svg:d="M577 118l-222-118-355 193v498c27 28 55 48 90 67 42 23 81 36 129 43l358-193z">
          <text:p/>
        </draw:path>
        <draw:g>
          <draw:path draw:style-name="gr28" draw:text-style-name="P18" draw:layer="layout" svg:width="0.033cm" svg:height="0.043cm" svg:x="40.395cm" svg:y="8.344cm" svg:viewBox="0 0 34 44" svg:d="M33 17c1 4 2 7 1 10 0 4-1 7-2 10-2 3-4 5-7 6s-5 1-9 0c-3-1-6-3-8-6-3-3-5-6-6-9-2-4-2-8-2-12s1-7 2-10c2-2 4-4 6-5h1c3-1 6-1 9 0s6 2 8 5c3 3 5 6 6 10 1 0 1 1 1 1z">
            <text:p/>
          </draw:path>
          <draw:path draw:style-name="gr12" draw:text-style-name="P2" draw:layer="layout" svg:width="0.033cm" svg:height="0.043cm" svg:x="40.395cm" svg:y="8.344cm" svg:viewBox="0 0 34 44" svg:d="M33 17c1 4 2 7 1 10 0 4-1 7-2 10-2 3-4 5-7 6s-5 1-9 0c-3-1-6-3-8-6-3-3-5-6-6-9-2-4-2-8-2-12s1-7 2-10c2-2 4-4 6-5h1c3-1 6-1 9 0s6 2 8 5c3 3 5 6 6 10 1 0 1 1 1 1z">
            <text:p/>
          </draw:path>
        </draw:g>
        <draw:path draw:style-name="gr29" draw:text-style-name="P2" draw:layer="layout" svg:width="0.148cm" svg:height="0.135cm" svg:x="40.347cm" svg:y="8.444cm" svg:viewBox="0 0 149 136" svg:d="M0 0c27 22 51 37 82 51 23 11 43 18 67 25M0 29c27 22 52 38 83 53 23 10 42 18 66 24M0 59c27 23 52 39 83 53 23 11 42 18 66 24">
          <text:p/>
        </draw:path>
        <draw:g>
          <draw:path draw:style-name="gr30" draw:text-style-name="P19" draw:layer="layout" svg:width="0.16cm" svg:height="0.091cm" svg:x="40.342cm" svg:y="8.137cm" svg:viewBox="0 0 161 92" svg:d="M5 14c21 18 40 31 64 44 28 15 54 26 85 34 1 0 2 0 3-1 2-1 2-1 3-3 1-1 1-2 1-3s0-3-1-4-1-2-3-2c-1-1-2-1-3-1-32-9-57-19-86-34-22-12-40-25-60-41 0-1-1-1-2-2 0 0-1-1-2-1s-1 1-2 1c-1 1-1 1-2 2 0 1 0 1 0 2s0 1 0 2c0 2 1 3 1 4 1 1 2 2 4 3z">
            <text:p/>
          </draw:path>
          <draw:path draw:style-name="gr12" draw:text-style-name="P2" draw:layer="layout" svg:width="0.16cm" svg:height="0.091cm" svg:x="40.342cm" svg:y="8.137cm" svg:viewBox="0 0 161 92" svg:d="M5 14c21 18 40 31 64 44 28 15 54 26 85 34 1 0 2 0 3-1 2-1 2-1 3-3 1-1 1-2 1-3s0-3-1-4-1-2-3-2c-1-1-2-1-3-1-32-9-57-19-86-34-22-12-40-25-60-41 0-1-1-1-2-2 0 0-1-1-2-1s-1 1-2 1c-1 1-1 1-2 2 0 1 0 1 0 2s0 1 0 2c0 2 1 3 1 4 1 1 2 2 4 3z">
            <text:p/>
          </draw:path>
        </draw:g>
        <draw:g>
          <draw:path draw:style-name="gr31" draw:text-style-name="P20" draw:layer="layout" svg:width="0.045cm" svg:height="0.029cm" svg:x="40.389cm" svg:y="8.18cm" svg:viewBox="0 0 46 30" svg:d="M46 29v-1c-4-9-8-16-13-21-6-5-11-7-17-7s-10 2-15 6c-1 2-1 3-1 5 0 3 1 6 5 9 3 3 7 5 13 7s12 3 19 3c3 0 6-1 9-1z">
            <text:p/>
          </draw:path>
          <draw:path draw:style-name="gr24" draw:text-style-name="P2" draw:layer="layout" svg:width="0.045cm" svg:height="0.029cm" svg:x="40.389cm" svg:y="8.18cm" svg:viewBox="0 0 46 30" svg:d="M46 29v-1c-4-9-8-16-13-21-6-5-11-7-17-7s-10 2-15 6c-1 2-1 3-1 5 0 3 1 6 5 9 3 3 7 5 13 7s12 3 19 3c3 0 6-1 9-1z">
            <text:p/>
          </draw:path>
        </draw:g>
        <draw:path draw:style-name="gr35" draw:text-style-name="P23" draw:layer="layout" svg:width="0.148cm" svg:height="0.115cm" svg:x="40.347cm" svg:y="8.19cm" svg:viewBox="0 0 149 116" svg:d="M0 0v39c21 17 40 29 64 42 28 16 54 26 85 35v-40c-32-9-58-20-87-35-23-13-42-25-62-41z">
          <text:p/>
        </draw:path>
        <draw:path draw:style-name="gr30" draw:text-style-name="P19" draw:layer="layout" svg:width="0.148cm" svg:height="0.086cm" svg:x="40.347cm" svg:y="8.198cm" svg:viewBox="0 0 149 87" svg:d="M0 9c21 18 40 31 64 44 28 16 54 26 85 34v-10c-32-9-58-20-87-36-23-12-42-25-62-41z">
          <text:p/>
        </draw:path>
        <draw:path draw:style-name="gr24" draw:text-style-name="P2" draw:layer="layout" svg:width="0.148cm" svg:height="0.115cm" svg:x="40.347cm" svg:y="8.189cm" svg:viewBox="0 0 149 116" svg:d="M0 0v39c21 17 40 29 64 42 28 16 54 26 85 35">
          <text:p/>
        </draw:path>
        <draw:path draw:style-name="gr12" draw:text-style-name="P2" draw:layer="layout" svg:width="0.148cm" svg:height="0.115cm" svg:x="40.347cm" svg:y="8.191cm" svg:viewBox="0 0 149 116" svg:d="M149 116v-40c-32-9-58-20-87-35-23-13-42-25-62-41">
          <text:p/>
        </draw:path>
        <draw:g>
          <draw:path draw:style-name="gr33" draw:text-style-name="P22" draw:layer="layout" svg:width="0.287cm" svg:height="0.279cm" svg:x="40.58cm" svg:y="8.37cm" svg:viewBox="0 0 288 280" svg:d="M288 140c0 26-6 48-19 70-14 22-30 38-53 51s-45 19-72 19-49-6-72-19-39-29-53-51c-13-22-19-44-19-70s6-48 19-70c14-22 30-38 53-51s45-19 71-19h1c27 0 49 6 72 19s39 29 53 51c13 22 19 44 19 70z">
            <text:p/>
          </draw:path>
          <draw:path draw:style-name="gr34" draw:text-style-name="P2" draw:layer="layout" svg:width="0.287cm" svg:height="0.279cm" svg:x="40.58cm" svg:y="8.37cm" svg:viewBox="0 0 288 280" svg:d="M288 140c0 26-6 48-19 70-14 22-30 38-53 51s-45 19-72 19-49-6-72-19-39-29-53-51c-13-22-19-44-19-70s6-48 19-70c14-22 30-38 53-51s45-19 71-19h1c27 0 49 6 72 19s39 29 53 51c13 22 19 44 19 70z">
            <text:p/>
          </draw:path>
        </draw:g>
        <draw:path draw:style-name="gr34" draw:text-style-name="P2" draw:layer="layout" svg:width="0.27cm" svg:height="0.281cm" svg:x="40.592cm" svg:y="8.369cm" svg:viewBox="0 0 271 282" svg:d="M99 279c-11-11-18-22-23-35-16-41-6-85 32-140 15-22 31-42 54-65 2 5 4 8 6 13 32 67 36 119 12 165-14 29-35 48-69 65M13 219c-9-18-13-35-13-55 0-24 6-44 18-64 12-21 27-35 48-47s42-17 66-17c11 0 21 1 31 3 14 3 25 7 36 14 22 12 37 27 49 47s17 40 17 64c0 23-5 43-17 64-1 2-2 3-3 5M211 21c-2 0-3 0-4 0-12 0-22 3-31 7-6 4-10 7-14 12-12-15-25-25-43-35-2-1-3-2-5-3M128 35c1-5 4-9 8-12 4-4 9-6 14-7 6-1 11-1 17 1h1c5 2 9 4 13 8s7 8 9 13c1 5 1 10 0 15s-4 9-8 12c-4 4-9 6-14 7-6 1-11 1-17-1-5-2-10-4-14-8s-7-8-9-13c-1-5-1-10 0-15zM129 127c-12-5-22-12-30-21-8-10-13-20-16-31-2-11-2-21 3-31 4-10 10-17 20-24 10-6 20-9 33-9 13-1 24 1 37 7 12 5 22 12 30 21 9 10 14 19 16 31 2 11 2 21-3 31-4 10-10 17-20 23s-20 9-33 10c-13 0-24-2-37-7zM119 210c-23-5-42-14-59-28-18-14-30-29-38-48-7-19-9-36-5-54 0-1 0-1 0-1 5-19 14-34 29-48s33-22 55-27 43-5 66 0c23 6 42 15 59 29 18 14 30 29 38 48 7 19 9 37 5 56-5 18-14 33-29 47s-33 22-55 27-43 5-66 0z">
          <text:p/>
        </draw:path>
        <draw:path draw:style-name="gr27" draw:text-style-name="P2" draw:layer="layout" svg:width="0.287cm" svg:height="0.279cm" svg:x="40.58cm" svg:y="8.37cm" svg:viewBox="0 0 288 280" svg:d="M288 140c0 26-6 48-19 70-14 22-30 38-53 51s-45 19-72 19-49-6-72-19-39-29-53-51c-13-22-19-44-19-70s6-48 19-70c14-22 30-38 53-51s45-19 71-19h1c27 0 49 6 72 19s39 29 53 51c13 22 19 44 19 70z">
          <text:p/>
        </draw:path>
        <draw:g>
          <draw:path draw:style-name="gr4" draw:text-style-name="P4" draw:layer="layout" svg:width="0.576cm" svg:height="0.8cm" svg:x="40.312cm" svg:y="16.85cm" svg:viewBox="0 0 577 801" svg:d="M551 623l26-15v-490l-222-118-355 193v498c27 28 55 48 90 67 42 23 81 36 129 43l86-46c11 11 21 19 34 27 23 13 46 19 73 19 26 0 49-6 72-19s40-29 53-52c13-22 19-44 19-70 0-13-1-25-5-37zM98 271c2 0 3 1 4 2 38 20 73 33 117 41-43-8-79-21-117-41-1-1-2-2-4-2z">
            <text:p/>
          </draw:path>
          <draw:path draw:style-name="gr5" draw:text-style-name="P2" draw:layer="layout" svg:width="0.576cm" svg:height="0.8cm" svg:x="40.312cm" svg:y="16.85cm" svg:viewBox="0 0 577 801" svg:d="M551 623l26-15v-490l-222-118-355 193v498c27 28 55 48 90 67 42 23 81 36 129 43l86-46c11 11 21 19 34 27 23 13 46 19 73 19 26 0 49-6 72-19s40-29 53-52c13-22 19-44 19-70 0-13-1-25-5-37zM98 271c2 0 3 1 4 2 38 20 73 33 117 41-43-8-79-21-117-41-1-1-2-2-4-2z">
            <text:p/>
          </draw:path>
        </draw:g>
        <draw:g>
          <draw:path draw:style-name="gr23" draw:text-style-name="P15" draw:layer="layout" svg:width="0.576cm" svg:height="0.313cm" svg:x="40.312cm" svg:y="16.85cm" svg:viewBox="0 0 577 314" svg:d="M219 314l358-196-222-118-355 194c30 33 61 57 101 79 39 20 74 33 118 41z">
            <text:p/>
          </draw:path>
          <draw:path draw:style-name="gr24" draw:text-style-name="P2" draw:layer="layout" svg:width="0.576cm" svg:height="0.313cm" svg:x="40.312cm" svg:y="16.85cm" svg:viewBox="0 0 577 314" svg:d="M219 314l358-196-222-118-355 194c30 33 61 57 101 79 39 20 74 33 118 41z">
            <text:p/>
          </draw:path>
        </draw:g>
        <draw:g>
          <draw:path draw:style-name="gr25" draw:text-style-name="P16" draw:layer="layout" svg:width="0.219cm" svg:height="0.608cm" svg:x="40.312cm" svg:y="17.043cm" svg:viewBox="0 0 220 609" svg:d="M220 120c-44-8-80-20-118-41-41-22-72-46-102-79v498c28 28 55 49 91 69 42 22 81 35 129 42z">
            <text:p/>
          </draw:path>
          <draw:path draw:style-name="gr24" draw:text-style-name="P2" draw:layer="layout" svg:width="0.219cm" svg:height="0.608cm" svg:x="40.312cm" svg:y="17.043cm" svg:viewBox="0 0 220 609" svg:d="M220 120c-44-8-80-20-118-41-41-22-72-46-102-79v498c28 28 55 49 91 69 42 22 81 35 129 42z">
            <text:p/>
          </draw:path>
        </draw:g>
        <draw:g>
          <draw:polygon draw:style-name="gr26" draw:text-style-name="P17" draw:layer="layout" svg:width="0.357cm" svg:height="0.681cm" svg:x="40.531cm" svg:y="16.969cm" svg:viewBox="0 0 358 682" draw:points="0,195 0,682 358,489 358,0">
            <text:p/>
          </draw:polygon>
          <draw:polygon draw:style-name="gr24" draw:text-style-name="P2" draw:layer="layout" svg:width="0.357cm" svg:height="0.681cm" svg:x="40.531cm" svg:y="16.969cm" svg:viewBox="0 0 358 682" draw:points="0,195 0,682 358,489 358,0">
            <text:p/>
          </draw:polygon>
        </draw:g>
        <draw:path draw:style-name="gr27" draw:text-style-name="P2" draw:layer="layout" svg:width="0.576cm" svg:height="0.8cm" svg:x="40.312cm" svg:y="16.85cm" svg:viewBox="0 0 577 801" svg:d="M577 118l-222-118-355 193v498c27 28 55 48 90 67 42 23 81 36 129 43l358-193z">
          <text:p/>
        </draw:path>
        <draw:g>
          <draw:path draw:style-name="gr28" draw:text-style-name="P18" draw:layer="layout" svg:width="0.033cm" svg:height="0.043cm" svg:x="40.395cm" svg:y="17.344cm" svg:viewBox="0 0 34 44" svg:d="M33 17c1 4 2 7 1 10 0 4-1 7-2 10-2 3-4 5-7 6s-5 1-9 0c-3-1-6-3-8-6-3-3-5-6-6-9-2-4-2-8-2-12s1-7 2-10c2-2 4-4 6-5h1c3-1 6-1 9 0s6 2 8 5c3 3 5 6 6 10 1 0 1 1 1 1z">
            <text:p/>
          </draw:path>
          <draw:path draw:style-name="gr12" draw:text-style-name="P2" draw:layer="layout" svg:width="0.033cm" svg:height="0.043cm" svg:x="40.395cm" svg:y="17.344cm" svg:viewBox="0 0 34 44" svg:d="M33 17c1 4 2 7 1 10 0 4-1 7-2 10-2 3-4 5-7 6s-5 1-9 0c-3-1-6-3-8-6-3-3-5-6-6-9-2-4-2-8-2-12s1-7 2-10c2-2 4-4 6-5h1c3-1 6-1 9 0s6 2 8 5c3 3 5 6 6 10 1 0 1 1 1 1z">
            <text:p/>
          </draw:path>
        </draw:g>
        <draw:path draw:style-name="gr29" draw:text-style-name="P2" draw:layer="layout" svg:width="0.148cm" svg:height="0.135cm" svg:x="40.347cm" svg:y="17.444cm" svg:viewBox="0 0 149 136" svg:d="M0 0c27 22 51 37 82 51 23 11 43 18 67 25M0 29c27 22 52 38 83 53 23 10 42 18 66 24M0 59c27 23 52 39 83 53 23 11 42 18 66 24">
          <text:p/>
        </draw:path>
        <draw:g>
          <draw:path draw:style-name="gr30" draw:text-style-name="P19" draw:layer="layout" svg:width="0.16cm" svg:height="0.091cm" svg:x="40.342cm" svg:y="17.137cm" svg:viewBox="0 0 161 92" svg:d="M5 14c21 18 40 31 64 44 28 15 54 26 85 34 1 0 2 0 3-1 2-1 2-1 3-3 1-1 1-2 1-3s0-3-1-4-1-2-3-2c-1-1-2-1-3-1-32-9-57-19-86-34-22-12-40-25-60-41 0-1-1-1-2-2 0 0-1-1-2-1s-1 1-2 1c-1 1-1 1-2 2 0 1 0 1 0 2s0 1 0 2c0 2 1 3 1 4 1 1 2 2 4 3z">
            <text:p/>
          </draw:path>
          <draw:path draw:style-name="gr12" draw:text-style-name="P2" draw:layer="layout" svg:width="0.16cm" svg:height="0.091cm" svg:x="40.342cm" svg:y="17.137cm" svg:viewBox="0 0 161 92" svg:d="M5 14c21 18 40 31 64 44 28 15 54 26 85 34 1 0 2 0 3-1 2-1 2-1 3-3 1-1 1-2 1-3s0-3-1-4-1-2-3-2c-1-1-2-1-3-1-32-9-57-19-86-34-22-12-40-25-60-41 0-1-1-1-2-2 0 0-1-1-2-1s-1 1-2 1c-1 1-1 1-2 2 0 1 0 1 0 2s0 1 0 2c0 2 1 3 1 4 1 1 2 2 4 3z">
            <text:p/>
          </draw:path>
        </draw:g>
        <draw:g>
          <draw:path draw:style-name="gr31" draw:text-style-name="P20" draw:layer="layout" svg:width="0.045cm" svg:height="0.029cm" svg:x="40.389cm" svg:y="17.18cm" svg:viewBox="0 0 46 30" svg:d="M46 29v-1c-4-9-8-16-13-21-6-5-11-7-17-7s-10 2-15 6c-1 2-1 3-1 5 0 3 1 6 5 9 3 3 7 5 13 7s12 3 19 3c3 0 6-1 9-1z">
            <text:p/>
          </draw:path>
          <draw:path draw:style-name="gr24" draw:text-style-name="P2" draw:layer="layout" svg:width="0.045cm" svg:height="0.029cm" svg:x="40.389cm" svg:y="17.18cm" svg:viewBox="0 0 46 30" svg:d="M46 29v-1c-4-9-8-16-13-21-6-5-11-7-17-7s-10 2-15 6c-1 2-1 3-1 5 0 3 1 6 5 9 3 3 7 5 13 7s12 3 19 3c3 0 6-1 9-1z">
            <text:p/>
          </draw:path>
        </draw:g>
        <draw:path draw:style-name="gr35" draw:text-style-name="P23" draw:layer="layout" svg:width="0.148cm" svg:height="0.115cm" svg:x="40.347cm" svg:y="17.19cm" svg:viewBox="0 0 149 116" svg:d="M0 0v39c21 17 40 29 64 42 28 16 54 26 85 35v-40c-32-9-58-20-87-35-23-13-42-25-62-41z">
          <text:p/>
        </draw:path>
        <draw:path draw:style-name="gr30" draw:text-style-name="P19" draw:layer="layout" svg:width="0.148cm" svg:height="0.086cm" svg:x="40.347cm" svg:y="17.198cm" svg:viewBox="0 0 149 87" svg:d="M0 9c21 18 40 31 64 44 28 16 54 26 85 34v-10c-32-9-58-20-87-36-23-12-42-25-62-41z">
          <text:p/>
        </draw:path>
        <draw:path draw:style-name="gr24" draw:text-style-name="P2" draw:layer="layout" svg:width="0.148cm" svg:height="0.115cm" svg:x="40.347cm" svg:y="17.189cm" svg:viewBox="0 0 149 116" svg:d="M0 0v39c21 17 40 29 64 42 28 16 54 26 85 35">
          <text:p/>
        </draw:path>
        <draw:path draw:style-name="gr12" draw:text-style-name="P2" draw:layer="layout" svg:width="0.148cm" svg:height="0.115cm" svg:x="40.347cm" svg:y="17.191cm" svg:viewBox="0 0 149 116" svg:d="M149 116v-40c-32-9-58-20-87-35-23-13-42-25-62-41">
          <text:p/>
        </draw:path>
        <draw:g>
          <draw:path draw:style-name="gr33" draw:text-style-name="P22" draw:layer="layout" svg:width="0.287cm" svg:height="0.281cm" svg:x="40.58cm" svg:y="17.37cm" svg:viewBox="0 0 288 282" svg:d="M288 140v1c0 26-6 48-19 71-14 22-30 38-53 51s-45 19-72 19-49-6-72-19-39-29-53-51c-13-23-19-45-19-71s6-48 19-71c14-22 30-38 53-51s45-19 71-19h1c27 0 49 6 72 19s39 29 53 51c13 23 19 44 19 70z">
            <text:p/>
          </draw:path>
          <draw:path draw:style-name="gr34" draw:text-style-name="P2" draw:layer="layout" svg:width="0.287cm" svg:height="0.281cm" svg:x="40.58cm" svg:y="17.37cm" svg:viewBox="0 0 288 282" svg:d="M288 140v1c0 26-6 48-19 71-14 22-30 38-53 51s-45 19-72 19-49-6-72-19-39-29-53-51c-13-23-19-45-19-71s6-48 19-71c14-22 30-38 53-51s45-19 71-19h1c27 0 49 6 72 19s39 29 53 51c13 23 19 44 19 70z">
            <text:p/>
          </draw:path>
        </draw:g>
        <draw:path draw:style-name="gr34" draw:text-style-name="P2" draw:layer="layout" svg:width="0.27cm" svg:height="0.281cm" svg:x="40.592cm" svg:y="17.369cm" svg:viewBox="0 0 271 282" svg:d="M99 279c-11-11-18-22-23-35-16-41-6-85 32-140 15-22 31-42 54-65 2 5 4 8 6 13 32 67 36 119 12 165-14 29-35 48-69 65M13 219c-9-18-13-35-13-55 0-24 6-44 18-64 12-21 27-35 48-47s42-17 66-17c11 0 21 1 31 3 14 3 25 7 36 14 22 12 37 27 49 47s17 40 17 64c0 23-5 43-17 64-1 2-2 3-3 5M211 21c-2 0-3 0-4 0-12 0-22 3-31 7-6 4-10 7-14 12-12-15-25-25-43-35-2-1-3-2-5-3M128 35c1-5 4-9 8-12 4-4 9-6 14-7 6-1 11-1 17 1h1c5 2 9 4 13 8s7 8 9 13c1 5 1 10 0 15s-4 9-8 12c-4 4-9 6-14 7-6 1-11 1-17-1-5-2-10-4-14-8s-7-8-9-13c-1-5-1-10 0-15zM129 127c-12-5-22-12-30-21-8-10-13-20-16-31-2-11-2-21 3-31 4-10 10-17 20-24 10-6 20-9 33-9 13-1 24 1 37 7 12 5 22 12 30 21 9 10 14 19 16 31 2 11 2 21-3 31-4 10-10 17-20 23s-20 9-33 10c-13 0-24-2-37-7zM119 210c-23-5-42-14-59-28-18-14-30-29-38-48-7-19-9-36-5-54 0-1 0-1 0-1 5-19 14-34 29-48s33-22 55-27 43-5 66 0c23 6 42 15 59 29 18 14 30 29 38 48 7 19 9 37 5 56-5 18-14 33-29 47s-33 22-55 27-43 5-66 0z">
          <text:p/>
        </draw:path>
        <draw:path draw:style-name="gr27" draw:text-style-name="P2" draw:layer="layout" svg:width="0.287cm" svg:height="0.281cm" svg:x="40.58cm" svg:y="17.37cm" svg:viewBox="0 0 288 282" svg:d="M288 140v1c0 26-6 48-19 71-14 22-30 38-53 51s-45 19-72 19-49-6-72-19-39-29-53-51c-13-23-19-45-19-71s6-48 19-71c14-22 30-38 53-51s45-19 71-19h1c27 0 49 6 72 19s39 29 53 51c13 23 19 44 19 70z">
          <text:p/>
        </draw:path>
        <draw:g>
          <draw:path draw:style-name="gr4" draw:text-style-name="P4" draw:layer="layout" svg:width="0.8cm" svg:height="0.787cm" svg:x="21.735cm" svg:y="9.84cm" svg:viewBox="0 0 801 788" svg:d="M801 228c-3-40-20-74-53-108-37-38-83-66-147-88s-127-32-200-32c-74 0-137 10-201 32s-110 50-147 88c-33 34-50 68-53 108v320c0 45 17 82 54 120 37 39 82 66 146 88s127 32 201 32c73 0 136-10 200-32s109-49 146-88c37-38 54-75 54-120z">
            <text:p/>
          </draw:path>
          <draw:path draw:style-name="gr5" draw:text-style-name="P2" draw:layer="layout" svg:width="0.8cm" svg:height="0.787cm" svg:x="21.735cm" svg:y="9.84cm" svg:viewBox="0 0 801 788" svg:d="M801 228c-3-40-20-74-53-108-37-38-83-66-147-88s-127-32-200-32c-74 0-137 10-201 32s-110 50-147 88c-33 34-50 68-53 108v320c0 45 17 82 54 120 37 39 82 66 146 88s127 32 201 32c73 0 136-10 200-32s109-49 146-88c37-38 54-75 54-120z">
            <text:p/>
          </draw:path>
        </draw:g>
        <draw:g>
          <draw:path draw:style-name="gr6" draw:text-style-name="P5" draw:layer="layout" svg:width="0.799cm" svg:height="0.479cm" svg:x="21.735cm" svg:y="9.84cm" svg:viewBox="0 0 800 480" svg:d="M800 240c0 44-17 82-54 120-36 38-82 66-146 88s-126 32-200 32-136-10-200-32-110-50-146-88c-37-38-54-76-54-120s17-82 54-120c36-38 82-66 146-88 63-22 126-32 199-32h1c74 0 136 10 200 32s110 50 146 88c37 38 54 76 54 120z">
            <text:p/>
          </draw:path>
          <draw:path draw:style-name="gr7" draw:text-style-name="P2" draw:layer="layout" svg:width="0.799cm" svg:height="0.479cm" svg:x="21.735cm" svg:y="9.84cm" svg:viewBox="0 0 800 480" svg:d="M800 240c0 44-17 82-54 120-36 38-82 66-146 88s-126 32-200 32-136-10-200-32-110-50-146-88c-37-38-54-76-54-120s17-82 54-120c36-38 82-66 146-88 63-22 126-32 199-32h1c74 0 136 10 200 32s110 50 146 88c37 38 54 76 54 120z">
            <text:p/>
          </draw:path>
        </draw:g>
        <draw:g>
          <draw:polygon draw:style-name="gr11" draw:text-style-name="P8" draw:layer="layout" svg:width="0.274cm" svg:height="0.158cm" svg:x="22.135cm" svg:y="9.922cm" svg:viewBox="0 0 275 159" draw:points="275,112 275,0 80,0 160,47 0,140 34,159 194,66">
            <text:p/>
          </draw:polygon>
          <draw:polygon draw:style-name="gr12" draw:text-style-name="P2" draw:layer="layout" svg:width="0.274cm" svg:height="0.158cm" svg:x="22.135cm" svg:y="9.922cm" svg:viewBox="0 0 275 159" draw:points="275,112 275,0 80,0 160,47 0,140 34,159 194,66">
            <text:p/>
          </draw:polygon>
        </draw:g>
        <draw:g>
          <draw:polygon draw:style-name="gr11" draw:text-style-name="P8" draw:layer="layout" svg:width="0.291cm" svg:height="0.168cm" svg:x="21.844cm" svg:y="9.912cm" svg:viewBox="0 0 292 169" draw:points="292,56 275,158 97,169 177,123 0,20 34,0 212,103">
            <text:p/>
          </draw:polygon>
          <draw:polygon draw:style-name="gr12" draw:text-style-name="P2" draw:layer="layout" svg:width="0.291cm" svg:height="0.168cm" svg:x="21.844cm" svg:y="9.912cm" svg:viewBox="0 0 292 169" draw:points="292,56 275,158 97,169 177,123 0,20 34,0 212,103">
            <text:p/>
          </draw:polygon>
        </draw:g>
        <draw:g>
          <draw:polygon draw:style-name="gr11" draw:text-style-name="P8" draw:layer="layout" svg:width="0.291cm" svg:height="0.168cm" svg:x="22.135cm" svg:y="10.08cm" svg:viewBox="0 0 292 169" draw:points="0,113 17,10 194,0 115,47 292,149 258,169 80,67">
            <text:p/>
          </draw:polygon>
          <draw:polygon draw:style-name="gr12" draw:text-style-name="P2" draw:layer="layout" svg:width="0.291cm" svg:height="0.168cm" svg:x="22.135cm" svg:y="10.08cm" svg:viewBox="0 0 292 169" draw:points="0,113 17,10 194,0 115,47 292,149 258,169 80,67">
            <text:p/>
          </draw:polygon>
        </draw:g>
        <draw:g>
          <draw:polygon draw:style-name="gr11" draw:text-style-name="P8" draw:layer="layout" svg:width="0.274cm" svg:height="0.158cm" svg:x="21.861cm" svg:y="10.08cm" svg:viewBox="0 0 275 159" draw:points="0,46 0,159 194,159 115,113 275,19 241,0 80,93">
            <text:p/>
          </draw:polygon>
          <draw:polygon draw:style-name="gr12" draw:text-style-name="P2" draw:layer="layout" svg:width="0.274cm" svg:height="0.158cm" svg:x="21.861cm" svg:y="10.08cm" svg:viewBox="0 0 275 159" draw:points="0,46 0,159 194,159 115,113 275,19 241,0 80,93">
            <text:p/>
          </draw:polygon>
        </draw:g>
        <draw:g>
          <draw:path draw:style-name="gr36" draw:text-style-name="P24" draw:layer="layout" svg:width="0.8cm" svg:height="0.559cm" svg:x="21.735cm" svg:y="10.08cm" svg:viewBox="0 0 801 560" svg:d="M0 0v320c0 44 17 82 54 120 37 39 82 66 146 88s127 32 201 32c73 0 136-10 200-32s109-49 146-88c37-38 54-76 54-120v-320c0 44-17 82-54 120s-82 66-146 88-127 32-200 32c-74 0-137-10-201-32s-109-50-146-88-54-76-54-120z">
            <text:p/>
          </draw:path>
          <draw:path draw:style-name="gr2" draw:text-style-name="P2" draw:layer="layout" svg:width="0.8cm" svg:height="0.559cm" svg:x="21.735cm" svg:y="10.08cm" svg:viewBox="0 0 801 560" svg:d="M0 0v320c0 44 17 82 54 120 37 39 82 66 146 88s127 32 201 32c73 0 136-10 200-32s109-49 146-88c37-38 54-76 54-120v-320c0 44-17 82-54 120s-82 66-146 88-127 32-200 32c-74 0-137-10-201-32s-109-50-146-88-54-76-54-120z">
            <text:p/>
          </draw:path>
        </draw:g>
        <draw:path draw:style-name="gr10" draw:text-style-name="P2" draw:layer="layout" svg:width="0.8cm" svg:height="0.787cm" svg:x="21.735cm" svg:y="9.84cm" svg:viewBox="0 0 801 788" svg:d="M801 228c-3-40-20-74-53-108-37-38-83-66-147-88s-127-32-200-32c-74 0-137 10-201 32s-110 50-147 88c-33 34-50 68-53 108v320c0 45 17 82 54 120 37 39 82 66 146 88s127 32 201 32c73 0 136-10 200-32s109-49 146-88c37-38 54-75 54-120z">
          <text:p/>
        </draw:path>
        <draw:g>
          <draw:path draw:style-name="gr4" draw:text-style-name="P4" draw:layer="layout" svg:width="0.546cm" svg:height="0.8cm" svg:x="22.157cm" svg:y="9.851cm" svg:viewBox="0 0 547 801" svg:d="M36 671c0-1-1-1-1-1zM36 671c3 2 6 3 10 3 3 0 6-1 9-3 1-1 2-1 2-1 7-5 13-10 18-17 4-8 7-14 10-21l291 169 171-99v-333l-76-44v-75-59-1c0-35-8-65-25-95-18-30-40-52-70-69-30-18-60-26-94-26-33 0-60 7-89 22-19 12-32 26-43 45-10 16-15 32-17 50v123l-75 44v208c-2 0-4 0-6 0-4 0-7 0-11 2-9 7-15 14-21 24-2 4-3 7-5 11-10 25-15 47-15 74 0 19 4 35 14 51 0 2 1 3 2 5zM35 670c0 0 1 0 1 1zM16 612c0-23 4-42 11-64-7 22-10 41-11 64v1c0 13 2 24 6 36-4-11-6-21-6-32 0-2 0-4 0-5zM245 121c0 1-1 1-2 1-2 2-5 3-7 4-2 2-4 3-7 4 2-2 4-3 7-5 2-1 5-2 7-3 1 0 2 0 2-1zM245 121c11-5 22-7 34-7 15 0 28 4 41 11 13 8 22 17 30 30 7 13 11 26 11 41 0 3 0 4 0 7 0 10 0 18 0 28s0 19 0 29l-117-68z">
            <text:p/>
          </draw:path>
          <draw:path draw:style-name="gr5" draw:text-style-name="P2" draw:layer="layout" svg:width="0.546cm" svg:height="0.8cm" svg:x="22.157cm" svg:y="9.851cm" svg:viewBox="0 0 547 801" svg:d="M36 671c0-1-1-1-1-1M36 671c3 2 6 3 10 3 3 0 6-1 9-3 1-1 2-1 2-1 7-5 13-10 18-17 4-8 7-14 10-21l291 169 171-99v-333l-76-44v-75-59-1c0-35-8-65-25-95-18-30-40-52-70-69-30-18-60-26-94-26-33 0-60 7-89 22-19 12-32 26-43 45-10 16-15 32-17 50v123l-75 44v208c-2 0-4 0-6 0-4 0-7 0-11 2-9 7-15 14-21 24-2 4-3 7-5 11-10 25-15 47-15 74 0 19 4 35 14 51 0 2 1 3 2 5zM35 670c0 0 1 0 1 1M16 612c0-23 4-42 11-64-7 22-10 41-11 64v1c0 13 2 24 6 36-4-11-6-21-6-32 0-2 0-4 0-5zM245 121c0 1-1 1-2 1-2 2-5 3-7 4-2 2-4 3-7 4 2-2 4-3 7-5 2-1 5-2 7-3 1 0 2 0 2-1 11-5 22-7 34-7 15 0 28 4 41 11 13 8 22 17 30 30 7 13 11 26 11 41 0 3 0 4 0 7 0 10 0 18 0 28s0 19 0 29l-117-68z">
            <text:p/>
          </draw:path>
        </draw:g>
        <draw:g>
          <draw:polygon draw:style-name="gr8" draw:text-style-name="P6" draw:layer="layout" svg:width="0.171cm" svg:height="0.432cm" svg:x="22.774cm" svg:y="10.218cm" svg:viewBox="0 0 172 433" draw:points="0,99 0,433 172,334 172,0">
            <text:p/>
          </draw:polygon>
          <draw:polygon draw:style-name="gr7" draw:text-style-name="P2" draw:layer="layout" svg:width="0.171cm" svg:height="0.432cm" svg:x="22.774cm" svg:y="10.218cm" svg:viewBox="0 0 172 433" draw:points="0,99 0,433 172,334 172,0">
            <text:p/>
          </draw:polygon>
        </draw:g>
        <draw:g>
          <draw:polygon draw:style-name="gr6" draw:text-style-name="P5" draw:layer="layout" svg:width="0.488cm" svg:height="0.284cm" svg:x="22.457cm" svg:y="10.034cm" svg:viewBox="0 0 489 285" draw:points="0,99 318,285 489,185 171,0">
            <text:p/>
          </draw:polygon>
          <draw:polygon draw:style-name="gr7" draw:text-style-name="P2" draw:layer="layout" svg:width="0.488cm" svg:height="0.284cm" svg:x="22.457cm" svg:y="10.034cm" svg:viewBox="0 0 489 285" draw:points="0,99 318,285 489,185 171,0">
            <text:p/>
          </draw:polygon>
        </draw:g>
        <draw:g>
          <draw:path draw:style-name="gr9" draw:text-style-name="P7" draw:layer="layout" svg:width="0.337cm" svg:height="0.404cm" svg:x="22.532cm" svg:y="9.851cm" svg:viewBox="0 0 338 405" svg:d="M338 379c-6 7-12 12-19 16-12 7-24 10-38 10s-26-3-38-10c-6-4-11-8-16-13 0-6 0-11 0-17 0-57 0-105 1-162 0-2 0-4 0-6 0-16-4-29-11-42-8-13-17-22-30-30-13-7-26-11-41-11s-28 4-41 11c-3 2-6 4-9 6 3-3 5-5 8-6 2-2 4-3 7-3l-1 156c-5 6-10 11-17 15-12 6-23 10-37 10-13 0-25-4-37-10-7-5-13-10-19-17v-158c2-19 7-35 17-51 11-19 24-33 42-45 29-15 56-22 88-22 35 0 65 8 95 26 30 17 52 39 70 69 17 31 25 60 25 95 0 1 0 1 0 2v58z">
            <text:p/>
          </draw:path>
          <draw:path draw:style-name="gr2" draw:text-style-name="P2" draw:layer="layout" svg:width="0.337cm" svg:height="0.404cm" svg:x="22.532cm" svg:y="9.851cm" svg:viewBox="0 0 338 405" svg:d="M338 379c-6 7-12 12-19 16-12 7-24 10-38 10s-26-3-38-10c-6-4-11-8-16-13 0-6 0-11 0-17 0-57 0-105 1-162 0-2 0-4 0-6 0-16-4-29-11-42-8-13-17-22-30-30-13-7-26-11-41-11s-28 4-41 11c-3 2-6 4-9 6 3-3 5-5 8-6 2-2 4-3 7-3l-1 156c-5 6-10 11-17 15-12 6-23 10-37 10-13 0-25-4-37-10-7-5-13-10-19-17v-158c2-19 7-35 17-51 11-19 24-33 42-45 29-15 56-22 88-22 35 0 65 8 95 26 30 17 52 39 70 69 17 31 25 60 25 95 0 1 0 1 0 2v58z">
            <text:p/>
          </draw:path>
        </draw:g>
        <draw:g>
          <draw:polygon draw:style-name="gr9" draw:text-style-name="P7" draw:layer="layout" svg:width="0.317cm" svg:height="0.517cm" svg:x="22.457cm" svg:y="10.133cm" svg:viewBox="0 0 318 518" draw:points="0,333 318,518 318,185 0,0">
            <text:p/>
          </draw:polygon>
          <draw:polygon draw:style-name="gr2" draw:text-style-name="P2" draw:layer="layout" svg:width="0.317cm" svg:height="0.517cm" svg:x="22.457cm" svg:y="10.133cm" svg:viewBox="0 0 318 518" draw:points="0,333 318,518 318,185 0,0">
            <text:p/>
          </draw:polygon>
        </draw:g>
        <draw:g>
          <draw:path draw:style-name="gr9" draw:text-style-name="P7" draw:layer="layout" svg:width="0.098cm" svg:height="0.172cm" svg:x="22.563cm" svg:y="10.251cm" svg:viewBox="0 0 99 173" svg:d="M3 95c-3-16-4-30-2-44 2-15 5-25 11-35 6-9 12-14 21-16h1c9-1 16 1 25 7 8 7 16 15 23 28s11 26 14 42 4 30 2 44c-1 15-5 26-10 35-6 9-13 14-21 16-9 2-17-1-26-7s-16-15-23-28-12-26-15-42z">
            <text:p/>
          </draw:path>
          <draw:path draw:style-name="gr2" draw:text-style-name="P2" draw:layer="layout" svg:width="0.098cm" svg:height="0.172cm" svg:x="22.563cm" svg:y="10.251cm" svg:viewBox="0 0 99 173" svg:d="M3 95c-3-16-4-30-2-44 2-15 5-25 11-35 6-9 12-14 21-16h1c9-1 16 1 25 7 8 7 16 15 23 28s11 26 14 42 4 30 2 44c-1 15-5 26-10 35-6 9-13 14-21 16-9 2-17-1-26-7s-16-15-23-28-12-26-15-42z">
            <text:p/>
          </draw:path>
        </draw:g>
        <draw:g>
          <draw:polygon draw:style-name="gr9" draw:text-style-name="P7" draw:layer="layout" svg:width="0.02cm" svg:height="0.093cm" svg:x="22.6cm" svg:y="10.296cm" svg:viewBox="0 0 21 94" draw:points="0,82 21,94 21,11 0,0">
            <text:p/>
          </draw:polygon>
          <draw:polygon draw:style-name="gr2" draw:text-style-name="P2" draw:layer="layout" svg:width="0.02cm" svg:height="0.093cm" svg:x="22.6cm" svg:y="10.296cm" svg:viewBox="0 0 21 94" draw:points="0,82 21,94 21,11 0,0">
            <text:p/>
          </draw:polygon>
        </draw:g>
        <draw:path draw:style-name="gr10" draw:text-style-name="P2" draw:layer="layout" svg:width="0.116cm" svg:height="0.146cm" svg:x="22.644cm" svg:y="9.965cm" svg:viewBox="0 0 117 147" svg:d="M0 79l116 68 1-58c0-2 0-4 0-6 0-15-3-28-11-42-8-13-17-22-31-30-13-7-26-11-42-11-12 0-22 2-33 7z">
          <text:p/>
        </draw:path>
        <draw:g>
          <draw:path draw:style-name="gr9" draw:text-style-name="P7" draw:layer="layout" svg:width="0.203cm" svg:height="0.212cm" svg:x="22.415cm" svg:y="10.31cm" svg:viewBox="0 0 204 213" svg:d="M204 0v23l-13 27-51 30-17 37-46 26c-4 18-9 33-19 49-5 7-10 12-17 17-1 1-1 1-2 2-3 2-6 2-10 2-3 0-6 0-9-2s-5-4-7-8c-1 0-1-1-1-1-8-16-12-31-12-49 0-1 0-2 0-2 1-24 4-43 12-66 2-6 4-11 8-17 6-10 12-18 21-26 4-2 7-3 11-3 3 0 7 1 10 3 4 2 6 5 8 8 0 1 0 1 0 1 1 2 2 3 3 4 3 6 5 12 6 18z">
            <text:p/>
          </draw:path>
          <draw:path draw:style-name="gr2" draw:text-style-name="P2" draw:layer="layout" svg:width="0.203cm" svg:height="0.212cm" svg:x="22.415cm" svg:y="10.31cm" svg:viewBox="0 0 204 213" svg:d="M204 0v23l-13 27-51 30-17 37-46 26c-4 18-9 33-19 49-5 7-10 12-17 17-1 1-1 1-2 2-3 2-6 2-10 2-3 0-6 0-9-2s-5-4-7-8c-1 0-1-1-1-1-8-16-12-31-12-49 0-1 0-2 0-2 1-24 4-43 12-66 2-6 4-11 8-17 6-10 12-18 21-26 4-2 7-3 11-3 3 0 7 1 10 3 4 2 6 5 8 8 0 1 0 1 0 1 1 2 2 3 3 4 3 6 5 12 6 18z">
            <text:p/>
          </draw:path>
        </draw:g>
        <draw:path draw:style-name="gr2" draw:text-style-name="P2" draw:layer="layout" svg:width="0.026cm" svg:height="0.048cm" svg:x="22.428cm" svg:y="10.42cm" svg:viewBox="0 0 27 49" svg:d="M26 27c-1 4-2 7-4 11s-4 6-6 8c-3 2-5 3-7 2-3 0-4-2-6-4-2-3-3-6-3-10-1-4 0-8 0-12 1-5 3-8 4-12 2-4 4-6 7-8 2-2 4-3 7-2 2 1 4 2 6 4 1 3 2 6 3 10 0 4 0 8-1 12z">
          <text:p/>
        </draw:path>
        <draw:g>
          <draw:polygon draw:style-name="gr9" draw:text-style-name="P7" draw:layer="layout" svg:width="0.129cm" svg:height="0.083cm" svg:x="22.489cm" svg:y="10.3cm" svg:viewBox="0 0 130 84" draw:points="0,69 5,84 130,9 114,0">
            <text:p/>
          </draw:polygon>
          <draw:polygon draw:style-name="gr2" draw:text-style-name="P2" draw:layer="layout" svg:width="0.129cm" svg:height="0.083cm" svg:x="22.489cm" svg:y="10.3cm" svg:viewBox="0 0 130 84" draw:points="0,69 5,84 130,9 114,0">
            <text:p/>
          </draw:polygon>
        </draw:g>
        <draw:g>
          <draw:path draw:style-name="gr9" draw:text-style-name="P7" draw:layer="layout" svg:width="0.077cm" svg:height="0.178cm" svg:x="22.399cm" svg:y="10.341cm" svg:viewBox="0 0 78 179" svg:d="M36 179c-3-4-6-8-9-14-8-13-11-25-11-40 0-2 0-4 0-5 1-24 4-44 12-66 3-6 5-11 8-16 6-11 13-19 22-27 4-2 7-3 11-3 3 0 6 1 9 2l-9-5c-1-1-2-1-3-2-4-2-8-3-13-3-4 0-8 0-11 2-10 7-16 14-22 24-2 4-3 7-5 11-10 25-15 47-15 74 0 19 4 35 14 52 1 1 1 2 2 4z">
            <text:p/>
          </draw:path>
          <draw:path draw:style-name="gr2" draw:text-style-name="P2" draw:layer="layout" svg:width="0.077cm" svg:height="0.178cm" svg:x="22.399cm" svg:y="10.341cm" svg:viewBox="0 0 78 179" svg:d="M36 179c-3-4-6-8-9-14-8-13-11-25-11-40 0-2 0-4 0-5 1-24 4-44 12-66 3-6 5-11 8-16 6-11 13-19 22-27 4-2 7-3 11-3 3 0 6 1 9 2l-9-5c-1-1-2-1-3-2-4-2-8-3-13-3-4 0-8 0-11 2-10 7-16 14-22 24-2 4-3 7-5 11-10 25-15 47-15 74 0 19 4 35 14 52 1 1 1 2 2 4z">
            <text:p/>
          </draw:path>
        </draw:g>
        <draw:g>
          <draw:path draw:style-name="gr9" draw:text-style-name="P7" draw:layer="layout" svg:width="0.023cm" svg:height="0.048cm" svg:x="22.43cm" svg:y="10.42cm" svg:viewBox="0 0 24 49" svg:d="M9 13c0 1 0 1 0 2 0 8-2 16-6 23-1 2-2 3-3 5 0 1 0 1 1 2 0 1 1 2 2 3 2 0 3 1 4 1s2-1 4-1c0-1 0-1 0-1 4-2 6-5 8-8 1-1 1-3 2-4 2-6 3-11 3-17 0-3 0-6-1-9 0-1-1-2-1-4-2-2-3-3-5-4-1 0-1-1-2-1-1 0-1 0-1 0-2 0-4 0-6 1 0 1-1 1-2 2 2 3 3 7 3 10z">
            <text:p/>
          </draw:path>
          <draw:path draw:style-name="gr2" draw:text-style-name="P2" draw:layer="layout" svg:width="0.023cm" svg:height="0.048cm" svg:x="22.43cm" svg:y="10.42cm" svg:viewBox="0 0 24 49" svg:d="M9 13c0 1 0 1 0 2 0 8-2 16-6 23-1 2-2 3-3 5 0 1 0 1 1 2 0 1 1 2 2 3 2 0 3 1 4 1s2-1 4-1c0-1 0-1 0-1 4-2 6-5 8-8 1-1 1-3 2-4 2-6 3-11 3-17 0-3 0-6-1-9 0-1-1-2-1-4-2-2-3-3-5-4-1 0-1-1-2-1-1 0-1 0-1 0-2 0-4 0-6 1 0 1-1 1-2 2 2 3 3 7 3 10z">
            <text:p/>
          </draw:path>
        </draw:g>
        <draw:path draw:style-name="gr10" draw:text-style-name="P2" draw:layer="layout" svg:width="0.546cm" svg:height="0.797cm" svg:x="22.399cm" svg:y="9.853cm" svg:viewBox="0 0 547 798" svg:d="M58 280v209c-2 0-4-1-7-1-4 0-7 1-10 2-9 7-15 14-20 24-3 4-4 8-6 12-10 24-15 46-15 73v1c0 19 4 35 14 52 1 1 1 2 2 4l20 12c3 1 6 2 9 2 4 0 7-1 10-3 1 0 1-1 2-1 7-5 13-10 18-16 4-8 7-14 10-21l291 169 171-99v-334l-76-43v-134c-1-17-3-32-8-48-9-34-26-61-51-86-26-24-53-40-88-48-34-9-66-8-100 1-11 4-20 7-31 12-19 12-33 27-44 47-9 16-14 31-16 48v123z">
          <text:p/>
        </draw:path>
        <draw:g>
          <draw:path draw:style-name="gr4" draw:text-style-name="P4" draw:layer="layout" svg:width="0.8cm" svg:height="0.799cm" svg:x="21.735cm" svg:y="18.845cm" svg:viewBox="0 0 801 800" svg:d="M801 239c0-44-17-81-54-119-37-39-82-66-146-88s-127-32-201-32c-73 0-136 10-200 32s-109 49-146 88c-37 38-54 75-54 119v321c0 44 17 81 54 120 37 38 82 65 146 87 64 23 127 33 201 33 73 0 136-10 200-33 64-22 109-49 146-87 37-39 54-76 54-120z">
            <text:p/>
          </draw:path>
          <draw:path draw:style-name="gr5" draw:text-style-name="P2" draw:layer="layout" svg:width="0.8cm" svg:height="0.799cm" svg:x="21.735cm" svg:y="18.845cm" svg:viewBox="0 0 801 800" svg:d="M801 239c0-44-17-81-54-119-37-39-82-66-146-88s-127-32-201-32c-73 0-136 10-200 32s-109 49-146 88c-37 38-54 75-54 119v321c0 44 17 81 54 120 37 38 82 65 146 87 64 23 127 33 201 33 73 0 136-10 200-33 64-22 109-49 146-87 37-39 54-76 54-120z">
            <text:p/>
          </draw:path>
        </draw:g>
        <draw:g>
          <draw:path draw:style-name="gr6" draw:text-style-name="P5" draw:layer="layout" svg:width="0.799cm" svg:height="0.479cm" svg:x="21.735cm" svg:y="18.845cm" svg:viewBox="0 0 800 480" svg:d="M800 240c0 44-17 82-54 120-36 38-82 66-146 88s-126 32-200 32-136-10-200-32-110-50-146-88c-37-38-54-76-54-120s17-82 54-120c36-38 82-66 146-88 63-22 126-32 199-32h1c74 0 136 10 200 32s110 50 146 88c37 38 54 76 54 120z">
            <text:p/>
          </draw:path>
          <draw:path draw:style-name="gr7" draw:text-style-name="P2" draw:layer="layout" svg:width="0.799cm" svg:height="0.479cm" svg:x="21.735cm" svg:y="18.845cm" svg:viewBox="0 0 800 480" svg:d="M800 240c0 44-17 82-54 120-36 38-82 66-146 88s-126 32-200 32-136-10-200-32-110-50-146-88c-37-38-54-76-54-120s17-82 54-120c36-38 82-66 146-88 63-22 126-32 199-32h1c74 0 136 10 200 32s110 50 146 88c37 38 54 76 54 120z">
            <text:p/>
          </draw:path>
        </draw:g>
        <draw:g>
          <draw:polygon draw:style-name="gr11" draw:text-style-name="P8" draw:layer="layout" svg:width="0.274cm" svg:height="0.158cm" svg:x="22.135cm" svg:y="18.927cm" svg:viewBox="0 0 275 159" draw:points="275,113 275,0 80,0 160,46 0,139 34,159 194,66">
            <text:p/>
          </draw:polygon>
          <draw:polygon draw:style-name="gr12" draw:text-style-name="P2" draw:layer="layout" svg:width="0.274cm" svg:height="0.158cm" svg:x="22.135cm" svg:y="18.927cm" svg:viewBox="0 0 275 159" draw:points="275,113 275,0 80,0 160,46 0,139 34,159 194,66">
            <text:p/>
          </draw:polygon>
        </draw:g>
        <draw:g>
          <draw:polygon draw:style-name="gr11" draw:text-style-name="P8" draw:layer="layout" svg:width="0.291cm" svg:height="0.168cm" svg:x="21.844cm" svg:y="18.917cm" svg:viewBox="0 0 292 169" draw:points="292,56 275,159 97,169 177,122 0,19 34,0 212,102">
            <text:p/>
          </draw:polygon>
          <draw:polygon draw:style-name="gr12" draw:text-style-name="P2" draw:layer="layout" svg:width="0.291cm" svg:height="0.168cm" svg:x="21.844cm" svg:y="18.917cm" svg:viewBox="0 0 292 169" draw:points="292,56 275,159 97,169 177,122 0,19 34,0 212,102">
            <text:p/>
          </draw:polygon>
        </draw:g>
        <draw:g>
          <draw:polygon draw:style-name="gr11" draw:text-style-name="P8" draw:layer="layout" svg:width="0.291cm" svg:height="0.168cm" svg:x="22.135cm" svg:y="19.085cm" svg:viewBox="0 0 292 169" draw:points="0,112 17,9 194,0 115,47 292,149 258,169 80,66">
            <text:p/>
          </draw:polygon>
          <draw:polygon draw:style-name="gr12" draw:text-style-name="P2" draw:layer="layout" svg:width="0.291cm" svg:height="0.168cm" svg:x="22.135cm" svg:y="19.085cm" svg:viewBox="0 0 292 169" draw:points="0,112 17,9 194,0 115,47 292,149 258,169 80,66">
            <text:p/>
          </draw:polygon>
        </draw:g>
        <draw:g>
          <draw:polygon draw:style-name="gr11" draw:text-style-name="P8" draw:layer="layout" svg:width="0.274cm" svg:height="0.158cm" svg:x="21.861cm" svg:y="19.085cm" svg:viewBox="0 0 275 159" draw:points="0,46 0,159 194,159 115,112 275,19 241,0 80,93">
            <text:p/>
          </draw:polygon>
          <draw:polygon draw:style-name="gr12" draw:text-style-name="P2" draw:layer="layout" svg:width="0.274cm" svg:height="0.158cm" svg:x="21.861cm" svg:y="19.085cm" svg:viewBox="0 0 275 159" draw:points="0,46 0,159 194,159 115,112 275,19 241,0 80,93">
            <text:p/>
          </draw:polygon>
        </draw:g>
        <draw:g>
          <draw:path draw:style-name="gr36" draw:text-style-name="P24" draw:layer="layout" svg:width="0.8cm" svg:height="0.56cm" svg:x="21.735cm" svg:y="19.085cm" svg:viewBox="0 0 801 561" svg:d="M0 0v320c0 44 17 82 54 120 37 39 82 66 146 88 64 23 127 33 201 33 73 0 136-10 200-33 64-22 109-49 146-88 37-38 54-76 54-120v-320c0 44-17 82-54 120s-82 66-146 88-127 32-200 32c-74 0-137-10-201-32s-109-50-146-88-54-76-54-120z">
            <text:p/>
          </draw:path>
          <draw:path draw:style-name="gr2" draw:text-style-name="P2" draw:layer="layout" svg:width="0.8cm" svg:height="0.56cm" svg:x="21.735cm" svg:y="19.085cm" svg:viewBox="0 0 801 561" svg:d="M0 0v320c0 44 17 82 54 120 37 39 82 66 146 88 64 23 127 33 201 33 73 0 136-10 200-33 64-22 109-49 146-88 37-38 54-76 54-120v-320c0 44-17 82-54 120s-82 66-146 88-127 32-200 32c-74 0-137-10-201-32s-109-50-146-88-54-76-54-120z">
            <text:p/>
          </draw:path>
        </draw:g>
        <draw:path draw:style-name="gr10" draw:text-style-name="P2" draw:layer="layout" svg:width="0.8cm" svg:height="0.799cm" svg:x="21.735cm" svg:y="18.845cm" svg:viewBox="0 0 801 800" svg:d="M801 239c0-44-17-81-54-119-37-39-82-66-146-88s-127-32-201-32c-73 0-136 10-200 32s-109 49-146 88c-37 38-54 75-54 119v321c0 44 17 81 54 120 37 38 82 65 146 87 64 23 127 33 201 33 73 0 136-10 200-33 64-22 109-49 146-87 37-39 54-76 54-120z">
          <text:p/>
        </draw:path>
        <draw:g>
          <draw:path draw:style-name="gr4" draw:text-style-name="P4" draw:layer="layout" svg:width="0.546cm" svg:height="0.8cm" svg:x="22.157cm" svg:y="18.856cm" svg:viewBox="0 0 547 801" svg:d="M36 671c0-1-1-1-1-1zM36 671c3 2 6 3 10 3 3 0 6-1 9-3 1-1 2-1 2-1 7-5 13-10 18-17 4-8 7-14 10-21l291 169 171-99v-333l-76-44v-75-59-1c0-35-8-65-25-95-18-30-40-52-70-69-30-18-60-26-94-26-33 0-60 7-89 22-19 12-32 26-43 45-10 16-15 32-17 50v123l-75 44v208c-2 0-4 0-6 0-4 0-7 0-11 2-9 7-15 14-21 24-2 4-3 7-5 11-10 25-15 47-15 74 0 19 4 35 14 51 0 2 1 3 2 5zM35 670c0 0 1 0 1 1zM16 612c0-23 4-42 11-64-7 22-10 41-11 64v1c0 13 2 24 6 36-4-11-6-21-6-32 0-2 0-4 0-5zM245 121c0 1-1 1-2 1-2 2-5 3-7 4-2 2-4 3-7 4 2-2 4-3 7-5 2-1 5-2 7-3 1 0 2 0 2-1zM245 121c11-5 22-7 34-7 15 0 28 4 41 11 13 8 22 17 30 30 7 13 11 26 11 41 0 3 0 4 0 7 0 10 0 18 0 28s0 19 0 29l-117-68z">
            <text:p/>
          </draw:path>
          <draw:path draw:style-name="gr5" draw:text-style-name="P2" draw:layer="layout" svg:width="0.546cm" svg:height="0.8cm" svg:x="22.157cm" svg:y="18.856cm" svg:viewBox="0 0 547 801" svg:d="M36 671c0-1-1-1-1-1M36 671c3 2 6 3 10 3 3 0 6-1 9-3 1-1 2-1 2-1 7-5 13-10 18-17 4-8 7-14 10-21l291 169 171-99v-333l-76-44v-75-59-1c0-35-8-65-25-95-18-30-40-52-70-69-30-18-60-26-94-26-33 0-60 7-89 22-19 12-32 26-43 45-10 16-15 32-17 50v123l-75 44v208c-2 0-4 0-6 0-4 0-7 0-11 2-9 7-15 14-21 24-2 4-3 7-5 11-10 25-15 47-15 74 0 19 4 35 14 51 0 2 1 3 2 5zM35 670c0 0 1 0 1 1M16 612c0-23 4-42 11-64-7 22-10 41-11 64v1c0 13 2 24 6 36-4-11-6-21-6-32 0-2 0-4 0-5zM245 121c0 1-1 1-2 1-2 2-5 3-7 4-2 2-4 3-7 4 2-2 4-3 7-5 2-1 5-2 7-3 1 0 2 0 2-1 11-5 22-7 34-7 15 0 28 4 41 11 13 8 22 17 30 30 7 13 11 26 11 41 0 3 0 4 0 7 0 10 0 18 0 28s0 19 0 29l-117-68z">
            <text:p/>
          </draw:path>
        </draw:g>
        <draw:g>
          <draw:polygon draw:style-name="gr8" draw:text-style-name="P6" draw:layer="layout" svg:width="0.171cm" svg:height="0.432cm" svg:x="22.774cm" svg:y="19.223cm" svg:viewBox="0 0 172 433" draw:points="0,99 0,433 172,334 172,0">
            <text:p/>
          </draw:polygon>
          <draw:polygon draw:style-name="gr7" draw:text-style-name="P2" draw:layer="layout" svg:width="0.171cm" svg:height="0.432cm" svg:x="22.774cm" svg:y="19.223cm" svg:viewBox="0 0 172 433" draw:points="0,99 0,433 172,334 172,0">
            <text:p/>
          </draw:polygon>
        </draw:g>
        <draw:g>
          <draw:polygon draw:style-name="gr6" draw:text-style-name="P5" draw:layer="layout" svg:width="0.488cm" svg:height="0.284cm" svg:x="22.457cm" svg:y="19.039cm" svg:viewBox="0 0 489 285" draw:points="0,99 318,285 489,185 171,0">
            <text:p/>
          </draw:polygon>
          <draw:polygon draw:style-name="gr7" draw:text-style-name="P2" draw:layer="layout" svg:width="0.488cm" svg:height="0.284cm" svg:x="22.457cm" svg:y="19.039cm" svg:viewBox="0 0 489 285" draw:points="0,99 318,285 489,185 171,0">
            <text:p/>
          </draw:polygon>
        </draw:g>
        <draw:g>
          <draw:path draw:style-name="gr9" draw:text-style-name="P7" draw:layer="layout" svg:width="0.337cm" svg:height="0.404cm" svg:x="22.532cm" svg:y="18.856cm" svg:viewBox="0 0 338 405" svg:d="M338 379c-6 7-12 12-19 16-12 7-24 10-38 10s-26-3-38-10c-6-4-11-8-16-13 0-6 0-11 0-17 0-57 0-105 1-162 0-2 0-4 0-6 0-16-4-29-11-42-8-13-17-22-30-30-13-7-26-11-41-11s-28 4-41 11c-3 2-6 4-9 6 3-3 5-5 8-6 2-2 4-3 7-3l-1 156c-5 6-10 11-17 15-12 6-23 10-37 10-13 0-25-4-37-10-7-5-13-10-19-17v-158c2-19 7-35 17-51 11-19 24-33 42-45 29-15 56-22 88-22 35 0 65 8 95 26 30 17 52 39 70 69 17 31 25 60 25 95 0 1 0 1 0 2v58z">
            <text:p/>
          </draw:path>
          <draw:path draw:style-name="gr2" draw:text-style-name="P2" draw:layer="layout" svg:width="0.337cm" svg:height="0.404cm" svg:x="22.532cm" svg:y="18.856cm" svg:viewBox="0 0 338 405" svg:d="M338 379c-6 7-12 12-19 16-12 7-24 10-38 10s-26-3-38-10c-6-4-11-8-16-13 0-6 0-11 0-17 0-57 0-105 1-162 0-2 0-4 0-6 0-16-4-29-11-42-8-13-17-22-30-30-13-7-26-11-41-11s-28 4-41 11c-3 2-6 4-9 6 3-3 5-5 8-6 2-2 4-3 7-3l-1 156c-5 6-10 11-17 15-12 6-23 10-37 10-13 0-25-4-37-10-7-5-13-10-19-17v-158c2-19 7-35 17-51 11-19 24-33 42-45 29-15 56-22 88-22 35 0 65 8 95 26 30 17 52 39 70 69 17 31 25 60 25 95 0 1 0 1 0 2v58z">
            <text:p/>
          </draw:path>
        </draw:g>
        <draw:g>
          <draw:polygon draw:style-name="gr9" draw:text-style-name="P7" draw:layer="layout" svg:width="0.317cm" svg:height="0.517cm" svg:x="22.457cm" svg:y="19.138cm" svg:viewBox="0 0 318 518" draw:points="0,333 318,518 318,185 0,0">
            <text:p/>
          </draw:polygon>
          <draw:polygon draw:style-name="gr2" draw:text-style-name="P2" draw:layer="layout" svg:width="0.317cm" svg:height="0.517cm" svg:x="22.457cm" svg:y="19.138cm" svg:viewBox="0 0 318 518" draw:points="0,333 318,518 318,185 0,0">
            <text:p/>
          </draw:polygon>
        </draw:g>
        <draw:g>
          <draw:path draw:style-name="gr9" draw:text-style-name="P7" draw:layer="layout" svg:width="0.098cm" svg:height="0.172cm" svg:x="22.563cm" svg:y="19.256cm" svg:viewBox="0 0 99 173" svg:d="M3 95c-3-16-4-30-2-44 2-15 5-25 11-35 6-9 12-14 21-16h1c9-1 16 1 25 7 8 7 16 15 23 28s11 26 14 42 4 30 2 44c-1 15-5 26-10 35-6 9-13 14-21 16-9 2-17-1-26-7s-16-15-23-28-12-26-15-42z">
            <text:p/>
          </draw:path>
          <draw:path draw:style-name="gr2" draw:text-style-name="P2" draw:layer="layout" svg:width="0.098cm" svg:height="0.172cm" svg:x="22.563cm" svg:y="19.256cm" svg:viewBox="0 0 99 173" svg:d="M3 95c-3-16-4-30-2-44 2-15 5-25 11-35 6-9 12-14 21-16h1c9-1 16 1 25 7 8 7 16 15 23 28s11 26 14 42 4 30 2 44c-1 15-5 26-10 35-6 9-13 14-21 16-9 2-17-1-26-7s-16-15-23-28-12-26-15-42z">
            <text:p/>
          </draw:path>
        </draw:g>
        <draw:g>
          <draw:polygon draw:style-name="gr9" draw:text-style-name="P7" draw:layer="layout" svg:width="0.02cm" svg:height="0.093cm" svg:x="22.6cm" svg:y="19.301cm" svg:viewBox="0 0 21 94" draw:points="0,82 21,94 21,11 0,0">
            <text:p/>
          </draw:polygon>
          <draw:polygon draw:style-name="gr2" draw:text-style-name="P2" draw:layer="layout" svg:width="0.02cm" svg:height="0.093cm" svg:x="22.6cm" svg:y="19.301cm" svg:viewBox="0 0 21 94" draw:points="0,82 21,94 21,11 0,0">
            <text:p/>
          </draw:polygon>
        </draw:g>
        <draw:path draw:style-name="gr10" draw:text-style-name="P2" draw:layer="layout" svg:width="0.116cm" svg:height="0.146cm" svg:x="22.644cm" svg:y="18.97cm" svg:viewBox="0 0 117 147" svg:d="M0 79l116 68 1-58c0-2 0-4 0-6 0-15-3-28-11-42-8-13-17-22-31-30-13-7-26-11-42-11-12 0-22 2-33 7z">
          <text:p/>
        </draw:path>
        <draw:g>
          <draw:path draw:style-name="gr9" draw:text-style-name="P7" draw:layer="layout" svg:width="0.203cm" svg:height="0.212cm" svg:x="22.415cm" svg:y="19.315cm" svg:viewBox="0 0 204 213" svg:d="M204 0v23l-13 27-51 30-17 37-46 26c-4 18-9 33-19 49-5 7-10 12-17 17-1 1-1 1-2 2-3 2-6 2-10 2-3 0-6 0-9-2s-5-4-7-8c-1 0-1-1-1-1-8-16-12-31-12-49 0-1 0-2 0-2 1-24 4-43 12-66 2-6 4-11 8-17 6-10 12-18 21-26 4-2 7-3 11-3 3 0 7 1 10 3 4 2 6 5 8 8 0 1 0 1 0 1 1 2 2 3 3 4 3 6 5 12 6 18z">
            <text:p/>
          </draw:path>
          <draw:path draw:style-name="gr2" draw:text-style-name="P2" draw:layer="layout" svg:width="0.203cm" svg:height="0.212cm" svg:x="22.415cm" svg:y="19.315cm" svg:viewBox="0 0 204 213" svg:d="M204 0v23l-13 27-51 30-17 37-46 26c-4 18-9 33-19 49-5 7-10 12-17 17-1 1-1 1-2 2-3 2-6 2-10 2-3 0-6 0-9-2s-5-4-7-8c-1 0-1-1-1-1-8-16-12-31-12-49 0-1 0-2 0-2 1-24 4-43 12-66 2-6 4-11 8-17 6-10 12-18 21-26 4-2 7-3 11-3 3 0 7 1 10 3 4 2 6 5 8 8 0 1 0 1 0 1 1 2 2 3 3 4 3 6 5 12 6 18z">
            <text:p/>
          </draw:path>
        </draw:g>
        <draw:path draw:style-name="gr2" draw:text-style-name="P2" draw:layer="layout" svg:width="0.026cm" svg:height="0.048cm" svg:x="22.428cm" svg:y="19.425cm" svg:viewBox="0 0 27 49" svg:d="M26 27c-1 4-2 7-4 11s-4 6-6 8c-3 2-5 3-7 2-3 0-4-2-6-4-2-3-3-6-3-10-1-4 0-8 0-12 1-5 3-8 4-12 2-4 4-6 7-8 2-2 4-3 7-2 2 1 4 2 6 4 1 3 2 6 3 10 0 4 0 8-1 12z">
          <text:p/>
        </draw:path>
        <draw:g>
          <draw:polygon draw:style-name="gr9" draw:text-style-name="P7" draw:layer="layout" svg:width="0.129cm" svg:height="0.083cm" svg:x="22.489cm" svg:y="19.305cm" svg:viewBox="0 0 130 84" draw:points="0,69 5,84 130,9 114,0">
            <text:p/>
          </draw:polygon>
          <draw:polygon draw:style-name="gr2" draw:text-style-name="P2" draw:layer="layout" svg:width="0.129cm" svg:height="0.083cm" svg:x="22.489cm" svg:y="19.305cm" svg:viewBox="0 0 130 84" draw:points="0,69 5,84 130,9 114,0">
            <text:p/>
          </draw:polygon>
        </draw:g>
        <draw:g>
          <draw:path draw:style-name="gr9" draw:text-style-name="P7" draw:layer="layout" svg:width="0.077cm" svg:height="0.178cm" svg:x="22.399cm" svg:y="19.346cm" svg:viewBox="0 0 78 179" svg:d="M36 179c-3-4-6-8-9-14-8-13-11-25-11-40 0-2 0-4 0-5 1-24 4-44 12-66 3-6 5-11 8-16 6-11 13-19 22-27 4-2 7-3 11-3 3 0 6 1 9 2l-9-5c-1-1-2-1-3-2-4-2-8-3-13-3-4 0-8 0-11 2-10 7-16 14-22 24-2 4-3 7-5 11-10 25-15 47-15 74 0 19 4 35 14 52 1 1 1 2 2 4z">
            <text:p/>
          </draw:path>
          <draw:path draw:style-name="gr2" draw:text-style-name="P2" draw:layer="layout" svg:width="0.077cm" svg:height="0.178cm" svg:x="22.399cm" svg:y="19.346cm" svg:viewBox="0 0 78 179" svg:d="M36 179c-3-4-6-8-9-14-8-13-11-25-11-40 0-2 0-4 0-5 1-24 4-44 12-66 3-6 5-11 8-16 6-11 13-19 22-27 4-2 7-3 11-3 3 0 6 1 9 2l-9-5c-1-1-2-1-3-2-4-2-8-3-13-3-4 0-8 0-11 2-10 7-16 14-22 24-2 4-3 7-5 11-10 25-15 47-15 74 0 19 4 35 14 52 1 1 1 2 2 4z">
            <text:p/>
          </draw:path>
        </draw:g>
        <draw:g>
          <draw:path draw:style-name="gr9" draw:text-style-name="P7" draw:layer="layout" svg:width="0.023cm" svg:height="0.048cm" svg:x="22.43cm" svg:y="19.425cm" svg:viewBox="0 0 24 49" svg:d="M9 13c0 1 0 1 0 2 0 8-2 16-6 23-1 2-2 3-3 5 0 1 0 1 1 2 0 1 1 2 2 3 2 0 3 1 4 1s2-1 4-1c0-1 0-1 0-1 4-2 6-5 8-8 1-1 1-3 2-4 2-6 3-11 3-17 0-3 0-6-1-9 0-1-1-2-1-4-2-2-3-3-5-4-1 0-1-1-2-1-1 0-1 0-1 0-2 0-4 0-6 1 0 1-1 1-2 2 2 3 3 7 3 10z">
            <text:p/>
          </draw:path>
          <draw:path draw:style-name="gr2" draw:text-style-name="P2" draw:layer="layout" svg:width="0.023cm" svg:height="0.048cm" svg:x="22.43cm" svg:y="19.425cm" svg:viewBox="0 0 24 49" svg:d="M9 13c0 1 0 1 0 2 0 8-2 16-6 23-1 2-2 3-3 5 0 1 0 1 1 2 0 1 1 2 2 3 2 0 3 1 4 1s2-1 4-1c0-1 0-1 0-1 4-2 6-5 8-8 1-1 1-3 2-4 2-6 3-11 3-17 0-3 0-6-1-9 0-1-1-2-1-4-2-2-3-3-5-4-1 0-1-1-2-1-1 0-1 0-1 0-2 0-4 0-6 1 0 1-1 1-2 2 2 3 3 7 3 10z">
            <text:p/>
          </draw:path>
        </draw:g>
        <draw:path draw:style-name="gr10" draw:text-style-name="P2" draw:layer="layout" svg:width="0.546cm" svg:height="0.797cm" svg:x="22.399cm" svg:y="18.858cm" svg:viewBox="0 0 547 798" svg:d="M58 280v209c-2 0-4-1-7-1-4 0-7 1-10 2-9 7-15 14-20 24-3 4-4 8-6 12-10 24-15 46-15 73v1c0 19 4 35 14 52 1 1 1 2 2 4l20 12c3 1 6 2 9 2 4 0 7-1 10-3 1 0 1-1 2-1 7-5 13-10 18-16 4-8 7-14 10-21l291 169 171-99v-334l-76-43v-134c-1-17-3-32-8-48-9-34-26-61-51-86-26-24-53-40-88-48-34-9-66-8-100 1-11 4-20 7-31 12-19 12-33 27-44 47-9 16-14 31-16 48v123z">
          <text:p/>
        </draw:path>
        <draw:frame draw:style-name="gr37" draw:text-style-name="P2" draw:layer="layout" svg:width="4cm" svg:height="1.363cm" svg:x="1cm" svg:y="14.7cm">
          <draw:text-box>
            <text:p text:style-name="P3"><text:span text:style-name="T5">wan0: 100.64.0.1/24</text:span></text:p>
            <text:p text:style-name="P3"><text:span text:style-name="T5">wan1: 100.64.1.1/24</text:span></text:p>
            <text:p text:style-name="P3"><text:span text:style-name="T5">wan2: 100.64.2.1/24</text:span></text:p>
          </draw:text-box>
        </draw:frame>
        <draw:frame draw:style-name="gr38" draw:text-style-name="P2" draw:layer="layout" svg:width="4cm" svg:height="1.2cm" svg:x="1cm" svg:y="2.5cm">
          <draw:text-box>
            <text:p text:style-name="P3"><text:span text:style-name="T5">wan0: 100.64.0.100/24</text:span></text:p>
          </draw:text-box>
        </draw:frame>
        <draw:frame draw:style-name="gr38" draw:text-style-name="P2" draw:layer="layout" svg:width="4cm" svg:height="1.363cm" svg:x="19cm" svg:y="6.242cm">
          <draw:text-box>
            <text:p text:style-name="P3"><text:span text:style-name="T5">wan0: 100.64.1.130/24 cpool: 100.64.1.131-133</text:span></text:p>
            <text:p text:style-name="P3"><text:span text:style-name="T5">lan0: 192.168.0.1/24</text:span></text:p>
          </draw:text-box>
        </draw:frame>
        <draw:frame draw:style-name="gr38" draw:text-style-name="P2" draw:layer="layout" svg:width="4cm" svg:height="1.363cm" svg:x="19cm" svg:y="15.337cm">
          <draw:text-box>
            <text:p text:style-name="P3"><text:span text:style-name="T5">wan0: 100.64.2.130-133/24</text:span></text:p>
            <text:p text:style-name="P3"><text:span text:style-name="T5">cpool: 100.64.2.131-133</text:span></text:p>
            <text:p text:style-name="P3"><text:span text:style-name="T5">lan0: 192.168.0.1/24</text:span></text:p>
          </draw:text-box>
        </draw:frame>
        <draw:frame draw:style-name="gr38" draw:text-style-name="P2" draw:layer="layout" svg:width="4cm" svg:height="1.363cm" svg:x="28cm" svg:y="4.337cm">
          <draw:text-box>
            <text:p text:style-name="P3"><text:span text:style-name="T5">wan0: 192.168.0.10/24 cpool: 192.168.0.11-14</text:span></text:p>
            <text:p text:style-name="P3"><text:span text:style-name="T5">lan0: 192.168.10.1/24</text:span></text:p>
          </draw:text-box>
        </draw:frame>
        <draw:frame draw:style-name="gr38" draw:text-style-name="P2" draw:layer="layout" svg:width="4cm" svg:height="1.363cm" svg:x="28cm" svg:y="13.337cm">
          <draw:text-box>
            <text:p text:style-name="P3"><text:span text:style-name="T5">wan0: 192.168.0.10/24 cpool: 192.168.0.11-14</text:span></text:p>
            <text:p text:style-name="P3"><text:span text:style-name="T5">lan0: 192.168.10.1/24</text:span></text:p>
          </draw:text-box>
        </draw:frame>
        <draw:frame draw:style-name="gr38" draw:text-style-name="P2" draw:layer="layout" svg:width="4cm" svg:height="1.2cm" svg:x="28cm" svg:y="8.5cm">
          <draw:text-box>
            <text:p text:style-name="P3"><text:span text:style-name="T5">lan0: 192.168.0.100/24</text:span></text:p>
          </draw:text-box>
        </draw:frame>
        <draw:frame draw:style-name="gr38" draw:text-style-name="P2" draw:layer="layout" svg:width="4cm" svg:height="1.2cm" svg:x="28cm" svg:y="17.5cm">
          <draw:text-box>
            <text:p text:style-name="P3"><text:span text:style-name="T5">lan0: 192.168.0.100/24</text:span></text:p>
          </draw:text-box>
        </draw:frame>
        <draw:frame draw:style-name="gr38" draw:text-style-name="P2" draw:layer="layout" svg:width="4cm" svg:height="1.2cm" svg:x="37cm" svg:y="4.5cm">
          <draw:text-box>
            <text:p text:style-name="P3"><text:span text:style-name="T5">lan0: 192.168.10.100/24</text:span></text:p>
          </draw:text-box>
        </draw:frame>
        <draw:frame draw:style-name="gr38" draw:text-style-name="P2" draw:layer="layout" svg:width="4cm" svg:height="1.2cm" svg:x="37cm" svg:y="13.5cm">
          <draw:text-box>
            <text:p text:style-name="P3"><text:span text:style-name="T5">lan0: 192.168.10.100/24</text:span></text:p>
          </draw:text-box>
        </draw:frame>
        <draw:g>
          <draw:g>
            <draw:polygon draw:style-name="gr39" draw:text-style-name="P25" draw:layer="layout" svg:width="7.5cm" svg:height="7.65cm" svg:x="34.5cm" svg:y="22.05cm" svg:viewBox="0 0 7501 7651" draw:points="0,7651 7501,7651 7501,0 0,0">
              <text:p/>
            </draw:polygon>
            <draw:polygon draw:style-name="gr2" draw:text-style-name="P2" draw:layer="layout" svg:width="7.5cm" svg:height="7.65cm" svg:x="34.5cm" svg:y="22.05cm" svg:viewBox="0 0 7501 7651" draw:points="0,7651 7501,7651 7501,0 0,0">
              <text:p/>
            </draw:polygon>
          </draw:g>
          <draw:frame draw:style-name="gr40" draw:text-style-name="P2" draw:layer="layout" svg:width="7.5cm" svg:height="8.141cm" svg:x="34.5cm" svg:y="21.805cm">
            <draw:text-box>
              <text:p text:style-name="P3"><text:span text:style-name="T6">LXC management IP addressing</text:span></text:p>
              <text:p text:style-name="P3"><text:span text:style-name="T6"/></text:p>
              <text:p text:style-name="P3"><text:span text:style-name="T6">Router</text:span><text:span text:style-name="T6"><text:tab/></text:span><text:span text:style-name="T6">172.31.255.10</text:span></text:p>
              <text:p text:style-name="P3"><text:span text:style-name="T6">Gwa</text:span><text:span text:style-name="T6"><text:tab/></text:span><text:span text:style-name="T6"><text:tab/></text:span><text:span text:style-name="T6">172.31.255.11</text:span></text:p>
              <text:p text:style-name="P3"><text:span text:style-name="T6">Gwb</text:span><text:span text:style-name="T6"><text:tab/></text:span><text:span text:style-name="T6"><text:tab/></text:span><text:span text:style-name="T6">172.31.255.12</text:span></text:p>
              <text:p text:style-name="P3"><text:span text:style-name="T6">Public</text:span><text:span text:style-name="T6"><text:tab/></text:span><text:span text:style-name="T6">172.31.255.13</text:span></text:p>
              <text:p text:style-name="P3"><text:span text:style-name="T6">Proxya</text:span><text:span text:style-name="T6"><text:tab/></text:span><text:span text:style-name="T6">172.31.255.14</text:span></text:p>
              <text:p text:style-name="P3"><text:span text:style-name="T6">Proxyb</text:span><text:span text:style-name="T6"><text:tab/></text:span><text:span text:style-name="T6">172.31.255.15</text:span></text:p>
              <text:p text:style-name="P3"><text:span text:style-name="T6">Test_gwa</text:span><text:span text:style-name="T6"><text:tab/></text:span><text:span text:style-name="T6">172.31.255.16</text:span></text:p>
              <text:p text:style-name="P3"><text:span text:style-name="T6">Test_gwb</text:span><text:span text:style-name="T6"><text:tab/></text:span><text:span text:style-name="T6">172.31.255.17</text:span></text:p>
              <text:p text:style-name="P3"><text:span text:style-name="T6">Nest_gwa</text:span><text:span text:style-name="T6"><text:tab/></text:span><text:span text:style-name="T6">172.31.255.21</text:span></text:p>
              <text:p text:style-name="P3"><text:span text:style-name="T6">Nest_gwb</text:span><text:span text:style-name="T6"><text:tab/></text:span><text:span text:style-name="T6">172.31.255.22</text:span></text:p>
              <text:p text:style-name="P3"><text:span text:style-name="T6">Test_ngwa</text:span><text:span text:style-name="T6"><text:tab/></text:span><text:span text:style-name="T6">172.31.255.26</text:span></text:p>
              <text:p text:style-name="P3"><text:span text:style-name="T6">Test_ngwb</text:span><text:span text:style-name="T6"><text:tab/></text:span><text:span text:style-name="T6">172.31.255.27</text:span></text:p>
            </draw:text-box>
          </draw:frame>
        </draw:g>
        <draw:line draw:style-name="gr12" draw:text-style-name="P2" draw:layer="layout" svg:x1="21cm" svg:y1="7.7cm" svg:x2="21cm" svg:y2="7.605cm">
          <text:p/>
        </draw:line>
        <draw:g>
          <draw:path draw:style-name="gr4" draw:text-style-name="P4" draw:layer="layout" svg:width="0.576cm" svg:height="0.8cm" svg:x="21.122cm" svg:y="18.85cm" svg:viewBox="0 0 577 801" svg:d="M492 654l85-46v-490l-222-118-355 193v498c27 28 54 48 90 67 41 23 81 36 128 43l78-42c1 7 5 13 12 19 10 8 21 13 36 17 16 4 32 6 50 6s33-2 49-6 27-9 36-17c9-7 13-14 13-22 0-1 0-2 0-3zM98 271c1 0 2 1 4 2 38 20 73 33 116 41-43-8-78-21-116-41-1-1-2-2-4-2z">
            <text:p/>
          </draw:path>
          <draw:path draw:style-name="gr5" draw:text-style-name="P2" draw:layer="layout" svg:width="0.576cm" svg:height="0.8cm" svg:x="21.122cm" svg:y="18.85cm" svg:viewBox="0 0 577 801" svg:d="M492 654l85-46v-490l-222-118-355 193v498c27 28 54 48 90 67 41 23 81 36 128 43l78-42c1 7 5 13 12 19 10 8 21 13 36 17 16 4 32 6 50 6s33-2 49-6 27-9 36-17c9-7 13-14 13-22 0-1 0-2 0-3zM98 271c1 0 2 1 4 2 38 20 73 33 116 41-43-8-78-21-116-41-1-1-2-2-4-2z">
            <text:p/>
          </draw:path>
        </draw:g>
        <draw:g>
          <draw:path draw:style-name="gr23" draw:text-style-name="P15" draw:layer="layout" svg:width="0.576cm" svg:height="0.313cm" svg:x="21.122cm" svg:y="18.85cm" svg:viewBox="0 0 577 314" svg:d="M218 314l359-196-222-118-355 194c30 33 61 57 101 79 38 20 74 33 117 41z">
            <text:p/>
          </draw:path>
          <draw:path draw:style-name="gr24" draw:text-style-name="P2" draw:layer="layout" svg:width="0.576cm" svg:height="0.313cm" svg:x="21.122cm" svg:y="18.85cm" svg:viewBox="0 0 577 314" svg:d="M218 314l359-196-222-118-355 194c30 33 61 57 101 79 38 20 74 33 117 41z">
            <text:p/>
          </draw:path>
        </draw:g>
        <draw:g>
          <draw:path draw:style-name="gr25" draw:text-style-name="P16" draw:layer="layout" svg:width="0.219cm" svg:height="0.608cm" svg:x="21.122cm" svg:y="19.043cm" svg:viewBox="0 0 220 609" svg:d="M220 120c-44-8-80-20-118-41-41-22-72-46-102-79v498c28 28 55 49 91 69 42 22 81 35 129 42z">
            <text:p/>
          </draw:path>
          <draw:path draw:style-name="gr24" draw:text-style-name="P2" draw:layer="layout" svg:width="0.219cm" svg:height="0.608cm" svg:x="21.122cm" svg:y="19.043cm" svg:viewBox="0 0 220 609" svg:d="M220 120c-44-8-80-20-118-41-41-22-72-46-102-79v498c28 28 55 49 91 69 42 22 81 35 129 42z">
            <text:p/>
          </draw:path>
        </draw:g>
        <draw:g>
          <draw:polygon draw:style-name="gr26" draw:text-style-name="P17" draw:layer="layout" svg:width="0.357cm" svg:height="0.681cm" svg:x="21.341cm" svg:y="18.969cm" svg:viewBox="0 0 358 682" draw:points="0,195 0,682 358,489 358,0">
            <text:p/>
          </draw:polygon>
          <draw:polygon draw:style-name="gr24" draw:text-style-name="P2" draw:layer="layout" svg:width="0.357cm" svg:height="0.681cm" svg:x="21.341cm" svg:y="18.969cm" svg:viewBox="0 0 358 682" draw:points="0,195 0,682 358,489 358,0">
            <text:p/>
          </draw:polygon>
        </draw:g>
        <draw:path draw:style-name="gr27" draw:text-style-name="P2" draw:layer="layout" svg:width="0.576cm" svg:height="0.8cm" svg:x="21.122cm" svg:y="18.85cm" svg:viewBox="0 0 577 801" svg:d="M577 118l-222-118-355 193v498c27 28 54 48 90 67 41 23 81 36 128 43l359-193z">
          <text:p/>
        </draw:path>
        <draw:g>
          <draw:path draw:style-name="gr28" draw:text-style-name="P18" draw:layer="layout" svg:width="0.033cm" svg:height="0.043cm" svg:x="21.205cm" svg:y="19.344cm" svg:viewBox="0 0 34 44" svg:d="M33 17c1 4 2 7 1 10 0 4-1 7-2 10-2 3-4 5-7 6s-5 1-9 0c-3-1-6-3-8-6-3-3-5-6-6-9-2-4-2-8-2-12s1-7 2-10c2-2 4-4 6-5h1c3-1 6-1 9 0s6 2 8 5c3 3 5 6 6 10 1 0 1 1 1 1z">
            <text:p/>
          </draw:path>
          <draw:path draw:style-name="gr12" draw:text-style-name="P2" draw:layer="layout" svg:width="0.033cm" svg:height="0.043cm" svg:x="21.205cm" svg:y="19.344cm" svg:viewBox="0 0 34 44" svg:d="M33 17c1 4 2 7 1 10 0 4-1 7-2 10-2 3-4 5-7 6s-5 1-9 0c-3-1-6-3-8-6-3-3-5-6-6-9-2-4-2-8-2-12s1-7 2-10c2-2 4-4 6-5h1c3-1 6-1 9 0s6 2 8 5c3 3 5 6 6 10 1 0 1 1 1 1z">
            <text:p/>
          </draw:path>
        </draw:g>
        <draw:path draw:style-name="gr29" draw:text-style-name="P2" draw:layer="layout" svg:width="0.148cm" svg:height="0.135cm" svg:x="21.157cm" svg:y="19.444cm" svg:viewBox="0 0 149 136" svg:d="M0 0c27 22 51 37 82 51 23 11 43 18 67 25M0 29c27 22 52 38 83 53 23 10 42 18 66 24M0 59c27 23 52 39 83 53 23 11 42 18 66 24">
          <text:p/>
        </draw:path>
        <draw:g>
          <draw:path draw:style-name="gr30" draw:text-style-name="P19" draw:layer="layout" svg:width="0.16cm" svg:height="0.091cm" svg:x="21.152cm" svg:y="19.137cm" svg:viewBox="0 0 161 92" svg:d="M5 14c21 18 40 31 64 44 28 15 54 26 85 34 1 0 2 0 3-1 2-1 2-1 3-3 1-1 1-2 1-3s0-3-1-4-1-2-3-2c-1-1-2-1-3-1-32-9-57-19-86-34-22-12-40-25-60-41 0-1-1-1-2-2 0 0-1-1-2-1s-1 1-2 1c-1 1-1 1-2 2 0 1 0 1 0 2s0 1 0 2c0 2 1 3 1 4 1 1 2 2 4 3z">
            <text:p/>
          </draw:path>
          <draw:path draw:style-name="gr12" draw:text-style-name="P2" draw:layer="layout" svg:width="0.16cm" svg:height="0.091cm" svg:x="21.152cm" svg:y="19.137cm" svg:viewBox="0 0 161 92" svg:d="M5 14c21 18 40 31 64 44 28 15 54 26 85 34 1 0 2 0 3-1 2-1 2-1 3-3 1-1 1-2 1-3s0-3-1-4-1-2-3-2c-1-1-2-1-3-1-32-9-57-19-86-34-22-12-40-25-60-41 0-1-1-1-2-2 0 0-1-1-2-1s-1 1-2 1c-1 1-1 1-2 2 0 1 0 1 0 2s0 1 0 2c0 2 1 3 1 4 1 1 2 2 4 3z">
            <text:p/>
          </draw:path>
        </draw:g>
        <draw:g>
          <draw:path draw:style-name="gr31" draw:text-style-name="P20" draw:layer="layout" svg:width="0.045cm" svg:height="0.029cm" svg:x="21.199cm" svg:y="19.18cm" svg:viewBox="0 0 46 30" svg:d="M46 29v-1c-4-9-8-16-13-21-6-5-11-7-17-7s-10 2-15 6c-1 2-1 3-1 5 0 3 1 6 5 9 3 3 7 5 13 7s12 3 19 3c3 0 6-1 9-1z">
            <text:p/>
          </draw:path>
          <draw:path draw:style-name="gr24" draw:text-style-name="P2" draw:layer="layout" svg:width="0.045cm" svg:height="0.029cm" svg:x="21.199cm" svg:y="19.18cm" svg:viewBox="0 0 46 30" svg:d="M46 29v-1c-4-9-8-16-13-21-6-5-11-7-17-7s-10 2-15 6c-1 2-1 3-1 5 0 3 1 6 5 9 3 3 7 5 13 7s12 3 19 3c3 0 6-1 9-1z">
            <text:p/>
          </draw:path>
        </draw:g>
        <draw:path draw:style-name="gr35" draw:text-style-name="P23" draw:layer="layout" svg:width="0.148cm" svg:height="0.115cm" svg:x="21.157cm" svg:y="19.19cm" svg:viewBox="0 0 149 116" svg:d="M0 0v39c21 17 40 29 64 42 28 16 54 26 85 35v-40c-32-9-58-20-87-35-23-13-42-25-62-41z">
          <text:p/>
        </draw:path>
        <draw:path draw:style-name="gr30" draw:text-style-name="P19" draw:layer="layout" svg:width="0.148cm" svg:height="0.086cm" svg:x="21.157cm" svg:y="19.198cm" svg:viewBox="0 0 149 87" svg:d="M0 9c21 18 40 31 64 44 28 16 54 26 85 34v-10c-32-9-58-20-87-36-23-12-42-25-62-41z">
          <text:p/>
        </draw:path>
        <draw:path draw:style-name="gr24" draw:text-style-name="P2" draw:layer="layout" svg:width="0.148cm" svg:height="0.115cm" svg:x="21.157cm" svg:y="19.189cm" svg:viewBox="0 0 149 116" svg:d="M0 0v39c21 17 40 29 64 42 28 16 54 26 85 35">
          <text:p/>
        </draw:path>
        <draw:path draw:style-name="gr12" draw:text-style-name="P2" draw:layer="layout" svg:width="0.148cm" svg:height="0.115cm" svg:x="21.157cm" svg:y="19.191cm" svg:viewBox="0 0 149 116" svg:d="M149 116v-40c-32-9-58-20-87-35-23-13-42-25-62-41">
          <text:p/>
        </draw:path>
        <draw:g>
          <draw:path draw:style-name="gr41" draw:text-style-name="P26" draw:layer="layout" svg:width="0.197cm" svg:height="0.09cm" svg:x="21.416cm" svg:y="19.379cm" svg:viewBox="0 0 198 91" svg:d="M198 46v-1c0 9-4 16-13 23-9 8-21 13-36 17-16 4-32 6-50 6s-34-2-49-6c-16-4-28-9-37-17-9-7-13-14-13-23 0-8 4-15 13-22 9-8 21-13 37-17 15-4 30-6 48-6h1c18 0 34 2 50 6 15 4 27 9 36 17 9 7 13 14 13 22z">
            <text:p/>
          </draw:path>
          <draw:path draw:style-name="gr42" draw:text-style-name="P2" draw:layer="layout" svg:width="0.197cm" svg:height="0.09cm" svg:x="21.416cm" svg:y="19.379cm" svg:viewBox="0 0 198 91" svg:d="M198 46v-1c0 9-4 16-13 23-9 8-21 13-36 17-16 4-32 6-50 6s-34-2-49-6c-16-4-28-9-37-17-9-7-13-14-13-23 0-8 4-15 13-22 9-8 21-13 37-17 15-4 30-6 48-6h1c18 0 34 2 50 6 15 4 27 9 36 17 9 7 13 14 13 22z">
            <text:p/>
          </draw:path>
        </draw:g>
        <draw:g>
          <draw:path draw:style-name="gr43" draw:text-style-name="P27" draw:layer="layout" svg:width="0.198cm" svg:height="0.221cm" svg:x="21.416cm" svg:y="19.424cm" svg:viewBox="0 0 199 222" svg:d="M0 0v177c0 8 4 15 13 23 9 7 21 12 37 16s31 6 50 6c18 0 33-2 49-6s28-9 37-16c9-8 13-15 13-23v-177c0 8-4 15-13 23-9 7-21 12-37 16-16 5-31 6-49 6-19 0-34-1-50-6-16-4-28-9-37-16-9-8-13-15-13-23z">
            <text:p/>
          </draw:path>
          <draw:path draw:style-name="gr44" draw:text-style-name="P2" draw:layer="layout" svg:width="0.198cm" svg:height="0.221cm" svg:x="21.416cm" svg:y="19.424cm" svg:viewBox="0 0 199 222" svg:d="M0 0v177c0 8 4 15 13 23 9 7 21 12 37 16s31 6 50 6c18 0 33-2 49-6s28-9 37-16c9-8 13-15 13-23v-177c0 8-4 15-13 23-9 7-21 12-37 16-16 5-31 6-49 6-19 0-34-1-50-6-16-4-28-9-37-16-9-8-13-15-13-23z">
            <text:p/>
          </draw:path>
        </draw:g>
        <draw:path draw:style-name="gr27" draw:text-style-name="P2" draw:layer="layout" svg:width="0.196cm" svg:height="0.267cm" svg:x="21.416cm" svg:y="19.378cm" svg:viewBox="0 0 197 268" svg:d="M197 45c0-8-4-15-13-22-9-8-21-13-36-17-16-4-31-6-50-6-18 0-33 2-49 6-15 4-27 9-36 17-9 7-13 14-13 22v177c0 9 4 16 13 23s21 12 36 16c16 5 31 7 50 7 18 0 33-2 49-7 15-4 27-9 36-16s13-14 13-22z">
          <text:p/>
        </draw:path>
        <draw:g>
          <draw:path draw:style-name="gr4" draw:text-style-name="P4" draw:layer="layout" svg:width="0.8cm" svg:height="0.799cm" svg:x="1.05cm" svg:y="13.85cm" svg:viewBox="0 0 801 800" svg:d="M801 240c0-45-17-82-54-120s-82-66-146-88-127-32-201-32c-73 0-136 10-200 32s-109 50-146 88-54 75-54 120v320c0 45 17 82 54 120s82 66 146 88 127 32 201 32c73 0 136-10 200-32s109-50 146-88 54-75 54-120z">
            <text:p/>
          </draw:path>
          <draw:path draw:style-name="gr5" draw:text-style-name="P2" draw:layer="layout" svg:width="0.8cm" svg:height="0.799cm" svg:x="1.05cm" svg:y="13.85cm" svg:viewBox="0 0 801 800" svg:d="M801 240c0-45-17-82-54-120s-82-66-146-88-127-32-201-32c-73 0-136 10-200 32s-109 50-146 88-54 75-54 120v320c0 45 17 82 54 120s82 66 146 88 127 32 201 32c73 0 136-10 200-32s109-50 146-88 54-75 54-120z">
            <text:p/>
          </draw:path>
        </draw:g>
        <draw:g>
          <draw:path draw:style-name="gr6" draw:text-style-name="P5" draw:layer="layout" svg:width="0.8cm" svg:height="0.479cm" svg:x="1.05cm" svg:y="13.85cm" svg:viewBox="0 0 801 480" svg:d="M801 240c0 44-17 82-54 120s-82 66-146 88-127 32-200 32c-74 0-137-10-201-32s-109-50-146-88-54-76-54-120 17-82 54-120 82-66 146-88 127-32 201-32c73 0 136 10 200 32s109 50 146 88 54 76 54 120z">
            <text:p/>
          </draw:path>
          <draw:path draw:style-name="gr7" draw:text-style-name="P2" draw:layer="layout" svg:width="0.8cm" svg:height="0.479cm" svg:x="1.05cm" svg:y="13.85cm" svg:viewBox="0 0 801 480" svg:d="M801 240c0 44-17 82-54 120s-82 66-146 88-127 32-200 32c-74 0-137-10-201-32s-109-50-146-88-54-76-54-120 17-82 54-120 82-66 146-88 127-32 201-32c73 0 136 10 200 32s109 50 146 88 54 76 54 120z">
            <text:p/>
          </draw:path>
        </draw:g>
        <draw:g>
          <draw:polygon draw:style-name="gr11" draw:text-style-name="P8" draw:layer="layout" svg:width="0.274cm" svg:height="0.158cm" svg:x="1.45cm" svg:y="13.932cm" svg:viewBox="0 0 275 159" draw:points="275,112 275,0 80,0 160,47 0,140 34,159 194,67">
            <text:p/>
          </draw:polygon>
          <draw:polygon draw:style-name="gr12" draw:text-style-name="P2" draw:layer="layout" svg:width="0.274cm" svg:height="0.158cm" svg:x="1.45cm" svg:y="13.932cm" svg:viewBox="0 0 275 159" draw:points="275,112 275,0 80,0 160,47 0,140 34,159 194,67">
            <text:p/>
          </draw:polygon>
        </draw:g>
        <draw:g>
          <draw:polygon draw:style-name="gr11" draw:text-style-name="P8" draw:layer="layout" svg:width="0.291cm" svg:height="0.168cm" svg:x="1.159cm" svg:y="13.922cm" svg:viewBox="0 0 292 169" draw:points="292,57 275,159 97,169 177,122 0,19 34,0 212,103">
            <text:p/>
          </draw:polygon>
          <draw:polygon draw:style-name="gr12" draw:text-style-name="P2" draw:layer="layout" svg:width="0.291cm" svg:height="0.168cm" svg:x="1.159cm" svg:y="13.922cm" svg:viewBox="0 0 292 169" draw:points="292,57 275,159 97,169 177,122 0,19 34,0 212,103">
            <text:p/>
          </draw:polygon>
        </draw:g>
        <draw:g>
          <draw:polygon draw:style-name="gr11" draw:text-style-name="P8" draw:layer="layout" svg:width="0.291cm" svg:height="0.168cm" svg:x="1.45cm" svg:y="14.09cm" svg:viewBox="0 0 292 169" draw:points="0,113 17,10 194,0 115,46 292,148 258,169 80,66">
            <text:p/>
          </draw:polygon>
          <draw:polygon draw:style-name="gr12" draw:text-style-name="P2" draw:layer="layout" svg:width="0.291cm" svg:height="0.168cm" svg:x="1.45cm" svg:y="14.09cm" svg:viewBox="0 0 292 169" draw:points="0,113 17,10 194,0 115,46 292,148 258,169 80,66">
            <text:p/>
          </draw:polygon>
        </draw:g>
        <draw:g>
          <draw:polygon draw:style-name="gr11" draw:text-style-name="P8" draw:layer="layout" svg:width="0.274cm" svg:height="0.158cm" svg:x="1.176cm" svg:y="14.09cm" svg:viewBox="0 0 275 159" draw:points="0,46 0,158 194,159 115,113 275,19 241,0 80,93">
            <text:p/>
          </draw:polygon>
          <draw:polygon draw:style-name="gr12" draw:text-style-name="P2" draw:layer="layout" svg:width="0.274cm" svg:height="0.158cm" svg:x="1.176cm" svg:y="14.09cm" svg:viewBox="0 0 275 159" draw:points="0,46 0,158 194,159 115,113 275,19 241,0 80,93">
            <text:p/>
          </draw:polygon>
        </draw:g>
        <draw:g>
          <draw:path draw:style-name="gr36" draw:text-style-name="P24" draw:layer="layout" svg:width="0.8cm" svg:height="0.559cm" svg:x="1.05cm" svg:y="14.09cm" svg:viewBox="0 0 801 560" svg:d="M0 0v320c0 44 17 82 54 120s82 66 146 88 127 32 201 32c73 0 136-10 200-32s109-50 146-88 54-76 54-120v-320c0 44-17 82-54 120s-82 66-146 88-127 32-200 32c-74 0-137-10-201-32s-109-50-146-88-54-76-54-120z">
            <text:p/>
          </draw:path>
          <draw:path draw:style-name="gr2" draw:text-style-name="P2" draw:layer="layout" svg:width="0.8cm" svg:height="0.559cm" svg:x="1.05cm" svg:y="14.09cm" svg:viewBox="0 0 801 560" svg:d="M0 0v320c0 44 17 82 54 120s82 66 146 88 127 32 201 32c73 0 136-10 200-32s109-50 146-88 54-76 54-120v-320c0 44-17 82-54 120s-82 66-146 88-127 32-200 32c-74 0-137-10-201-32s-109-50-146-88-54-76-54-120z">
            <text:p/>
          </draw:path>
        </draw:g>
        <draw:path draw:style-name="gr10" draw:text-style-name="P2" draw:layer="layout" svg:width="0.8cm" svg:height="0.799cm" svg:x="1.05cm" svg:y="13.85cm" svg:viewBox="0 0 801 800" svg:d="M801 240c0-45-17-82-54-120s-82-66-146-88-127-32-201-32c-73 0-136 10-200 32s-109 50-146 88-54 75-54 120v320c0 45 17 82 54 120s82 66 146 88 127 32 201 32c73 0 136-10 200-32s109-50 146-88 54-75 54-120z">
          <text:p/>
        </draw:path>
        <draw:g>
          <draw:path draw:style-name="gr4" draw:text-style-name="P4" draw:layer="layout" svg:width="0.576cm" svg:height="0.8cm" svg:x="1.9cm" svg:y="13.85cm" svg:viewBox="0 0 577 801" svg:d="M493 654l84-46v-490l-222-118-355 193v498c27 28 55 48 90 67 42 23 81 36 129 43l77-42c1 7 5 13 13 19 9 8 20 13 36 17s31 6 49 6c19 0 34-2 50-6 15-4 27-9 36-17 9-7 13-14 13-22 0-1 0-2 0-3zM98 271c2 0 3 1 4 2 38 20 73 33 117 41-43-8-79-21-117-41-1-1-2-2-4-2z">
            <text:p/>
          </draw:path>
          <draw:path draw:style-name="gr5" draw:text-style-name="P2" draw:layer="layout" svg:width="0.576cm" svg:height="0.8cm" svg:x="1.9cm" svg:y="13.85cm" svg:viewBox="0 0 577 801" svg:d="M493 654l84-46v-490l-222-118-355 193v498c27 28 55 48 90 67 42 23 81 36 129 43l77-42c1 7 5 13 13 19 9 8 20 13 36 17s31 6 49 6c19 0 34-2 50-6 15-4 27-9 36-17 9-7 13-14 13-22 0-1 0-2 0-3zM98 271c2 0 3 1 4 2 38 20 73 33 117 41-43-8-79-21-117-41-1-1-2-2-4-2z">
            <text:p/>
          </draw:path>
        </draw:g>
        <draw:g>
          <draw:path draw:style-name="gr23" draw:text-style-name="P15" draw:layer="layout" svg:width="0.576cm" svg:height="0.313cm" svg:x="1.9cm" svg:y="13.85cm" svg:viewBox="0 0 577 314" svg:d="M219 314l358-196-222-118-355 194c30 33 61 57 101 79 39 20 74 33 118 41z">
            <text:p/>
          </draw:path>
          <draw:path draw:style-name="gr24" draw:text-style-name="P2" draw:layer="layout" svg:width="0.576cm" svg:height="0.313cm" svg:x="1.9cm" svg:y="13.85cm" svg:viewBox="0 0 577 314" svg:d="M219 314l358-196-222-118-355 194c30 33 61 57 101 79 39 20 74 33 118 41z">
            <text:p/>
          </draw:path>
        </draw:g>
        <draw:g>
          <draw:path draw:style-name="gr25" draw:text-style-name="P16" draw:layer="layout" svg:width="0.219cm" svg:height="0.608cm" svg:x="1.9cm" svg:y="14.043cm" svg:viewBox="0 0 220 609" svg:d="M220 120c-44-8-80-20-118-41-41-22-72-46-102-79v498c28 28 55 49 91 69 42 22 81 35 129 42z">
            <text:p/>
          </draw:path>
          <draw:path draw:style-name="gr24" draw:text-style-name="P2" draw:layer="layout" svg:width="0.219cm" svg:height="0.608cm" svg:x="1.9cm" svg:y="14.043cm" svg:viewBox="0 0 220 609" svg:d="M220 120c-44-8-80-20-118-41-41-22-72-46-102-79v498c28 28 55 49 91 69 42 22 81 35 129 42z">
            <text:p/>
          </draw:path>
        </draw:g>
        <draw:g>
          <draw:polygon draw:style-name="gr26" draw:text-style-name="P17" draw:layer="layout" svg:width="0.357cm" svg:height="0.681cm" svg:x="2.119cm" svg:y="13.969cm" svg:viewBox="0 0 358 682" draw:points="0,195 0,682 358,489 358,0">
            <text:p/>
          </draw:polygon>
          <draw:polygon draw:style-name="gr24" draw:text-style-name="P2" draw:layer="layout" svg:width="0.357cm" svg:height="0.681cm" svg:x="2.119cm" svg:y="13.969cm" svg:viewBox="0 0 358 682" draw:points="0,195 0,682 358,489 358,0">
            <text:p/>
          </draw:polygon>
        </draw:g>
        <draw:path draw:style-name="gr27" draw:text-style-name="P2" draw:layer="layout" svg:width="0.576cm" svg:height="0.8cm" svg:x="1.9cm" svg:y="13.85cm" svg:viewBox="0 0 577 801" svg:d="M577 118l-222-118-355 193v498c27 28 55 48 90 67 42 23 81 36 129 43l358-193z">
          <text:p/>
        </draw:path>
        <draw:g>
          <draw:path draw:style-name="gr28" draw:text-style-name="P18" draw:layer="layout" svg:width="0.033cm" svg:height="0.043cm" svg:x="1.983cm" svg:y="14.344cm" svg:viewBox="0 0 34 44" svg:d="M33 17c1 4 2 7 1 10 0 4-1 7-2 10-2 3-4 5-7 6s-5 1-9 0c-3-1-6-3-8-6-3-3-5-6-6-9-2-4-2-8-2-12s1-7 2-10c2-2 4-4 6-5h1c3-1 6-1 9 0s6 2 8 5c3 3 5 6 6 10 1 0 1 1 1 1z">
            <text:p/>
          </draw:path>
          <draw:path draw:style-name="gr12" draw:text-style-name="P2" draw:layer="layout" svg:width="0.033cm" svg:height="0.043cm" svg:x="1.983cm" svg:y="14.344cm" svg:viewBox="0 0 34 44" svg:d="M33 17c1 4 2 7 1 10 0 4-1 7-2 10-2 3-4 5-7 6s-5 1-9 0c-3-1-6-3-8-6-3-3-5-6-6-9-2-4-2-8-2-12s1-7 2-10c2-2 4-4 6-5h1c3-1 6-1 9 0s6 2 8 5c3 3 5 6 6 10 1 0 1 1 1 1z">
            <text:p/>
          </draw:path>
        </draw:g>
        <draw:path draw:style-name="gr29" draw:text-style-name="P2" draw:layer="layout" svg:width="0.148cm" svg:height="0.135cm" svg:x="1.935cm" svg:y="14.444cm" svg:viewBox="0 0 149 136" svg:d="M0 0c27 22 51 37 82 51 23 11 43 18 67 25M0 29c27 22 52 38 83 53 23 10 42 18 66 24M0 59c27 23 52 39 83 53 23 11 42 18 66 24">
          <text:p/>
        </draw:path>
        <draw:g>
          <draw:path draw:style-name="gr30" draw:text-style-name="P19" draw:layer="layout" svg:width="0.16cm" svg:height="0.091cm" svg:x="1.93cm" svg:y="14.137cm" svg:viewBox="0 0 161 92" svg:d="M5 14c21 18 40 31 64 44 28 15 54 26 85 34 1 0 2 0 3-1 2-1 2-1 3-3 1-1 1-2 1-3s0-3-1-4-1-2-3-2c-1-1-2-1-3-1-32-9-57-19-86-34-22-12-40-25-60-41 0-1-1-1-2-2 0 0-1-1-2-1s-1 1-2 1c-1 1-1 1-2 2 0 1 0 1 0 2s0 1 0 2c0 2 1 3 1 4 1 1 2 2 4 3z">
            <text:p/>
          </draw:path>
          <draw:path draw:style-name="gr12" draw:text-style-name="P2" draw:layer="layout" svg:width="0.16cm" svg:height="0.091cm" svg:x="1.93cm" svg:y="14.137cm" svg:viewBox="0 0 161 92" svg:d="M5 14c21 18 40 31 64 44 28 15 54 26 85 34 1 0 2 0 3-1 2-1 2-1 3-3 1-1 1-2 1-3s0-3-1-4-1-2-3-2c-1-1-2-1-3-1-32-9-57-19-86-34-22-12-40-25-60-41 0-1-1-1-2-2 0 0-1-1-2-1s-1 1-2 1c-1 1-1 1-2 2 0 1 0 1 0 2s0 1 0 2c0 2 1 3 1 4 1 1 2 2 4 3z">
            <text:p/>
          </draw:path>
        </draw:g>
        <draw:g>
          <draw:path draw:style-name="gr31" draw:text-style-name="P20" draw:layer="layout" svg:width="0.045cm" svg:height="0.029cm" svg:x="1.977cm" svg:y="14.18cm" svg:viewBox="0 0 46 30" svg:d="M46 29v-1c-4-9-8-16-13-21-6-5-11-7-17-7s-10 2-15 6c-1 2-1 3-1 5 0 3 1 6 5 9 3 3 7 5 13 7s12 3 19 3c3 0 6-1 9-1z">
            <text:p/>
          </draw:path>
          <draw:path draw:style-name="gr24" draw:text-style-name="P2" draw:layer="layout" svg:width="0.045cm" svg:height="0.029cm" svg:x="1.977cm" svg:y="14.18cm" svg:viewBox="0 0 46 30" svg:d="M46 29v-1c-4-9-8-16-13-21-6-5-11-7-17-7s-10 2-15 6c-1 2-1 3-1 5 0 3 1 6 5 9 3 3 7 5 13 7s12 3 19 3c3 0 6-1 9-1z">
            <text:p/>
          </draw:path>
        </draw:g>
        <draw:path draw:style-name="gr35" draw:text-style-name="P23" draw:layer="layout" svg:width="0.148cm" svg:height="0.115cm" svg:x="1.935cm" svg:y="14.19cm" svg:viewBox="0 0 149 116" svg:d="M0 0v39c21 17 40 29 64 42 28 16 54 26 85 35v-40c-32-9-58-20-87-35-23-13-42-25-62-41z">
          <text:p/>
        </draw:path>
        <draw:path draw:style-name="gr30" draw:text-style-name="P19" draw:layer="layout" svg:width="0.148cm" svg:height="0.086cm" svg:x="1.935cm" svg:y="14.198cm" svg:viewBox="0 0 149 87" svg:d="M0 9c21 18 40 31 64 44 28 16 54 26 85 34v-10c-32-9-58-20-87-36-23-12-42-25-62-41z">
          <text:p/>
        </draw:path>
        <draw:path draw:style-name="gr24" draw:text-style-name="P2" draw:layer="layout" svg:width="0.148cm" svg:height="0.115cm" svg:x="1.935cm" svg:y="14.189cm" svg:viewBox="0 0 149 116" svg:d="M0 0v39c21 17 40 29 64 42 28 16 54 26 85 35">
          <text:p/>
        </draw:path>
        <draw:path draw:style-name="gr12" draw:text-style-name="P2" draw:layer="layout" svg:width="0.148cm" svg:height="0.115cm" svg:x="1.935cm" svg:y="14.191cm" svg:viewBox="0 0 149 116" svg:d="M149 116v-40c-32-9-58-20-87-35-23-13-42-25-62-41">
          <text:p/>
        </draw:path>
        <draw:g>
          <draw:path draw:style-name="gr41" draw:text-style-name="P26" draw:layer="layout" svg:width="0.197cm" svg:height="0.09cm" svg:x="2.194cm" svg:y="14.379cm" svg:viewBox="0 0 198 91" svg:d="M198 46v-1c0 9-4 16-13 23-9 8-21 13-36 17-16 4-32 6-50 6s-34-2-49-6c-16-4-28-9-37-17-9-7-13-14-13-23 0-8 4-15 13-22 9-8 21-13 37-17 15-4 30-6 48-6h1c18 0 34 2 50 6 15 4 27 9 36 17 9 7 13 14 13 22z">
            <text:p/>
          </draw:path>
          <draw:path draw:style-name="gr42" draw:text-style-name="P2" draw:layer="layout" svg:width="0.197cm" svg:height="0.09cm" svg:x="2.194cm" svg:y="14.379cm" svg:viewBox="0 0 198 91" svg:d="M198 46v-1c0 9-4 16-13 23-9 8-21 13-36 17-16 4-32 6-50 6s-34-2-49-6c-16-4-28-9-37-17-9-7-13-14-13-23 0-8 4-15 13-22 9-8 21-13 37-17 15-4 30-6 48-6h1c18 0 34 2 50 6 15 4 27 9 36 17 9 7 13 14 13 22z">
            <text:p/>
          </draw:path>
        </draw:g>
        <draw:g>
          <draw:path draw:style-name="gr43" draw:text-style-name="P27" draw:layer="layout" svg:width="0.198cm" svg:height="0.221cm" svg:x="2.194cm" svg:y="14.424cm" svg:viewBox="0 0 199 222" svg:d="M0 0v177c0 8 4 15 13 23 9 7 21 12 37 16s31 6 50 6c18 0 33-2 49-6s28-9 37-16c9-8 13-15 13-23v-177c0 8-4 15-13 23-9 7-21 12-37 16-16 5-31 6-49 6-19 0-34-1-50-6-16-4-28-9-37-16-9-8-13-15-13-23z">
            <text:p/>
          </draw:path>
          <draw:path draw:style-name="gr44" draw:text-style-name="P2" draw:layer="layout" svg:width="0.198cm" svg:height="0.221cm" svg:x="2.194cm" svg:y="14.424cm" svg:viewBox="0 0 199 222" svg:d="M0 0v177c0 8 4 15 13 23 9 7 21 12 37 16s31 6 50 6c18 0 33-2 49-6s28-9 37-16c9-8 13-15 13-23v-177c0 8-4 15-13 23-9 7-21 12-37 16-16 5-31 6-49 6-19 0-34-1-50-6-16-4-28-9-37-16-9-8-13-15-13-23z">
            <text:p/>
          </draw:path>
        </draw:g>
        <draw:path draw:style-name="gr27" draw:text-style-name="P2" draw:layer="layout" svg:width="0.196cm" svg:height="0.267cm" svg:x="2.194cm" svg:y="14.378cm" svg:viewBox="0 0 197 268" svg:d="M197 45c0-8-4-15-13-22-9-8-21-13-36-17-16-4-31-6-50-6-18 0-33 2-49 6-15 4-27 9-36 17-9 7-13 14-13 22v177c0 9 4 16 13 23s21 12 36 16c16 5 31 7 50 7 18 0 33-2 49-7 15-4 27-9 36-16s13-14 13-22z">
          <text:p/>
        </draw:path>
        <draw:g>
          <draw:path draw:style-name="gr4" draw:text-style-name="P4" draw:layer="layout" svg:width="0.576cm" svg:height="0.8cm" svg:x="21.122cm" svg:y="9.845cm" svg:viewBox="0 0 577 801" svg:d="M492 654l85-46v-490l-222-118-355 193v498c27 28 54 48 90 67 41 23 81 36 128 43l78-42c1 7 5 13 12 19 10 8 21 13 36 17 16 4 32 6 50 6s33-2 49-6 27-9 36-17c9-7 13-14 13-22 0-1 0-2 0-3zM98 271c1 0 2 1 4 2 38 20 73 33 116 41-43-8-78-21-116-41-1-1-2-2-4-2z">
            <text:p/>
          </draw:path>
          <draw:path draw:style-name="gr5" draw:text-style-name="P2" draw:layer="layout" svg:width="0.576cm" svg:height="0.8cm" svg:x="21.122cm" svg:y="9.845cm" svg:viewBox="0 0 577 801" svg:d="M492 654l85-46v-490l-222-118-355 193v498c27 28 54 48 90 67 41 23 81 36 128 43l78-42c1 7 5 13 12 19 10 8 21 13 36 17 16 4 32 6 50 6s33-2 49-6 27-9 36-17c9-7 13-14 13-22 0-1 0-2 0-3zM98 271c1 0 2 1 4 2 38 20 73 33 116 41-43-8-78-21-116-41-1-1-2-2-4-2z">
            <text:p/>
          </draw:path>
        </draw:g>
        <draw:g>
          <draw:path draw:style-name="gr23" draw:text-style-name="P15" draw:layer="layout" svg:width="0.576cm" svg:height="0.313cm" svg:x="21.122cm" svg:y="9.845cm" svg:viewBox="0 0 577 314" svg:d="M218 314l359-196-222-118-355 194c30 33 61 57 101 79 38 20 74 33 117 41z">
            <text:p/>
          </draw:path>
          <draw:path draw:style-name="gr24" draw:text-style-name="P2" draw:layer="layout" svg:width="0.576cm" svg:height="0.313cm" svg:x="21.122cm" svg:y="9.845cm" svg:viewBox="0 0 577 314" svg:d="M218 314l359-196-222-118-355 194c30 33 61 57 101 79 38 20 74 33 117 41z">
            <text:p/>
          </draw:path>
        </draw:g>
        <draw:g>
          <draw:path draw:style-name="gr25" draw:text-style-name="P16" draw:layer="layout" svg:width="0.219cm" svg:height="0.608cm" svg:x="21.122cm" svg:y="10.038cm" svg:viewBox="0 0 220 609" svg:d="M220 120c-44-8-80-20-118-41-41-22-72-46-102-79v498c28 28 55 49 91 69 42 22 81 35 129 42z">
            <text:p/>
          </draw:path>
          <draw:path draw:style-name="gr24" draw:text-style-name="P2" draw:layer="layout" svg:width="0.219cm" svg:height="0.608cm" svg:x="21.122cm" svg:y="10.038cm" svg:viewBox="0 0 220 609" svg:d="M220 120c-44-8-80-20-118-41-41-22-72-46-102-79v498c28 28 55 49 91 69 42 22 81 35 129 42z">
            <text:p/>
          </draw:path>
        </draw:g>
        <draw:g>
          <draw:polygon draw:style-name="gr26" draw:text-style-name="P17" draw:layer="layout" svg:width="0.357cm" svg:height="0.681cm" svg:x="21.341cm" svg:y="9.964cm" svg:viewBox="0 0 358 682" draw:points="0,195 0,682 358,489 358,0">
            <text:p/>
          </draw:polygon>
          <draw:polygon draw:style-name="gr24" draw:text-style-name="P2" draw:layer="layout" svg:width="0.357cm" svg:height="0.681cm" svg:x="21.341cm" svg:y="9.964cm" svg:viewBox="0 0 358 682" draw:points="0,195 0,682 358,489 358,0">
            <text:p/>
          </draw:polygon>
        </draw:g>
        <draw:path draw:style-name="gr27" draw:text-style-name="P2" draw:layer="layout" svg:width="0.576cm" svg:height="0.8cm" svg:x="21.122cm" svg:y="9.845cm" svg:viewBox="0 0 577 801" svg:d="M577 118l-222-118-355 193v498c27 28 54 48 90 67 41 23 81 36 128 43l359-193z">
          <text:p/>
        </draw:path>
        <draw:g>
          <draw:path draw:style-name="gr28" draw:text-style-name="P18" draw:layer="layout" svg:width="0.033cm" svg:height="0.043cm" svg:x="21.205cm" svg:y="10.339cm" svg:viewBox="0 0 34 44" svg:d="M33 17c1 4 2 7 1 10 0 4-1 7-2 10-2 3-4 5-7 6s-5 1-9 0c-3-1-6-3-8-6-3-3-5-6-6-9-2-4-2-8-2-12s1-7 2-10c2-2 4-4 6-5h1c3-1 6-1 9 0s6 2 8 5c3 3 5 6 6 10 1 0 1 1 1 1z">
            <text:p/>
          </draw:path>
          <draw:path draw:style-name="gr12" draw:text-style-name="P2" draw:layer="layout" svg:width="0.033cm" svg:height="0.043cm" svg:x="21.205cm" svg:y="10.339cm" svg:viewBox="0 0 34 44" svg:d="M33 17c1 4 2 7 1 10 0 4-1 7-2 10-2 3-4 5-7 6s-5 1-9 0c-3-1-6-3-8-6-3-3-5-6-6-9-2-4-2-8-2-12s1-7 2-10c2-2 4-4 6-5h1c3-1 6-1 9 0s6 2 8 5c3 3 5 6 6 10 1 0 1 1 1 1z">
            <text:p/>
          </draw:path>
        </draw:g>
        <draw:path draw:style-name="gr29" draw:text-style-name="P2" draw:layer="layout" svg:width="0.148cm" svg:height="0.135cm" svg:x="21.157cm" svg:y="10.439cm" svg:viewBox="0 0 149 136" svg:d="M0 0c27 22 51 37 82 51 23 11 43 18 67 25M0 29c27 22 52 38 83 53 23 10 42 18 66 24M0 59c27 23 52 39 83 53 23 11 42 18 66 24">
          <text:p/>
        </draw:path>
        <draw:g>
          <draw:path draw:style-name="gr30" draw:text-style-name="P19" draw:layer="layout" svg:width="0.16cm" svg:height="0.091cm" svg:x="21.152cm" svg:y="10.132cm" svg:viewBox="0 0 161 92" svg:d="M5 14c21 18 40 31 64 44 28 15 54 26 85 34 1 0 2 0 3-1 2-1 2-1 3-3 1-1 1-2 1-3s0-3-1-4-1-2-3-2c-1-1-2-1-3-1-32-9-57-19-86-34-22-12-40-25-60-41 0-1-1-1-2-2 0 0-1-1-2-1s-1 1-2 1c-1 1-1 1-2 2 0 1 0 1 0 2s0 1 0 2c0 2 1 3 1 4 1 1 2 2 4 3z">
            <text:p/>
          </draw:path>
          <draw:path draw:style-name="gr12" draw:text-style-name="P2" draw:layer="layout" svg:width="0.16cm" svg:height="0.091cm" svg:x="21.152cm" svg:y="10.132cm" svg:viewBox="0 0 161 92" svg:d="M5 14c21 18 40 31 64 44 28 15 54 26 85 34 1 0 2 0 3-1 2-1 2-1 3-3 1-1 1-2 1-3s0-3-1-4-1-2-3-2c-1-1-2-1-3-1-32-9-57-19-86-34-22-12-40-25-60-41 0-1-1-1-2-2 0 0-1-1-2-1s-1 1-2 1c-1 1-1 1-2 2 0 1 0 1 0 2s0 1 0 2c0 2 1 3 1 4 1 1 2 2 4 3z">
            <text:p/>
          </draw:path>
        </draw:g>
        <draw:g>
          <draw:path draw:style-name="gr31" draw:text-style-name="P20" draw:layer="layout" svg:width="0.045cm" svg:height="0.029cm" svg:x="21.199cm" svg:y="10.175cm" svg:viewBox="0 0 46 30" svg:d="M46 29v-1c-4-9-8-16-13-21-6-5-11-7-17-7s-10 2-15 6c-1 2-1 3-1 5 0 3 1 6 5 9 3 3 7 5 13 7s12 3 19 3c3 0 6-1 9-1z">
            <text:p/>
          </draw:path>
          <draw:path draw:style-name="gr24" draw:text-style-name="P2" draw:layer="layout" svg:width="0.045cm" svg:height="0.029cm" svg:x="21.199cm" svg:y="10.175cm" svg:viewBox="0 0 46 30" svg:d="M46 29v-1c-4-9-8-16-13-21-6-5-11-7-17-7s-10 2-15 6c-1 2-1 3-1 5 0 3 1 6 5 9 3 3 7 5 13 7s12 3 19 3c3 0 6-1 9-1z">
            <text:p/>
          </draw:path>
        </draw:g>
        <draw:path draw:style-name="gr35" draw:text-style-name="P23" draw:layer="layout" svg:width="0.148cm" svg:height="0.115cm" svg:x="21.157cm" svg:y="10.185cm" svg:viewBox="0 0 149 116" svg:d="M0 0v39c21 17 40 29 64 42 28 16 54 26 85 35v-40c-32-9-58-20-87-35-23-13-42-25-62-41z">
          <text:p/>
        </draw:path>
        <draw:path draw:style-name="gr30" draw:text-style-name="P19" draw:layer="layout" svg:width="0.148cm" svg:height="0.086cm" svg:x="21.157cm" svg:y="10.193cm" svg:viewBox="0 0 149 87" svg:d="M0 9c21 18 40 31 64 44 28 16 54 26 85 34v-10c-32-9-58-20-87-36-23-12-42-25-62-41z">
          <text:p/>
        </draw:path>
        <draw:path draw:style-name="gr24" draw:text-style-name="P2" draw:layer="layout" svg:width="0.148cm" svg:height="0.115cm" svg:x="21.157cm" svg:y="10.184cm" svg:viewBox="0 0 149 116" svg:d="M0 0v39c21 17 40 29 64 42 28 16 54 26 85 35">
          <text:p/>
        </draw:path>
        <draw:path draw:style-name="gr12" draw:text-style-name="P2" draw:layer="layout" svg:width="0.148cm" svg:height="0.115cm" svg:x="21.157cm" svg:y="10.186cm" svg:viewBox="0 0 149 116" svg:d="M149 116v-40c-32-9-58-20-87-35-23-13-42-25-62-41">
          <text:p/>
        </draw:path>
        <draw:g>
          <draw:path draw:style-name="gr41" draw:text-style-name="P26" draw:layer="layout" svg:width="0.197cm" svg:height="0.09cm" svg:x="21.416cm" svg:y="10.374cm" svg:viewBox="0 0 198 91" svg:d="M198 46v-1c0 9-4 16-13 23-9 8-21 13-36 17-16 4-32 6-50 6s-34-2-49-6c-16-4-28-9-37-17-9-7-13-14-13-23 0-8 4-15 13-22 9-8 21-13 37-17 15-4 30-6 48-6h1c18 0 34 2 50 6 15 4 27 9 36 17 9 7 13 14 13 22z">
            <text:p/>
          </draw:path>
          <draw:path draw:style-name="gr42" draw:text-style-name="P2" draw:layer="layout" svg:width="0.197cm" svg:height="0.09cm" svg:x="21.416cm" svg:y="10.374cm" svg:viewBox="0 0 198 91" svg:d="M198 46v-1c0 9-4 16-13 23-9 8-21 13-36 17-16 4-32 6-50 6s-34-2-49-6c-16-4-28-9-37-17-9-7-13-14-13-23 0-8 4-15 13-22 9-8 21-13 37-17 15-4 30-6 48-6h1c18 0 34 2 50 6 15 4 27 9 36 17 9 7 13 14 13 22z">
            <text:p/>
          </draw:path>
        </draw:g>
        <draw:g>
          <draw:path draw:style-name="gr43" draw:text-style-name="P27" draw:layer="layout" svg:width="0.198cm" svg:height="0.221cm" svg:x="21.416cm" svg:y="10.419cm" svg:viewBox="0 0 199 222" svg:d="M0 0v177c0 8 4 15 13 23 9 7 21 12 37 16s31 6 50 6c18 0 33-2 49-6s28-9 37-16c9-8 13-15 13-23v-177c0 8-4 15-13 23-9 7-21 12-37 16-16 5-31 6-49 6-19 0-34-1-50-6-16-4-28-9-37-16-9-8-13-15-13-23z">
            <text:p/>
          </draw:path>
          <draw:path draw:style-name="gr44" draw:text-style-name="P2" draw:layer="layout" svg:width="0.198cm" svg:height="0.221cm" svg:x="21.416cm" svg:y="10.419cm" svg:viewBox="0 0 199 222" svg:d="M0 0v177c0 8 4 15 13 23 9 7 21 12 37 16s31 6 50 6c18 0 33-2 49-6s28-9 37-16c9-8 13-15 13-23v-177c0 8-4 15-13 23-9 7-21 12-37 16-16 5-31 6-49 6-19 0-34-1-50-6-16-4-28-9-37-16-9-8-13-15-13-23z">
            <text:p/>
          </draw:path>
        </draw:g>
        <draw:path draw:style-name="gr27" draw:text-style-name="P2" draw:layer="layout" svg:width="0.196cm" svg:height="0.267cm" svg:x="21.416cm" svg:y="10.373cm" svg:viewBox="0 0 197 268" svg:d="M197 45c0-8-4-15-13-22-9-8-21-13-36-17-16-4-31-6-50-6-18 0-33 2-49 6-15 4-27 9-36 17-9 7-13 14-13 22v177c0 9 4 16 13 23s21 12 36 16c16 5 31 7 50 7 18 0 33-2 49-7 15-4 27-9 36-16s13-14 13-22z">
          <text:p/>
        </draw:path>
        <draw:line draw:style-name="gr12" draw:text-style-name="P2" draw:layer="layout" svg:x1="30.734cm" svg:y1="8.25cm" svg:x2="30.698cm" svg:y2="8.25cm">
          <text:p/>
        </draw:line>
        <draw:g>
          <draw:path draw:style-name="gr4" draw:text-style-name="P4" draw:layer="layout" svg:width="0.8cm" svg:height="0.801cm" svg:x="30.735cm" svg:y="7.845cm" svg:viewBox="0 0 801 802" svg:d="M801 241c0-45-17-82-54-121-37-38-82-65-146-87-64-23-127-33-201-33-73 0-136 10-200 33-64 22-109 49-146 87-37 39-54 76-54 121v320c0 45 17 82 54 120 37 39 82 66 146 88 64 23 127 33 201 33 73 0 136-10 200-33 64-22 109-49 146-88 37-38 54-75 54-120z">
            <text:p/>
          </draw:path>
          <draw:path draw:style-name="gr5" draw:text-style-name="P2" draw:layer="layout" svg:width="0.8cm" svg:height="0.801cm" svg:x="30.735cm" svg:y="7.845cm" svg:viewBox="0 0 801 802" svg:d="M801 241c0-45-17-82-54-121-37-38-82-65-146-87-64-23-127-33-201-33-73 0-136 10-200 33-64 22-109 49-146 87-37 39-54 76-54 121v320c0 45 17 82 54 120 37 39 82 66 146 88 64 23 127 33 201 33 73 0 136-10 200-33 64-22 109-49 146-88 37-38 54-75 54-120z">
            <text:p/>
          </draw:path>
        </draw:g>
        <draw:g>
          <draw:path draw:style-name="gr6" draw:text-style-name="P5" draw:layer="layout" svg:width="0.8cm" svg:height="0.479cm" svg:x="30.735cm" svg:y="7.845cm" svg:viewBox="0 0 801 480" svg:d="M801 240c0 44-17 82-54 120s-82 66-146 88-127 32-200 32c-74 0-137-10-201-32s-109-50-146-88-54-76-54-120 17-82 54-120 82-66 146-88 127-32 201-32c73 0 136 10 200 32s109 50 146 88 54 76 54 120z">
            <text:p/>
          </draw:path>
          <draw:path draw:style-name="gr7" draw:text-style-name="P2" draw:layer="layout" svg:width="0.8cm" svg:height="0.479cm" svg:x="30.735cm" svg:y="7.845cm" svg:viewBox="0 0 801 480" svg:d="M801 240c0 44-17 82-54 120s-82 66-146 88-127 32-200 32c-74 0-137-10-201-32s-109-50-146-88-54-76-54-120 17-82 54-120 82-66 146-88 127-32 201-32c73 0 136 10 200 32s109 50 146 88 54 76 54 120z">
            <text:p/>
          </draw:path>
        </draw:g>
        <draw:g>
          <draw:polygon draw:style-name="gr11" draw:text-style-name="P8" draw:layer="layout" svg:width="0.274cm" svg:height="0.158cm" svg:x="31.135cm" svg:y="7.927cm" svg:viewBox="0 0 275 159" draw:points="275,113 275,0 80,0 160,46 0,139 34,159 194,66">
            <text:p/>
          </draw:polygon>
          <draw:polygon draw:style-name="gr12" draw:text-style-name="P2" draw:layer="layout" svg:width="0.274cm" svg:height="0.158cm" svg:x="31.135cm" svg:y="7.927cm" svg:viewBox="0 0 275 159" draw:points="275,113 275,0 80,0 160,46 0,139 34,159 194,66">
            <text:p/>
          </draw:polygon>
        </draw:g>
        <draw:g>
          <draw:polygon draw:style-name="gr11" draw:text-style-name="P8" draw:layer="layout" svg:width="0.291cm" svg:height="0.168cm" svg:x="30.844cm" svg:y="7.917cm" svg:viewBox="0 0 292 169" draw:points="292,56 275,158 97,169 177,123 0,20 34,0 212,103">
            <text:p/>
          </draw:polygon>
          <draw:polygon draw:style-name="gr12" draw:text-style-name="P2" draw:layer="layout" svg:width="0.291cm" svg:height="0.168cm" svg:x="30.844cm" svg:y="7.917cm" svg:viewBox="0 0 292 169" draw:points="292,56 275,158 97,169 177,123 0,20 34,0 212,103">
            <text:p/>
          </draw:polygon>
        </draw:g>
        <draw:g>
          <draw:polygon draw:style-name="gr11" draw:text-style-name="P8" draw:layer="layout" svg:width="0.291cm" svg:height="0.168cm" svg:x="31.135cm" svg:y="8.085cm" svg:viewBox="0 0 292 169" draw:points="0,112 17,10 194,0 115,47 292,149 258,169 80,66">
            <text:p/>
          </draw:polygon>
          <draw:polygon draw:style-name="gr12" draw:text-style-name="P2" draw:layer="layout" svg:width="0.291cm" svg:height="0.168cm" svg:x="31.135cm" svg:y="8.085cm" svg:viewBox="0 0 292 169" draw:points="0,112 17,10 194,0 115,47 292,149 258,169 80,66">
            <text:p/>
          </draw:polygon>
        </draw:g>
        <draw:g>
          <draw:polygon draw:style-name="gr11" draw:text-style-name="P8" draw:layer="layout" svg:width="0.274cm" svg:height="0.158cm" svg:x="30.861cm" svg:y="8.085cm" svg:viewBox="0 0 275 159" draw:points="0,47 0,159 194,159 115,112 275,19 241,0 80,93">
            <text:p/>
          </draw:polygon>
          <draw:polygon draw:style-name="gr12" draw:text-style-name="P2" draw:layer="layout" svg:width="0.274cm" svg:height="0.158cm" svg:x="30.861cm" svg:y="8.085cm" svg:viewBox="0 0 275 159" draw:points="0,47 0,159 194,159 115,112 275,19 241,0 80,93">
            <text:p/>
          </draw:polygon>
        </draw:g>
        <draw:g>
          <draw:path draw:style-name="gr36" draw:text-style-name="P24" draw:layer="layout" svg:width="0.8cm" svg:height="0.558cm" svg:x="30.735cm" svg:y="8.085cm" svg:viewBox="0 0 801 559" svg:d="M0 0v320c0 44 17 81 54 119s82 66 146 88 127 32 201 32c73 0 136-10 200-32s109-50 146-88 54-75 54-119v-320c0 44-17 82-54 120s-82 65-146 87-127 32-200 32c-74 0-137-10-201-32s-109-49-146-87-54-76-54-120z">
            <text:p/>
          </draw:path>
          <draw:path draw:style-name="gr2" draw:text-style-name="P2" draw:layer="layout" svg:width="0.8cm" svg:height="0.558cm" svg:x="30.735cm" svg:y="8.085cm" svg:viewBox="0 0 801 559" svg:d="M0 0v320c0 44 17 81 54 119s82 66 146 88 127 32 201 32c73 0 136-10 200-32s109-50 146-88 54-75 54-119v-320c0 44-17 82-54 120s-82 65-146 87-127 32-200 32c-74 0-137-10-201-32s-109-49-146-87-54-76-54-120z">
            <text:p/>
          </draw:path>
        </draw:g>
        <draw:path draw:style-name="gr10" draw:text-style-name="P2" draw:layer="layout" svg:width="0.8cm" svg:height="0.801cm" svg:x="30.735cm" svg:y="7.845cm" svg:viewBox="0 0 801 802" svg:d="M801 241c0-45-17-82-54-121-37-38-82-65-146-87-64-23-127-33-201-33-73 0-136 10-200 33-64 22-109 49-146 87-37 39-54 76-54 121v320c0 45 17 82 54 120 37 39 82 66 146 88 64 23 127 33 201 33 73 0 136-10 200-33 64-22 109-49 146-88 37-38 54-75 54-120z">
          <text:p/>
        </draw:path>
        <draw:g>
          <draw:path draw:style-name="gr4" draw:text-style-name="P4" draw:layer="layout" svg:width="0.546cm" svg:height="0.8cm" svg:x="31.157cm" svg:y="7.856cm" svg:viewBox="0 0 547 801" svg:d="M36 671c0-1-1-1-1-1zM36 671c3 2 6 3 10 3 3 0 6-1 9-3 1-1 2-1 2-1 7-5 13-10 18-17 4-8 7-14 10-21l291 169 171-99v-333l-76-44v-75-59-1c0-35-8-65-25-95-18-30-40-52-70-69-30-18-60-26-94-26-33 0-60 7-89 22-19 12-32 26-43 45-10 16-15 32-17 50v123l-75 44v208c-2 0-4 0-6 0-4 0-7 0-11 2-9 7-15 14-21 24-2 4-3 7-5 11-10 25-15 47-15 74 0 19 4 35 14 51 0 2 1 3 2 5zM35 670c0 0 1 0 1 1zM16 612c0-23 4-42 11-64-7 22-10 41-11 64v1c0 13 2 24 6 36-4-11-6-21-6-32 0-2 0-4 0-5zM245 121c0 1-1 1-2 1-2 2-5 3-7 4-2 2-4 3-7 4 2-2 4-3 7-5 2-1 5-2 7-3 1 0 2 0 2-1zM245 121c11-5 22-7 34-7 15 0 28 4 41 11 13 8 22 17 30 30 7 13 11 26 11 41 0 3 0 4 0 7 0 10 0 18 0 28s0 19 0 29l-117-68z">
            <text:p/>
          </draw:path>
          <draw:path draw:style-name="gr5" draw:text-style-name="P2" draw:layer="layout" svg:width="0.546cm" svg:height="0.8cm" svg:x="31.157cm" svg:y="7.856cm" svg:viewBox="0 0 547 801" svg:d="M36 671c0-1-1-1-1-1M36 671c3 2 6 3 10 3 3 0 6-1 9-3 1-1 2-1 2-1 7-5 13-10 18-17 4-8 7-14 10-21l291 169 171-99v-333l-76-44v-75-59-1c0-35-8-65-25-95-18-30-40-52-70-69-30-18-60-26-94-26-33 0-60 7-89 22-19 12-32 26-43 45-10 16-15 32-17 50v123l-75 44v208c-2 0-4 0-6 0-4 0-7 0-11 2-9 7-15 14-21 24-2 4-3 7-5 11-10 25-15 47-15 74 0 19 4 35 14 51 0 2 1 3 2 5zM35 670c0 0 1 0 1 1M16 612c0-23 4-42 11-64-7 22-10 41-11 64v1c0 13 2 24 6 36-4-11-6-21-6-32 0-2 0-4 0-5zM245 121c0 1-1 1-2 1-2 2-5 3-7 4-2 2-4 3-7 4 2-2 4-3 7-5 2-1 5-2 7-3 1 0 2 0 2-1 11-5 22-7 34-7 15 0 28 4 41 11 13 8 22 17 30 30 7 13 11 26 11 41 0 3 0 4 0 7 0 10 0 18 0 28s0 19 0 29l-117-68z">
            <text:p/>
          </draw:path>
        </draw:g>
        <draw:g>
          <draw:polygon draw:style-name="gr8" draw:text-style-name="P6" draw:layer="layout" svg:width="0.171cm" svg:height="0.432cm" svg:x="31.774cm" svg:y="8.223cm" svg:viewBox="0 0 172 433" draw:points="0,99 0,433 172,334 172,0">
            <text:p/>
          </draw:polygon>
          <draw:polygon draw:style-name="gr7" draw:text-style-name="P2" draw:layer="layout" svg:width="0.171cm" svg:height="0.432cm" svg:x="31.774cm" svg:y="8.223cm" svg:viewBox="0 0 172 433" draw:points="0,99 0,433 172,334 172,0">
            <text:p/>
          </draw:polygon>
        </draw:g>
        <draw:g>
          <draw:polygon draw:style-name="gr6" draw:text-style-name="P5" draw:layer="layout" svg:width="0.488cm" svg:height="0.284cm" svg:x="31.457cm" svg:y="8.039cm" svg:viewBox="0 0 489 285" draw:points="0,99 318,285 489,185 171,0">
            <text:p/>
          </draw:polygon>
          <draw:polygon draw:style-name="gr7" draw:text-style-name="P2" draw:layer="layout" svg:width="0.488cm" svg:height="0.284cm" svg:x="31.457cm" svg:y="8.039cm" svg:viewBox="0 0 489 285" draw:points="0,99 318,285 489,185 171,0">
            <text:p/>
          </draw:polygon>
        </draw:g>
        <draw:g>
          <draw:path draw:style-name="gr9" draw:text-style-name="P7" draw:layer="layout" svg:width="0.337cm" svg:height="0.404cm" svg:x="31.532cm" svg:y="7.856cm" svg:viewBox="0 0 338 405" svg:d="M338 379c-6 7-12 12-19 16-12 7-24 10-38 10s-26-3-38-10c-6-4-11-8-16-13 0-6 0-11 0-17 0-57 0-105 1-162 0-2 0-4 0-6 0-16-4-29-11-42-8-13-17-22-30-30-13-7-26-11-41-11s-28 4-41 11c-3 2-6 4-9 6 3-3 5-5 8-6 2-2 4-3 7-3l-1 156c-5 6-10 11-17 15-12 6-23 10-37 10-13 0-25-4-37-10-7-5-13-10-19-17v-158c2-19 7-35 17-51 11-19 24-33 42-45 29-15 56-22 88-22 35 0 65 8 95 26 30 17 52 39 70 69 17 31 25 60 25 95 0 1 0 1 0 2v58z">
            <text:p/>
          </draw:path>
          <draw:path draw:style-name="gr2" draw:text-style-name="P2" draw:layer="layout" svg:width="0.337cm" svg:height="0.404cm" svg:x="31.532cm" svg:y="7.856cm" svg:viewBox="0 0 338 405" svg:d="M338 379c-6 7-12 12-19 16-12 7-24 10-38 10s-26-3-38-10c-6-4-11-8-16-13 0-6 0-11 0-17 0-57 0-105 1-162 0-2 0-4 0-6 0-16-4-29-11-42-8-13-17-22-30-30-13-7-26-11-41-11s-28 4-41 11c-3 2-6 4-9 6 3-3 5-5 8-6 2-2 4-3 7-3l-1 156c-5 6-10 11-17 15-12 6-23 10-37 10-13 0-25-4-37-10-7-5-13-10-19-17v-158c2-19 7-35 17-51 11-19 24-33 42-45 29-15 56-22 88-22 35 0 65 8 95 26 30 17 52 39 70 69 17 31 25 60 25 95 0 1 0 1 0 2v58z">
            <text:p/>
          </draw:path>
        </draw:g>
        <draw:g>
          <draw:polygon draw:style-name="gr9" draw:text-style-name="P7" draw:layer="layout" svg:width="0.317cm" svg:height="0.517cm" svg:x="31.457cm" svg:y="8.138cm" svg:viewBox="0 0 318 518" draw:points="0,333 318,518 318,185 0,0">
            <text:p/>
          </draw:polygon>
          <draw:polygon draw:style-name="gr2" draw:text-style-name="P2" draw:layer="layout" svg:width="0.317cm" svg:height="0.517cm" svg:x="31.457cm" svg:y="8.138cm" svg:viewBox="0 0 318 518" draw:points="0,333 318,518 318,185 0,0">
            <text:p/>
          </draw:polygon>
        </draw:g>
        <draw:g>
          <draw:path draw:style-name="gr9" draw:text-style-name="P7" draw:layer="layout" svg:width="0.098cm" svg:height="0.172cm" svg:x="31.563cm" svg:y="8.256cm" svg:viewBox="0 0 99 173" svg:d="M3 95c-3-16-4-30-2-44 2-15 5-25 11-35 6-9 12-14 21-16h1c9-1 16 1 25 7 8 7 16 15 23 28s11 26 14 42 4 30 2 44c-1 15-5 26-10 35-6 9-13 14-21 16-9 2-17-1-26-7s-16-15-23-28-12-26-15-42z">
            <text:p/>
          </draw:path>
          <draw:path draw:style-name="gr2" draw:text-style-name="P2" draw:layer="layout" svg:width="0.098cm" svg:height="0.172cm" svg:x="31.563cm" svg:y="8.256cm" svg:viewBox="0 0 99 173" svg:d="M3 95c-3-16-4-30-2-44 2-15 5-25 11-35 6-9 12-14 21-16h1c9-1 16 1 25 7 8 7 16 15 23 28s11 26 14 42 4 30 2 44c-1 15-5 26-10 35-6 9-13 14-21 16-9 2-17-1-26-7s-16-15-23-28-12-26-15-42z">
            <text:p/>
          </draw:path>
        </draw:g>
        <draw:g>
          <draw:polygon draw:style-name="gr9" draw:text-style-name="P7" draw:layer="layout" svg:width="0.02cm" svg:height="0.093cm" svg:x="31.6cm" svg:y="8.301cm" svg:viewBox="0 0 21 94" draw:points="0,82 21,94 21,11 0,0">
            <text:p/>
          </draw:polygon>
          <draw:polygon draw:style-name="gr2" draw:text-style-name="P2" draw:layer="layout" svg:width="0.02cm" svg:height="0.093cm" svg:x="31.6cm" svg:y="8.301cm" svg:viewBox="0 0 21 94" draw:points="0,82 21,94 21,11 0,0">
            <text:p/>
          </draw:polygon>
        </draw:g>
        <draw:path draw:style-name="gr10" draw:text-style-name="P2" draw:layer="layout" svg:width="0.116cm" svg:height="0.146cm" svg:x="31.644cm" svg:y="7.97cm" svg:viewBox="0 0 117 147" svg:d="M0 79l116 68 1-58c0-2 0-4 0-6 0-15-3-28-11-42-8-13-17-22-31-30-13-7-26-11-42-11-12 0-22 2-33 7z">
          <text:p/>
        </draw:path>
        <draw:g>
          <draw:path draw:style-name="gr9" draw:text-style-name="P7" draw:layer="layout" svg:width="0.203cm" svg:height="0.212cm" svg:x="31.415cm" svg:y="8.315cm" svg:viewBox="0 0 204 213" svg:d="M204 0v23l-13 27-51 30-17 37-46 26c-4 18-9 33-19 49-5 7-10 12-17 17-1 1-1 1-2 2-3 2-6 2-10 2-3 0-6 0-9-2s-5-4-7-8c-1 0-1-1-1-1-8-16-12-31-12-49 0-1 0-2 0-2 1-24 4-43 12-66 2-6 4-11 8-17 6-10 12-18 21-26 4-2 7-3 11-3 3 0 7 1 10 3 4 2 6 5 8 8 0 1 0 1 0 1 1 2 2 3 3 4 3 6 5 12 6 18z">
            <text:p/>
          </draw:path>
          <draw:path draw:style-name="gr2" draw:text-style-name="P2" draw:layer="layout" svg:width="0.203cm" svg:height="0.212cm" svg:x="31.415cm" svg:y="8.315cm" svg:viewBox="0 0 204 213" svg:d="M204 0v23l-13 27-51 30-17 37-46 26c-4 18-9 33-19 49-5 7-10 12-17 17-1 1-1 1-2 2-3 2-6 2-10 2-3 0-6 0-9-2s-5-4-7-8c-1 0-1-1-1-1-8-16-12-31-12-49 0-1 0-2 0-2 1-24 4-43 12-66 2-6 4-11 8-17 6-10 12-18 21-26 4-2 7-3 11-3 3 0 7 1 10 3 4 2 6 5 8 8 0 1 0 1 0 1 1 2 2 3 3 4 3 6 5 12 6 18z">
            <text:p/>
          </draw:path>
        </draw:g>
        <draw:path draw:style-name="gr2" draw:text-style-name="P2" draw:layer="layout" svg:width="0.026cm" svg:height="0.048cm" svg:x="31.428cm" svg:y="8.425cm" svg:viewBox="0 0 27 49" svg:d="M26 27c-1 4-2 7-4 11s-4 6-6 8c-3 2-5 3-7 2-3 0-4-2-6-4-2-3-3-6-3-10-1-4 0-8 0-12 1-5 3-8 4-12 2-4 4-6 7-8 2-2 4-3 7-2 2 1 4 2 6 4 1 3 2 6 3 10 0 4 0 8-1 12z">
          <text:p/>
        </draw:path>
        <draw:g>
          <draw:polygon draw:style-name="gr9" draw:text-style-name="P7" draw:layer="layout" svg:width="0.129cm" svg:height="0.083cm" svg:x="31.489cm" svg:y="8.305cm" svg:viewBox="0 0 130 84" draw:points="0,69 5,84 130,9 114,0">
            <text:p/>
          </draw:polygon>
          <draw:polygon draw:style-name="gr2" draw:text-style-name="P2" draw:layer="layout" svg:width="0.129cm" svg:height="0.083cm" svg:x="31.489cm" svg:y="8.305cm" svg:viewBox="0 0 130 84" draw:points="0,69 5,84 130,9 114,0">
            <text:p/>
          </draw:polygon>
        </draw:g>
        <draw:g>
          <draw:path draw:style-name="gr9" draw:text-style-name="P7" draw:layer="layout" svg:width="0.077cm" svg:height="0.178cm" svg:x="31.399cm" svg:y="8.346cm" svg:viewBox="0 0 78 179" svg:d="M36 179c-3-4-6-8-9-14-8-13-11-25-11-40 0-2 0-4 0-5 1-24 4-44 12-66 3-6 5-11 8-16 6-11 13-19 22-27 4-2 7-3 11-3 3 0 6 1 9 2l-9-5c-1-1-2-1-3-2-4-2-8-3-13-3-4 0-8 0-11 2-10 7-16 14-22 24-2 4-3 7-5 11-10 25-15 47-15 74 0 19 4 35 14 52 1 1 1 2 2 4z">
            <text:p/>
          </draw:path>
          <draw:path draw:style-name="gr2" draw:text-style-name="P2" draw:layer="layout" svg:width="0.077cm" svg:height="0.178cm" svg:x="31.399cm" svg:y="8.346cm" svg:viewBox="0 0 78 179" svg:d="M36 179c-3-4-6-8-9-14-8-13-11-25-11-40 0-2 0-4 0-5 1-24 4-44 12-66 3-6 5-11 8-16 6-11 13-19 22-27 4-2 7-3 11-3 3 0 6 1 9 2l-9-5c-1-1-2-1-3-2-4-2-8-3-13-3-4 0-8 0-11 2-10 7-16 14-22 24-2 4-3 7-5 11-10 25-15 47-15 74 0 19 4 35 14 52 1 1 1 2 2 4z">
            <text:p/>
          </draw:path>
        </draw:g>
        <draw:g>
          <draw:path draw:style-name="gr9" draw:text-style-name="P7" draw:layer="layout" svg:width="0.023cm" svg:height="0.048cm" svg:x="31.43cm" svg:y="8.425cm" svg:viewBox="0 0 24 49" svg:d="M9 13c0 1 0 1 0 2 0 8-2 16-6 23-1 2-2 3-3 5 0 1 0 1 1 2 0 1 1 2 2 3 2 0 3 1 4 1s2-1 4-1c0-1 0-1 0-1 4-2 6-5 8-8 1-1 1-3 2-4 2-6 3-11 3-17 0-3 0-6-1-9 0-1-1-2-1-4-2-2-3-3-5-4-1 0-1-1-2-1-1 0-1 0-1 0-2 0-4 0-6 1 0 1-1 1-2 2 2 3 3 7 3 10z">
            <text:p/>
          </draw:path>
          <draw:path draw:style-name="gr2" draw:text-style-name="P2" draw:layer="layout" svg:width="0.023cm" svg:height="0.048cm" svg:x="31.43cm" svg:y="8.425cm" svg:viewBox="0 0 24 49" svg:d="M9 13c0 1 0 1 0 2 0 8-2 16-6 23-1 2-2 3-3 5 0 1 0 1 1 2 0 1 1 2 2 3 2 0 3 1 4 1s2-1 4-1c0-1 0-1 0-1 4-2 6-5 8-8 1-1 1-3 2-4 2-6 3-11 3-17 0-3 0-6-1-9 0-1-1-2-1-4-2-2-3-3-5-4-1 0-1-1-2-1-1 0-1 0-1 0-2 0-4 0-6 1 0 1-1 1-2 2 2 3 3 7 3 10z">
            <text:p/>
          </draw:path>
        </draw:g>
        <draw:path draw:style-name="gr10" draw:text-style-name="P2" draw:layer="layout" svg:width="0.546cm" svg:height="0.797cm" svg:x="31.399cm" svg:y="7.858cm" svg:viewBox="0 0 547 798" svg:d="M58 280v209c-2 0-4-1-7-1-4 0-7 1-10 2-9 7-15 14-20 24-3 4-4 8-6 12-10 24-15 46-15 73v1c0 19 4 35 14 52 1 1 1 2 2 4l20 12c3 1 6 2 9 2 4 0 7-1 10-3 1 0 1-1 2-1 7-5 13-10 18-16 4-8 7-14 10-21l291 169 171-99v-334l-76-43v-134c-1-17-3-32-8-48-9-34-26-61-51-86-26-24-53-40-88-48-34-9-66-8-100 1-11 4-20 7-31 12-19 12-33 27-44 47-9 16-14 31-16 48v123z">
          <text:p/>
        </draw:path>
        <draw:g>
          <draw:path draw:style-name="gr4" draw:text-style-name="P4" draw:layer="layout" svg:width="0.576cm" svg:height="0.8cm" svg:x="30.122cm" svg:y="7.85cm" svg:viewBox="0 0 577 801" svg:d="M492 654l85-46v-490l-222-118-355 193v498c27 28 54 48 90 67 41 23 81 36 128 43l78-42c1 7 5 13 12 19 10 8 21 13 36 17 16 4 32 6 50 6s33-2 49-6 27-9 36-17c9-7 13-14 13-22 0-1 0-2 0-3zM98 271c1 0 2 1 4 2 38 20 73 33 116 41-43-8-78-21-116-41-1-1-2-2-4-2z">
            <text:p/>
          </draw:path>
          <draw:path draw:style-name="gr5" draw:text-style-name="P2" draw:layer="layout" svg:width="0.576cm" svg:height="0.8cm" svg:x="30.122cm" svg:y="7.85cm" svg:viewBox="0 0 577 801" svg:d="M492 654l85-46v-490l-222-118-355 193v498c27 28 54 48 90 67 41 23 81 36 128 43l78-42c1 7 5 13 12 19 10 8 21 13 36 17 16 4 32 6 50 6s33-2 49-6 27-9 36-17c9-7 13-14 13-22 0-1 0-2 0-3zM98 271c1 0 2 1 4 2 38 20 73 33 116 41-43-8-78-21-116-41-1-1-2-2-4-2z">
            <text:p/>
          </draw:path>
        </draw:g>
        <draw:g>
          <draw:path draw:style-name="gr23" draw:text-style-name="P15" draw:layer="layout" svg:width="0.576cm" svg:height="0.313cm" svg:x="30.122cm" svg:y="7.85cm" svg:viewBox="0 0 577 314" svg:d="M218 314l359-196-222-118-355 194c30 33 61 57 101 79 38 20 74 33 117 41z">
            <text:p/>
          </draw:path>
          <draw:path draw:style-name="gr24" draw:text-style-name="P2" draw:layer="layout" svg:width="0.576cm" svg:height="0.313cm" svg:x="30.122cm" svg:y="7.85cm" svg:viewBox="0 0 577 314" svg:d="M218 314l359-196-222-118-355 194c30 33 61 57 101 79 38 20 74 33 117 41z">
            <text:p/>
          </draw:path>
        </draw:g>
        <draw:g>
          <draw:path draw:style-name="gr25" draw:text-style-name="P16" draw:layer="layout" svg:width="0.219cm" svg:height="0.608cm" svg:x="30.122cm" svg:y="8.043cm" svg:viewBox="0 0 220 609" svg:d="M220 120c-44-8-80-20-118-41-41-22-72-46-102-79v498c28 28 55 49 91 69 42 22 81 35 129 42z">
            <text:p/>
          </draw:path>
          <draw:path draw:style-name="gr24" draw:text-style-name="P2" draw:layer="layout" svg:width="0.219cm" svg:height="0.608cm" svg:x="30.122cm" svg:y="8.043cm" svg:viewBox="0 0 220 609" svg:d="M220 120c-44-8-80-20-118-41-41-22-72-46-102-79v498c28 28 55 49 91 69 42 22 81 35 129 42z">
            <text:p/>
          </draw:path>
        </draw:g>
        <draw:g>
          <draw:polygon draw:style-name="gr26" draw:text-style-name="P17" draw:layer="layout" svg:width="0.357cm" svg:height="0.681cm" svg:x="30.341cm" svg:y="7.969cm" svg:viewBox="0 0 358 682" draw:points="0,195 0,682 358,489 358,0">
            <text:p/>
          </draw:polygon>
          <draw:polygon draw:style-name="gr24" draw:text-style-name="P2" draw:layer="layout" svg:width="0.357cm" svg:height="0.681cm" svg:x="30.341cm" svg:y="7.969cm" svg:viewBox="0 0 358 682" draw:points="0,195 0,682 358,489 358,0">
            <text:p/>
          </draw:polygon>
        </draw:g>
        <draw:path draw:style-name="gr27" draw:text-style-name="P2" draw:layer="layout" svg:width="0.576cm" svg:height="0.8cm" svg:x="30.122cm" svg:y="7.85cm" svg:viewBox="0 0 577 801" svg:d="M577 118l-222-118-355 193v498c27 28 54 48 90 67 41 23 81 36 128 43l359-193z">
          <text:p/>
        </draw:path>
        <draw:g>
          <draw:path draw:style-name="gr28" draw:text-style-name="P18" draw:layer="layout" svg:width="0.033cm" svg:height="0.043cm" svg:x="30.205cm" svg:y="8.344cm" svg:viewBox="0 0 34 44" svg:d="M33 17c1 4 2 7 1 10 0 4-1 7-2 10-2 3-4 5-7 6s-5 1-9 0c-3-1-6-3-8-6-3-3-5-6-6-9-2-4-2-8-2-12s1-7 2-10c2-2 4-4 6-5h1c3-1 6-1 9 0s6 2 8 5c3 3 5 6 6 10 1 0 1 1 1 1z">
            <text:p/>
          </draw:path>
          <draw:path draw:style-name="gr12" draw:text-style-name="P2" draw:layer="layout" svg:width="0.033cm" svg:height="0.043cm" svg:x="30.205cm" svg:y="8.344cm" svg:viewBox="0 0 34 44" svg:d="M33 17c1 4 2 7 1 10 0 4-1 7-2 10-2 3-4 5-7 6s-5 1-9 0c-3-1-6-3-8-6-3-3-5-6-6-9-2-4-2-8-2-12s1-7 2-10c2-2 4-4 6-5h1c3-1 6-1 9 0s6 2 8 5c3 3 5 6 6 10 1 0 1 1 1 1z">
            <text:p/>
          </draw:path>
        </draw:g>
        <draw:path draw:style-name="gr29" draw:text-style-name="P2" draw:layer="layout" svg:width="0.148cm" svg:height="0.135cm" svg:x="30.157cm" svg:y="8.444cm" svg:viewBox="0 0 149 136" svg:d="M0 0c27 22 51 37 82 51 23 11 43 18 67 25M0 29c27 22 52 38 83 53 23 10 42 18 66 24M0 59c27 23 52 39 83 53 23 11 42 18 66 24">
          <text:p/>
        </draw:path>
        <draw:g>
          <draw:path draw:style-name="gr30" draw:text-style-name="P19" draw:layer="layout" svg:width="0.16cm" svg:height="0.091cm" svg:x="30.152cm" svg:y="8.137cm" svg:viewBox="0 0 161 92" svg:d="M5 14c21 18 40 31 64 44 28 15 54 26 85 34 1 0 2 0 3-1 2-1 2-1 3-3 1-1 1-2 1-3s0-3-1-4-1-2-3-2c-1-1-2-1-3-1-32-9-57-19-86-34-22-12-40-25-60-41 0-1-1-1-2-2 0 0-1-1-2-1s-1 1-2 1c-1 1-1 1-2 2 0 1 0 1 0 2s0 1 0 2c0 2 1 3 1 4 1 1 2 2 4 3z">
            <text:p/>
          </draw:path>
          <draw:path draw:style-name="gr12" draw:text-style-name="P2" draw:layer="layout" svg:width="0.16cm" svg:height="0.091cm" svg:x="30.152cm" svg:y="8.137cm" svg:viewBox="0 0 161 92" svg:d="M5 14c21 18 40 31 64 44 28 15 54 26 85 34 1 0 2 0 3-1 2-1 2-1 3-3 1-1 1-2 1-3s0-3-1-4-1-2-3-2c-1-1-2-1-3-1-32-9-57-19-86-34-22-12-40-25-60-41 0-1-1-1-2-2 0 0-1-1-2-1s-1 1-2 1c-1 1-1 1-2 2 0 1 0 1 0 2s0 1 0 2c0 2 1 3 1 4 1 1 2 2 4 3z">
            <text:p/>
          </draw:path>
        </draw:g>
        <draw:g>
          <draw:path draw:style-name="gr31" draw:text-style-name="P20" draw:layer="layout" svg:width="0.045cm" svg:height="0.029cm" svg:x="30.199cm" svg:y="8.18cm" svg:viewBox="0 0 46 30" svg:d="M46 29v-1c-4-9-8-16-13-21-6-5-11-7-17-7s-10 2-15 6c-1 2-1 3-1 5 0 3 1 6 5 9 3 3 7 5 13 7s12 3 19 3c3 0 6-1 9-1z">
            <text:p/>
          </draw:path>
          <draw:path draw:style-name="gr24" draw:text-style-name="P2" draw:layer="layout" svg:width="0.045cm" svg:height="0.029cm" svg:x="30.199cm" svg:y="8.18cm" svg:viewBox="0 0 46 30" svg:d="M46 29v-1c-4-9-8-16-13-21-6-5-11-7-17-7s-10 2-15 6c-1 2-1 3-1 5 0 3 1 6 5 9 3 3 7 5 13 7s12 3 19 3c3 0 6-1 9-1z">
            <text:p/>
          </draw:path>
        </draw:g>
        <draw:path draw:style-name="gr35" draw:text-style-name="P23" draw:layer="layout" svg:width="0.148cm" svg:height="0.115cm" svg:x="30.157cm" svg:y="8.19cm" svg:viewBox="0 0 149 116" svg:d="M0 0v39c21 17 40 29 64 42 28 16 54 26 85 35v-40c-32-9-58-20-87-35-23-13-42-25-62-41z">
          <text:p/>
        </draw:path>
        <draw:path draw:style-name="gr30" draw:text-style-name="P19" draw:layer="layout" svg:width="0.148cm" svg:height="0.086cm" svg:x="30.157cm" svg:y="8.198cm" svg:viewBox="0 0 149 87" svg:d="M0 9c21 18 40 31 64 44 28 16 54 26 85 34v-10c-32-9-58-20-87-36-23-12-42-25-62-41z">
          <text:p/>
        </draw:path>
        <draw:path draw:style-name="gr24" draw:text-style-name="P2" draw:layer="layout" svg:width="0.148cm" svg:height="0.115cm" svg:x="30.157cm" svg:y="8.189cm" svg:viewBox="0 0 149 116" svg:d="M0 0v39c21 17 40 29 64 42 28 16 54 26 85 35">
          <text:p/>
        </draw:path>
        <draw:path draw:style-name="gr12" draw:text-style-name="P2" draw:layer="layout" svg:width="0.148cm" svg:height="0.115cm" svg:x="30.157cm" svg:y="8.191cm" svg:viewBox="0 0 149 116" svg:d="M149 116v-40c-32-9-58-20-87-35-23-13-42-25-62-41">
          <text:p/>
        </draw:path>
        <draw:g>
          <draw:path draw:style-name="gr41" draw:text-style-name="P26" draw:layer="layout" svg:width="0.197cm" svg:height="0.09cm" svg:x="30.415cm" svg:y="8.379cm" svg:viewBox="0 0 198 91" svg:d="M198 46v-1c0 9-4 16-13 23-9 8-21 13-36 17-16 4-32 6-50 6s-34-2-49-6c-16-4-28-9-37-17-9-7-13-14-13-23 0-8 4-15 13-22 9-8 21-13 37-17 15-4 30-6 48-6h1c18 0 34 2 50 6 15 4 27 9 36 17 9 7 13 14 13 22z">
            <text:p/>
          </draw:path>
          <draw:path draw:style-name="gr42" draw:text-style-name="P2" draw:layer="layout" svg:width="0.197cm" svg:height="0.09cm" svg:x="30.415cm" svg:y="8.379cm" svg:viewBox="0 0 198 91" svg:d="M198 46v-1c0 9-4 16-13 23-9 8-21 13-36 17-16 4-32 6-50 6s-34-2-49-6c-16-4-28-9-37-17-9-7-13-14-13-23 0-8 4-15 13-22 9-8 21-13 37-17 15-4 30-6 48-6h1c18 0 34 2 50 6 15 4 27 9 36 17 9 7 13 14 13 22z">
            <text:p/>
          </draw:path>
        </draw:g>
        <draw:g>
          <draw:path draw:style-name="gr43" draw:text-style-name="P27" draw:layer="layout" svg:width="0.198cm" svg:height="0.221cm" svg:x="30.415cm" svg:y="8.424cm" svg:viewBox="0 0 199 222" svg:d="M0 0v177c0 8 4 15 13 23 9 7 21 12 37 16s31 6 50 6c18 0 33-2 49-6s28-9 37-16c9-8 13-15 13-23v-177c0 8-4 15-13 23-9 7-21 12-37 16-16 5-31 6-49 6-19 0-34-1-50-6-16-4-28-9-37-16-9-8-13-15-13-23z">
            <text:p/>
          </draw:path>
          <draw:path draw:style-name="gr44" draw:text-style-name="P2" draw:layer="layout" svg:width="0.198cm" svg:height="0.221cm" svg:x="30.415cm" svg:y="8.424cm" svg:viewBox="0 0 199 222" svg:d="M0 0v177c0 8 4 15 13 23 9 7 21 12 37 16s31 6 50 6c18 0 33-2 49-6s28-9 37-16c9-8 13-15 13-23v-177c0 8-4 15-13 23-9 7-21 12-37 16-16 5-31 6-49 6-19 0-34-1-50-6-16-4-28-9-37-16-9-8-13-15-13-23z">
            <text:p/>
          </draw:path>
        </draw:g>
        <draw:path draw:style-name="gr27" draw:text-style-name="P2" draw:layer="layout" svg:width="0.196cm" svg:height="0.267cm" svg:x="30.416cm" svg:y="8.378cm" svg:viewBox="0 0 197 268" svg:d="M197 45c0-8-4-15-13-22-9-8-21-13-36-17-16-4-31-6-50-6-18 0-33 2-49 6-15 4-27 9-36 17-9 7-13 14-13 22v177c0 9 4 16 13 23s21 12 36 16c16 5 31 7 50 7 18 0 33-2 49-7 15-4 27-9 36-16s13-14 13-22z">
          <text:p/>
        </draw:path>
        <draw:g>
          <draw:path draw:style-name="gr4" draw:text-style-name="P4" draw:layer="layout" svg:width="0.8cm" svg:height="0.799cm" svg:x="30.735cm" svg:y="16.845cm" svg:viewBox="0 0 801 800" svg:d="M801 240c0-45-17-82-54-120s-82-66-146-88-127-32-201-32c-73 0-136 10-200 32s-109 50-146 88-54 75-54 120v320c0 45 17 82 54 120s82 66 146 88 127 32 201 32c73 0 136-10 200-32s109-50 146-88 54-75 54-120z">
            <text:p/>
          </draw:path>
          <draw:path draw:style-name="gr5" draw:text-style-name="P2" draw:layer="layout" svg:width="0.8cm" svg:height="0.799cm" svg:x="30.735cm" svg:y="16.845cm" svg:viewBox="0 0 801 800" svg:d="M801 240c0-45-17-82-54-120s-82-66-146-88-127-32-201-32c-73 0-136 10-200 32s-109 50-146 88-54 75-54 120v320c0 45 17 82 54 120s82 66 146 88 127 32 201 32c73 0 136-10 200-32s109-50 146-88 54-75 54-120z">
            <text:p/>
          </draw:path>
        </draw:g>
        <draw:g>
          <draw:path draw:style-name="gr6" draw:text-style-name="P5" draw:layer="layout" svg:width="0.8cm" svg:height="0.479cm" svg:x="30.735cm" svg:y="16.845cm" svg:viewBox="0 0 801 480" svg:d="M801 240c0 44-17 82-54 120s-82 66-146 88-127 32-200 32c-74 0-137-10-201-32s-109-50-146-88-54-76-54-120 17-82 54-120 82-66 146-88 127-32 201-32c73 0 136 10 200 32s109 50 146 88 54 76 54 120z">
            <text:p/>
          </draw:path>
          <draw:path draw:style-name="gr7" draw:text-style-name="P2" draw:layer="layout" svg:width="0.8cm" svg:height="0.479cm" svg:x="30.735cm" svg:y="16.845cm" svg:viewBox="0 0 801 480" svg:d="M801 240c0 44-17 82-54 120s-82 66-146 88-127 32-200 32c-74 0-137-10-201-32s-109-50-146-88-54-76-54-120 17-82 54-120 82-66 146-88 127-32 201-32c73 0 136 10 200 32s109 50 146 88 54 76 54 120z">
            <text:p/>
          </draw:path>
        </draw:g>
        <draw:g>
          <draw:polygon draw:style-name="gr11" draw:text-style-name="P8" draw:layer="layout" svg:width="0.274cm" svg:height="0.158cm" svg:x="31.135cm" svg:y="16.927cm" svg:viewBox="0 0 275 159" draw:points="275,113 275,0 80,0 160,46 0,139 34,159 194,66">
            <text:p/>
          </draw:polygon>
          <draw:polygon draw:style-name="gr12" draw:text-style-name="P2" draw:layer="layout" svg:width="0.274cm" svg:height="0.158cm" svg:x="31.135cm" svg:y="16.927cm" svg:viewBox="0 0 275 159" draw:points="275,113 275,0 80,0 160,46 0,139 34,159 194,66">
            <text:p/>
          </draw:polygon>
        </draw:g>
        <draw:g>
          <draw:polygon draw:style-name="gr11" draw:text-style-name="P8" draw:layer="layout" svg:width="0.291cm" svg:height="0.168cm" svg:x="30.844cm" svg:y="16.917cm" svg:viewBox="0 0 292 169" draw:points="292,56 275,160 97,169 177,122 0,19 34,0 212,102">
            <text:p/>
          </draw:polygon>
          <draw:polygon draw:style-name="gr12" draw:text-style-name="P2" draw:layer="layout" svg:width="0.291cm" svg:height="0.168cm" svg:x="30.844cm" svg:y="16.917cm" svg:viewBox="0 0 292 169" draw:points="292,56 275,160 97,169 177,122 0,19 34,0 212,102">
            <text:p/>
          </draw:polygon>
        </draw:g>
        <draw:g>
          <draw:polygon draw:style-name="gr11" draw:text-style-name="P8" draw:layer="layout" svg:width="0.291cm" svg:height="0.168cm" svg:x="31.135cm" svg:y="17.085cm" svg:viewBox="0 0 292 169" draw:points="0,113 17,10 194,0 115,46 292,149 258,169 80,66">
            <text:p/>
          </draw:polygon>
          <draw:polygon draw:style-name="gr12" draw:text-style-name="P2" draw:layer="layout" svg:width="0.291cm" svg:height="0.168cm" svg:x="31.135cm" svg:y="17.085cm" svg:viewBox="0 0 292 169" draw:points="0,113 17,10 194,0 115,46 292,149 258,169 80,66">
            <text:p/>
          </draw:polygon>
        </draw:g>
        <draw:g>
          <draw:polygon draw:style-name="gr11" draw:text-style-name="P8" draw:layer="layout" svg:width="0.274cm" svg:height="0.158cm" svg:x="30.861cm" svg:y="17.085cm" svg:viewBox="0 0 275 159" draw:points="0,46 0,159 194,159 115,113 275,20 241,0 80,93">
            <text:p/>
          </draw:polygon>
          <draw:polygon draw:style-name="gr12" draw:text-style-name="P2" draw:layer="layout" svg:width="0.274cm" svg:height="0.158cm" svg:x="30.861cm" svg:y="17.085cm" svg:viewBox="0 0 275 159" draw:points="0,46 0,159 194,159 115,113 275,20 241,0 80,93">
            <text:p/>
          </draw:polygon>
        </draw:g>
        <draw:g>
          <draw:path draw:style-name="gr36" draw:text-style-name="P24" draw:layer="layout" svg:width="0.8cm" svg:height="0.558cm" svg:x="30.735cm" svg:y="17.085cm" svg:viewBox="0 0 801 559" svg:d="M0 0v320c0 44 17 81 54 119s82 66 146 88 127 32 201 32c73 0 136-10 200-32s109-50 146-88 54-75 54-119v-320c0 44-17 82-54 120s-82 66-146 88-127 32-200 32c-74 0-137-10-201-32s-109-50-146-88-54-76-54-120z">
            <text:p/>
          </draw:path>
          <draw:path draw:style-name="gr2" draw:text-style-name="P2" draw:layer="layout" svg:width="0.8cm" svg:height="0.558cm" svg:x="30.735cm" svg:y="17.085cm" svg:viewBox="0 0 801 559" svg:d="M0 0v320c0 44 17 81 54 119s82 66 146 88 127 32 201 32c73 0 136-10 200-32s109-50 146-88 54-75 54-119v-320c0 44-17 82-54 120s-82 66-146 88-127 32-200 32c-74 0-137-10-201-32s-109-50-146-88-54-76-54-120z">
            <text:p/>
          </draw:path>
        </draw:g>
        <draw:path draw:style-name="gr10" draw:text-style-name="P2" draw:layer="layout" svg:width="0.8cm" svg:height="0.799cm" svg:x="30.735cm" svg:y="16.845cm" svg:viewBox="0 0 801 800" svg:d="M801 240c0-45-17-82-54-120s-82-66-146-88-127-32-201-32c-73 0-136 10-200 32s-109 50-146 88-54 75-54 120v320c0 45 17 82 54 120s82 66 146 88 127 32 201 32c73 0 136-10 200-32s109-50 146-88 54-75 54-120z">
          <text:p/>
        </draw:path>
        <draw:g>
          <draw:path draw:style-name="gr4" draw:text-style-name="P4" draw:layer="layout" svg:width="0.546cm" svg:height="0.8cm" svg:x="31.157cm" svg:y="16.856cm" svg:viewBox="0 0 547 801" svg:d="M36 671c0-1-1-1-1-1zM36 671c3 2 6 3 10 3 3 0 6-1 9-3 1-1 2-1 2-1 7-5 13-10 18-17 4-8 7-14 10-21l291 169 171-99v-333l-76-44v-75-59-1c0-35-8-65-25-95-18-30-40-52-70-69-30-18-60-26-94-26-33 0-60 7-89 22-19 12-32 26-43 45-10 16-15 32-17 50v123l-75 44v208c-2 0-4 0-6 0-4 0-7 0-11 2-9 7-15 14-21 24-2 4-3 7-5 11-10 25-15 47-15 74 0 19 4 35 14 51 0 2 1 3 2 5zM35 670c0 0 1 0 1 1zM16 612c0-23 4-42 11-64-7 22-10 41-11 64v1c0 13 2 24 6 36-4-11-6-21-6-32 0-2 0-4 0-5zM245 121c0 1-1 1-2 1-2 2-5 3-7 4-2 2-4 3-7 4 2-2 4-3 7-5 2-1 5-2 7-3 1 0 2 0 2-1zM245 121c11-5 22-7 34-7 15 0 28 4 41 11 13 8 22 17 30 30 7 13 11 26 11 41 0 3 0 4 0 7 0 10 0 18 0 28s0 19 0 29l-117-68z">
            <text:p/>
          </draw:path>
          <draw:path draw:style-name="gr5" draw:text-style-name="P2" draw:layer="layout" svg:width="0.546cm" svg:height="0.8cm" svg:x="31.157cm" svg:y="16.856cm" svg:viewBox="0 0 547 801" svg:d="M36 671c0-1-1-1-1-1M36 671c3 2 6 3 10 3 3 0 6-1 9-3 1-1 2-1 2-1 7-5 13-10 18-17 4-8 7-14 10-21l291 169 171-99v-333l-76-44v-75-59-1c0-35-8-65-25-95-18-30-40-52-70-69-30-18-60-26-94-26-33 0-60 7-89 22-19 12-32 26-43 45-10 16-15 32-17 50v123l-75 44v208c-2 0-4 0-6 0-4 0-7 0-11 2-9 7-15 14-21 24-2 4-3 7-5 11-10 25-15 47-15 74 0 19 4 35 14 51 0 2 1 3 2 5zM35 670c0 0 1 0 1 1M16 612c0-23 4-42 11-64-7 22-10 41-11 64v1c0 13 2 24 6 36-4-11-6-21-6-32 0-2 0-4 0-5zM245 121c0 1-1 1-2 1-2 2-5 3-7 4-2 2-4 3-7 4 2-2 4-3 7-5 2-1 5-2 7-3 1 0 2 0 2-1 11-5 22-7 34-7 15 0 28 4 41 11 13 8 22 17 30 30 7 13 11 26 11 41 0 3 0 4 0 7 0 10 0 18 0 28s0 19 0 29l-117-68z">
            <text:p/>
          </draw:path>
        </draw:g>
        <draw:g>
          <draw:polygon draw:style-name="gr8" draw:text-style-name="P6" draw:layer="layout" svg:width="0.171cm" svg:height="0.432cm" svg:x="31.774cm" svg:y="17.223cm" svg:viewBox="0 0 172 433" draw:points="0,99 0,433 172,334 172,0">
            <text:p/>
          </draw:polygon>
          <draw:polygon draw:style-name="gr7" draw:text-style-name="P2" draw:layer="layout" svg:width="0.171cm" svg:height="0.432cm" svg:x="31.774cm" svg:y="17.223cm" svg:viewBox="0 0 172 433" draw:points="0,99 0,433 172,334 172,0">
            <text:p/>
          </draw:polygon>
        </draw:g>
        <draw:g>
          <draw:polygon draw:style-name="gr6" draw:text-style-name="P5" draw:layer="layout" svg:width="0.488cm" svg:height="0.284cm" svg:x="31.457cm" svg:y="17.039cm" svg:viewBox="0 0 489 285" draw:points="0,99 318,285 489,185 171,0">
            <text:p/>
          </draw:polygon>
          <draw:polygon draw:style-name="gr7" draw:text-style-name="P2" draw:layer="layout" svg:width="0.488cm" svg:height="0.284cm" svg:x="31.457cm" svg:y="17.039cm" svg:viewBox="0 0 489 285" draw:points="0,99 318,285 489,185 171,0">
            <text:p/>
          </draw:polygon>
        </draw:g>
        <draw:g>
          <draw:path draw:style-name="gr9" draw:text-style-name="P7" draw:layer="layout" svg:width="0.337cm" svg:height="0.404cm" svg:x="31.532cm" svg:y="16.856cm" svg:viewBox="0 0 338 405" svg:d="M338 379c-6 7-12 12-19 16-12 7-24 10-38 10s-26-3-38-10c-6-4-11-8-16-13 0-6 0-11 0-17 0-57 0-105 1-162 0-2 0-4 0-6 0-16-4-29-11-42-8-13-17-22-30-30-13-7-26-11-41-11s-28 4-41 11c-3 2-6 4-9 6 3-3 5-5 8-6 2-2 4-3 7-3l-1 156c-5 6-10 11-17 15-12 6-23 10-37 10-13 0-25-4-37-10-7-5-13-10-19-17v-158c2-19 7-35 17-51 11-19 24-33 42-45 29-15 56-22 88-22 35 0 65 8 95 26 30 17 52 39 70 69 17 31 25 60 25 95 0 1 0 1 0 2v58z">
            <text:p/>
          </draw:path>
          <draw:path draw:style-name="gr2" draw:text-style-name="P2" draw:layer="layout" svg:width="0.337cm" svg:height="0.404cm" svg:x="31.532cm" svg:y="16.856cm" svg:viewBox="0 0 338 405" svg:d="M338 379c-6 7-12 12-19 16-12 7-24 10-38 10s-26-3-38-10c-6-4-11-8-16-13 0-6 0-11 0-17 0-57 0-105 1-162 0-2 0-4 0-6 0-16-4-29-11-42-8-13-17-22-30-30-13-7-26-11-41-11s-28 4-41 11c-3 2-6 4-9 6 3-3 5-5 8-6 2-2 4-3 7-3l-1 156c-5 6-10 11-17 15-12 6-23 10-37 10-13 0-25-4-37-10-7-5-13-10-19-17v-158c2-19 7-35 17-51 11-19 24-33 42-45 29-15 56-22 88-22 35 0 65 8 95 26 30 17 52 39 70 69 17 31 25 60 25 95 0 1 0 1 0 2v58z">
            <text:p/>
          </draw:path>
        </draw:g>
        <draw:g>
          <draw:polygon draw:style-name="gr9" draw:text-style-name="P7" draw:layer="layout" svg:width="0.317cm" svg:height="0.517cm" svg:x="31.457cm" svg:y="17.138cm" svg:viewBox="0 0 318 518" draw:points="0,333 318,518 318,185 0,0">
            <text:p/>
          </draw:polygon>
          <draw:polygon draw:style-name="gr2" draw:text-style-name="P2" draw:layer="layout" svg:width="0.317cm" svg:height="0.517cm" svg:x="31.457cm" svg:y="17.138cm" svg:viewBox="0 0 318 518" draw:points="0,333 318,518 318,185 0,0">
            <text:p/>
          </draw:polygon>
        </draw:g>
        <draw:g>
          <draw:path draw:style-name="gr9" draw:text-style-name="P7" draw:layer="layout" svg:width="0.098cm" svg:height="0.172cm" svg:x="31.563cm" svg:y="17.256cm" svg:viewBox="0 0 99 173" svg:d="M3 95c-3-16-4-30-2-44 2-15 5-25 11-35 6-9 12-14 21-16h1c9-1 16 1 25 7 8 7 16 15 23 28s11 26 14 42 4 30 2 44c-1 15-5 26-10 35-6 9-13 14-21 16-9 2-17-1-26-7s-16-15-23-28-12-26-15-42z">
            <text:p/>
          </draw:path>
          <draw:path draw:style-name="gr2" draw:text-style-name="P2" draw:layer="layout" svg:width="0.098cm" svg:height="0.172cm" svg:x="31.563cm" svg:y="17.256cm" svg:viewBox="0 0 99 173" svg:d="M3 95c-3-16-4-30-2-44 2-15 5-25 11-35 6-9 12-14 21-16h1c9-1 16 1 25 7 8 7 16 15 23 28s11 26 14 42 4 30 2 44c-1 15-5 26-10 35-6 9-13 14-21 16-9 2-17-1-26-7s-16-15-23-28-12-26-15-42z">
            <text:p/>
          </draw:path>
        </draw:g>
        <draw:g>
          <draw:polygon draw:style-name="gr9" draw:text-style-name="P7" draw:layer="layout" svg:width="0.02cm" svg:height="0.093cm" svg:x="31.6cm" svg:y="17.301cm" svg:viewBox="0 0 21 94" draw:points="0,82 21,94 21,11 0,0">
            <text:p/>
          </draw:polygon>
          <draw:polygon draw:style-name="gr2" draw:text-style-name="P2" draw:layer="layout" svg:width="0.02cm" svg:height="0.093cm" svg:x="31.6cm" svg:y="17.301cm" svg:viewBox="0 0 21 94" draw:points="0,82 21,94 21,11 0,0">
            <text:p/>
          </draw:polygon>
        </draw:g>
        <draw:path draw:style-name="gr10" draw:text-style-name="P2" draw:layer="layout" svg:width="0.116cm" svg:height="0.146cm" svg:x="31.644cm" svg:y="16.97cm" svg:viewBox="0 0 117 147" svg:d="M0 79l116 68 1-58c0-2 0-4 0-6 0-15-3-28-11-42-8-13-17-22-31-30-13-7-26-11-42-11-12 0-22 2-33 7z">
          <text:p/>
        </draw:path>
        <draw:g>
          <draw:path draw:style-name="gr9" draw:text-style-name="P7" draw:layer="layout" svg:width="0.203cm" svg:height="0.212cm" svg:x="31.415cm" svg:y="17.315cm" svg:viewBox="0 0 204 213" svg:d="M204 0v23l-13 27-51 30-17 37-46 26c-4 18-9 33-19 49-5 7-10 12-17 17-1 1-1 1-2 2-3 2-6 2-10 2-3 0-6 0-9-2s-5-4-7-8c-1 0-1-1-1-1-8-16-12-31-12-49 0-1 0-2 0-2 1-24 4-43 12-66 2-6 4-11 8-17 6-10 12-18 21-26 4-2 7-3 11-3 3 0 7 1 10 3 4 2 6 5 8 8 0 1 0 1 0 1 1 2 2 3 3 4 3 6 5 12 6 18z">
            <text:p/>
          </draw:path>
          <draw:path draw:style-name="gr2" draw:text-style-name="P2" draw:layer="layout" svg:width="0.203cm" svg:height="0.212cm" svg:x="31.415cm" svg:y="17.315cm" svg:viewBox="0 0 204 213" svg:d="M204 0v23l-13 27-51 30-17 37-46 26c-4 18-9 33-19 49-5 7-10 12-17 17-1 1-1 1-2 2-3 2-6 2-10 2-3 0-6 0-9-2s-5-4-7-8c-1 0-1-1-1-1-8-16-12-31-12-49 0-1 0-2 0-2 1-24 4-43 12-66 2-6 4-11 8-17 6-10 12-18 21-26 4-2 7-3 11-3 3 0 7 1 10 3 4 2 6 5 8 8 0 1 0 1 0 1 1 2 2 3 3 4 3 6 5 12 6 18z">
            <text:p/>
          </draw:path>
        </draw:g>
        <draw:path draw:style-name="gr2" draw:text-style-name="P2" draw:layer="layout" svg:width="0.026cm" svg:height="0.048cm" svg:x="31.428cm" svg:y="17.425cm" svg:viewBox="0 0 27 49" svg:d="M26 27c-1 4-2 7-4 11s-4 6-6 8c-3 2-5 3-7 2-3 0-4-2-6-4-2-3-3-6-3-10-1-4 0-8 0-12 1-5 3-8 4-12 2-4 4-6 7-8 2-2 4-3 7-2 2 1 4 2 6 4 1 3 2 6 3 10 0 4 0 8-1 12z">
          <text:p/>
        </draw:path>
        <draw:g>
          <draw:polygon draw:style-name="gr9" draw:text-style-name="P7" draw:layer="layout" svg:width="0.129cm" svg:height="0.083cm" svg:x="31.489cm" svg:y="17.305cm" svg:viewBox="0 0 130 84" draw:points="0,69 5,84 130,9 114,0">
            <text:p/>
          </draw:polygon>
          <draw:polygon draw:style-name="gr2" draw:text-style-name="P2" draw:layer="layout" svg:width="0.129cm" svg:height="0.083cm" svg:x="31.489cm" svg:y="17.305cm" svg:viewBox="0 0 130 84" draw:points="0,69 5,84 130,9 114,0">
            <text:p/>
          </draw:polygon>
        </draw:g>
        <draw:g>
          <draw:path draw:style-name="gr9" draw:text-style-name="P7" draw:layer="layout" svg:width="0.077cm" svg:height="0.178cm" svg:x="31.399cm" svg:y="17.346cm" svg:viewBox="0 0 78 179" svg:d="M36 179c-3-4-6-8-9-14-8-13-11-25-11-40 0-2 0-4 0-5 1-24 4-44 12-66 3-6 5-11 8-16 6-11 13-19 22-27 4-2 7-3 11-3 3 0 6 1 9 2l-9-5c-1-1-2-1-3-2-4-2-8-3-13-3-4 0-8 0-11 2-10 7-16 14-22 24-2 4-3 7-5 11-10 25-15 47-15 74 0 19 4 35 14 52 1 1 1 2 2 4z">
            <text:p/>
          </draw:path>
          <draw:path draw:style-name="gr2" draw:text-style-name="P2" draw:layer="layout" svg:width="0.077cm" svg:height="0.178cm" svg:x="31.399cm" svg:y="17.346cm" svg:viewBox="0 0 78 179" svg:d="M36 179c-3-4-6-8-9-14-8-13-11-25-11-40 0-2 0-4 0-5 1-24 4-44 12-66 3-6 5-11 8-16 6-11 13-19 22-27 4-2 7-3 11-3 3 0 6 1 9 2l-9-5c-1-1-2-1-3-2-4-2-8-3-13-3-4 0-8 0-11 2-10 7-16 14-22 24-2 4-3 7-5 11-10 25-15 47-15 74 0 19 4 35 14 52 1 1 1 2 2 4z">
            <text:p/>
          </draw:path>
        </draw:g>
        <draw:g>
          <draw:path draw:style-name="gr9" draw:text-style-name="P7" draw:layer="layout" svg:width="0.023cm" svg:height="0.048cm" svg:x="31.43cm" svg:y="17.425cm" svg:viewBox="0 0 24 49" svg:d="M9 13c0 1 0 1 0 2 0 8-2 16-6 23-1 2-2 3-3 5 0 1 0 1 1 2 0 1 1 2 2 3 2 0 3 1 4 1s2-1 4-1c0-1 0-1 0-1 4-2 6-5 8-8 1-1 1-3 2-4 2-6 3-11 3-17 0-3 0-6-1-9 0-1-1-2-1-4-2-2-3-3-5-4-1 0-1-1-2-1-1 0-1 0-1 0-2 0-4 0-6 1 0 1-1 1-2 2 2 3 3 7 3 10z">
            <text:p/>
          </draw:path>
          <draw:path draw:style-name="gr2" draw:text-style-name="P2" draw:layer="layout" svg:width="0.023cm" svg:height="0.048cm" svg:x="31.43cm" svg:y="17.425cm" svg:viewBox="0 0 24 49" svg:d="M9 13c0 1 0 1 0 2 0 8-2 16-6 23-1 2-2 3-3 5 0 1 0 1 1 2 0 1 1 2 2 3 2 0 3 1 4 1s2-1 4-1c0-1 0-1 0-1 4-2 6-5 8-8 1-1 1-3 2-4 2-6 3-11 3-17 0-3 0-6-1-9 0-1-1-2-1-4-2-2-3-3-5-4-1 0-1-1-2-1-1 0-1 0-1 0-2 0-4 0-6 1 0 1-1 1-2 2 2 3 3 7 3 10z">
            <text:p/>
          </draw:path>
        </draw:g>
        <draw:path draw:style-name="gr10" draw:text-style-name="P2" draw:layer="layout" svg:width="0.546cm" svg:height="0.797cm" svg:x="31.399cm" svg:y="16.858cm" svg:viewBox="0 0 547 798" svg:d="M58 280v209c-2 0-4-1-7-1-4 0-7 1-10 2-9 7-15 14-20 24-3 4-4 8-6 12-10 24-15 46-15 73v1c0 19 4 35 14 52 1 1 1 2 2 4l20 12c3 1 6 2 9 2 4 0 7-1 10-3 1 0 1-1 2-1 7-5 13-10 18-16 4-8 7-14 10-21l291 169 171-99v-334l-76-43v-134c-1-17-3-32-8-48-9-34-26-61-51-86-26-24-53-40-88-48-34-9-66-8-100 1-11 4-20 7-31 12-19 12-33 27-44 47-9 16-14 31-16 48v123z">
          <text:p/>
        </draw:path>
        <draw:g>
          <draw:path draw:style-name="gr4" draw:text-style-name="P4" draw:layer="layout" svg:width="0.576cm" svg:height="0.8cm" svg:x="30.122cm" svg:y="16.85cm" svg:viewBox="0 0 577 801" svg:d="M492 654l85-46v-490l-222-118-355 193v498c27 28 54 48 90 67 41 23 81 36 128 43l78-42c1 7 5 13 12 19 10 8 21 13 36 17 16 4 32 6 50 6s33-2 49-6 27-9 36-17c9-7 13-14 13-22 0-1 0-2 0-3zM98 271c1 0 2 1 4 2 38 20 73 33 116 41-43-8-78-21-116-41-1-1-2-2-4-2z">
            <text:p/>
          </draw:path>
          <draw:path draw:style-name="gr5" draw:text-style-name="P2" draw:layer="layout" svg:width="0.576cm" svg:height="0.8cm" svg:x="30.122cm" svg:y="16.85cm" svg:viewBox="0 0 577 801" svg:d="M492 654l85-46v-490l-222-118-355 193v498c27 28 54 48 90 67 41 23 81 36 128 43l78-42c1 7 5 13 12 19 10 8 21 13 36 17 16 4 32 6 50 6s33-2 49-6 27-9 36-17c9-7 13-14 13-22 0-1 0-2 0-3zM98 271c1 0 2 1 4 2 38 20 73 33 116 41-43-8-78-21-116-41-1-1-2-2-4-2z">
            <text:p/>
          </draw:path>
        </draw:g>
        <draw:g>
          <draw:path draw:style-name="gr23" draw:text-style-name="P15" draw:layer="layout" svg:width="0.576cm" svg:height="0.313cm" svg:x="30.122cm" svg:y="16.85cm" svg:viewBox="0 0 577 314" svg:d="M218 314l359-196-222-118-355 194c30 33 61 57 101 79 38 20 74 33 117 41z">
            <text:p/>
          </draw:path>
          <draw:path draw:style-name="gr24" draw:text-style-name="P2" draw:layer="layout" svg:width="0.576cm" svg:height="0.313cm" svg:x="30.122cm" svg:y="16.85cm" svg:viewBox="0 0 577 314" svg:d="M218 314l359-196-222-118-355 194c30 33 61 57 101 79 38 20 74 33 117 41z">
            <text:p/>
          </draw:path>
        </draw:g>
        <draw:g>
          <draw:path draw:style-name="gr25" draw:text-style-name="P16" draw:layer="layout" svg:width="0.219cm" svg:height="0.608cm" svg:x="30.122cm" svg:y="17.043cm" svg:viewBox="0 0 220 609" svg:d="M220 120c-44-8-80-20-118-41-41-22-72-46-102-79v498c28 28 55 49 91 69 42 22 81 35 129 42z">
            <text:p/>
          </draw:path>
          <draw:path draw:style-name="gr24" draw:text-style-name="P2" draw:layer="layout" svg:width="0.219cm" svg:height="0.608cm" svg:x="30.122cm" svg:y="17.043cm" svg:viewBox="0 0 220 609" svg:d="M220 120c-44-8-80-20-118-41-41-22-72-46-102-79v498c28 28 55 49 91 69 42 22 81 35 129 42z">
            <text:p/>
          </draw:path>
        </draw:g>
        <draw:g>
          <draw:polygon draw:style-name="gr26" draw:text-style-name="P17" draw:layer="layout" svg:width="0.357cm" svg:height="0.681cm" svg:x="30.341cm" svg:y="16.969cm" svg:viewBox="0 0 358 682" draw:points="0,195 0,682 358,489 358,0">
            <text:p/>
          </draw:polygon>
          <draw:polygon draw:style-name="gr24" draw:text-style-name="P2" draw:layer="layout" svg:width="0.357cm" svg:height="0.681cm" svg:x="30.341cm" svg:y="16.969cm" svg:viewBox="0 0 358 682" draw:points="0,195 0,682 358,489 358,0">
            <text:p/>
          </draw:polygon>
        </draw:g>
        <draw:path draw:style-name="gr27" draw:text-style-name="P2" draw:layer="layout" svg:width="0.576cm" svg:height="0.8cm" svg:x="30.122cm" svg:y="16.85cm" svg:viewBox="0 0 577 801" svg:d="M577 118l-222-118-355 193v498c27 28 54 48 90 67 41 23 81 36 128 43l359-193z">
          <text:p/>
        </draw:path>
        <draw:g>
          <draw:path draw:style-name="gr28" draw:text-style-name="P18" draw:layer="layout" svg:width="0.033cm" svg:height="0.043cm" svg:x="30.205cm" svg:y="17.344cm" svg:viewBox="0 0 34 44" svg:d="M33 17c1 4 2 7 1 10 0 4-1 7-2 10-2 3-4 5-7 6s-5 1-9 0c-3-1-6-3-8-6-3-3-5-6-6-9-2-4-2-8-2-12s1-7 2-10c2-2 4-4 6-5h1c3-1 6-1 9 0s6 2 8 5c3 3 5 6 6 10 1 0 1 1 1 1z">
            <text:p/>
          </draw:path>
          <draw:path draw:style-name="gr12" draw:text-style-name="P2" draw:layer="layout" svg:width="0.033cm" svg:height="0.043cm" svg:x="30.205cm" svg:y="17.344cm" svg:viewBox="0 0 34 44" svg:d="M33 17c1 4 2 7 1 10 0 4-1 7-2 10-2 3-4 5-7 6s-5 1-9 0c-3-1-6-3-8-6-3-3-5-6-6-9-2-4-2-8-2-12s1-7 2-10c2-2 4-4 6-5h1c3-1 6-1 9 0s6 2 8 5c3 3 5 6 6 10 1 0 1 1 1 1z">
            <text:p/>
          </draw:path>
        </draw:g>
        <draw:path draw:style-name="gr29" draw:text-style-name="P2" draw:layer="layout" svg:width="0.148cm" svg:height="0.135cm" svg:x="30.157cm" svg:y="17.444cm" svg:viewBox="0 0 149 136" svg:d="M0 0c27 22 51 37 82 51 23 11 43 18 67 25M0 29c27 22 52 38 83 53 23 10 42 18 66 24M0 59c27 23 52 39 83 53 23 11 42 18 66 24">
          <text:p/>
        </draw:path>
        <draw:g>
          <draw:path draw:style-name="gr30" draw:text-style-name="P19" draw:layer="layout" svg:width="0.16cm" svg:height="0.091cm" svg:x="30.152cm" svg:y="17.137cm" svg:viewBox="0 0 161 92" svg:d="M5 14c21 18 40 31 64 44 28 15 54 26 85 34 1 0 2 0 3-1 2-1 2-1 3-3 1-1 1-2 1-3s0-3-1-4-1-2-3-2c-1-1-2-1-3-1-32-9-57-19-86-34-22-12-40-25-60-41 0-1-1-1-2-2 0 0-1-1-2-1s-1 1-2 1c-1 1-1 1-2 2 0 1 0 1 0 2s0 1 0 2c0 2 1 3 1 4 1 1 2 2 4 3z">
            <text:p/>
          </draw:path>
          <draw:path draw:style-name="gr12" draw:text-style-name="P2" draw:layer="layout" svg:width="0.16cm" svg:height="0.091cm" svg:x="30.152cm" svg:y="17.137cm" svg:viewBox="0 0 161 92" svg:d="M5 14c21 18 40 31 64 44 28 15 54 26 85 34 1 0 2 0 3-1 2-1 2-1 3-3 1-1 1-2 1-3s0-3-1-4-1-2-3-2c-1-1-2-1-3-1-32-9-57-19-86-34-22-12-40-25-60-41 0-1-1-1-2-2 0 0-1-1-2-1s-1 1-2 1c-1 1-1 1-2 2 0 1 0 1 0 2s0 1 0 2c0 2 1 3 1 4 1 1 2 2 4 3z">
            <text:p/>
          </draw:path>
        </draw:g>
        <draw:g>
          <draw:path draw:style-name="gr31" draw:text-style-name="P20" draw:layer="layout" svg:width="0.045cm" svg:height="0.029cm" svg:x="30.199cm" svg:y="17.18cm" svg:viewBox="0 0 46 30" svg:d="M46 29v-1c-4-9-8-16-13-21-6-5-11-7-17-7s-10 2-15 6c-1 2-1 3-1 5 0 3 1 6 5 9 3 3 7 5 13 7s12 3 19 3c3 0 6-1 9-1z">
            <text:p/>
          </draw:path>
          <draw:path draw:style-name="gr24" draw:text-style-name="P2" draw:layer="layout" svg:width="0.045cm" svg:height="0.029cm" svg:x="30.199cm" svg:y="17.18cm" svg:viewBox="0 0 46 30" svg:d="M46 29v-1c-4-9-8-16-13-21-6-5-11-7-17-7s-10 2-15 6c-1 2-1 3-1 5 0 3 1 6 5 9 3 3 7 5 13 7s12 3 19 3c3 0 6-1 9-1z">
            <text:p/>
          </draw:path>
        </draw:g>
        <draw:path draw:style-name="gr35" draw:text-style-name="P23" draw:layer="layout" svg:width="0.148cm" svg:height="0.115cm" svg:x="30.157cm" svg:y="17.19cm" svg:viewBox="0 0 149 116" svg:d="M0 0v39c21 17 40 29 64 42 28 16 54 26 85 35v-40c-32-9-58-20-87-35-23-13-42-25-62-41z">
          <text:p/>
        </draw:path>
        <draw:path draw:style-name="gr30" draw:text-style-name="P19" draw:layer="layout" svg:width="0.148cm" svg:height="0.086cm" svg:x="30.157cm" svg:y="17.198cm" svg:viewBox="0 0 149 87" svg:d="M0 9c21 18 40 31 64 44 28 16 54 26 85 34v-10c-32-9-58-20-87-36-23-12-42-25-62-41z">
          <text:p/>
        </draw:path>
        <draw:path draw:style-name="gr24" draw:text-style-name="P2" draw:layer="layout" svg:width="0.148cm" svg:height="0.115cm" svg:x="30.157cm" svg:y="17.189cm" svg:viewBox="0 0 149 116" svg:d="M0 0v39c21 17 40 29 64 42 28 16 54 26 85 35">
          <text:p/>
        </draw:path>
        <draw:path draw:style-name="gr12" draw:text-style-name="P2" draw:layer="layout" svg:width="0.148cm" svg:height="0.115cm" svg:x="30.157cm" svg:y="17.191cm" svg:viewBox="0 0 149 116" svg:d="M149 116v-40c-32-9-58-20-87-35-23-13-42-25-62-41">
          <text:p/>
        </draw:path>
        <draw:g>
          <draw:path draw:style-name="gr41" draw:text-style-name="P26" draw:layer="layout" svg:width="0.197cm" svg:height="0.09cm" svg:x="30.415cm" svg:y="17.379cm" svg:viewBox="0 0 198 91" svg:d="M198 46v-1c0 9-4 16-13 23-9 8-21 13-36 17-16 4-32 6-50 6s-34-2-49-6c-16-4-28-9-37-17-9-7-13-14-13-23 0-8 4-15 13-22 9-8 21-13 37-17 15-4 30-6 48-6h1c18 0 34 2 50 6 15 4 27 9 36 17 9 7 13 14 13 22z">
            <text:p/>
          </draw:path>
          <draw:path draw:style-name="gr42" draw:text-style-name="P2" draw:layer="layout" svg:width="0.197cm" svg:height="0.09cm" svg:x="30.415cm" svg:y="17.379cm" svg:viewBox="0 0 198 91" svg:d="M198 46v-1c0 9-4 16-13 23-9 8-21 13-36 17-16 4-32 6-50 6s-34-2-49-6c-16-4-28-9-37-17-9-7-13-14-13-23 0-8 4-15 13-22 9-8 21-13 37-17 15-4 30-6 48-6h1c18 0 34 2 50 6 15 4 27 9 36 17 9 7 13 14 13 22z">
            <text:p/>
          </draw:path>
        </draw:g>
        <draw:g>
          <draw:path draw:style-name="gr43" draw:text-style-name="P27" draw:layer="layout" svg:width="0.198cm" svg:height="0.221cm" svg:x="30.415cm" svg:y="17.424cm" svg:viewBox="0 0 199 222" svg:d="M0 0v177c0 8 4 15 13 23 9 7 21 12 37 16s31 6 50 6c18 0 33-2 49-6s28-9 37-16c9-8 13-15 13-23v-177c0 8-4 15-13 23-9 7-21 12-37 16-16 5-31 6-49 6-19 0-34-1-50-6-16-4-28-9-37-16-9-8-13-15-13-23z">
            <text:p/>
          </draw:path>
          <draw:path draw:style-name="gr44" draw:text-style-name="P2" draw:layer="layout" svg:width="0.198cm" svg:height="0.221cm" svg:x="30.415cm" svg:y="17.424cm" svg:viewBox="0 0 199 222" svg:d="M0 0v177c0 8 4 15 13 23 9 7 21 12 37 16s31 6 50 6c18 0 33-2 49-6s28-9 37-16c9-8 13-15 13-23v-177c0 8-4 15-13 23-9 7-21 12-37 16-16 5-31 6-49 6-19 0-34-1-50-6-16-4-28-9-37-16-9-8-13-15-13-23z">
            <text:p/>
          </draw:path>
        </draw:g>
        <draw:path draw:style-name="gr27" draw:text-style-name="P2" draw:layer="layout" svg:width="0.196cm" svg:height="0.267cm" svg:x="30.416cm" svg:y="17.378cm" svg:viewBox="0 0 197 268" svg:d="M197 45c0-8-4-15-13-22-9-8-21-13-36-17-16-4-31-6-50-6-18 0-33 2-49 6-15 4-27 9-36 17-9 7-13 14-13 22v177c0 9 4 16 13 23s21 12 36 16c16 5 31 7 50 7 18 0 33-2 49-7 15-4 27-9 36-16s13-14 13-22z">
          <text:p/>
        </draw:path>
      </draw:page>
      <draw:page draw:name="cesproto_environment" draw:style-name="dp1" draw:master-page-name="PM1">
        <draw:g>
          <draw:path draw:style-name="gr4" draw:text-style-name="P4" draw:layer="layout" svg:width="3.145cm" svg:height="2.389cm" svg:x="1.5cm" svg:y="13.006cm" svg:viewBox="0 0 3146 2390" svg:d="M214 1120c-29 8-53 21-78 41-44 33-75 75-100 133-25 59-36 116-36 183s11 124 36 183c25 58 56 100 100 133 23 18 44 30 70 39 31 67 68 115 119 155 54 42 107 61 170 61 53 0 97-14 145-44 0 3 0 6 0 9 0 36 6 67 20 99 13 31 30 54 54 72 23 18 46 26 73 26s50-8 74-26c11-9 19-17 28-29 38 65 78 112 132 154 72 56 143 81 227 81 83 0 154-25 226-81 28-22 50-43 74-72 13 4 23 7 36 11 79 19 151 15 230-14 27-10 49-20 75-35 54 26 104 34 159 25 59-9 107-34 152-81 37-38 62-80 82-135 18 30 38 51 64 67 30 19 58 27 91 24 32-3 59-15 85-39s43-53 56-91c2-7 4-13 6-19 23 5 42 7 65 7 75 0 139-23 203-73 65-51 112-113 149-200s54-172 54-273c0-34-1-63-6-97 0 0 1 0 1-1 31-23 53-53 71-94 17-42 25-82 25-130s-8-88-25-130c-18-41-40-71-71-95-31-23-61-34-97-34 16-54 23-103 23-161 0-79-14-147-43-216-30-69-67-118-118-158s-102-58-161-58c-25 0-46 3-70 10-6-29-14-53-25-79-23-54-52-92-92-123s-79-45-125-45c-47 0-86 14-126 45s-69 69-92 123c-10 23-16 44-22 69-46-24-88-34-138-34-69 0-128 21-188 67-13 10-23 19-35 31-12-15-23-26-37-37-28-22-56-32-89-32s-61 10-90 32c-28 22-49 50-65 88-17 39-24 76-24 120 0 36 5 66 15 98-26-45-54-78-91-107-51-39-100-57-158-57s-107 18-158 57c-50 39-86 87-115 155-15 34-24 65-32 104-4-4-8-7-13-11-72-56-143-81-226-81s-154 25-226 81-124 125-166 222c-26 61-42 118-52 187z">
            <text:p/>
          </draw:path>
          <draw:path draw:style-name="gr45" draw:text-style-name="P2" draw:layer="layout" svg:width="3.145cm" svg:height="2.389cm" svg:x="1.5cm" svg:y="13.006cm" svg:viewBox="0 0 3146 2390" svg:d="M214 1120c-29 8-53 21-78 41-44 33-75 75-100 133-25 59-36 116-36 183s11 124 36 183c25 58 56 100 100 133 23 18 44 30 70 39 31 67 68 115 119 155 54 42 107 61 170 61 53 0 97-14 145-44 0 3 0 6 0 9 0 36 6 67 20 99 13 31 30 54 54 72 23 18 46 26 73 26s50-8 74-26c11-9 19-17 28-29 38 65 78 112 132 154 72 56 143 81 227 81 83 0 154-25 226-81 28-22 50-43 74-72 13 4 23 7 36 11 79 19 151 15 230-14 27-10 49-20 75-35 54 26 104 34 159 25 59-9 107-34 152-81 37-38 62-80 82-135 18 30 38 51 64 67 30 19 58 27 91 24 32-3 59-15 85-39s43-53 56-91c2-7 4-13 6-19 23 5 42 7 65 7 75 0 139-23 203-73 65-51 112-113 149-200s54-172 54-273c0-34-1-63-6-97 0 0 1 0 1-1 31-23 53-53 71-94 17-42 25-82 25-130s-8-88-25-130c-18-41-40-71-71-95-31-23-61-34-97-34 16-54 23-103 23-161 0-79-14-147-43-216-30-69-67-118-118-158s-102-58-161-58c-25 0-46 3-70 10-6-29-14-53-25-79-23-54-52-92-92-123s-79-45-125-45c-47 0-86 14-126 45s-69 69-92 123c-10 23-16 44-22 69-46-24-88-34-138-34-69 0-128 21-188 67-13 10-23 19-35 31-12-15-23-26-37-37-28-22-56-32-89-32s-61 10-90 32c-28 22-49 50-65 88-17 39-24 76-24 120 0 36 5 66 15 98-26-45-54-78-91-107-51-39-100-57-158-57s-107 18-158 57c-50 39-86 87-115 155-15 34-24 65-32 104-4-4-8-7-13-11-72-56-143-81-226-81s-154 25-226 81-124 125-166 222c-26 61-42 118-52 187z">
            <text:p/>
          </draw:path>
        </draw:g>
        <draw:path draw:style-name="gr46" draw:text-style-name="P2" draw:layer="layout" svg:width="2.357cm" svg:height="1.731cm" svg:x="1.893cm" svg:y="13.305cm" svg:viewBox="0 0 2358 1732" svg:d="M392 1493l787-597M1179 1732v-836M1965 1493l-786-597M2358 896h-1179M1965 298l-786 598M1179 0v896M639 398l540 498M0 896h1179">
          <text:p/>
        </draw:path>
        <draw:g>
          <draw:path draw:style-name="gr47" draw:text-style-name="P28" draw:layer="layout" svg:width="3.145cm" svg:height="2.389cm" svg:x="1.5cm" svg:y="13.006cm" svg:viewBox="0 0 3146 2390" svg:d="M214 1120c10-69 26-126 52-187 42-97 94-166 166-222s143-81 226-81 154 25 226 81c5 4 9 7 13 11 8-39 17-70 32-104 29-68 65-116 115-155 51-39 100-57 158-57s107 18 158 57c37 29 65 62 91 107-10-32-15-62-15-98 0-44 7-81 24-120 16-38 37-66 65-88 29-22 57-32 90-32s61 10 89 32c14 11 25 22 37 37 12-12 22-21 35-31 60-46 119-67 188-67 50 0 92 10 138 34 6-25 12-46 22-69 23-54 52-92 92-123s79-45 126-45c46 0 85 14 125 45s69 69 92 123c11 26 19 50 25 79 24-7 45-10 70-10 59 0 110 18 161 58s88 89 118 158c29 69 43 137 43 216 0 58-7 107-23 161 36 0 66 11 97 34 31 24 53 54 71 95 17 42 25 82 25 130s-8 88-25 130c-18 41-40 71-71 94 0 1-1 1-1 1 5 34 6 63 6 97 0 101-17 186-54 273s-84 149-149 200c-64 50-128 73-203 73-23 0-42-2-65-7-2 6-4 12-6 19-13 38-30 67-56 91s-53 36-85 39c-33 3-61-5-91-24-26-16-46-37-64-67-20 55-45 97-82 135-45 47-93 72-152 81-55 9-105 1-159-25-26 15-48 25-75 35-79 29-151 33-230 14-13-4-23-7-36-11-24 29-46 50-74 72-72 56-143 81-226 81-84 0-155-25-227-81-54-42-94-89-132-154-9 12-17 20-28 29-24 18-47 26-74 26s-50-8-73-26c-24-18-41-41-54-72-14-32-20-63-20-99 0-3 0-6 0-9-48 30-92 44-145 44-63 0-116-19-170-61-51-40-88-88-119-155-26-9-47-21-70-39-44-33-75-75-100-133-25-59-36-116-36-183s11-124 36-183c25-58 56-100 100-133 25-20 49-33 78-41z">
            <text:p/>
          </draw:path>
          <draw:path draw:style-name="gr19" draw:text-style-name="P2" draw:layer="layout" svg:width="3.145cm" svg:height="2.389cm" svg:x="1.5cm" svg:y="13.006cm" svg:viewBox="0 0 3146 2390" svg:d="M214 1120c10-69 26-126 52-187 42-97 94-166 166-222s143-81 226-81 154 25 226 81c5 4 9 7 13 11 8-39 17-70 32-104 29-68 65-116 115-155 51-39 100-57 158-57s107 18 158 57c37 29 65 62 91 107-10-32-15-62-15-98 0-44 7-81 24-120 16-38 37-66 65-88 29-22 57-32 90-32s61 10 89 32c14 11 25 22 37 37 12-12 22-21 35-31 60-46 119-67 188-67 50 0 92 10 138 34 6-25 12-46 22-69 23-54 52-92 92-123s79-45 126-45c46 0 85 14 125 45s69 69 92 123c11 26 19 50 25 79 24-7 45-10 70-10 59 0 110 18 161 58s88 89 118 158c29 69 43 137 43 216 0 58-7 107-23 161 36 0 66 11 97 34 31 24 53 54 71 95 17 42 25 82 25 130s-8 88-25 130c-18 41-40 71-71 94 0 1-1 1-1 1 5 34 6 63 6 97 0 101-17 186-54 273s-84 149-149 200c-64 50-128 73-203 73-23 0-42-2-65-7-2 6-4 12-6 19-13 38-30 67-56 91s-53 36-85 39c-33 3-61-5-91-24-26-16-46-37-64-67-20 55-45 97-82 135-45 47-93 72-152 81-55 9-105 1-159-25-26 15-48 25-75 35-79 29-151 33-230 14-13-4-23-7-36-11-24 29-46 50-74 72-72 56-143 81-226 81-84 0-155-25-227-81-54-42-94-89-132-154-9 12-17 20-28 29-24 18-47 26-74 26s-50-8-73-26c-24-18-41-41-54-72-14-32-20-63-20-99 0-3 0-6 0-9-48 30-92 44-145 44-63 0-116-19-170-61-51-40-88-88-119-155-26-9-47-21-70-39-44-33-75-75-100-133-25-59-36-116-36-183s11-124 36-183c25-58 56-100 100-133 25-20 49-33 78-41z">
            <text:p/>
          </draw:path>
        </draw:g>
        <draw:path draw:style-name="gr48" draw:text-style-name="P29" draw:layer="layout" svg:width="2.392cm" svg:height="1.054cm" svg:x="1.681cm" svg:y="13.866cm" svg:viewBox="0 0 2393 1055" svg:d="M165 496c8-31 20-56 40-82 31-43 71-73 125-98 55-25 109-36 172-36s117 11 171 36c4 2 7 3 10 5 6-18 13-32 25-47 22-30 49-51 87-68 38-18 76-25 120-25s81 7 119 25c29 12 50 27 70 47-8-14-12-28-12-44 0-19 6-35 18-52 13-17 28-29 50-39 22-9 43-14 68-14s46 5 68 14c11 5 20 10 29 17 9-5 17-9 27-14 46-20 91-30 143-30 38 0 69 5 104 15 4-12 9-21 17-32 18-23 40-40 70-54s60-20 95-20 65 6 95 20 52 31 69 54c9 13 15 24 20 37 18-3 34-4 53-4 46 0 84 8 123 25 39 18 67 39 90 70 22 30 32 60 32 95 0 25-5 47-17 71 27 0 50 4 74 15 23 11 40 24 53 42 14 18 20 36 20 57s-6 39-20 57c-13 18-30 31-53 42-1 0-1 0-1 0 3 15 5 27 5 42 0 45-13 82-42 121-28 38-64 65-113 88-49 22-97 32-154 32-18 0-33-1-50-3-14 15-29 26-50 35-25 11-49 16-78 16-28 0-52-5-77-16s-43-25-57-44c-2-3-4-6-6-9-5 8-9 16-15 24-21 28-46 48-82 63-36 16-70 24-112 24-41 0-75-8-111-24-36-15-61-35-82-63-13-17-21-34-25-53v1c0 45-14 84-43 123-14 19-29 34-49 50-18 12-35 22-56 31-55 25-109 36-172 36s-117-11-172-36c-41-18-72-39-101-68-7 5-14 9-22 13-18 8-35 12-56 12-20 0-38-4-55-12-18-8-31-18-41-31-10-14-15-27-15-43 0-2 0-4 0-5-36 13-70 19-111 19-47 0-87-8-128-27-39-17-67-39-91-68-20-4-36-9-54-17-33-15-57-33-76-59s-28-51-28-80c0-30 9-55 28-80 19-26 43-44 76-59 20-9 38-14 61-18z">
          <text:p/>
        </draw:path>
        <draw:path draw:style-name="gr48" draw:text-style-name="P29" draw:layer="layout" svg:width="1.212cm" svg:height="1.057cm" svg:x="2.992cm" svg:y="13.149cm" svg:viewBox="0 0 1213 1058" svg:d="M83 499c4-31 10-56 20-83 16-42 36-73 64-97 28-25 55-36 87-36s60 11 87 36c2 1 4 3 6 5 2-18 6-32 12-47 11-30 25-51 44-68 20-17 39-25 61-25s41 8 61 25c14 13 25 27 35 47-4-14-6-27-6-42 0-19 3-36 9-53 7-16 15-28 26-38s21-14 34-14 24 4 35 14c5 4 9 9 13 15 5-5 9-9 14-14 23-20 46-30 73-30 19 0 35 5 52 15 3-13 5-23 10-35 9-23 20-40 35-54s30-20 48-20 33 6 48 20 26 31 35 54c5 13 8 25 11 40 9-3 17-4 27-4 22 0 42 8 62 25 19 18 34 40 45 70 12 30 17 60 17 95 0 25-3 47-9 71 14 0 25 4 37 15s21 24 27 42c7 18 10 36 10 57s-3 39-10 57c-6 18-15 31-27 42 2 15 2 27 2 42 0 45-6 82-21 121-14 38-32 65-57 88-25 22-49 32-78 32-9 0-16-1-25-3-7 16-15 27-26 37-13 11-25 16-39 16-15 0-27-5-39-16-13-11-22-25-29-44-1-4-2-7-4-11-2 8-4 15-7 23-10 28-23 48-41 63-18 16-36 24-57 24s-39-8-57-24c-18-15-31-35-41-63-6-17-10-33-13-52 0 45-7 83-21 123-8 19-16 35-26 51-9 12-18 22-28 31-28 25-55 36-87 36-33 0-60-11-88-36-20-18-36-39-50-68-4 6-8 10-13 14-9 8-17 12-28 12-10 0-19-4-28-12s-15-17-20-31-8-27-8-43c0-2 0-4 0-6-18 13-35 19-56 19-24 0-44-8-65-27-20-17-34-39-46-68-10-4-18-9-28-17-16-15-28-34-38-59-10-26-14-51-14-80 0-30 4-55 14-80 10-26 22-44 38-59 10-9 20-14 31-18z">
          <text:p/>
        </draw:path>
        <draw:path draw:style-name="gr48" draw:text-style-name="P29" draw:layer="layout" svg:width="1.179cm" svg:height="0.621cm" svg:x="3.267cm" svg:y="14.129cm" svg:viewBox="0 0 1180 622" svg:d="M80 291c4-18 10-32 20-48 15-25 35-43 62-58 27-14 53-21 84-21s58 7 85 21c2 1 3 2 5 3 3-10 7-19 13-28 10-17 24-30 43-40s37-14 59-14 40 4 59 14c14 8 25 16 34 28-3-8-5-15-5-24 0-11 3-21 9-31s14-17 25-23c10-5 21-8 33-8 13 0 23 3 34 8 5 3 8 6 13 9 4-3 8-6 13-8 23-12 45-18 71-18 18 0 34 3 51 9 2-7 4-12 8-18 9-14 20-24 35-32s29-12 47-12c17 0 32 4 47 12s26 18 34 32c5 7 8 13 10 21 9-2 17-3 27-3 22 0 41 5 60 15 19 11 33 24 44 41 12 18 17 36 17 57 0 15-3 27-9 41 13 0 24 3 36 9 11 7 20 14 26 25 7 11 10 21 10 33 0 13-3 23-10 34-6 11-15 18-26 25 2 9 3 16 3 26 0 26-7 48-21 70-14 23-31 39-55 52-25 13-49 19-77 19-9 0-16-1-25-2-7 9-15 16-25 21-12 7-24 10-38 10s-26-3-38-10c-12-6-21-14-28-26-1-2-2-4-3-6-3 5-5 10-8 15-10 16-23 28-40 37-18 10-35 14-55 14-21 0-38-4-55-14-18-9-31-21-41-37-6-11-10-20-12-32v1c0 27-7 49-21 72-7 12-15 21-25 30-9 8-17 13-28 19-27 15-54 21-85 21s-57-6-84-21c-20-11-36-23-50-40-3 3-6 5-10 7-9 5-18 7-28 7s-19-2-27-7c-9-4-15-10-21-18-5-9-7-17-7-26 0-1 0-2 0-3-18 8-35 12-55 12-23 0-43-5-64-16-19-10-32-23-44-40-10-2-18-5-26-10-17-9-28-20-38-35-9-15-13-30-13-48 0-17 4-32 13-47 10-15 21-26 38-35 9-5 18-8 29-11z">
          <text:p/>
        </draw:path>
        <draw:frame draw:style-name="gr49" draw:text-style-name="P2" draw:layer="layout" svg:width="1.804cm" svg:height="0.621cm" svg:x="2.169cm" svg:y="13.889cm">
          <draw:text-box>
            <text:p text:style-name="P3"><text:span text:style-name="T5">VLAN 3247</text:span></text:p>
          </draw:text-box>
        </draw:frame>
        <draw:g>
          <draw:polygon draw:style-name="gr4" draw:text-style-name="P4" draw:layer="layout" svg:width="2cm" svg:height="1.737cm" svg:x="6.5cm" svg:y="8.331cm" svg:viewBox="0 0 2001 1738" draw:points="1001,1738 2001,1164 2001,574 1001,0 0,574 0,1164">
            <text:p/>
          </draw:polygon>
          <draw:polygon draw:style-name="gr5" draw:text-style-name="P2" draw:layer="layout" svg:width="2cm" svg:height="1.737cm" svg:x="6.5cm" svg:y="8.331cm" svg:viewBox="0 0 2001 1738" draw:points="1001,1738 2001,1164 2001,574 1001,0 0,574 0,1164">
            <text:p/>
          </draw:polygon>
        </draw:g>
        <draw:g>
          <draw:polygon draw:style-name="gr6" draw:text-style-name="P5" draw:layer="layout" svg:width="2cm" svg:height="1.146cm" svg:x="6.5cm" svg:y="8.331cm" svg:viewBox="0 0 2001 1147" draw:points="1001,1147 2001,574 1001,0 0,574">
            <text:p/>
          </draw:polygon>
          <draw:polygon draw:style-name="gr7" draw:text-style-name="P2" draw:layer="layout" svg:width="2cm" svg:height="1.146cm" svg:x="6.5cm" svg:y="8.331cm" svg:viewBox="0 0 2001 1147" draw:points="1001,1147 2001,574 1001,0 0,574">
            <text:p/>
          </draw:polygon>
        </draw:g>
        <draw:g>
          <draw:polygon draw:style-name="gr8" draw:text-style-name="P6" draw:layer="layout" svg:width="1cm" svg:height="1.164cm" svg:x="7.5cm" svg:y="8.904cm" svg:viewBox="0 0 1001 1165" draw:points="0,1165 1001,591 1001,0 0,574">
            <text:p/>
          </draw:polygon>
          <draw:polygon draw:style-name="gr7" draw:text-style-name="P2" draw:layer="layout" svg:width="1cm" svg:height="1.164cm" svg:x="7.5cm" svg:y="8.904cm" svg:viewBox="0 0 1001 1165" draw:points="0,1165 1001,591 1001,0 0,574">
            <text:p/>
          </draw:polygon>
        </draw:g>
        <draw:g>
          <draw:polygon draw:style-name="gr9" draw:text-style-name="P7" draw:layer="layout" svg:width="1cm" svg:height="1.164cm" svg:x="6.5cm" svg:y="8.904cm" svg:viewBox="0 0 1001 1165" draw:points="0,591 1001,1165 1001,574 0,0">
            <text:p/>
          </draw:polygon>
          <draw:polygon draw:style-name="gr2" draw:text-style-name="P2" draw:layer="layout" svg:width="1cm" svg:height="1.164cm" svg:x="6.5cm" svg:y="8.904cm" svg:viewBox="0 0 1001 1165" draw:points="0,591 1001,1165 1001,574 0,0">
            <text:p/>
          </draw:polygon>
        </draw:g>
        <draw:polygon draw:style-name="gr10" draw:text-style-name="P2" draw:layer="layout" svg:width="2cm" svg:height="1.737cm" svg:x="6.5cm" svg:y="8.331cm" svg:viewBox="0 0 2001 1738" draw:points="0,574 0,1164 1001,1738 2001,1164 2001,574 1001,0">
          <text:p/>
        </draw:polygon>
        <draw:g>
          <draw:polygon draw:style-name="gr11" draw:text-style-name="P8" draw:layer="layout" svg:width="0.485cm" svg:height="0.278cm" svg:x="7.564cm" svg:y="8.834cm" svg:viewBox="0 0 486 279" draw:points="486,93 458,263 162,279 295,202 0,33 57,0 353,169">
            <text:p/>
          </draw:polygon>
          <draw:polygon draw:style-name="gr12" draw:text-style-name="P2" draw:layer="layout" svg:width="0.485cm" svg:height="0.278cm" svg:x="7.564cm" svg:y="8.834cm" svg:viewBox="0 0 486 279" draw:points="486,93 458,263 162,279 295,202 0,33 57,0 353,169">
            <text:p/>
          </draw:polygon>
        </draw:g>
        <draw:g>
          <draw:polygon draw:style-name="gr11" draw:text-style-name="P8" draw:layer="layout" svg:width="0.485cm" svg:height="0.278cm" svg:x="7.348cm" svg:y="8.469cm" svg:viewBox="0 0 486 279" draw:points="0,186 28,16 324,0 191,77 486,246 429,279 133,110">
            <text:p/>
          </draw:polygon>
          <draw:polygon draw:style-name="gr12" draw:text-style-name="P2" draw:layer="layout" svg:width="0.485cm" svg:height="0.278cm" svg:x="7.348cm" svg:y="8.469cm" svg:viewBox="0 0 486 279" draw:points="0,186 28,16 324,0 191,77 486,246 429,279 133,110">
            <text:p/>
          </draw:polygon>
        </draw:g>
        <draw:g>
          <draw:polygon draw:style-name="gr11" draw:text-style-name="P8" draw:layer="layout" svg:width="0.485cm" svg:height="0.278cm" svg:x="7.168cm" svg:y="9.062cm" svg:viewBox="0 0 486 279" draw:points="486,93 458,263 162,279 295,202 0,33 57,0 353,169">
            <text:p/>
          </draw:polygon>
          <draw:polygon draw:style-name="gr12" draw:text-style-name="P2" draw:layer="layout" svg:width="0.485cm" svg:height="0.278cm" svg:x="7.168cm" svg:y="9.062cm" svg:viewBox="0 0 486 279" draw:points="486,93 458,263 162,279 295,202 0,33 57,0 353,169">
            <text:p/>
          </draw:polygon>
        </draw:g>
        <draw:g>
          <draw:polygon draw:style-name="gr11" draw:text-style-name="P8" draw:layer="layout" svg:width="0.485cm" svg:height="0.278cm" svg:x="6.947cm" svg:y="8.7cm" svg:viewBox="0 0 486 279" draw:points="0,186 28,16 324,0 191,77 486,246 429,279 133,110">
            <text:p/>
          </draw:polygon>
          <draw:polygon draw:style-name="gr12" draw:text-style-name="P2" draw:layer="layout" svg:width="0.485cm" svg:height="0.278cm" svg:x="6.947cm" svg:y="8.7cm" svg:viewBox="0 0 486 279" draw:points="0,186 28,16 324,0 191,77 486,246 429,279 133,110">
            <text:p/>
          </draw:polygon>
        </draw:g>
        <draw:frame draw:style-name="gr13" draw:text-style-name="P2" draw:layer="layout" svg:width="3.147cm" svg:height="1.298cm" svg:x="5.927cm" svg:y="10.068cm">
          <draw:text-box>
            <text:p text:style-name="P3"><text:span text:style-name="T2">br-wan1 </text:span><text:span text:style-name="T3">195.148.125.0/24</text:span></text:p>
          </draw:text-box>
        </draw:frame>
        <draw:g>
          <draw:polygon draw:style-name="gr4" draw:text-style-name="P4" draw:layer="layout" svg:width="2cm" svg:height="1.737cm" svg:x="15.5cm" svg:y="8.331cm" svg:viewBox="0 0 2001 1738" draw:points="1000,1738 2001,1164 2001,574 1000,0 0,574 0,1164">
            <text:p/>
          </draw:polygon>
          <draw:polygon draw:style-name="gr5" draw:text-style-name="P2" draw:layer="layout" svg:width="2cm" svg:height="1.737cm" svg:x="15.5cm" svg:y="8.331cm" svg:viewBox="0 0 2001 1738" draw:points="1000,1738 2001,1164 2001,574 1000,0 0,574 0,1164">
            <text:p/>
          </draw:polygon>
        </draw:g>
        <draw:g>
          <draw:polygon draw:style-name="gr6" draw:text-style-name="P5" draw:layer="layout" svg:width="2cm" svg:height="1.146cm" svg:x="15.5cm" svg:y="8.331cm" svg:viewBox="0 0 2001 1147" draw:points="1000,1147 2001,574 1000,0 0,574">
            <text:p/>
          </draw:polygon>
          <draw:polygon draw:style-name="gr7" draw:text-style-name="P2" draw:layer="layout" svg:width="2cm" svg:height="1.146cm" svg:x="15.5cm" svg:y="8.331cm" svg:viewBox="0 0 2001 1147" draw:points="1000,1147 2001,574 1000,0 0,574">
            <text:p/>
          </draw:polygon>
        </draw:g>
        <draw:g>
          <draw:polygon draw:style-name="gr8" draw:text-style-name="P6" draw:layer="layout" svg:width="1cm" svg:height="1.164cm" svg:x="16.5cm" svg:y="8.904cm" svg:viewBox="0 0 1001 1165" draw:points="0,1165 1001,591 1001,0 0,574">
            <text:p/>
          </draw:polygon>
          <draw:polygon draw:style-name="gr7" draw:text-style-name="P2" draw:layer="layout" svg:width="1cm" svg:height="1.164cm" svg:x="16.5cm" svg:y="8.904cm" svg:viewBox="0 0 1001 1165" draw:points="0,1165 1001,591 1001,0 0,574">
            <text:p/>
          </draw:polygon>
        </draw:g>
        <draw:g>
          <draw:polygon draw:style-name="gr9" draw:text-style-name="P7" draw:layer="layout" svg:width="1cm" svg:height="1.164cm" svg:x="15.5cm" svg:y="8.904cm" svg:viewBox="0 0 1001 1165" draw:points="0,591 1001,1165 1001,574 0,0">
            <text:p/>
          </draw:polygon>
          <draw:polygon draw:style-name="gr2" draw:text-style-name="P2" draw:layer="layout" svg:width="1cm" svg:height="1.164cm" svg:x="15.5cm" svg:y="8.904cm" svg:viewBox="0 0 1001 1165" draw:points="0,591 1001,1165 1001,574 0,0">
            <text:p/>
          </draw:polygon>
        </draw:g>
        <draw:polygon draw:style-name="gr10" draw:text-style-name="P2" draw:layer="layout" svg:width="2cm" svg:height="1.737cm" svg:x="15.5cm" svg:y="8.331cm" svg:viewBox="0 0 2001 1738" draw:points="0,574 0,1164 1000,1738 2001,1164 2001,574 1000,0">
          <text:p/>
        </draw:polygon>
        <draw:g>
          <draw:polygon draw:style-name="gr11" draw:text-style-name="P8" draw:layer="layout" svg:width="0.485cm" svg:height="0.278cm" svg:x="16.564cm" svg:y="8.834cm" svg:viewBox="0 0 486 279" draw:points="486,93 458,263 162,279 295,202 0,33 57,0 353,169">
            <text:p/>
          </draw:polygon>
          <draw:polygon draw:style-name="gr12" draw:text-style-name="P2" draw:layer="layout" svg:width="0.485cm" svg:height="0.278cm" svg:x="16.564cm" svg:y="8.834cm" svg:viewBox="0 0 486 279" draw:points="486,93 458,263 162,279 295,202 0,33 57,0 353,169">
            <text:p/>
          </draw:polygon>
        </draw:g>
        <draw:g>
          <draw:polygon draw:style-name="gr11" draw:text-style-name="P8" draw:layer="layout" svg:width="0.485cm" svg:height="0.278cm" svg:x="16.348cm" svg:y="8.469cm" svg:viewBox="0 0 486 279" draw:points="0,186 28,16 324,0 191,77 486,246 429,279 133,110">
            <text:p/>
          </draw:polygon>
          <draw:polygon draw:style-name="gr12" draw:text-style-name="P2" draw:layer="layout" svg:width="0.485cm" svg:height="0.278cm" svg:x="16.348cm" svg:y="8.469cm" svg:viewBox="0 0 486 279" draw:points="0,186 28,16 324,0 191,77 486,246 429,279 133,110">
            <text:p/>
          </draw:polygon>
        </draw:g>
        <draw:g>
          <draw:polygon draw:style-name="gr11" draw:text-style-name="P8" draw:layer="layout" svg:width="0.485cm" svg:height="0.278cm" svg:x="16.168cm" svg:y="9.062cm" svg:viewBox="0 0 486 279" draw:points="486,93 458,263 162,279 295,202 0,33 57,0 353,169">
            <text:p/>
          </draw:polygon>
          <draw:polygon draw:style-name="gr12" draw:text-style-name="P2" draw:layer="layout" svg:width="0.485cm" svg:height="0.278cm" svg:x="16.168cm" svg:y="9.062cm" svg:viewBox="0 0 486 279" draw:points="486,93 458,263 162,279 295,202 0,33 57,0 353,169">
            <text:p/>
          </draw:polygon>
        </draw:g>
        <draw:g>
          <draw:polygon draw:style-name="gr11" draw:text-style-name="P8" draw:layer="layout" svg:width="0.485cm" svg:height="0.278cm" svg:x="15.947cm" svg:y="8.7cm" svg:viewBox="0 0 486 279" draw:points="0,186 28,16 324,0 191,77 486,246 429,279 133,110">
            <text:p/>
          </draw:polygon>
          <draw:polygon draw:style-name="gr12" draw:text-style-name="P2" draw:layer="layout" svg:width="0.485cm" svg:height="0.278cm" svg:x="15.947cm" svg:y="8.7cm" svg:viewBox="0 0 486 279" draw:points="0,186 28,16 324,0 191,77 486,246 429,279 133,110">
            <text:p/>
          </draw:polygon>
        </draw:g>
        <draw:frame draw:style-name="gr14" draw:text-style-name="P2" draw:layer="layout" svg:width="2.165cm" svg:height="0.79cm" svg:x="15.418cm" svg:y="10.068cm">
          <draw:text-box>
            <text:p text:style-name="P3"><text:span text:style-name="T2">br-wan1p</text:span></text:p>
          </draw:text-box>
        </draw:frame>
        <draw:g>
          <draw:g>
            <draw:polygon draw:style-name="gr1" draw:text-style-name="P1" draw:layer="layout" svg:width="4cm" svg:height="3cm" svg:x="10cm" svg:y="14.7cm" svg:viewBox="0 0 4001 3001" draw:points="0,3001 4001,3001 4001,0 0,0">
              <text:p/>
            </draw:polygon>
            <draw:polygon draw:style-name="gr2" draw:text-style-name="P2" draw:layer="layout" svg:width="4cm" svg:height="3cm" svg:x="10cm" svg:y="14.7cm" svg:viewBox="0 0 4001 3001" draw:points="0,3001 4001,3001 4001,0 0,0">
              <text:p/>
            </draw:polygon>
          </draw:g>
          <draw:frame draw:style-name="gr3" draw:text-style-name="P2" draw:layer="layout" svg:width="4cm" svg:height="3cm" svg:x="10cm" svg:y="14.7cm">
            <draw:text-box>
              <text:p text:style-name="P3"><text:span text:style-name="T1">cesdns</text:span></text:p>
            </draw:text-box>
          </draw:frame>
        </draw:g>
        <draw:g>
          <draw:g>
            <draw:polygon draw:style-name="gr15" draw:text-style-name="P9" draw:layer="layout" svg:width="4cm" svg:height="3cm" svg:x="10cm" svg:y="7.7cm" svg:viewBox="0 0 4001 3001" draw:points="0,3001 4001,3001 4001,0 0,0">
              <text:p/>
            </draw:polygon>
            <draw:polygon draw:style-name="gr2" draw:text-style-name="P2" draw:layer="layout" svg:width="4cm" svg:height="3cm" svg:x="10cm" svg:y="7.7cm" svg:viewBox="0 0 4001 3001" draw:points="0,3001 4001,3001 4001,0 0,0">
              <text:p/>
            </draw:polygon>
          </draw:g>
          <draw:frame draw:style-name="gr3" draw:text-style-name="P2" draw:layer="layout" svg:width="4cm" svg:height="3cm" svg:x="10cm" svg:y="7.7cm">
            <draw:text-box>
              <text:p text:style-name="P3"><text:span text:style-name="T1">proxya</text:span></text:p>
            </draw:text-box>
          </draw:frame>
        </draw:g>
        <draw:g>
          <draw:polygon draw:style-name="gr4" draw:text-style-name="P4" draw:layer="layout" svg:width="2cm" svg:height="1.737cm" svg:x="24.5cm" svg:y="8.331cm" svg:viewBox="0 0 2001 1738" draw:points="999,1738 2001,1164 2001,574 999,0 0,574 0,1164">
            <text:p/>
          </draw:polygon>
          <draw:polygon draw:style-name="gr5" draw:text-style-name="P2" draw:layer="layout" svg:width="2cm" svg:height="1.737cm" svg:x="24.5cm" svg:y="8.331cm" svg:viewBox="0 0 2001 1738" draw:points="999,1738 2001,1164 2001,574 999,0 0,574 0,1164">
            <text:p/>
          </draw:polygon>
        </draw:g>
        <draw:g>
          <draw:polygon draw:style-name="gr6" draw:text-style-name="P5" draw:layer="layout" svg:width="2cm" svg:height="1.146cm" svg:x="24.5cm" svg:y="8.331cm" svg:viewBox="0 0 2001 1147" draw:points="999,1147 2001,574 999,0 0,574">
            <text:p/>
          </draw:polygon>
          <draw:polygon draw:style-name="gr7" draw:text-style-name="P2" draw:layer="layout" svg:width="2cm" svg:height="1.146cm" svg:x="24.5cm" svg:y="8.331cm" svg:viewBox="0 0 2001 1147" draw:points="999,1147 2001,574 999,0 0,574">
            <text:p/>
          </draw:polygon>
        </draw:g>
        <draw:g>
          <draw:polygon draw:style-name="gr8" draw:text-style-name="P6" draw:layer="layout" svg:width="1cm" svg:height="1.164cm" svg:x="25.5cm" svg:y="8.904cm" svg:viewBox="0 0 1001 1165" draw:points="0,1165 1001,591 1001,0 0,574">
            <text:p/>
          </draw:polygon>
          <draw:polygon draw:style-name="gr7" draw:text-style-name="P2" draw:layer="layout" svg:width="1cm" svg:height="1.164cm" svg:x="25.5cm" svg:y="8.904cm" svg:viewBox="0 0 1001 1165" draw:points="0,1165 1001,591 1001,0 0,574">
            <text:p/>
          </draw:polygon>
        </draw:g>
        <draw:g>
          <draw:polygon draw:style-name="gr9" draw:text-style-name="P7" draw:layer="layout" svg:width="1cm" svg:height="1.164cm" svg:x="24.5cm" svg:y="8.904cm" svg:viewBox="0 0 1001 1165" draw:points="0,591 1001,1165 1001,574 0,0">
            <text:p/>
          </draw:polygon>
          <draw:polygon draw:style-name="gr2" draw:text-style-name="P2" draw:layer="layout" svg:width="1cm" svg:height="1.164cm" svg:x="24.5cm" svg:y="8.904cm" svg:viewBox="0 0 1001 1165" draw:points="0,591 1001,1165 1001,574 0,0">
            <text:p/>
          </draw:polygon>
        </draw:g>
        <draw:polygon draw:style-name="gr10" draw:text-style-name="P2" draw:layer="layout" svg:width="2cm" svg:height="1.737cm" svg:x="24.5cm" svg:y="8.331cm" svg:viewBox="0 0 2001 1738" draw:points="0,574 0,1164 999,1738 2001,1164 2001,574 999,0">
          <text:p/>
        </draw:polygon>
        <draw:g>
          <draw:polygon draw:style-name="gr11" draw:text-style-name="P8" draw:layer="layout" svg:width="0.485cm" svg:height="0.278cm" svg:x="25.564cm" svg:y="8.834cm" svg:viewBox="0 0 486 279" draw:points="486,93 458,263 162,279 295,202 0,33 57,0 353,169">
            <text:p/>
          </draw:polygon>
          <draw:polygon draw:style-name="gr12" draw:text-style-name="P2" draw:layer="layout" svg:width="0.485cm" svg:height="0.278cm" svg:x="25.564cm" svg:y="8.834cm" svg:viewBox="0 0 486 279" draw:points="486,93 458,263 162,279 295,202 0,33 57,0 353,169">
            <text:p/>
          </draw:polygon>
        </draw:g>
        <draw:g>
          <draw:polygon draw:style-name="gr11" draw:text-style-name="P8" draw:layer="layout" svg:width="0.485cm" svg:height="0.278cm" svg:x="25.348cm" svg:y="8.469cm" svg:viewBox="0 0 486 279" draw:points="0,186 28,16 324,0 191,77 486,246 429,279 133,110">
            <text:p/>
          </draw:polygon>
          <draw:polygon draw:style-name="gr12" draw:text-style-name="P2" draw:layer="layout" svg:width="0.485cm" svg:height="0.278cm" svg:x="25.348cm" svg:y="8.469cm" svg:viewBox="0 0 486 279" draw:points="0,186 28,16 324,0 191,77 486,246 429,279 133,110">
            <text:p/>
          </draw:polygon>
        </draw:g>
        <draw:g>
          <draw:polygon draw:style-name="gr11" draw:text-style-name="P8" draw:layer="layout" svg:width="0.485cm" svg:height="0.278cm" svg:x="25.168cm" svg:y="9.062cm" svg:viewBox="0 0 486 279" draw:points="486,93 458,263 162,279 295,202 0,33 57,0 353,169">
            <text:p/>
          </draw:polygon>
          <draw:polygon draw:style-name="gr12" draw:text-style-name="P2" draw:layer="layout" svg:width="0.485cm" svg:height="0.278cm" svg:x="25.168cm" svg:y="9.062cm" svg:viewBox="0 0 486 279" draw:points="486,93 458,263 162,279 295,202 0,33 57,0 353,169">
            <text:p/>
          </draw:polygon>
        </draw:g>
        <draw:g>
          <draw:polygon draw:style-name="gr11" draw:text-style-name="P8" draw:layer="layout" svg:width="0.485cm" svg:height="0.278cm" svg:x="24.947cm" svg:y="8.7cm" svg:viewBox="0 0 486 279" draw:points="0,186 28,16 324,0 191,77 486,246 429,279 133,110">
            <text:p/>
          </draw:polygon>
          <draw:polygon draw:style-name="gr12" draw:text-style-name="P2" draw:layer="layout" svg:width="0.485cm" svg:height="0.278cm" svg:x="24.947cm" svg:y="8.7cm" svg:viewBox="0 0 486 279" draw:points="0,186 28,16 324,0 191,77 486,246 429,279 133,110">
            <text:p/>
          </draw:polygon>
        </draw:g>
        <draw:frame draw:style-name="gr13" draw:text-style-name="P2" draw:layer="layout" svg:width="2.754cm" svg:height="1.298cm" svg:x="24.123cm" svg:y="10.068cm">
          <draw:text-box>
            <text:p text:style-name="P3"><text:span text:style-name="T2">br-lan0a </text:span><text:span text:style-name="T3">192.168.0.0/24</text:span></text:p>
          </draw:text-box>
        </draw:frame>
        <draw:g>
          <draw:g>
            <draw:polygon draw:style-name="gr15" draw:text-style-name="P9" draw:layer="layout" svg:width="4cm" svg:height="3cm" svg:x="19cm" svg:y="7.7cm" svg:viewBox="0 0 4001 3001" draw:points="0,3001 4001,3001 4001,0 0,0">
              <text:p/>
            </draw:polygon>
            <draw:polygon draw:style-name="gr2" draw:text-style-name="P2" draw:layer="layout" svg:width="4cm" svg:height="3cm" svg:x="19cm" svg:y="7.7cm" svg:viewBox="0 0 4001 3001" draw:points="0,3001 4001,3001 4001,0 0,0">
              <text:p/>
            </draw:polygon>
          </draw:g>
          <draw:frame draw:style-name="gr3" draw:text-style-name="P2" draw:layer="layout" svg:width="4cm" svg:height="3cm" svg:x="19cm" svg:y="7.7cm">
            <draw:text-box>
              <text:p text:style-name="P3"><text:span text:style-name="T1">gwa</text:span></text:p>
            </draw:text-box>
          </draw:frame>
        </draw:g>
        <draw:g>
          <draw:polygon draw:style-name="gr4" draw:text-style-name="P4" draw:layer="layout" svg:width="2cm" svg:height="1.737cm" svg:x="33.5cm" svg:y="6.331cm" svg:viewBox="0 0 2001 1738" draw:points="1001,1738 2001,1164 2001,574 1001,0 0,574 0,1164">
            <text:p/>
          </draw:polygon>
          <draw:polygon draw:style-name="gr5" draw:text-style-name="P2" draw:layer="layout" svg:width="2cm" svg:height="1.737cm" svg:x="33.5cm" svg:y="6.331cm" svg:viewBox="0 0 2001 1738" draw:points="1001,1738 2001,1164 2001,574 1001,0 0,574 0,1164">
            <text:p/>
          </draw:polygon>
        </draw:g>
        <draw:g>
          <draw:polygon draw:style-name="gr6" draw:text-style-name="P5" draw:layer="layout" svg:width="2cm" svg:height="1.146cm" svg:x="33.5cm" svg:y="6.331cm" svg:viewBox="0 0 2001 1147" draw:points="1001,1147 2001,574 1001,0 0,574">
            <text:p/>
          </draw:polygon>
          <draw:polygon draw:style-name="gr7" draw:text-style-name="P2" draw:layer="layout" svg:width="2cm" svg:height="1.146cm" svg:x="33.5cm" svg:y="6.331cm" svg:viewBox="0 0 2001 1147" draw:points="1001,1147 2001,574 1001,0 0,574">
            <text:p/>
          </draw:polygon>
        </draw:g>
        <draw:g>
          <draw:polygon draw:style-name="gr8" draw:text-style-name="P6" draw:layer="layout" svg:width="1cm" svg:height="1.164cm" svg:x="34.5cm" svg:y="6.904cm" svg:viewBox="0 0 1001 1165" draw:points="0,1165 1001,591 1001,0 0,574">
            <text:p/>
          </draw:polygon>
          <draw:polygon draw:style-name="gr7" draw:text-style-name="P2" draw:layer="layout" svg:width="1cm" svg:height="1.164cm" svg:x="34.5cm" svg:y="6.904cm" svg:viewBox="0 0 1001 1165" draw:points="0,1165 1001,591 1001,0 0,574">
            <text:p/>
          </draw:polygon>
        </draw:g>
        <draw:g>
          <draw:polygon draw:style-name="gr9" draw:text-style-name="P7" draw:layer="layout" svg:width="1cm" svg:height="1.164cm" svg:x="33.5cm" svg:y="6.904cm" svg:viewBox="0 0 1001 1165" draw:points="0,591 1001,1165 1001,574 0,0">
            <text:p/>
          </draw:polygon>
          <draw:polygon draw:style-name="gr2" draw:text-style-name="P2" draw:layer="layout" svg:width="1cm" svg:height="1.164cm" svg:x="33.5cm" svg:y="6.904cm" svg:viewBox="0 0 1001 1165" draw:points="0,591 1001,1165 1001,574 0,0">
            <text:p/>
          </draw:polygon>
        </draw:g>
        <draw:polygon draw:style-name="gr10" draw:text-style-name="P2" draw:layer="layout" svg:width="2cm" svg:height="1.737cm" svg:x="33.5cm" svg:y="6.331cm" svg:viewBox="0 0 2001 1738" draw:points="0,574 0,1164 1001,1738 2001,1164 2001,574 1001,0">
          <text:p/>
        </draw:polygon>
        <draw:g>
          <draw:polygon draw:style-name="gr11" draw:text-style-name="P8" draw:layer="layout" svg:width="0.485cm" svg:height="0.278cm" svg:x="34.564cm" svg:y="6.834cm" svg:viewBox="0 0 486 279" draw:points="486,93 458,263 162,279 295,202 0,33 57,0 353,169">
            <text:p/>
          </draw:polygon>
          <draw:polygon draw:style-name="gr12" draw:text-style-name="P2" draw:layer="layout" svg:width="0.485cm" svg:height="0.278cm" svg:x="34.564cm" svg:y="6.834cm" svg:viewBox="0 0 486 279" draw:points="486,93 458,263 162,279 295,202 0,33 57,0 353,169">
            <text:p/>
          </draw:polygon>
        </draw:g>
        <draw:g>
          <draw:polygon draw:style-name="gr11" draw:text-style-name="P8" draw:layer="layout" svg:width="0.485cm" svg:height="0.278cm" svg:x="34.348cm" svg:y="6.469cm" svg:viewBox="0 0 486 279" draw:points="0,186 28,16 324,0 191,77 486,246 429,279 133,110">
            <text:p/>
          </draw:polygon>
          <draw:polygon draw:style-name="gr12" draw:text-style-name="P2" draw:layer="layout" svg:width="0.485cm" svg:height="0.278cm" svg:x="34.348cm" svg:y="6.469cm" svg:viewBox="0 0 486 279" draw:points="0,186 28,16 324,0 191,77 486,246 429,279 133,110">
            <text:p/>
          </draw:polygon>
        </draw:g>
        <draw:g>
          <draw:polygon draw:style-name="gr11" draw:text-style-name="P8" draw:layer="layout" svg:width="0.485cm" svg:height="0.278cm" svg:x="34.168cm" svg:y="7.062cm" svg:viewBox="0 0 486 279" draw:points="486,93 458,263 162,279 295,202 0,33 57,0 353,169">
            <text:p/>
          </draw:polygon>
          <draw:polygon draw:style-name="gr12" draw:text-style-name="P2" draw:layer="layout" svg:width="0.485cm" svg:height="0.278cm" svg:x="34.168cm" svg:y="7.062cm" svg:viewBox="0 0 486 279" draw:points="486,93 458,263 162,279 295,202 0,33 57,0 353,169">
            <text:p/>
          </draw:polygon>
        </draw:g>
        <draw:g>
          <draw:polygon draw:style-name="gr11" draw:text-style-name="P8" draw:layer="layout" svg:width="0.485cm" svg:height="0.278cm" svg:x="33.947cm" svg:y="6.7cm" svg:viewBox="0 0 486 279" draw:points="0,186 28,16 324,0 191,77 486,246 429,279 133,110">
            <text:p/>
          </draw:polygon>
          <draw:polygon draw:style-name="gr12" draw:text-style-name="P2" draw:layer="layout" svg:width="0.485cm" svg:height="0.278cm" svg:x="33.947cm" svg:y="6.7cm" svg:viewBox="0 0 486 279" draw:points="0,186 28,16 324,0 191,77 486,246 429,279 133,110">
            <text:p/>
          </draw:polygon>
        </draw:g>
        <draw:frame draw:style-name="gr13" draw:text-style-name="P2" draw:layer="layout" svg:width="2.95cm" svg:height="1.298cm" svg:x="33.025cm" svg:y="8.068cm">
          <draw:text-box>
            <text:p text:style-name="P3"><text:span text:style-name="T2">br-lan1a </text:span><text:span text:style-name="T3">192.168.10.0/24</text:span></text:p>
          </draw:text-box>
        </draw:frame>
        <draw:g>
          <draw:g>
            <draw:polygon draw:style-name="gr17" draw:text-style-name="P11" draw:layer="layout" svg:width="4cm" svg:height="3cm" svg:x="28cm" svg:y="5.7cm" svg:viewBox="0 0 4001 3001" draw:points="0,3001 4001,3001 4001,0 0,0">
              <text:p/>
            </draw:polygon>
            <draw:polygon draw:style-name="gr2" draw:text-style-name="P2" draw:layer="layout" svg:width="4cm" svg:height="3cm" svg:x="28cm" svg:y="5.7cm" svg:viewBox="0 0 4001 3001" draw:points="0,3001 4001,3001 4001,0 0,0">
              <text:p/>
            </draw:polygon>
          </draw:g>
          <draw:frame draw:style-name="gr3" draw:text-style-name="P2" draw:layer="layout" svg:width="4cm" svg:height="3cm" svg:x="28cm" svg:y="5.7cm">
            <draw:text-box>
              <text:p text:style-name="P3"><text:span text:style-name="T1">nest_gwa</text:span></text:p>
            </draw:text-box>
          </draw:frame>
        </draw:g>
        <draw:g>
          <draw:g>
            <draw:polygon draw:style-name="gr17" draw:text-style-name="P11" draw:layer="layout" svg:width="4cm" svg:height="3cm" svg:x="37cm" svg:y="5.7cm" svg:viewBox="0 0 4001 3001" draw:points="0,3001 4001,3001 4001,0 0,0">
              <text:p/>
            </draw:polygon>
            <draw:polygon draw:style-name="gr2" draw:text-style-name="P2" draw:layer="layout" svg:width="4cm" svg:height="3cm" svg:x="37cm" svg:y="5.7cm" svg:viewBox="0 0 4001 3001" draw:points="0,3001 4001,3001 4001,0 0,0">
              <text:p/>
            </draw:polygon>
          </draw:g>
          <draw:frame draw:style-name="gr3" draw:text-style-name="P2" draw:layer="layout" svg:width="4cm" svg:height="3cm" svg:x="37cm" svg:y="5.7cm">
            <draw:text-box>
              <text:p text:style-name="P3"><text:span text:style-name="T1">test_ngwa</text:span></text:p>
            </draw:text-box>
          </draw:frame>
        </draw:g>
        <draw:g>
          <draw:g>
            <draw:polygon draw:style-name="gr17" draw:text-style-name="P11" draw:layer="layout" svg:width="4cm" svg:height="3cm" svg:x="28cm" svg:y="9.7cm" svg:viewBox="0 0 4001 3001" draw:points="0,3001 4001,3001 4001,0 0,0">
              <text:p/>
            </draw:polygon>
            <draw:polygon draw:style-name="gr2" draw:text-style-name="P2" draw:layer="layout" svg:width="4cm" svg:height="3cm" svg:x="28cm" svg:y="9.7cm" svg:viewBox="0 0 4001 3001" draw:points="0,3001 4001,3001 4001,0 0,0">
              <text:p/>
            </draw:polygon>
          </draw:g>
          <draw:frame draw:style-name="gr3" draw:text-style-name="P2" draw:layer="layout" svg:width="4cm" svg:height="3cm" svg:x="28cm" svg:y="9.7cm">
            <draw:text-box>
              <text:p text:style-name="P3"><text:span text:style-name="T1">test_gwa</text:span></text:p>
            </draw:text-box>
          </draw:frame>
        </draw:g>
        <draw:line draw:style-name="gr20" draw:text-style-name="P2" draw:layer="layout" svg:x1="8.5cm" svg:y1="9.2cm" svg:x2="9.999cm" svg:y2="9.2cm">
          <text:p/>
        </draw:line>
        <draw:line draw:style-name="gr20" draw:text-style-name="P2" draw:layer="layout" svg:x1="15.499cm" svg:y1="9.2cm" svg:x2="14cm" svg:y2="9.2cm">
          <text:p/>
        </draw:line>
        <draw:line draw:style-name="gr20" draw:text-style-name="P2" draw:layer="layout" svg:x1="17.5cm" svg:y1="9.2cm" svg:x2="18.999cm" svg:y2="9.2cm">
          <text:p/>
        </draw:line>
        <draw:line draw:style-name="gr19" draw:text-style-name="P2" draw:layer="layout" svg:x1="24.499cm" svg:y1="9.2cm" svg:x2="23cm" svg:y2="9.2cm">
          <text:p/>
        </draw:line>
        <draw:polyline draw:style-name="gr19" draw:text-style-name="P2" draw:layer="layout" svg:width="1.5cm" svg:height="2cm" svg:x="26.5cm" svg:y="7.2cm" svg:viewBox="0 0 1501 2001" draw:points="0,2001 500,2001 500,0 1501,0">
          <text:p/>
        </draw:polyline>
        <draw:polyline draw:style-name="gr19" draw:text-style-name="P2" draw:layer="layout" svg:width="1.5cm" svg:height="2cm" svg:x="26.5cm" svg:y="9.2cm" svg:viewBox="0 0 1501 2001" draw:points="0,0 500,0 500,2001 1501,2001">
          <text:p/>
        </draw:polyline>
        <draw:line draw:style-name="gr19" draw:text-style-name="P2" draw:layer="layout" svg:x1="32cm" svg:y1="7.2cm" svg:x2="33.499cm" svg:y2="7.2cm">
          <text:p/>
        </draw:line>
        <draw:line draw:style-name="gr19" draw:text-style-name="P2" draw:layer="layout" svg:x1="35.5cm" svg:y1="7.2cm" svg:x2="37cm" svg:y2="7.2cm">
          <text:p/>
        </draw:line>
        <draw:frame draw:style-name="gr22" draw:text-style-name="P2" draw:layer="layout" svg:width="1cm" svg:height="0.521cm" svg:x="19cm" svg:y="8.94cm">
          <draw:text-box>
            <text:p text:style-name="P14"><text:span text:style-name="T4">wan0</text:span></text:p>
          </draw:text-box>
        </draw:frame>
        <draw:frame draw:style-name="gr22" draw:text-style-name="P2" draw:layer="layout" svg:width="1cm" svg:height="0.521cm" svg:x="22cm" svg:y="8.94cm">
          <draw:text-box>
            <text:p text:style-name="P13"><text:span text:style-name="T4">lan0</text:span></text:p>
          </draw:text-box>
        </draw:frame>
        <draw:frame draw:style-name="gr22" draw:text-style-name="P2" draw:layer="layout" svg:width="1cm" svg:height="0.521cm" svg:x="10cm" svg:y="8.94cm">
          <draw:text-box>
            <text:p text:style-name="P14"><text:span text:style-name="T4">wan0</text:span></text:p>
          </draw:text-box>
        </draw:frame>
        <draw:frame draw:style-name="gr22" draw:text-style-name="P2" draw:layer="layout" svg:width="1cm" svg:height="0.521cm" svg:x="13cm" svg:y="8.94cm">
          <draw:text-box>
            <text:p text:style-name="P13"><text:span text:style-name="T4">lan0</text:span></text:p>
          </draw:text-box>
        </draw:frame>
        <draw:frame draw:style-name="gr22" draw:text-style-name="P2" draw:layer="layout" svg:width="1cm" svg:height="0.521cm" svg:x="28cm" svg:y="6.94cm">
          <draw:text-box>
            <text:p text:style-name="P14"><text:span text:style-name="T4">wan0</text:span></text:p>
          </draw:text-box>
        </draw:frame>
        <draw:frame draw:style-name="gr22" draw:text-style-name="P2" draw:layer="layout" svg:width="1cm" svg:height="0.521cm" svg:x="31cm" svg:y="6.94cm">
          <draw:text-box>
            <text:p text:style-name="P13"><text:span text:style-name="T4">lan0</text:span></text:p>
          </draw:text-box>
        </draw:frame>
        <draw:frame draw:style-name="gr22" draw:text-style-name="P2" draw:layer="layout" svg:width="1cm" svg:height="0.521cm" svg:x="28cm" svg:y="10.94cm">
          <draw:text-box>
            <text:p text:style-name="P14"><text:span text:style-name="T4">lan0</text:span></text:p>
          </draw:text-box>
        </draw:frame>
        <draw:g>
          <draw:polygon draw:style-name="gr4" draw:text-style-name="P4" draw:layer="layout" svg:width="0.8cm" svg:height="0.695cm" svg:x="12.75cm" svg:y="9.9cm" svg:viewBox="0 0 801 696" draw:points="400,696 801,466 801,230 400,0 0,230 0,466">
            <text:p/>
          </draw:polygon>
          <draw:polygon draw:style-name="gr5" draw:text-style-name="P2" draw:layer="layout" svg:width="0.8cm" svg:height="0.695cm" svg:x="12.75cm" svg:y="9.9cm" svg:viewBox="0 0 801 696" draw:points="400,696 801,466 801,230 400,0 0,230 0,466">
            <text:p/>
          </draw:polygon>
        </draw:g>
        <draw:g>
          <draw:polygon draw:style-name="gr6" draw:text-style-name="P5" draw:layer="layout" svg:width="0.8cm" svg:height="0.458cm" svg:x="12.75cm" svg:y="9.9cm" svg:viewBox="0 0 801 459" draw:points="400,459 801,230 400,0 0,230">
            <text:p/>
          </draw:polygon>
          <draw:polygon draw:style-name="gr7" draw:text-style-name="P2" draw:layer="layout" svg:width="0.8cm" svg:height="0.458cm" svg:x="12.75cm" svg:y="9.9cm" svg:viewBox="0 0 801 459" draw:points="400,459 801,230 400,0 0,230">
            <text:p/>
          </draw:polygon>
        </draw:g>
        <draw:g>
          <draw:polygon draw:style-name="gr8" draw:text-style-name="P6" draw:layer="layout" svg:width="0.4cm" svg:height="0.466cm" svg:x="13.15cm" svg:y="10.129cm" svg:viewBox="0 0 401 467" draw:points="0,467 401,237 401,0 0,230">
            <text:p/>
          </draw:polygon>
          <draw:polygon draw:style-name="gr7" draw:text-style-name="P2" draw:layer="layout" svg:width="0.4cm" svg:height="0.466cm" svg:x="13.15cm" svg:y="10.129cm" svg:viewBox="0 0 401 467" draw:points="0,467 401,237 401,0 0,230">
            <text:p/>
          </draw:polygon>
        </draw:g>
        <draw:g>
          <draw:polygon draw:style-name="gr9" draw:text-style-name="P7" draw:layer="layout" svg:width="0.4cm" svg:height="0.466cm" svg:x="12.75cm" svg:y="10.129cm" svg:viewBox="0 0 401 467" draw:points="0,237 401,467 401,230 0,0">
            <text:p/>
          </draw:polygon>
          <draw:polygon draw:style-name="gr2" draw:text-style-name="P2" draw:layer="layout" svg:width="0.4cm" svg:height="0.466cm" svg:x="12.75cm" svg:y="10.129cm" svg:viewBox="0 0 401 467" draw:points="0,237 401,467 401,230 0,0">
            <text:p/>
          </draw:polygon>
        </draw:g>
        <draw:polygon draw:style-name="gr10" draw:text-style-name="P2" draw:layer="layout" svg:width="0.8cm" svg:height="0.695cm" svg:x="12.75cm" svg:y="9.9cm" svg:viewBox="0 0 801 696" draw:points="0,230 0,466 400,696 801,466 801,230 400,0">
          <text:p/>
        </draw:polygon>
        <draw:g>
          <draw:polygon draw:style-name="gr11" draw:text-style-name="P8" draw:layer="layout" svg:width="0.194cm" svg:height="0.111cm" svg:x="13.176cm" svg:y="10.101cm" svg:viewBox="0 0 195 112" draw:points="195,37 184,105 65,112 118,81 0,13 23,0 141,68">
            <text:p/>
          </draw:polygon>
          <draw:polygon draw:style-name="gr12" draw:text-style-name="P2" draw:layer="layout" svg:width="0.194cm" svg:height="0.111cm" svg:x="13.176cm" svg:y="10.101cm" svg:viewBox="0 0 195 112" draw:points="195,37 184,105 65,112 118,81 0,13 23,0 141,68">
            <text:p/>
          </draw:polygon>
        </draw:g>
        <draw:g>
          <draw:polygon draw:style-name="gr11" draw:text-style-name="P8" draw:layer="layout" svg:width="0.194cm" svg:height="0.111cm" svg:x="13.089cm" svg:y="9.955cm" svg:viewBox="0 0 195 112" draw:points="0,75 11,6 130,0 77,30 195,98 172,112 54,43">
            <text:p/>
          </draw:polygon>
          <draw:polygon draw:style-name="gr12" draw:text-style-name="P2" draw:layer="layout" svg:width="0.194cm" svg:height="0.111cm" svg:x="13.089cm" svg:y="9.955cm" svg:viewBox="0 0 195 112" draw:points="0,75 11,6 130,0 77,30 195,98 172,112 54,43">
            <text:p/>
          </draw:polygon>
        </draw:g>
        <draw:g>
          <draw:polygon draw:style-name="gr11" draw:text-style-name="P8" draw:layer="layout" svg:width="0.194cm" svg:height="0.111cm" svg:x="13.017cm" svg:y="10.192cm" svg:viewBox="0 0 195 112" draw:points="195,37 184,105 65,112 118,81 0,13 23,0 141,68">
            <text:p/>
          </draw:polygon>
          <draw:polygon draw:style-name="gr12" draw:text-style-name="P2" draw:layer="layout" svg:width="0.194cm" svg:height="0.111cm" svg:x="13.017cm" svg:y="10.192cm" svg:viewBox="0 0 195 112" draw:points="195,37 184,105 65,112 118,81 0,13 23,0 141,68">
            <text:p/>
          </draw:polygon>
        </draw:g>
        <draw:g>
          <draw:polygon draw:style-name="gr11" draw:text-style-name="P8" draw:layer="layout" svg:width="0.194cm" svg:height="0.111cm" svg:x="12.929cm" svg:y="10.047cm" svg:viewBox="0 0 195 112" draw:points="0,75 11,6 130,0 77,30 195,98 172,112 54,43">
            <text:p/>
          </draw:polygon>
          <draw:polygon draw:style-name="gr12" draw:text-style-name="P2" draw:layer="layout" svg:width="0.194cm" svg:height="0.111cm" svg:x="12.929cm" svg:y="10.047cm" svg:viewBox="0 0 195 112" draw:points="0,75 11,6 130,0 77,30 195,98 172,112 54,43">
            <text:p/>
          </draw:polygon>
        </draw:g>
        <draw:g>
          <draw:path draw:style-name="gr4" draw:text-style-name="P4" draw:layer="layout" svg:width="0.546cm" svg:height="0.8cm" svg:x="13.162cm" svg:y="9.851cm" svg:viewBox="0 0 547 801" svg:d="M36 671c0-1-1-1-1-1zM36 671c3 2 6 3 10 3 3 0 6-1 9-3 1-1 2-1 2-1 7-5 13-10 18-17 4-8 7-14 10-21l291 169 171-99v-333l-76-44v-75-59-1c0-35-8-65-25-95-18-30-40-52-70-69-30-18-60-26-94-26-33 0-60 7-89 22-19 12-32 26-43 45-10 16-15 32-17 50v123l-75 44v208c-2 0-4 0-6 0-4 0-7 0-11 2-9 7-15 14-21 24-2 4-3 7-5 11-10 25-15 47-15 74 0 19 4 35 14 51 0 2 1 3 2 5zM35 670c0 0 1 0 1 1zM16 612c0-23 4-42 11-64-7 22-10 41-11 64v1c0 13 2 24 6 36-4-11-6-21-6-32 0-2 0-4 0-5zM245 121c0 1-1 1-2 1-2 2-5 3-7 4-2 2-4 3-7 4 2-2 4-3 7-5 2-1 5-2 7-3 1 0 2 0 2-1zM245 121c11-5 22-7 34-7 15 0 28 4 41 11 13 8 22 17 30 30 7 13 11 26 11 41 0 3 0 4 0 7 0 10 0 18 0 28s0 19 0 29l-117-68z">
            <text:p/>
          </draw:path>
          <draw:path draw:style-name="gr5" draw:text-style-name="P2" draw:layer="layout" svg:width="0.546cm" svg:height="0.8cm" svg:x="13.162cm" svg:y="9.851cm" svg:viewBox="0 0 547 801" svg:d="M36 671c0-1-1-1-1-1M36 671c3 2 6 3 10 3 3 0 6-1 9-3 1-1 2-1 2-1 7-5 13-10 18-17 4-8 7-14 10-21l291 169 171-99v-333l-76-44v-75-59-1c0-35-8-65-25-95-18-30-40-52-70-69-30-18-60-26-94-26-33 0-60 7-89 22-19 12-32 26-43 45-10 16-15 32-17 50v123l-75 44v208c-2 0-4 0-6 0-4 0-7 0-11 2-9 7-15 14-21 24-2 4-3 7-5 11-10 25-15 47-15 74 0 19 4 35 14 51 0 2 1 3 2 5zM35 670c0 0 1 0 1 1M16 612c0-23 4-42 11-64-7 22-10 41-11 64v1c0 13 2 24 6 36-4-11-6-21-6-32 0-2 0-4 0-5zM245 121c0 1-1 1-2 1-2 2-5 3-7 4-2 2-4 3-7 4 2-2 4-3 7-5 2-1 5-2 7-3 1 0 2 0 2-1 11-5 22-7 34-7 15 0 28 4 41 11 13 8 22 17 30 30 7 13 11 26 11 41 0 3 0 4 0 7 0 10 0 18 0 28s0 19 0 29l-117-68z">
            <text:p/>
          </draw:path>
        </draw:g>
        <draw:g>
          <draw:polygon draw:style-name="gr8" draw:text-style-name="P6" draw:layer="layout" svg:width="0.171cm" svg:height="0.432cm" svg:x="13.779cm" svg:y="10.218cm" svg:viewBox="0 0 172 433" draw:points="0,99 0,433 172,334 172,0">
            <text:p/>
          </draw:polygon>
          <draw:polygon draw:style-name="gr7" draw:text-style-name="P2" draw:layer="layout" svg:width="0.171cm" svg:height="0.432cm" svg:x="13.779cm" svg:y="10.218cm" svg:viewBox="0 0 172 433" draw:points="0,99 0,433 172,334 172,0">
            <text:p/>
          </draw:polygon>
        </draw:g>
        <draw:g>
          <draw:polygon draw:style-name="gr6" draw:text-style-name="P5" draw:layer="layout" svg:width="0.488cm" svg:height="0.284cm" svg:x="13.462cm" svg:y="10.034cm" svg:viewBox="0 0 489 285" draw:points="0,99 318,285 489,185 171,0">
            <text:p/>
          </draw:polygon>
          <draw:polygon draw:style-name="gr7" draw:text-style-name="P2" draw:layer="layout" svg:width="0.488cm" svg:height="0.284cm" svg:x="13.462cm" svg:y="10.034cm" svg:viewBox="0 0 489 285" draw:points="0,99 318,285 489,185 171,0">
            <text:p/>
          </draw:polygon>
        </draw:g>
        <draw:g>
          <draw:path draw:style-name="gr9" draw:text-style-name="P7" draw:layer="layout" svg:width="0.337cm" svg:height="0.404cm" svg:x="13.537cm" svg:y="9.851cm" svg:viewBox="0 0 338 405" svg:d="M338 379c-6 7-12 12-19 16-12 7-24 10-38 10s-26-3-38-10c-6-4-11-8-16-13 0-6 0-11 0-17 0-57 0-105 1-162 0-2 0-4 0-6 0-16-4-29-11-42-8-13-17-22-30-30-13-7-26-11-41-11s-28 4-41 11c-3 2-6 4-9 6 3-3 5-5 8-6 2-2 4-3 7-3l-1 156c-5 6-10 11-17 15-12 6-23 10-37 10-13 0-25-4-37-10-7-5-13-10-19-17v-158c2-19 7-35 17-51 11-19 24-33 42-45 29-15 56-22 88-22 35 0 65 8 95 26 30 17 52 39 70 69 17 31 25 60 25 95 0 1 0 1 0 2v58z">
            <text:p/>
          </draw:path>
          <draw:path draw:style-name="gr2" draw:text-style-name="P2" draw:layer="layout" svg:width="0.337cm" svg:height="0.404cm" svg:x="13.537cm" svg:y="9.851cm" svg:viewBox="0 0 338 405" svg:d="M338 379c-6 7-12 12-19 16-12 7-24 10-38 10s-26-3-38-10c-6-4-11-8-16-13 0-6 0-11 0-17 0-57 0-105 1-162 0-2 0-4 0-6 0-16-4-29-11-42-8-13-17-22-30-30-13-7-26-11-41-11s-28 4-41 11c-3 2-6 4-9 6 3-3 5-5 8-6 2-2 4-3 7-3l-1 156c-5 6-10 11-17 15-12 6-23 10-37 10-13 0-25-4-37-10-7-5-13-10-19-17v-158c2-19 7-35 17-51 11-19 24-33 42-45 29-15 56-22 88-22 35 0 65 8 95 26 30 17 52 39 70 69 17 31 25 60 25 95 0 1 0 1 0 2v58z">
            <text:p/>
          </draw:path>
        </draw:g>
        <draw:g>
          <draw:polygon draw:style-name="gr9" draw:text-style-name="P7" draw:layer="layout" svg:width="0.317cm" svg:height="0.517cm" svg:x="13.462cm" svg:y="10.133cm" svg:viewBox="0 0 318 518" draw:points="0,333 318,518 318,185 0,0">
            <text:p/>
          </draw:polygon>
          <draw:polygon draw:style-name="gr2" draw:text-style-name="P2" draw:layer="layout" svg:width="0.317cm" svg:height="0.517cm" svg:x="13.462cm" svg:y="10.133cm" svg:viewBox="0 0 318 518" draw:points="0,333 318,518 318,185 0,0">
            <text:p/>
          </draw:polygon>
        </draw:g>
        <draw:g>
          <draw:path draw:style-name="gr9" draw:text-style-name="P7" draw:layer="layout" svg:width="0.097cm" svg:height="0.172cm" svg:x="13.568cm" svg:y="10.251cm" svg:viewBox="0 0 98 173" svg:d="M2 96c0-1 0-1 0-1-3-16-3-29-1-44 1-14 5-25 11-34 6-10 13-14 21-16 9-2 17 1 26 7 9 7 16 16 23 29 6 13 11 26 14 42 2 16 3 30 1 44-2 15-6 25-12 35-6 9-12 14-21 15-9 2-17 0-25-7-9-7-16-16-23-29s-11-26-14-41z">
            <text:p/>
          </draw:path>
          <draw:path draw:style-name="gr2" draw:text-style-name="P2" draw:layer="layout" svg:width="0.097cm" svg:height="0.172cm" svg:x="13.568cm" svg:y="10.251cm" svg:viewBox="0 0 98 173" svg:d="M2 96c0-1 0-1 0-1-3-16-3-29-1-44 1-14 5-25 11-34 6-10 13-14 21-16 9-2 17 1 26 7 9 7 16 16 23 29 6 13 11 26 14 42 2 16 3 30 1 44-2 15-6 25-12 35-6 9-12 14-21 15-9 2-17 0-25-7-9-7-16-16-23-29s-11-26-14-41z">
            <text:p/>
          </draw:path>
        </draw:g>
        <draw:g>
          <draw:polygon draw:style-name="gr9" draw:text-style-name="P7" draw:layer="layout" svg:width="0.02cm" svg:height="0.093cm" svg:x="13.604cm" svg:y="10.296cm" svg:viewBox="0 0 21 94" draw:points="0,82 21,94 21,11 0,0">
            <text:p/>
          </draw:polygon>
          <draw:polygon draw:style-name="gr2" draw:text-style-name="P2" draw:layer="layout" svg:width="0.02cm" svg:height="0.093cm" svg:x="13.604cm" svg:y="10.296cm" svg:viewBox="0 0 21 94" draw:points="0,82 21,94 21,11 0,0">
            <text:p/>
          </draw:polygon>
        </draw:g>
        <draw:path draw:style-name="gr10" draw:text-style-name="P2" draw:layer="layout" svg:width="0.116cm" svg:height="0.146cm" svg:x="13.648cm" svg:y="9.965cm" svg:viewBox="0 0 117 147" svg:d="M0 79l116 68 1-58c0-2 0-4 0-6 0-15-3-28-11-42-8-13-17-22-31-30-13-7-26-11-42-11-12 0-22 2-33 7z">
          <text:p/>
        </draw:path>
        <draw:g>
          <draw:path draw:style-name="gr9" draw:text-style-name="P7" draw:layer="layout" svg:width="0.203cm" svg:height="0.212cm" svg:x="13.42cm" svg:y="10.31cm" svg:viewBox="0 0 204 213" svg:d="M204 0v23l-13 27-51 30-17 37-46 26c-4 18-9 33-19 49-5 7-10 12-17 17-1 1-1 1-2 2-3 2-6 2-10 2-3 0-6 0-9-2s-5-4-7-8c-1 0-1-1-1-1-8-16-12-31-12-49 0-1 0-2 0-2 1-24 4-43 12-66 2-6 4-11 8-17 6-10 12-18 21-26 4-2 7-3 11-3 3 0 7 1 10 3 4 2 6 5 8 8 0 1 0 1 0 1 1 2 2 3 3 4 3 6 5 12 6 18z">
            <text:p/>
          </draw:path>
          <draw:path draw:style-name="gr2" draw:text-style-name="P2" draw:layer="layout" svg:width="0.203cm" svg:height="0.212cm" svg:x="13.42cm" svg:y="10.31cm" svg:viewBox="0 0 204 213" svg:d="M204 0v23l-13 27-51 30-17 37-46 26c-4 18-9 33-19 49-5 7-10 12-17 17-1 1-1 1-2 2-3 2-6 2-10 2-3 0-6 0-9-2s-5-4-7-8c-1 0-1-1-1-1-8-16-12-31-12-49 0-1 0-2 0-2 1-24 4-43 12-66 2-6 4-11 8-17 6-10 12-18 21-26 4-2 7-3 11-3 3 0 7 1 10 3 4 2 6 5 8 8 0 1 0 1 0 1 1 2 2 3 3 4 3 6 5 12 6 18z">
            <text:p/>
          </draw:path>
        </draw:g>
        <draw:path draw:style-name="gr2" draw:text-style-name="P2" draw:layer="layout" svg:width="0.026cm" svg:height="0.048cm" svg:x="13.433cm" svg:y="10.42cm" svg:viewBox="0 0 27 49" svg:d="M26 27c-1 4-2 7-4 11-2 3-3 6-6 8-2 2-4 3-7 2-2 0-4-2-6-4-1-3-2-6-3-10 0-4 0-8 0-12 1-4 2-8 4-12 2-3 4-6 6-8 3-2 5-3 7-2 1 0 1 0 1 0 2 1 4 2 5 4 2 2 3 5 3 10 1 4 1 7 0 12z">
          <text:p/>
        </draw:path>
        <draw:g>
          <draw:polygon draw:style-name="gr9" draw:text-style-name="P7" draw:layer="layout" svg:width="0.129cm" svg:height="0.083cm" svg:x="13.494cm" svg:y="10.3cm" svg:viewBox="0 0 130 84" draw:points="0,69 5,84 130,9 114,0">
            <text:p/>
          </draw:polygon>
          <draw:polygon draw:style-name="gr2" draw:text-style-name="P2" draw:layer="layout" svg:width="0.129cm" svg:height="0.083cm" svg:x="13.494cm" svg:y="10.3cm" svg:viewBox="0 0 130 84" draw:points="0,69 5,84 130,9 114,0">
            <text:p/>
          </draw:polygon>
        </draw:g>
        <draw:g>
          <draw:path draw:style-name="gr9" draw:text-style-name="P7" draw:layer="layout" svg:width="0.077cm" svg:height="0.178cm" svg:x="13.404cm" svg:y="10.341cm" svg:viewBox="0 0 78 179" svg:d="M36 179c-3-4-6-8-9-14-8-13-11-25-11-40 0-2 0-4 0-5 1-24 4-44 12-66 3-6 5-11 8-16 6-11 13-19 22-27 4-2 7-3 11-3 3 0 6 1 9 2l-9-5c-1-1-2-1-3-2-4-2-8-3-13-3-4 0-8 0-11 2-10 7-16 14-22 24-2 4-3 7-5 11-10 25-15 47-15 74 0 19 4 35 14 52 1 1 1 2 2 4z">
            <text:p/>
          </draw:path>
          <draw:path draw:style-name="gr2" draw:text-style-name="P2" draw:layer="layout" svg:width="0.077cm" svg:height="0.178cm" svg:x="13.404cm" svg:y="10.341cm" svg:viewBox="0 0 78 179" svg:d="M36 179c-3-4-6-8-9-14-8-13-11-25-11-40 0-2 0-4 0-5 1-24 4-44 12-66 3-6 5-11 8-16 6-11 13-19 22-27 4-2 7-3 11-3 3 0 6 1 9 2l-9-5c-1-1-2-1-3-2-4-2-8-3-13-3-4 0-8 0-11 2-10 7-16 14-22 24-2 4-3 7-5 11-10 25-15 47-15 74 0 19 4 35 14 52 1 1 1 2 2 4z">
            <text:p/>
          </draw:path>
        </draw:g>
        <draw:g>
          <draw:path draw:style-name="gr9" draw:text-style-name="P7" draw:layer="layout" svg:width="0.023cm" svg:height="0.048cm" svg:x="13.436cm" svg:y="10.42cm" svg:viewBox="0 0 24 49" svg:d="M9 13c0 1 0 1 0 2 0 8-2 16-6 23-1 2-2 3-3 5 0 1 0 1 1 2 0 1 1 2 2 3 2 0 3 1 4 1s2-1 4-1c0-1 0-1 0-1 4-2 6-5 8-8 1-1 1-3 2-4 2-6 3-11 3-17 0-3 0-6-1-9 0-1-1-2-1-4-2-2-3-3-5-4-1 0-1-1-2-1-1 0-1 0-1 0-2 0-4 0-6 1 0 1-1 1-2 2 2 3 3 7 3 10z">
            <text:p/>
          </draw:path>
          <draw:path draw:style-name="gr2" draw:text-style-name="P2" draw:layer="layout" svg:width="0.023cm" svg:height="0.048cm" svg:x="13.436cm" svg:y="10.42cm" svg:viewBox="0 0 24 49" svg:d="M9 13c0 1 0 1 0 2 0 8-2 16-6 23-1 2-2 3-3 5 0 1 0 1 1 2 0 1 1 2 2 3 2 0 3 1 4 1s2-1 4-1c0-1 0-1 0-1 4-2 6-5 8-8 1-1 1-3 2-4 2-6 3-11 3-17 0-3 0-6-1-9 0-1-1-2-1-4-2-2-3-3-5-4-1 0-1-1-2-1-1 0-1 0-1 0-2 0-4 0-6 1 0 1-1 1-2 2 2 3 3 7 3 10z">
            <text:p/>
          </draw:path>
        </draw:g>
        <draw:path draw:style-name="gr10" draw:text-style-name="P2" draw:layer="layout" svg:width="0.546cm" svg:height="0.797cm" svg:x="13.404cm" svg:y="9.853cm" svg:viewBox="0 0 547 798" svg:d="M58 280v209c-2 0-4-1-7-1-4 0-7 1-10 2-9 7-15 14-20 24-3 4-4 8-6 12-10 24-15 46-15 73v1c0 19 4 35 14 52 1 1 1 2 2 4l20 12c3 1 6 2 9 2 4 0 7-1 10-3 1 0 1-1 2-1 7-5 13-10 18-16 4-8 7-14 10-21l291 169 171-99v-334l-76-43v-134c-1-17-3-32-8-48-9-34-26-61-51-86-26-24-53-40-88-48-34-9-66-8-100 1-11 4-20 7-31 12-19 12-33 27-44 47-9 16-14 31-16 48v123z">
          <text:p/>
        </draw:path>
        <draw:g>
          <draw:path draw:style-name="gr4" draw:text-style-name="P4" draw:layer="layout" svg:width="0.576cm" svg:height="0.802cm" svg:x="31.262cm" svg:y="11.85cm" svg:viewBox="0 0 577 803" svg:d="M551 623l26-15v-490l-222-118-355 193v498c27 28 55 48 90 67 42 23 81 36 129 43l86-46c11 12 22 21 37 29 23 13 45 19 71 19 27 0 49-6 72-19 23-12 40-28 53-51 13-22 19-44 19-70 0-14-2-27-6-40zM98 271c2 0 3 1 4 2 38 20 73 33 117 41-43-8-79-21-117-41-1-1-2-2-4-2z">
            <text:p/>
          </draw:path>
          <draw:path draw:style-name="gr5" draw:text-style-name="P2" draw:layer="layout" svg:width="0.576cm" svg:height="0.802cm" svg:x="31.262cm" svg:y="11.85cm" svg:viewBox="0 0 577 803" svg:d="M551 623l26-15v-490l-222-118-355 193v498c27 28 55 48 90 67 42 23 81 36 129 43l86-46c11 12 22 21 37 29 23 13 45 19 71 19 27 0 49-6 72-19 23-12 40-28 53-51 13-22 19-44 19-70 0-14-2-27-6-40zM98 271c2 0 3 1 4 2 38 20 73 33 117 41-43-8-79-21-117-41-1-1-2-2-4-2z">
            <text:p/>
          </draw:path>
        </draw:g>
        <draw:g>
          <draw:path draw:style-name="gr23" draw:text-style-name="P15" draw:layer="layout" svg:width="0.576cm" svg:height="0.313cm" svg:x="31.262cm" svg:y="11.85cm" svg:viewBox="0 0 577 314" svg:d="M219 314l358-196-222-118-355 194c30 33 61 57 101 79 39 20 74 33 118 41z">
            <text:p/>
          </draw:path>
          <draw:path draw:style-name="gr24" draw:text-style-name="P2" draw:layer="layout" svg:width="0.576cm" svg:height="0.313cm" svg:x="31.262cm" svg:y="11.85cm" svg:viewBox="0 0 577 314" svg:d="M219 314l358-196-222-118-355 194c30 33 61 57 101 79 39 20 74 33 118 41z">
            <text:p/>
          </draw:path>
        </draw:g>
        <draw:g>
          <draw:path draw:style-name="gr25" draw:text-style-name="P16" draw:layer="layout" svg:width="0.219cm" svg:height="0.608cm" svg:x="31.262cm" svg:y="12.043cm" svg:viewBox="0 0 220 609" svg:d="M220 120c-44-8-80-20-118-41-41-22-72-46-102-79v498c28 28 55 49 91 69 42 22 81 35 129 42z">
            <text:p/>
          </draw:path>
          <draw:path draw:style-name="gr24" draw:text-style-name="P2" draw:layer="layout" svg:width="0.219cm" svg:height="0.608cm" svg:x="31.262cm" svg:y="12.043cm" svg:viewBox="0 0 220 609" svg:d="M220 120c-44-8-80-20-118-41-41-22-72-46-102-79v498c28 28 55 49 91 69 42 22 81 35 129 42z">
            <text:p/>
          </draw:path>
        </draw:g>
        <draw:g>
          <draw:polygon draw:style-name="gr26" draw:text-style-name="P17" draw:layer="layout" svg:width="0.357cm" svg:height="0.681cm" svg:x="31.481cm" svg:y="11.969cm" svg:viewBox="0 0 358 682" draw:points="0,195 0,682 358,489 358,0">
            <text:p/>
          </draw:polygon>
          <draw:polygon draw:style-name="gr24" draw:text-style-name="P2" draw:layer="layout" svg:width="0.357cm" svg:height="0.681cm" svg:x="31.481cm" svg:y="11.969cm" svg:viewBox="0 0 358 682" draw:points="0,195 0,682 358,489 358,0">
            <text:p/>
          </draw:polygon>
        </draw:g>
        <draw:path draw:style-name="gr27" draw:text-style-name="P2" draw:layer="layout" svg:width="0.576cm" svg:height="0.8cm" svg:x="31.262cm" svg:y="11.85cm" svg:viewBox="0 0 577 801" svg:d="M577 118l-222-118-355 193v498c27 28 55 48 90 67 42 23 81 36 129 43l358-193z">
          <text:p/>
        </draw:path>
        <draw:g>
          <draw:path draw:style-name="gr28" draw:text-style-name="P18" draw:layer="layout" svg:width="0.033cm" svg:height="0.043cm" svg:x="31.345cm" svg:y="12.344cm" svg:viewBox="0 0 34 44" svg:d="M33 17c1 4 2 7 1 10 0 4-1 7-2 10-2 3-4 5-7 6s-5 1-9 0c-3-1-6-3-8-6-3-3-5-6-6-9-2-4-2-8-2-12s1-7 2-10c2-2 4-4 6-5h1c3-1 6-1 9 0s6 2 8 5c3 3 5 6 6 10 1 0 1 1 1 1z">
            <text:p/>
          </draw:path>
          <draw:path draw:style-name="gr12" draw:text-style-name="P2" draw:layer="layout" svg:width="0.033cm" svg:height="0.043cm" svg:x="31.345cm" svg:y="12.344cm" svg:viewBox="0 0 34 44" svg:d="M33 17c1 4 2 7 1 10 0 4-1 7-2 10-2 3-4 5-7 6s-5 1-9 0c-3-1-6-3-8-6-3-3-5-6-6-9-2-4-2-8-2-12s1-7 2-10c2-2 4-4 6-5h1c3-1 6-1 9 0s6 2 8 5c3 3 5 6 6 10 1 0 1 1 1 1z">
            <text:p/>
          </draw:path>
        </draw:g>
        <draw:path draw:style-name="gr29" draw:text-style-name="P2" draw:layer="layout" svg:width="0.148cm" svg:height="0.135cm" svg:x="31.297cm" svg:y="12.444cm" svg:viewBox="0 0 149 136" svg:d="M0 0c27 22 51 37 82 51 23 11 43 18 67 25M0 29c27 22 52 38 83 53 23 10 42 18 66 24M0 59c27 23 52 39 83 53 23 11 42 18 66 24">
          <text:p/>
        </draw:path>
        <draw:g>
          <draw:path draw:style-name="gr30" draw:text-style-name="P19" draw:layer="layout" svg:width="0.16cm" svg:height="0.091cm" svg:x="31.292cm" svg:y="12.137cm" svg:viewBox="0 0 161 92" svg:d="M5 14c21 18 40 31 64 44 28 15 54 26 85 34 1 0 2 0 3-1 2-1 2-1 3-3 1-1 1-2 1-3s0-3-1-4-1-2-3-2c-1-1-2-1-3-1-32-9-57-19-86-34-22-12-40-25-60-41 0-1-1-1-2-2 0 0-1-1-2-1s-1 1-2 1c-1 1-1 1-2 2 0 1 0 1 0 2s0 1 0 2c0 2 1 3 1 4 1 1 2 2 4 3z">
            <text:p/>
          </draw:path>
          <draw:path draw:style-name="gr12" draw:text-style-name="P2" draw:layer="layout" svg:width="0.16cm" svg:height="0.091cm" svg:x="31.292cm" svg:y="12.137cm" svg:viewBox="0 0 161 92" svg:d="M5 14c21 18 40 31 64 44 28 15 54 26 85 34 1 0 2 0 3-1 2-1 2-1 3-3 1-1 1-2 1-3s0-3-1-4-1-2-3-2c-1-1-2-1-3-1-32-9-57-19-86-34-22-12-40-25-60-41 0-1-1-1-2-2 0 0-1-1-2-1s-1 1-2 1c-1 1-1 1-2 2 0 1 0 1 0 2s0 1 0 2c0 2 1 3 1 4 1 1 2 2 4 3z">
            <text:p/>
          </draw:path>
        </draw:g>
        <draw:g>
          <draw:path draw:style-name="gr31" draw:text-style-name="P20" draw:layer="layout" svg:width="0.045cm" svg:height="0.029cm" svg:x="31.339cm" svg:y="12.18cm" svg:viewBox="0 0 46 30" svg:d="M46 29v-1c-4-9-8-16-13-21-6-5-11-7-17-7s-10 2-15 6c-1 2-1 3-1 5 0 3 1 6 5 9 3 3 7 5 13 7s12 3 19 3c3 0 6-1 9-1z">
            <text:p/>
          </draw:path>
          <draw:path draw:style-name="gr24" draw:text-style-name="P2" draw:layer="layout" svg:width="0.045cm" svg:height="0.029cm" svg:x="31.339cm" svg:y="12.18cm" svg:viewBox="0 0 46 30" svg:d="M46 29v-1c-4-9-8-16-13-21-6-5-11-7-17-7s-10 2-15 6c-1 2-1 3-1 5 0 3 1 6 5 9 3 3 7 5 13 7s12 3 19 3c3 0 6-1 9-1z">
            <text:p/>
          </draw:path>
        </draw:g>
        <draw:path draw:style-name="gr35" draw:text-style-name="P23" draw:layer="layout" svg:width="0.148cm" svg:height="0.115cm" svg:x="31.297cm" svg:y="12.19cm" svg:viewBox="0 0 149 116" svg:d="M0 0v39c21 17 40 29 64 42 28 16 54 26 85 35v-40c-32-9-58-20-87-35-23-13-42-25-62-41z">
          <text:p/>
        </draw:path>
        <draw:path draw:style-name="gr30" draw:text-style-name="P19" draw:layer="layout" svg:width="0.148cm" svg:height="0.086cm" svg:x="31.297cm" svg:y="12.198cm" svg:viewBox="0 0 149 87" svg:d="M0 9c21 18 40 31 64 44 28 16 54 26 85 34v-10c-32-9-58-20-87-36-23-12-42-25-62-41z">
          <text:p/>
        </draw:path>
        <draw:path draw:style-name="gr24" draw:text-style-name="P2" draw:layer="layout" svg:width="0.148cm" svg:height="0.115cm" svg:x="31.297cm" svg:y="12.189cm" svg:viewBox="0 0 149 116" svg:d="M0 0v39c21 17 40 29 64 42 28 16 54 26 85 35">
          <text:p/>
        </draw:path>
        <draw:path draw:style-name="gr12" draw:text-style-name="P2" draw:layer="layout" svg:width="0.148cm" svg:height="0.115cm" svg:x="31.297cm" svg:y="12.191cm" svg:viewBox="0 0 149 116" svg:d="M149 116v-40c-32-9-58-20-87-35-23-13-42-25-62-41">
          <text:p/>
        </draw:path>
        <draw:g>
          <draw:path draw:style-name="gr33" draw:text-style-name="P22" draw:layer="layout" svg:width="0.286cm" svg:height="0.279cm" svg:x="31.53cm" svg:y="12.37cm" svg:viewBox="0 0 287 280" svg:d="M287 140c0 26-6 48-19 70s-30 38-53 51-45 19-71 19c-27 0-49-6-72-19s-40-29-53-51-19-44-19-70 6-48 19-70 30-38 53-51 45-19 72-19c26 0 48 6 71 19s40 29 53 51 19 44 19 70z">
            <text:p/>
          </draw:path>
          <draw:path draw:style-name="gr34" draw:text-style-name="P2" draw:layer="layout" svg:width="0.286cm" svg:height="0.279cm" svg:x="31.53cm" svg:y="12.37cm" svg:viewBox="0 0 287 280" svg:d="M287 140c0 26-6 48-19 70s-30 38-53 51-45 19-71 19c-27 0-49-6-72-19s-40-29-53-51-19-44-19-70 6-48 19-70 30-38 53-51 45-19 72-19c26 0 48 6 71 19s40 29 53 51 19 44 19 70z">
            <text:p/>
          </draw:path>
        </draw:g>
        <draw:path draw:style-name="gr34" draw:text-style-name="P2" draw:layer="layout" svg:width="0.27cm" svg:height="0.281cm" svg:x="31.542cm" svg:y="12.369cm" svg:viewBox="0 0 271 282" svg:d="M99 279c-11-11-18-22-23-35-16-41-6-85 32-140 15-22 31-42 54-65 2 5 4 8 6 13 32 67 36 119 12 165-14 29-35 48-69 65M13 219c-9-18-13-35-13-55 0-24 6-44 18-64 12-21 27-35 48-47s42-17 66-17c11 0 21 1 31 3 14 3 25 7 36 14 22 12 37 27 49 47s17 40 17 64c0 23-5 43-17 64-1 2-2 3-3 5M211 21c-2 0-3 0-4 0-12 0-22 3-31 7-6 4-10 7-14 12-12-15-25-25-43-35-2-1-3-2-5-3M128 35c1-5 4-9 8-12 4-4 9-6 14-7 6-1 11-1 17 1h1c5 2 9 4 13 8s7 8 9 13c1 5 1 10 0 15s-4 9-8 12c-4 4-9 6-14 7-6 1-11 1-17-1-5-2-10-4-14-8s-7-8-9-13c-1-5-1-10 0-15zM129 127c-12-5-22-12-30-21-8-10-13-20-16-31-2-11-2-21 3-31 4-10 10-17 20-24 10-6 20-9 33-9 13-1 24 1 37 7 12 5 22 12 30 21 9 10 14 19 16 31 2 11 2 21-3 31-4 10-10 17-20 23s-20 9-33 10c-13 0-24-2-37-7zM119 210c-23-5-42-14-59-28-18-14-30-29-38-48-7-19-9-36-5-54 0-1 0-1 0-1 5-19 14-34 29-48s33-22 55-27 43-5 66 0c23 6 42 15 59 29 18 14 30 29 38 48 7 19 9 37 5 56-5 18-14 33-29 47s-33 22-55 27-43 5-66 0z">
          <text:p/>
        </draw:path>
        <draw:path draw:style-name="gr27" draw:text-style-name="P2" draw:layer="layout" svg:width="0.286cm" svg:height="0.279cm" svg:x="31.53cm" svg:y="12.37cm" svg:viewBox="0 0 287 280" svg:d="M287 140c0 26-6 48-19 70s-30 38-53 51-45 19-71 19c-27 0-49-6-72-19s-40-29-53-51-19-44-19-70 6-48 19-70 30-38 53-51 45-19 72-19c26 0 48 6 71 19s40 29 53 51 19 44 19 70z">
          <text:p/>
        </draw:path>
        <draw:g>
          <draw:path draw:style-name="gr4" draw:text-style-name="P4" draw:layer="layout" svg:width="0.576cm" svg:height="0.8cm" svg:x="40.312cm" svg:y="7.85cm" svg:viewBox="0 0 577 801" svg:d="M551 623l26-15v-490l-222-118-355 193v498c27 28 55 48 90 67 42 23 81 36 129 43l86-46c11 11 21 19 34 27 23 13 46 19 73 19 26 0 49-6 72-19s40-29 53-52c13-22 19-44 19-70 0-13-1-25-5-37zM98 271c2 0 3 1 4 2 38 20 73 33 117 41-43-8-79-21-117-41-1-1-2-2-4-2z">
            <text:p/>
          </draw:path>
          <draw:path draw:style-name="gr5" draw:text-style-name="P2" draw:layer="layout" svg:width="0.576cm" svg:height="0.8cm" svg:x="40.312cm" svg:y="7.85cm" svg:viewBox="0 0 577 801" svg:d="M551 623l26-15v-490l-222-118-355 193v498c27 28 55 48 90 67 42 23 81 36 129 43l86-46c11 11 21 19 34 27 23 13 46 19 73 19 26 0 49-6 72-19s40-29 53-52c13-22 19-44 19-70 0-13-1-25-5-37zM98 271c2 0 3 1 4 2 38 20 73 33 117 41-43-8-79-21-117-41-1-1-2-2-4-2z">
            <text:p/>
          </draw:path>
        </draw:g>
        <draw:g>
          <draw:path draw:style-name="gr23" draw:text-style-name="P15" draw:layer="layout" svg:width="0.576cm" svg:height="0.313cm" svg:x="40.312cm" svg:y="7.85cm" svg:viewBox="0 0 577 314" svg:d="M219 314l358-196-222-118-355 194c30 33 61 57 101 79 39 20 74 33 118 41z">
            <text:p/>
          </draw:path>
          <draw:path draw:style-name="gr24" draw:text-style-name="P2" draw:layer="layout" svg:width="0.576cm" svg:height="0.313cm" svg:x="40.312cm" svg:y="7.85cm" svg:viewBox="0 0 577 314" svg:d="M219 314l358-196-222-118-355 194c30 33 61 57 101 79 39 20 74 33 118 41z">
            <text:p/>
          </draw:path>
        </draw:g>
        <draw:g>
          <draw:path draw:style-name="gr25" draw:text-style-name="P16" draw:layer="layout" svg:width="0.219cm" svg:height="0.608cm" svg:x="40.312cm" svg:y="8.043cm" svg:viewBox="0 0 220 609" svg:d="M220 120c-44-8-80-20-118-41-41-22-72-46-102-79v498c28 28 55 49 91 69 42 22 81 35 129 42z">
            <text:p/>
          </draw:path>
          <draw:path draw:style-name="gr24" draw:text-style-name="P2" draw:layer="layout" svg:width="0.219cm" svg:height="0.608cm" svg:x="40.312cm" svg:y="8.043cm" svg:viewBox="0 0 220 609" svg:d="M220 120c-44-8-80-20-118-41-41-22-72-46-102-79v498c28 28 55 49 91 69 42 22 81 35 129 42z">
            <text:p/>
          </draw:path>
        </draw:g>
        <draw:g>
          <draw:polygon draw:style-name="gr26" draw:text-style-name="P17" draw:layer="layout" svg:width="0.357cm" svg:height="0.681cm" svg:x="40.531cm" svg:y="7.969cm" svg:viewBox="0 0 358 682" draw:points="0,195 0,682 358,489 358,0">
            <text:p/>
          </draw:polygon>
          <draw:polygon draw:style-name="gr24" draw:text-style-name="P2" draw:layer="layout" svg:width="0.357cm" svg:height="0.681cm" svg:x="40.531cm" svg:y="7.969cm" svg:viewBox="0 0 358 682" draw:points="0,195 0,682 358,489 358,0">
            <text:p/>
          </draw:polygon>
        </draw:g>
        <draw:path draw:style-name="gr27" draw:text-style-name="P2" draw:layer="layout" svg:width="0.576cm" svg:height="0.8cm" svg:x="40.312cm" svg:y="7.85cm" svg:viewBox="0 0 577 801" svg:d="M577 118l-222-118-355 193v498c27 28 55 48 90 67 42 23 81 36 129 43l358-193z">
          <text:p/>
        </draw:path>
        <draw:g>
          <draw:path draw:style-name="gr28" draw:text-style-name="P18" draw:layer="layout" svg:width="0.033cm" svg:height="0.043cm" svg:x="40.395cm" svg:y="8.344cm" svg:viewBox="0 0 34 44" svg:d="M33 17c1 4 2 7 1 10 0 4-1 7-2 10-2 3-4 5-7 6s-5 1-9 0c-3-1-6-3-8-6-3-3-5-6-6-9-2-4-2-8-2-12s1-7 2-10c2-2 4-4 6-5h1c3-1 6-1 9 0s6 2 8 5c3 3 5 6 6 10 1 0 1 1 1 1z">
            <text:p/>
          </draw:path>
          <draw:path draw:style-name="gr12" draw:text-style-name="P2" draw:layer="layout" svg:width="0.033cm" svg:height="0.043cm" svg:x="40.395cm" svg:y="8.344cm" svg:viewBox="0 0 34 44" svg:d="M33 17c1 4 2 7 1 10 0 4-1 7-2 10-2 3-4 5-7 6s-5 1-9 0c-3-1-6-3-8-6-3-3-5-6-6-9-2-4-2-8-2-12s1-7 2-10c2-2 4-4 6-5h1c3-1 6-1 9 0s6 2 8 5c3 3 5 6 6 10 1 0 1 1 1 1z">
            <text:p/>
          </draw:path>
        </draw:g>
        <draw:path draw:style-name="gr29" draw:text-style-name="P2" draw:layer="layout" svg:width="0.148cm" svg:height="0.135cm" svg:x="40.347cm" svg:y="8.444cm" svg:viewBox="0 0 149 136" svg:d="M0 0c27 22 51 37 82 51 23 11 43 18 67 25M0 29c27 22 52 38 83 53 23 10 42 18 66 24M0 59c27 23 52 39 83 53 23 11 42 18 66 24">
          <text:p/>
        </draw:path>
        <draw:g>
          <draw:path draw:style-name="gr30" draw:text-style-name="P19" draw:layer="layout" svg:width="0.16cm" svg:height="0.091cm" svg:x="40.342cm" svg:y="8.137cm" svg:viewBox="0 0 161 92" svg:d="M5 14c21 18 40 31 64 44 28 15 54 26 85 34 1 0 2 0 3-1 2-1 2-1 3-3 1-1 1-2 1-3s0-3-1-4-1-2-3-2c-1-1-2-1-3-1-32-9-57-19-86-34-22-12-40-25-60-41 0-1-1-1-2-2 0 0-1-1-2-1s-1 1-2 1c-1 1-1 1-2 2 0 1 0 1 0 2s0 1 0 2c0 2 1 3 1 4 1 1 2 2 4 3z">
            <text:p/>
          </draw:path>
          <draw:path draw:style-name="gr12" draw:text-style-name="P2" draw:layer="layout" svg:width="0.16cm" svg:height="0.091cm" svg:x="40.342cm" svg:y="8.137cm" svg:viewBox="0 0 161 92" svg:d="M5 14c21 18 40 31 64 44 28 15 54 26 85 34 1 0 2 0 3-1 2-1 2-1 3-3 1-1 1-2 1-3s0-3-1-4-1-2-3-2c-1-1-2-1-3-1-32-9-57-19-86-34-22-12-40-25-60-41 0-1-1-1-2-2 0 0-1-1-2-1s-1 1-2 1c-1 1-1 1-2 2 0 1 0 1 0 2s0 1 0 2c0 2 1 3 1 4 1 1 2 2 4 3z">
            <text:p/>
          </draw:path>
        </draw:g>
        <draw:g>
          <draw:path draw:style-name="gr31" draw:text-style-name="P20" draw:layer="layout" svg:width="0.045cm" svg:height="0.029cm" svg:x="40.389cm" svg:y="8.18cm" svg:viewBox="0 0 46 30" svg:d="M46 29v-1c-4-9-8-16-13-21-6-5-11-7-17-7s-10 2-15 6c-1 2-1 3-1 5 0 3 1 6 5 9 3 3 7 5 13 7s12 3 19 3c3 0 6-1 9-1z">
            <text:p/>
          </draw:path>
          <draw:path draw:style-name="gr24" draw:text-style-name="P2" draw:layer="layout" svg:width="0.045cm" svg:height="0.029cm" svg:x="40.389cm" svg:y="8.18cm" svg:viewBox="0 0 46 30" svg:d="M46 29v-1c-4-9-8-16-13-21-6-5-11-7-17-7s-10 2-15 6c-1 2-1 3-1 5 0 3 1 6 5 9 3 3 7 5 13 7s12 3 19 3c3 0 6-1 9-1z">
            <text:p/>
          </draw:path>
        </draw:g>
        <draw:path draw:style-name="gr35" draw:text-style-name="P23" draw:layer="layout" svg:width="0.148cm" svg:height="0.115cm" svg:x="40.347cm" svg:y="8.19cm" svg:viewBox="0 0 149 116" svg:d="M0 0v39c21 17 40 29 64 42 28 16 54 26 85 35v-40c-32-9-58-20-87-35-23-13-42-25-62-41z">
          <text:p/>
        </draw:path>
        <draw:path draw:style-name="gr30" draw:text-style-name="P19" draw:layer="layout" svg:width="0.148cm" svg:height="0.086cm" svg:x="40.347cm" svg:y="8.198cm" svg:viewBox="0 0 149 87" svg:d="M0 9c21 18 40 31 64 44 28 16 54 26 85 34v-10c-32-9-58-20-87-36-23-12-42-25-62-41z">
          <text:p/>
        </draw:path>
        <draw:path draw:style-name="gr24" draw:text-style-name="P2" draw:layer="layout" svg:width="0.148cm" svg:height="0.115cm" svg:x="40.347cm" svg:y="8.189cm" svg:viewBox="0 0 149 116" svg:d="M0 0v39c21 17 40 29 64 42 28 16 54 26 85 35">
          <text:p/>
        </draw:path>
        <draw:path draw:style-name="gr12" draw:text-style-name="P2" draw:layer="layout" svg:width="0.148cm" svg:height="0.115cm" svg:x="40.347cm" svg:y="8.191cm" svg:viewBox="0 0 149 116" svg:d="M149 116v-40c-32-9-58-20-87-35-23-13-42-25-62-41">
          <text:p/>
        </draw:path>
        <draw:g>
          <draw:path draw:style-name="gr33" draw:text-style-name="P22" draw:layer="layout" svg:width="0.287cm" svg:height="0.279cm" svg:x="40.58cm" svg:y="8.37cm" svg:viewBox="0 0 288 280" svg:d="M288 140c0 26-6 48-19 70-14 22-30 38-53 51s-45 19-72 19-49-6-72-19-39-29-53-51c-13-22-19-44-19-70s6-48 19-70c14-22 30-38 53-51s45-19 71-19h1c27 0 49 6 72 19s39 29 53 51c13 22 19 44 19 70z">
            <text:p/>
          </draw:path>
          <draw:path draw:style-name="gr34" draw:text-style-name="P2" draw:layer="layout" svg:width="0.287cm" svg:height="0.279cm" svg:x="40.58cm" svg:y="8.37cm" svg:viewBox="0 0 288 280" svg:d="M288 140c0 26-6 48-19 70-14 22-30 38-53 51s-45 19-72 19-49-6-72-19-39-29-53-51c-13-22-19-44-19-70s6-48 19-70c14-22 30-38 53-51s45-19 71-19h1c27 0 49 6 72 19s39 29 53 51c13 22 19 44 19 70z">
            <text:p/>
          </draw:path>
        </draw:g>
        <draw:path draw:style-name="gr34" draw:text-style-name="P2" draw:layer="layout" svg:width="0.27cm" svg:height="0.281cm" svg:x="40.592cm" svg:y="8.369cm" svg:viewBox="0 0 271 282" svg:d="M99 279c-11-11-18-22-23-35-16-41-6-85 32-140 15-22 31-42 54-65 2 5 4 8 6 13 32 67 36 119 12 165-14 29-35 48-69 65M13 219c-9-18-13-35-13-55 0-24 6-44 18-64 12-21 27-35 48-47s42-17 66-17c11 0 21 1 31 3 14 3 25 7 36 14 22 12 37 27 49 47s17 40 17 64c0 23-5 43-17 64-1 2-2 3-3 5M211 21c-2 0-3 0-4 0-12 0-22 3-31 7-6 4-10 7-14 12-12-15-25-25-43-35-2-1-3-2-5-3M128 35c1-5 4-9 8-12 4-4 9-6 14-7 6-1 11-1 17 1h1c5 2 9 4 13 8s7 8 9 13c1 5 1 10 0 15s-4 9-8 12c-4 4-9 6-14 7-6 1-11 1-17-1-5-2-10-4-14-8s-7-8-9-13c-1-5-1-10 0-15zM129 127c-12-5-22-12-30-21-8-10-13-20-16-31-2-11-2-21 3-31 4-10 10-17 20-24 10-6 20-9 33-9 13-1 24 1 37 7 12 5 22 12 30 21 9 10 14 19 16 31 2 11 2 21-3 31-4 10-10 17-20 23s-20 9-33 10c-13 0-24-2-37-7zM119 210c-23-5-42-14-59-28-18-14-30-29-38-48-7-19-9-36-5-54 0-1 0-1 0-1 5-19 14-34 29-48s33-22 55-27 43-5 66 0c23 6 42 15 59 29 18 14 30 29 38 48 7 19 9 37 5 56-5 18-14 33-29 47s-33 22-55 27-43 5-66 0z">
          <text:p/>
        </draw:path>
        <draw:path draw:style-name="gr27" draw:text-style-name="P2" draw:layer="layout" svg:width="0.287cm" svg:height="0.279cm" svg:x="40.58cm" svg:y="8.37cm" svg:viewBox="0 0 288 280" svg:d="M288 140c0 26-6 48-19 70-14 22-30 38-53 51s-45 19-72 19-49-6-72-19-39-29-53-51c-13-22-19-44-19-70s6-48 19-70c14-22 30-38 53-51s45-19 71-19h1c27 0 49 6 72 19s39 29 53 51c13 22 19 44 19 70z">
          <text:p/>
        </draw:path>
        <draw:g>
          <draw:path draw:style-name="gr4" draw:text-style-name="P4" draw:layer="layout" svg:width="0.8cm" svg:height="0.787cm" svg:x="21.735cm" svg:y="9.84cm" svg:viewBox="0 0 801 788" svg:d="M801 228c-3-40-20-74-53-108-37-38-83-66-147-88s-127-32-200-32c-74 0-137 10-201 32s-110 50-147 88c-33 34-50 68-53 108v320c0 45 17 82 54 120 37 39 82 66 146 88s127 32 201 32c73 0 136-10 200-32s109-49 146-88c37-38 54-75 54-120z">
            <text:p/>
          </draw:path>
          <draw:path draw:style-name="gr5" draw:text-style-name="P2" draw:layer="layout" svg:width="0.8cm" svg:height="0.787cm" svg:x="21.735cm" svg:y="9.84cm" svg:viewBox="0 0 801 788" svg:d="M801 228c-3-40-20-74-53-108-37-38-83-66-147-88s-127-32-200-32c-74 0-137 10-201 32s-110 50-147 88c-33 34-50 68-53 108v320c0 45 17 82 54 120 37 39 82 66 146 88s127 32 201 32c73 0 136-10 200-32s109-49 146-88c37-38 54-75 54-120z">
            <text:p/>
          </draw:path>
        </draw:g>
        <draw:g>
          <draw:path draw:style-name="gr6" draw:text-style-name="P5" draw:layer="layout" svg:width="0.799cm" svg:height="0.479cm" svg:x="21.735cm" svg:y="9.84cm" svg:viewBox="0 0 800 480" svg:d="M800 240c0 44-17 82-54 120-36 38-82 66-146 88s-126 32-200 32-136-10-200-32-110-50-146-88c-37-38-54-76-54-120s17-82 54-120c36-38 82-66 146-88 63-22 126-32 199-32h1c74 0 136 10 200 32s110 50 146 88c37 38 54 76 54 120z">
            <text:p/>
          </draw:path>
          <draw:path draw:style-name="gr7" draw:text-style-name="P2" draw:layer="layout" svg:width="0.799cm" svg:height="0.479cm" svg:x="21.735cm" svg:y="9.84cm" svg:viewBox="0 0 800 480" svg:d="M800 240c0 44-17 82-54 120-36 38-82 66-146 88s-126 32-200 32-136-10-200-32-110-50-146-88c-37-38-54-76-54-120s17-82 54-120c36-38 82-66 146-88 63-22 126-32 199-32h1c74 0 136 10 200 32s110 50 146 88c37 38 54 76 54 120z">
            <text:p/>
          </draw:path>
        </draw:g>
        <draw:g>
          <draw:polygon draw:style-name="gr11" draw:text-style-name="P8" draw:layer="layout" svg:width="0.274cm" svg:height="0.158cm" svg:x="22.135cm" svg:y="9.922cm" svg:viewBox="0 0 275 159" draw:points="275,112 275,0 80,0 160,47 0,140 34,159 194,66">
            <text:p/>
          </draw:polygon>
          <draw:polygon draw:style-name="gr12" draw:text-style-name="P2" draw:layer="layout" svg:width="0.274cm" svg:height="0.158cm" svg:x="22.135cm" svg:y="9.922cm" svg:viewBox="0 0 275 159" draw:points="275,112 275,0 80,0 160,47 0,140 34,159 194,66">
            <text:p/>
          </draw:polygon>
        </draw:g>
        <draw:g>
          <draw:polygon draw:style-name="gr11" draw:text-style-name="P8" draw:layer="layout" svg:width="0.291cm" svg:height="0.168cm" svg:x="21.844cm" svg:y="9.912cm" svg:viewBox="0 0 292 169" draw:points="292,56 275,158 97,169 177,123 0,20 34,0 212,103">
            <text:p/>
          </draw:polygon>
          <draw:polygon draw:style-name="gr12" draw:text-style-name="P2" draw:layer="layout" svg:width="0.291cm" svg:height="0.168cm" svg:x="21.844cm" svg:y="9.912cm" svg:viewBox="0 0 292 169" draw:points="292,56 275,158 97,169 177,123 0,20 34,0 212,103">
            <text:p/>
          </draw:polygon>
        </draw:g>
        <draw:g>
          <draw:polygon draw:style-name="gr11" draw:text-style-name="P8" draw:layer="layout" svg:width="0.291cm" svg:height="0.168cm" svg:x="22.135cm" svg:y="10.08cm" svg:viewBox="0 0 292 169" draw:points="0,113 17,10 194,0 115,47 292,149 258,169 80,67">
            <text:p/>
          </draw:polygon>
          <draw:polygon draw:style-name="gr12" draw:text-style-name="P2" draw:layer="layout" svg:width="0.291cm" svg:height="0.168cm" svg:x="22.135cm" svg:y="10.08cm" svg:viewBox="0 0 292 169" draw:points="0,113 17,10 194,0 115,47 292,149 258,169 80,67">
            <text:p/>
          </draw:polygon>
        </draw:g>
        <draw:g>
          <draw:polygon draw:style-name="gr11" draw:text-style-name="P8" draw:layer="layout" svg:width="0.274cm" svg:height="0.158cm" svg:x="21.861cm" svg:y="10.08cm" svg:viewBox="0 0 275 159" draw:points="0,46 0,159 194,159 115,113 275,19 241,0 80,93">
            <text:p/>
          </draw:polygon>
          <draw:polygon draw:style-name="gr12" draw:text-style-name="P2" draw:layer="layout" svg:width="0.274cm" svg:height="0.158cm" svg:x="21.861cm" svg:y="10.08cm" svg:viewBox="0 0 275 159" draw:points="0,46 0,159 194,159 115,113 275,19 241,0 80,93">
            <text:p/>
          </draw:polygon>
        </draw:g>
        <draw:g>
          <draw:path draw:style-name="gr36" draw:text-style-name="P24" draw:layer="layout" svg:width="0.8cm" svg:height="0.559cm" svg:x="21.735cm" svg:y="10.08cm" svg:viewBox="0 0 801 560" svg:d="M0 0v320c0 44 17 82 54 120 37 39 82 66 146 88s127 32 201 32c73 0 136-10 200-32s109-49 146-88c37-38 54-76 54-120v-320c0 44-17 82-54 120s-82 66-146 88-127 32-200 32c-74 0-137-10-201-32s-109-50-146-88-54-76-54-120z">
            <text:p/>
          </draw:path>
          <draw:path draw:style-name="gr2" draw:text-style-name="P2" draw:layer="layout" svg:width="0.8cm" svg:height="0.559cm" svg:x="21.735cm" svg:y="10.08cm" svg:viewBox="0 0 801 560" svg:d="M0 0v320c0 44 17 82 54 120 37 39 82 66 146 88s127 32 201 32c73 0 136-10 200-32s109-49 146-88c37-38 54-76 54-120v-320c0 44-17 82-54 120s-82 66-146 88-127 32-200 32c-74 0-137-10-201-32s-109-50-146-88-54-76-54-120z">
            <text:p/>
          </draw:path>
        </draw:g>
        <draw:path draw:style-name="gr10" draw:text-style-name="P2" draw:layer="layout" svg:width="0.8cm" svg:height="0.787cm" svg:x="21.735cm" svg:y="9.84cm" svg:viewBox="0 0 801 788" svg:d="M801 228c-3-40-20-74-53-108-37-38-83-66-147-88s-127-32-200-32c-74 0-137 10-201 32s-110 50-147 88c-33 34-50 68-53 108v320c0 45 17 82 54 120 37 39 82 66 146 88s127 32 201 32c73 0 136-10 200-32s109-49 146-88c37-38 54-75 54-120z">
          <text:p/>
        </draw:path>
        <draw:g>
          <draw:path draw:style-name="gr4" draw:text-style-name="P4" draw:layer="layout" svg:width="0.546cm" svg:height="0.8cm" svg:x="22.157cm" svg:y="9.851cm" svg:viewBox="0 0 547 801" svg:d="M36 671c0-1-1-1-1-1zM36 671c3 2 6 3 10 3 3 0 6-1 9-3 1-1 2-1 2-1 7-5 13-10 18-17 4-8 7-14 10-21l291 169 171-99v-333l-76-44v-75-59-1c0-35-8-65-25-95-18-30-40-52-70-69-30-18-60-26-94-26-33 0-60 7-89 22-19 12-32 26-43 45-10 16-15 32-17 50v123l-75 44v208c-2 0-4 0-6 0-4 0-7 0-11 2-9 7-15 14-21 24-2 4-3 7-5 11-10 25-15 47-15 74 0 19 4 35 14 51 0 2 1 3 2 5zM35 670c0 0 1 0 1 1zM16 612c0-23 4-42 11-64-7 22-10 41-11 64v1c0 13 2 24 6 36-4-11-6-21-6-32 0-2 0-4 0-5zM245 121c0 1-1 1-2 1-2 2-5 3-7 4-2 2-4 3-7 4 2-2 4-3 7-5 2-1 5-2 7-3 1 0 2 0 2-1zM245 121c11-5 22-7 34-7 15 0 28 4 41 11 13 8 22 17 30 30 7 13 11 26 11 41 0 3 0 4 0 7 0 10 0 18 0 28s0 19 0 29l-117-68z">
            <text:p/>
          </draw:path>
          <draw:path draw:style-name="gr5" draw:text-style-name="P2" draw:layer="layout" svg:width="0.546cm" svg:height="0.8cm" svg:x="22.157cm" svg:y="9.851cm" svg:viewBox="0 0 547 801" svg:d="M36 671c0-1-1-1-1-1M36 671c3 2 6 3 10 3 3 0 6-1 9-3 1-1 2-1 2-1 7-5 13-10 18-17 4-8 7-14 10-21l291 169 171-99v-333l-76-44v-75-59-1c0-35-8-65-25-95-18-30-40-52-70-69-30-18-60-26-94-26-33 0-60 7-89 22-19 12-32 26-43 45-10 16-15 32-17 50v123l-75 44v208c-2 0-4 0-6 0-4 0-7 0-11 2-9 7-15 14-21 24-2 4-3 7-5 11-10 25-15 47-15 74 0 19 4 35 14 51 0 2 1 3 2 5zM35 670c0 0 1 0 1 1M16 612c0-23 4-42 11-64-7 22-10 41-11 64v1c0 13 2 24 6 36-4-11-6-21-6-32 0-2 0-4 0-5zM245 121c0 1-1 1-2 1-2 2-5 3-7 4-2 2-4 3-7 4 2-2 4-3 7-5 2-1 5-2 7-3 1 0 2 0 2-1 11-5 22-7 34-7 15 0 28 4 41 11 13 8 22 17 30 30 7 13 11 26 11 41 0 3 0 4 0 7 0 10 0 18 0 28s0 19 0 29l-117-68z">
            <text:p/>
          </draw:path>
        </draw:g>
        <draw:g>
          <draw:polygon draw:style-name="gr8" draw:text-style-name="P6" draw:layer="layout" svg:width="0.171cm" svg:height="0.432cm" svg:x="22.774cm" svg:y="10.218cm" svg:viewBox="0 0 172 433" draw:points="0,99 0,433 172,334 172,0">
            <text:p/>
          </draw:polygon>
          <draw:polygon draw:style-name="gr7" draw:text-style-name="P2" draw:layer="layout" svg:width="0.171cm" svg:height="0.432cm" svg:x="22.774cm" svg:y="10.218cm" svg:viewBox="0 0 172 433" draw:points="0,99 0,433 172,334 172,0">
            <text:p/>
          </draw:polygon>
        </draw:g>
        <draw:g>
          <draw:polygon draw:style-name="gr6" draw:text-style-name="P5" draw:layer="layout" svg:width="0.488cm" svg:height="0.284cm" svg:x="22.457cm" svg:y="10.034cm" svg:viewBox="0 0 489 285" draw:points="0,99 318,285 489,185 171,0">
            <text:p/>
          </draw:polygon>
          <draw:polygon draw:style-name="gr7" draw:text-style-name="P2" draw:layer="layout" svg:width="0.488cm" svg:height="0.284cm" svg:x="22.457cm" svg:y="10.034cm" svg:viewBox="0 0 489 285" draw:points="0,99 318,285 489,185 171,0">
            <text:p/>
          </draw:polygon>
        </draw:g>
        <draw:g>
          <draw:path draw:style-name="gr9" draw:text-style-name="P7" draw:layer="layout" svg:width="0.337cm" svg:height="0.404cm" svg:x="22.532cm" svg:y="9.851cm" svg:viewBox="0 0 338 405" svg:d="M338 379c-6 7-12 12-19 16-12 7-24 10-38 10s-26-3-38-10c-6-4-11-8-16-13 0-6 0-11 0-17 0-57 0-105 1-162 0-2 0-4 0-6 0-16-4-29-11-42-8-13-17-22-30-30-13-7-26-11-41-11s-28 4-41 11c-3 2-6 4-9 6 3-3 5-5 8-6 2-2 4-3 7-3l-1 156c-5 6-10 11-17 15-12 6-23 10-37 10-13 0-25-4-37-10-7-5-13-10-19-17v-158c2-19 7-35 17-51 11-19 24-33 42-45 29-15 56-22 88-22 35 0 65 8 95 26 30 17 52 39 70 69 17 31 25 60 25 95 0 1 0 1 0 2v58z">
            <text:p/>
          </draw:path>
          <draw:path draw:style-name="gr2" draw:text-style-name="P2" draw:layer="layout" svg:width="0.337cm" svg:height="0.404cm" svg:x="22.532cm" svg:y="9.851cm" svg:viewBox="0 0 338 405" svg:d="M338 379c-6 7-12 12-19 16-12 7-24 10-38 10s-26-3-38-10c-6-4-11-8-16-13 0-6 0-11 0-17 0-57 0-105 1-162 0-2 0-4 0-6 0-16-4-29-11-42-8-13-17-22-30-30-13-7-26-11-41-11s-28 4-41 11c-3 2-6 4-9 6 3-3 5-5 8-6 2-2 4-3 7-3l-1 156c-5 6-10 11-17 15-12 6-23 10-37 10-13 0-25-4-37-10-7-5-13-10-19-17v-158c2-19 7-35 17-51 11-19 24-33 42-45 29-15 56-22 88-22 35 0 65 8 95 26 30 17 52 39 70 69 17 31 25 60 25 95 0 1 0 1 0 2v58z">
            <text:p/>
          </draw:path>
        </draw:g>
        <draw:g>
          <draw:polygon draw:style-name="gr9" draw:text-style-name="P7" draw:layer="layout" svg:width="0.317cm" svg:height="0.517cm" svg:x="22.457cm" svg:y="10.133cm" svg:viewBox="0 0 318 518" draw:points="0,333 318,518 318,185 0,0">
            <text:p/>
          </draw:polygon>
          <draw:polygon draw:style-name="gr2" draw:text-style-name="P2" draw:layer="layout" svg:width="0.317cm" svg:height="0.517cm" svg:x="22.457cm" svg:y="10.133cm" svg:viewBox="0 0 318 518" draw:points="0,333 318,518 318,185 0,0">
            <text:p/>
          </draw:polygon>
        </draw:g>
        <draw:g>
          <draw:path draw:style-name="gr9" draw:text-style-name="P7" draw:layer="layout" svg:width="0.098cm" svg:height="0.172cm" svg:x="22.563cm" svg:y="10.251cm" svg:viewBox="0 0 99 173" svg:d="M3 95c-3-16-4-30-2-44 2-15 5-25 11-35 6-9 12-14 21-16h1c9-1 16 1 25 7 8 7 16 15 23 28s11 26 14 42 4 30 2 44c-1 15-5 26-10 35-6 9-13 14-21 16-9 2-17-1-26-7s-16-15-23-28-12-26-15-42z">
            <text:p/>
          </draw:path>
          <draw:path draw:style-name="gr2" draw:text-style-name="P2" draw:layer="layout" svg:width="0.098cm" svg:height="0.172cm" svg:x="22.563cm" svg:y="10.251cm" svg:viewBox="0 0 99 173" svg:d="M3 95c-3-16-4-30-2-44 2-15 5-25 11-35 6-9 12-14 21-16h1c9-1 16 1 25 7 8 7 16 15 23 28s11 26 14 42 4 30 2 44c-1 15-5 26-10 35-6 9-13 14-21 16-9 2-17-1-26-7s-16-15-23-28-12-26-15-42z">
            <text:p/>
          </draw:path>
        </draw:g>
        <draw:g>
          <draw:polygon draw:style-name="gr9" draw:text-style-name="P7" draw:layer="layout" svg:width="0.02cm" svg:height="0.093cm" svg:x="22.6cm" svg:y="10.296cm" svg:viewBox="0 0 21 94" draw:points="0,82 21,94 21,11 0,0">
            <text:p/>
          </draw:polygon>
          <draw:polygon draw:style-name="gr2" draw:text-style-name="P2" draw:layer="layout" svg:width="0.02cm" svg:height="0.093cm" svg:x="22.6cm" svg:y="10.296cm" svg:viewBox="0 0 21 94" draw:points="0,82 21,94 21,11 0,0">
            <text:p/>
          </draw:polygon>
        </draw:g>
        <draw:path draw:style-name="gr10" draw:text-style-name="P2" draw:layer="layout" svg:width="0.116cm" svg:height="0.146cm" svg:x="22.644cm" svg:y="9.965cm" svg:viewBox="0 0 117 147" svg:d="M0 79l116 68 1-58c0-2 0-4 0-6 0-15-3-28-11-42-8-13-17-22-31-30-13-7-26-11-42-11-12 0-22 2-33 7z">
          <text:p/>
        </draw:path>
        <draw:g>
          <draw:path draw:style-name="gr9" draw:text-style-name="P7" draw:layer="layout" svg:width="0.203cm" svg:height="0.212cm" svg:x="22.415cm" svg:y="10.31cm" svg:viewBox="0 0 204 213" svg:d="M204 0v23l-13 27-51 30-17 37-46 26c-4 18-9 33-19 49-5 7-10 12-17 17-1 1-1 1-2 2-3 2-6 2-10 2-3 0-6 0-9-2s-5-4-7-8c-1 0-1-1-1-1-8-16-12-31-12-49 0-1 0-2 0-2 1-24 4-43 12-66 2-6 4-11 8-17 6-10 12-18 21-26 4-2 7-3 11-3 3 0 7 1 10 3 4 2 6 5 8 8 0 1 0 1 0 1 1 2 2 3 3 4 3 6 5 12 6 18z">
            <text:p/>
          </draw:path>
          <draw:path draw:style-name="gr2" draw:text-style-name="P2" draw:layer="layout" svg:width="0.203cm" svg:height="0.212cm" svg:x="22.415cm" svg:y="10.31cm" svg:viewBox="0 0 204 213" svg:d="M204 0v23l-13 27-51 30-17 37-46 26c-4 18-9 33-19 49-5 7-10 12-17 17-1 1-1 1-2 2-3 2-6 2-10 2-3 0-6 0-9-2s-5-4-7-8c-1 0-1-1-1-1-8-16-12-31-12-49 0-1 0-2 0-2 1-24 4-43 12-66 2-6 4-11 8-17 6-10 12-18 21-26 4-2 7-3 11-3 3 0 7 1 10 3 4 2 6 5 8 8 0 1 0 1 0 1 1 2 2 3 3 4 3 6 5 12 6 18z">
            <text:p/>
          </draw:path>
        </draw:g>
        <draw:path draw:style-name="gr2" draw:text-style-name="P2" draw:layer="layout" svg:width="0.026cm" svg:height="0.048cm" svg:x="22.428cm" svg:y="10.42cm" svg:viewBox="0 0 27 49" svg:d="M26 27c-1 4-2 7-4 11s-4 6-6 8c-3 2-5 3-7 2-3 0-4-2-6-4-2-3-3-6-3-10-1-4 0-8 0-12 1-5 3-8 4-12 2-4 4-6 7-8 2-2 4-3 7-2 2 1 4 2 6 4 1 3 2 6 3 10 0 4 0 8-1 12z">
          <text:p/>
        </draw:path>
        <draw:g>
          <draw:polygon draw:style-name="gr9" draw:text-style-name="P7" draw:layer="layout" svg:width="0.129cm" svg:height="0.083cm" svg:x="22.489cm" svg:y="10.3cm" svg:viewBox="0 0 130 84" draw:points="0,69 5,84 130,9 114,0">
            <text:p/>
          </draw:polygon>
          <draw:polygon draw:style-name="gr2" draw:text-style-name="P2" draw:layer="layout" svg:width="0.129cm" svg:height="0.083cm" svg:x="22.489cm" svg:y="10.3cm" svg:viewBox="0 0 130 84" draw:points="0,69 5,84 130,9 114,0">
            <text:p/>
          </draw:polygon>
        </draw:g>
        <draw:g>
          <draw:path draw:style-name="gr9" draw:text-style-name="P7" draw:layer="layout" svg:width="0.077cm" svg:height="0.178cm" svg:x="22.399cm" svg:y="10.341cm" svg:viewBox="0 0 78 179" svg:d="M36 179c-3-4-6-8-9-14-8-13-11-25-11-40 0-2 0-4 0-5 1-24 4-44 12-66 3-6 5-11 8-16 6-11 13-19 22-27 4-2 7-3 11-3 3 0 6 1 9 2l-9-5c-1-1-2-1-3-2-4-2-8-3-13-3-4 0-8 0-11 2-10 7-16 14-22 24-2 4-3 7-5 11-10 25-15 47-15 74 0 19 4 35 14 52 1 1 1 2 2 4z">
            <text:p/>
          </draw:path>
          <draw:path draw:style-name="gr2" draw:text-style-name="P2" draw:layer="layout" svg:width="0.077cm" svg:height="0.178cm" svg:x="22.399cm" svg:y="10.341cm" svg:viewBox="0 0 78 179" svg:d="M36 179c-3-4-6-8-9-14-8-13-11-25-11-40 0-2 0-4 0-5 1-24 4-44 12-66 3-6 5-11 8-16 6-11 13-19 22-27 4-2 7-3 11-3 3 0 6 1 9 2l-9-5c-1-1-2-1-3-2-4-2-8-3-13-3-4 0-8 0-11 2-10 7-16 14-22 24-2 4-3 7-5 11-10 25-15 47-15 74 0 19 4 35 14 52 1 1 1 2 2 4z">
            <text:p/>
          </draw:path>
        </draw:g>
        <draw:g>
          <draw:path draw:style-name="gr9" draw:text-style-name="P7" draw:layer="layout" svg:width="0.023cm" svg:height="0.048cm" svg:x="22.43cm" svg:y="10.42cm" svg:viewBox="0 0 24 49" svg:d="M9 13c0 1 0 1 0 2 0 8-2 16-6 23-1 2-2 3-3 5 0 1 0 1 1 2 0 1 1 2 2 3 2 0 3 1 4 1s2-1 4-1c0-1 0-1 0-1 4-2 6-5 8-8 1-1 1-3 2-4 2-6 3-11 3-17 0-3 0-6-1-9 0-1-1-2-1-4-2-2-3-3-5-4-1 0-1-1-2-1-1 0-1 0-1 0-2 0-4 0-6 1 0 1-1 1-2 2 2 3 3 7 3 10z">
            <text:p/>
          </draw:path>
          <draw:path draw:style-name="gr2" draw:text-style-name="P2" draw:layer="layout" svg:width="0.023cm" svg:height="0.048cm" svg:x="22.43cm" svg:y="10.42cm" svg:viewBox="0 0 24 49" svg:d="M9 13c0 1 0 1 0 2 0 8-2 16-6 23-1 2-2 3-3 5 0 1 0 1 1 2 0 1 1 2 2 3 2 0 3 1 4 1s2-1 4-1c0-1 0-1 0-1 4-2 6-5 8-8 1-1 1-3 2-4 2-6 3-11 3-17 0-3 0-6-1-9 0-1-1-2-1-4-2-2-3-3-5-4-1 0-1-1-2-1-1 0-1 0-1 0-2 0-4 0-6 1 0 1-1 1-2 2 2 3 3 7 3 10z">
            <text:p/>
          </draw:path>
        </draw:g>
        <draw:path draw:style-name="gr10" draw:text-style-name="P2" draw:layer="layout" svg:width="0.546cm" svg:height="0.797cm" svg:x="22.399cm" svg:y="9.853cm" svg:viewBox="0 0 547 798" svg:d="M58 280v209c-2 0-4-1-7-1-4 0-7 1-10 2-9 7-15 14-20 24-3 4-4 8-6 12-10 24-15 46-15 73v1c0 19 4 35 14 52 1 1 1 2 2 4l20 12c3 1 6 2 9 2 4 0 7-1 10-3 1 0 1-1 2-1 7-5 13-10 18-16 4-8 7-14 10-21l291 169 171-99v-334l-76-43v-134c-1-17-3-32-8-48-9-34-26-61-51-86-26-24-53-40-88-48-34-9-66-8-100 1-11 4-20 7-31 12-19 12-33 27-44 47-9 16-14 31-16 48v123z">
          <text:p/>
        </draw:path>
        <draw:frame draw:style-name="gr37" draw:text-style-name="P2" draw:layer="layout" svg:width="4cm" svg:height="1.2cm" svg:x="10cm" svg:y="17.7cm">
          <draw:text-box>
            <text:p text:style-name="P3"><text:span text:style-name="T5">wan0: 195.148.125.200/24</text:span></text:p>
          </draw:text-box>
        </draw:frame>
        <draw:frame draw:style-name="gr38" draw:text-style-name="P2" draw:layer="layout" svg:width="4cm" svg:height="1.363cm" svg:x="19cm" svg:y="6.242cm">
          <draw:text-box>
            <text:p text:style-name="P3"><text:span text:style-name="T5">wan0: 195.148.125.201/24 cpool: 195.148.125.202-204</text:span></text:p>
            <text:p text:style-name="P3"><text:span text:style-name="T5">lan0: 192.168.0.1/24</text:span></text:p>
          </draw:text-box>
        </draw:frame>
        <draw:frame draw:style-name="gr38" draw:text-style-name="P2" draw:layer="layout" svg:width="4cm" svg:height="1.363cm" svg:x="28cm" svg:y="4.337cm">
          <draw:text-box>
            <text:p text:style-name="P3"><text:span text:style-name="T5">wan0: 192.168.0.10/24 cpool: 192.168.0.11-14</text:span></text:p>
            <text:p text:style-name="P3"><text:span text:style-name="T5">lan0: 192.168.10.1/24</text:span></text:p>
          </draw:text-box>
        </draw:frame>
        <draw:frame draw:style-name="gr38" draw:text-style-name="P2" draw:layer="layout" svg:width="4cm" svg:height="1.2cm" svg:x="28cm" svg:y="8.5cm">
          <draw:text-box>
            <text:p text:style-name="P3"><text:span text:style-name="T5">lan0: 192.168.0.100/24</text:span></text:p>
          </draw:text-box>
        </draw:frame>
        <draw:frame draw:style-name="gr38" draw:text-style-name="P2" draw:layer="layout" svg:width="4cm" svg:height="1.2cm" svg:x="37cm" svg:y="4.5cm">
          <draw:text-box>
            <text:p text:style-name="P3"><text:span text:style-name="T5">lan0: 192.168.10.100/24</text:span></text:p>
          </draw:text-box>
        </draw:frame>
        <draw:g>
          <draw:g>
            <draw:polygon draw:style-name="gr39" draw:text-style-name="P25" draw:layer="layout" svg:width="7.5cm" svg:height="7.65cm" svg:x="34.5cm" svg:y="22.05cm" svg:viewBox="0 0 7501 7651" draw:points="0,7651 7501,7651 7501,0 0,0">
              <text:p/>
            </draw:polygon>
            <draw:polygon draw:style-name="gr2" draw:text-style-name="P2" draw:layer="layout" svg:width="7.5cm" svg:height="7.65cm" svg:x="34.5cm" svg:y="22.05cm" svg:viewBox="0 0 7501 7651" draw:points="0,7651 7501,7651 7501,0 0,0">
              <text:p/>
            </draw:polygon>
          </draw:g>
          <draw:frame draw:style-name="gr40" draw:text-style-name="P2" draw:layer="layout" svg:width="7.5cm" svg:height="8.141cm" svg:x="34.5cm" svg:y="21.805cm">
            <draw:text-box>
              <text:p text:style-name="P3"><text:span text:style-name="T6">LXC management IP addressing</text:span></text:p>
              <text:p text:style-name="P3"><text:span text:style-name="T6"/></text:p>
              <text:p text:style-name="P3"><text:span text:style-name="T6">Router</text:span><text:span text:style-name="T6"><text:tab/></text:span><text:span text:style-name="T6">172.31.255.10</text:span></text:p>
              <text:p text:style-name="P3"><text:span text:style-name="T6">Gwa</text:span><text:span text:style-name="T6"><text:tab/></text:span><text:span text:style-name="T6"><text:tab/></text:span><text:span text:style-name="T6">172.31.255.11</text:span></text:p>
              <text:p text:style-name="P3"><text:span text:style-name="T6">Gwb</text:span><text:span text:style-name="T6"><text:tab/></text:span><text:span text:style-name="T6"><text:tab/></text:span><text:span text:style-name="T6">172.31.255.12</text:span></text:p>
              <text:p text:style-name="P3"><text:span text:style-name="T6">Public</text:span><text:span text:style-name="T6"><text:tab/></text:span><text:span text:style-name="T6">172.31.255.13</text:span></text:p>
              <text:p text:style-name="P3"><text:span text:style-name="T6">Proxya</text:span><text:span text:style-name="T6"><text:tab/></text:span><text:span text:style-name="T6">172.31.255.14</text:span></text:p>
              <text:p text:style-name="P3"><text:span text:style-name="T6">Proxyb</text:span><text:span text:style-name="T6"><text:tab/></text:span><text:span text:style-name="T6">172.31.255.15</text:span></text:p>
              <text:p text:style-name="P3"><text:span text:style-name="T6">Test_gwa</text:span><text:span text:style-name="T6"><text:tab/></text:span><text:span text:style-name="T6">172.31.255.16</text:span></text:p>
              <text:p text:style-name="P3"><text:span text:style-name="T6">Test_gwb</text:span><text:span text:style-name="T6"><text:tab/></text:span><text:span text:style-name="T6">172.31.255.17</text:span></text:p>
              <text:p text:style-name="P3"><text:span text:style-name="T6">Nest_gwa</text:span><text:span text:style-name="T6"><text:tab/></text:span><text:span text:style-name="T6">172.31.255.21</text:span></text:p>
              <text:p text:style-name="P3"><text:span text:style-name="T6">Nest_gwb</text:span><text:span text:style-name="T6"><text:tab/></text:span><text:span text:style-name="T6">172.31.255.22</text:span></text:p>
              <text:p text:style-name="P3"><text:span text:style-name="T6">Test_ngwa</text:span><text:span text:style-name="T6"><text:tab/></text:span><text:span text:style-name="T6">172.31.255.26</text:span></text:p>
              <text:p text:style-name="P3"><text:span text:style-name="T6">Test_ngwb</text:span><text:span text:style-name="T6"><text:tab/></text:span><text:span text:style-name="T6">172.31.255.27</text:span></text:p>
            </draw:text-box>
          </draw:frame>
        </draw:g>
        <draw:line draw:style-name="gr12" draw:text-style-name="P2" draw:layer="layout" svg:x1="19.626cm" svg:y1="7.7cm" svg:x2="19.626cm" svg:y2="7.605cm">
          <text:p/>
        </draw:line>
        <draw:g>
          <draw:path draw:style-name="gr4" draw:text-style-name="P4" draw:layer="layout" svg:width="0.576cm" svg:height="0.8cm" svg:x="10.044cm" svg:y="16.85cm" svg:viewBox="0 0 577 801" svg:d="M493 654l84-46v-490l-222-118-355 193v498c27 28 55 48 90 67 42 23 81 36 129 43l77-42c1 7 5 13 13 19 9 8 20 13 36 17s31 6 49 6c19 0 34-2 50-6 15-4 27-9 36-17 9-7 13-14 13-22 0-1 0-2 0-3zM98 271c2 0 3 1 4 2 38 20 73 33 117 41-43-8-79-21-117-41-1-1-2-2-4-2z">
            <text:p/>
          </draw:path>
          <draw:path draw:style-name="gr5" draw:text-style-name="P2" draw:layer="layout" svg:width="0.576cm" svg:height="0.8cm" svg:x="10.044cm" svg:y="16.85cm" svg:viewBox="0 0 577 801" svg:d="M493 654l84-46v-490l-222-118-355 193v498c27 28 55 48 90 67 42 23 81 36 129 43l77-42c1 7 5 13 13 19 9 8 20 13 36 17s31 6 49 6c19 0 34-2 50-6 15-4 27-9 36-17 9-7 13-14 13-22 0-1 0-2 0-3zM98 271c2 0 3 1 4 2 38 20 73 33 117 41-43-8-79-21-117-41-1-1-2-2-4-2z">
            <text:p/>
          </draw:path>
        </draw:g>
        <draw:g>
          <draw:path draw:style-name="gr23" draw:text-style-name="P15" draw:layer="layout" svg:width="0.576cm" svg:height="0.313cm" svg:x="10.044cm" svg:y="16.85cm" svg:viewBox="0 0 577 314" svg:d="M219 314l358-196-222-118-355 194c30 33 61 57 101 79 39 20 74 33 118 41z">
            <text:p/>
          </draw:path>
          <draw:path draw:style-name="gr24" draw:text-style-name="P2" draw:layer="layout" svg:width="0.576cm" svg:height="0.313cm" svg:x="10.044cm" svg:y="16.85cm" svg:viewBox="0 0 577 314" svg:d="M219 314l358-196-222-118-355 194c30 33 61 57 101 79 39 20 74 33 118 41z">
            <text:p/>
          </draw:path>
        </draw:g>
        <draw:g>
          <draw:path draw:style-name="gr25" draw:text-style-name="P16" draw:layer="layout" svg:width="0.219cm" svg:height="0.608cm" svg:x="10.044cm" svg:y="17.043cm" svg:viewBox="0 0 220 609" svg:d="M220 120c-44-8-80-20-118-41-41-22-72-46-102-79v498c28 28 55 49 91 69 42 22 81 35 129 42z">
            <text:p/>
          </draw:path>
          <draw:path draw:style-name="gr24" draw:text-style-name="P2" draw:layer="layout" svg:width="0.219cm" svg:height="0.608cm" svg:x="10.044cm" svg:y="17.043cm" svg:viewBox="0 0 220 609" svg:d="M220 120c-44-8-80-20-118-41-41-22-72-46-102-79v498c28 28 55 49 91 69 42 22 81 35 129 42z">
            <text:p/>
          </draw:path>
        </draw:g>
        <draw:g>
          <draw:polygon draw:style-name="gr26" draw:text-style-name="P17" draw:layer="layout" svg:width="0.357cm" svg:height="0.681cm" svg:x="10.263cm" svg:y="16.969cm" svg:viewBox="0 0 358 682" draw:points="0,195 0,682 358,489 358,0">
            <text:p/>
          </draw:polygon>
          <draw:polygon draw:style-name="gr24" draw:text-style-name="P2" draw:layer="layout" svg:width="0.357cm" svg:height="0.681cm" svg:x="10.263cm" svg:y="16.969cm" svg:viewBox="0 0 358 682" draw:points="0,195 0,682 358,489 358,0">
            <text:p/>
          </draw:polygon>
        </draw:g>
        <draw:path draw:style-name="gr27" draw:text-style-name="P2" draw:layer="layout" svg:width="0.576cm" svg:height="0.8cm" svg:x="10.044cm" svg:y="16.85cm" svg:viewBox="0 0 577 801" svg:d="M577 118l-222-118-355 193v498c27 28 55 48 90 67 42 23 81 36 129 43l358-193z">
          <text:p/>
        </draw:path>
        <draw:g>
          <draw:path draw:style-name="gr28" draw:text-style-name="P18" draw:layer="layout" svg:width="0.033cm" svg:height="0.043cm" svg:x="10.127cm" svg:y="17.344cm" svg:viewBox="0 0 34 44" svg:d="M33 17c1 4 2 7 1 10 0 4-1 7-2 10-2 3-4 5-7 6s-5 1-9 0c-3-1-6-3-8-6-3-3-5-6-6-9-2-4-2-8-2-12s1-7 2-10c2-2 4-4 6-5h1c3-1 6-1 9 0s6 2 8 5c3 3 5 6 6 10 1 0 1 1 1 1z">
            <text:p/>
          </draw:path>
          <draw:path draw:style-name="gr12" draw:text-style-name="P2" draw:layer="layout" svg:width="0.033cm" svg:height="0.043cm" svg:x="10.127cm" svg:y="17.344cm" svg:viewBox="0 0 34 44" svg:d="M33 17c1 4 2 7 1 10 0 4-1 7-2 10-2 3-4 5-7 6s-5 1-9 0c-3-1-6-3-8-6-3-3-5-6-6-9-2-4-2-8-2-12s1-7 2-10c2-2 4-4 6-5h1c3-1 6-1 9 0s6 2 8 5c3 3 5 6 6 10 1 0 1 1 1 1z">
            <text:p/>
          </draw:path>
        </draw:g>
        <draw:path draw:style-name="gr29" draw:text-style-name="P2" draw:layer="layout" svg:width="0.148cm" svg:height="0.135cm" svg:x="10.079cm" svg:y="17.444cm" svg:viewBox="0 0 149 136" svg:d="M0 0c27 22 51 37 82 51 23 11 43 18 67 25M0 29c27 22 52 38 83 53 23 10 42 18 66 24M0 59c27 23 52 39 83 53 23 11 42 18 66 24">
          <text:p/>
        </draw:path>
        <draw:g>
          <draw:path draw:style-name="gr30" draw:text-style-name="P19" draw:layer="layout" svg:width="0.16cm" svg:height="0.091cm" svg:x="10.074cm" svg:y="17.137cm" svg:viewBox="0 0 161 92" svg:d="M5 14c21 18 40 31 64 44 28 15 54 26 85 34 1 0 2 0 3-1 2-1 2-1 3-3 1-1 1-2 1-3s0-3-1-4-1-2-3-2c-1-1-2-1-3-1-32-9-57-19-86-34-22-12-40-25-60-41 0-1-1-1-2-2 0 0-1-1-2-1s-1 1-2 1c-1 1-1 1-2 2 0 1 0 1 0 2s0 1 0 2c0 2 1 3 1 4 1 1 2 2 4 3z">
            <text:p/>
          </draw:path>
          <draw:path draw:style-name="gr12" draw:text-style-name="P2" draw:layer="layout" svg:width="0.16cm" svg:height="0.091cm" svg:x="10.074cm" svg:y="17.137cm" svg:viewBox="0 0 161 92" svg:d="M5 14c21 18 40 31 64 44 28 15 54 26 85 34 1 0 2 0 3-1 2-1 2-1 3-3 1-1 1-2 1-3s0-3-1-4-1-2-3-2c-1-1-2-1-3-1-32-9-57-19-86-34-22-12-40-25-60-41 0-1-1-1-2-2 0 0-1-1-2-1s-1 1-2 1c-1 1-1 1-2 2 0 1 0 1 0 2s0 1 0 2c0 2 1 3 1 4 1 1 2 2 4 3z">
            <text:p/>
          </draw:path>
        </draw:g>
        <draw:g>
          <draw:path draw:style-name="gr31" draw:text-style-name="P20" draw:layer="layout" svg:width="0.045cm" svg:height="0.029cm" svg:x="10.121cm" svg:y="17.18cm" svg:viewBox="0 0 46 30" svg:d="M46 29v-1c-4-9-8-16-13-21-6-5-11-7-17-7s-10 2-15 6c-1 2-1 3-1 5 0 3 1 6 5 9 3 3 7 5 13 7s12 3 19 3c3 0 6-1 9-1z">
            <text:p/>
          </draw:path>
          <draw:path draw:style-name="gr24" draw:text-style-name="P2" draw:layer="layout" svg:width="0.045cm" svg:height="0.029cm" svg:x="10.121cm" svg:y="17.18cm" svg:viewBox="0 0 46 30" svg:d="M46 29v-1c-4-9-8-16-13-21-6-5-11-7-17-7s-10 2-15 6c-1 2-1 3-1 5 0 3 1 6 5 9 3 3 7 5 13 7s12 3 19 3c3 0 6-1 9-1z">
            <text:p/>
          </draw:path>
        </draw:g>
        <draw:path draw:style-name="gr35" draw:text-style-name="P23" draw:layer="layout" svg:width="0.148cm" svg:height="0.115cm" svg:x="10.079cm" svg:y="17.19cm" svg:viewBox="0 0 149 116" svg:d="M0 0v39c21 17 40 29 64 42 28 16 54 26 85 35v-40c-32-9-58-20-87-35-23-13-42-25-62-41z">
          <text:p/>
        </draw:path>
        <draw:path draw:style-name="gr30" draw:text-style-name="P19" draw:layer="layout" svg:width="0.148cm" svg:height="0.086cm" svg:x="10.079cm" svg:y="17.198cm" svg:viewBox="0 0 149 87" svg:d="M0 9c21 18 40 31 64 44 28 16 54 26 85 34v-10c-32-9-58-20-87-36-23-12-42-25-62-41z">
          <text:p/>
        </draw:path>
        <draw:path draw:style-name="gr24" draw:text-style-name="P2" draw:layer="layout" svg:width="0.148cm" svg:height="0.115cm" svg:x="10.079cm" svg:y="17.189cm" svg:viewBox="0 0 149 116" svg:d="M0 0v39c21 17 40 29 64 42 28 16 54 26 85 35">
          <text:p/>
        </draw:path>
        <draw:path draw:style-name="gr12" draw:text-style-name="P2" draw:layer="layout" svg:width="0.148cm" svg:height="0.115cm" svg:x="10.079cm" svg:y="17.191cm" svg:viewBox="0 0 149 116" svg:d="M149 116v-40c-32-9-58-20-87-35-23-13-42-25-62-41">
          <text:p/>
        </draw:path>
        <draw:g>
          <draw:path draw:style-name="gr41" draw:text-style-name="P26" draw:layer="layout" svg:width="0.197cm" svg:height="0.09cm" svg:x="10.338cm" svg:y="17.379cm" svg:viewBox="0 0 198 91" svg:d="M198 46v-1c0 9-4 16-13 23-9 8-21 13-36 17-16 4-32 6-50 6s-34-2-49-6c-16-4-28-9-37-17-9-7-13-14-13-23 0-8 4-15 13-22 9-8 21-13 37-17 15-4 30-6 48-6h1c18 0 34 2 50 6 15 4 27 9 36 17 9 7 13 14 13 22z">
            <text:p/>
          </draw:path>
          <draw:path draw:style-name="gr42" draw:text-style-name="P2" draw:layer="layout" svg:width="0.197cm" svg:height="0.09cm" svg:x="10.338cm" svg:y="17.379cm" svg:viewBox="0 0 198 91" svg:d="M198 46v-1c0 9-4 16-13 23-9 8-21 13-36 17-16 4-32 6-50 6s-34-2-49-6c-16-4-28-9-37-17-9-7-13-14-13-23 0-8 4-15 13-22 9-8 21-13 37-17 15-4 30-6 48-6h1c18 0 34 2 50 6 15 4 27 9 36 17 9 7 13 14 13 22z">
            <text:p/>
          </draw:path>
        </draw:g>
        <draw:g>
          <draw:path draw:style-name="gr43" draw:text-style-name="P27" draw:layer="layout" svg:width="0.198cm" svg:height="0.221cm" svg:x="10.338cm" svg:y="17.424cm" svg:viewBox="0 0 199 222" svg:d="M0 0v177c0 8 4 15 13 23 9 7 21 12 37 16s31 6 50 6c18 0 33-2 49-6s28-9 37-16c9-8 13-15 13-23v-177c0 8-4 15-13 23-9 7-21 12-37 16-16 5-31 6-49 6-19 0-34-1-50-6-16-4-28-9-37-16-9-8-13-15-13-23z">
            <text:p/>
          </draw:path>
          <draw:path draw:style-name="gr44" draw:text-style-name="P2" draw:layer="layout" svg:width="0.198cm" svg:height="0.221cm" svg:x="10.338cm" svg:y="17.424cm" svg:viewBox="0 0 199 222" svg:d="M0 0v177c0 8 4 15 13 23 9 7 21 12 37 16s31 6 50 6c18 0 33-2 49-6s28-9 37-16c9-8 13-15 13-23v-177c0 8-4 15-13 23-9 7-21 12-37 16-16 5-31 6-49 6-19 0-34-1-50-6-16-4-28-9-37-16-9-8-13-15-13-23z">
            <text:p/>
          </draw:path>
        </draw:g>
        <draw:path draw:style-name="gr27" draw:text-style-name="P2" draw:layer="layout" svg:width="0.196cm" svg:height="0.267cm" svg:x="10.338cm" svg:y="17.378cm" svg:viewBox="0 0 197 268" svg:d="M197 45c0-8-4-15-13-22-9-8-21-13-36-17-16-4-31-6-50-6-18 0-33 2-49 6-15 4-27 9-36 17-9 7-13 14-13 22v177c0 9 4 16 13 23s21 12 36 16c16 5 31 7 50 7 18 0 33-2 49-7 15-4 27-9 36-16s13-14 13-22z">
          <text:p/>
        </draw:path>
        <draw:g>
          <draw:path draw:style-name="gr4" draw:text-style-name="P4" draw:layer="layout" svg:width="0.576cm" svg:height="0.8cm" svg:x="21.122cm" svg:y="9.845cm" svg:viewBox="0 0 577 801" svg:d="M492 654l85-46v-490l-222-118-355 193v498c27 28 54 48 90 67 41 23 81 36 128 43l78-42c1 7 5 13 12 19 10 8 21 13 36 17 16 4 32 6 50 6s33-2 49-6 27-9 36-17c9-7 13-14 13-22 0-1 0-2 0-3zM98 271c1 0 2 1 4 2 38 20 73 33 116 41-43-8-78-21-116-41-1-1-2-2-4-2z">
            <text:p/>
          </draw:path>
          <draw:path draw:style-name="gr5" draw:text-style-name="P2" draw:layer="layout" svg:width="0.576cm" svg:height="0.8cm" svg:x="21.122cm" svg:y="9.845cm" svg:viewBox="0 0 577 801" svg:d="M492 654l85-46v-490l-222-118-355 193v498c27 28 54 48 90 67 41 23 81 36 128 43l78-42c1 7 5 13 12 19 10 8 21 13 36 17 16 4 32 6 50 6s33-2 49-6 27-9 36-17c9-7 13-14 13-22 0-1 0-2 0-3zM98 271c1 0 2 1 4 2 38 20 73 33 116 41-43-8-78-21-116-41-1-1-2-2-4-2z">
            <text:p/>
          </draw:path>
        </draw:g>
        <draw:g>
          <draw:path draw:style-name="gr23" draw:text-style-name="P15" draw:layer="layout" svg:width="0.576cm" svg:height="0.313cm" svg:x="21.122cm" svg:y="9.845cm" svg:viewBox="0 0 577 314" svg:d="M218 314l359-196-222-118-355 194c30 33 61 57 101 79 38 20 74 33 117 41z">
            <text:p/>
          </draw:path>
          <draw:path draw:style-name="gr24" draw:text-style-name="P2" draw:layer="layout" svg:width="0.576cm" svg:height="0.313cm" svg:x="21.122cm" svg:y="9.845cm" svg:viewBox="0 0 577 314" svg:d="M218 314l359-196-222-118-355 194c30 33 61 57 101 79 38 20 74 33 117 41z">
            <text:p/>
          </draw:path>
        </draw:g>
        <draw:g>
          <draw:path draw:style-name="gr25" draw:text-style-name="P16" draw:layer="layout" svg:width="0.219cm" svg:height="0.608cm" svg:x="21.122cm" svg:y="10.038cm" svg:viewBox="0 0 220 609" svg:d="M220 120c-44-8-80-20-118-41-41-22-72-46-102-79v498c28 28 55 49 91 69 42 22 81 35 129 42z">
            <text:p/>
          </draw:path>
          <draw:path draw:style-name="gr24" draw:text-style-name="P2" draw:layer="layout" svg:width="0.219cm" svg:height="0.608cm" svg:x="21.122cm" svg:y="10.038cm" svg:viewBox="0 0 220 609" svg:d="M220 120c-44-8-80-20-118-41-41-22-72-46-102-79v498c28 28 55 49 91 69 42 22 81 35 129 42z">
            <text:p/>
          </draw:path>
        </draw:g>
        <draw:g>
          <draw:polygon draw:style-name="gr26" draw:text-style-name="P17" draw:layer="layout" svg:width="0.357cm" svg:height="0.681cm" svg:x="21.341cm" svg:y="9.964cm" svg:viewBox="0 0 358 682" draw:points="0,195 0,682 358,489 358,0">
            <text:p/>
          </draw:polygon>
          <draw:polygon draw:style-name="gr24" draw:text-style-name="P2" draw:layer="layout" svg:width="0.357cm" svg:height="0.681cm" svg:x="21.341cm" svg:y="9.964cm" svg:viewBox="0 0 358 682" draw:points="0,195 0,682 358,489 358,0">
            <text:p/>
          </draw:polygon>
        </draw:g>
        <draw:path draw:style-name="gr27" draw:text-style-name="P2" draw:layer="layout" svg:width="0.576cm" svg:height="0.8cm" svg:x="21.122cm" svg:y="9.845cm" svg:viewBox="0 0 577 801" svg:d="M577 118l-222-118-355 193v498c27 28 54 48 90 67 41 23 81 36 128 43l359-193z">
          <text:p/>
        </draw:path>
        <draw:g>
          <draw:path draw:style-name="gr28" draw:text-style-name="P18" draw:layer="layout" svg:width="0.033cm" svg:height="0.043cm" svg:x="21.205cm" svg:y="10.339cm" svg:viewBox="0 0 34 44" svg:d="M33 17c1 4 2 7 1 10 0 4-1 7-2 10-2 3-4 5-7 6s-5 1-9 0c-3-1-6-3-8-6-3-3-5-6-6-9-2-4-2-8-2-12s1-7 2-10c2-2 4-4 6-5h1c3-1 6-1 9 0s6 2 8 5c3 3 5 6 6 10 1 0 1 1 1 1z">
            <text:p/>
          </draw:path>
          <draw:path draw:style-name="gr12" draw:text-style-name="P2" draw:layer="layout" svg:width="0.033cm" svg:height="0.043cm" svg:x="21.205cm" svg:y="10.339cm" svg:viewBox="0 0 34 44" svg:d="M33 17c1 4 2 7 1 10 0 4-1 7-2 10-2 3-4 5-7 6s-5 1-9 0c-3-1-6-3-8-6-3-3-5-6-6-9-2-4-2-8-2-12s1-7 2-10c2-2 4-4 6-5h1c3-1 6-1 9 0s6 2 8 5c3 3 5 6 6 10 1 0 1 1 1 1z">
            <text:p/>
          </draw:path>
        </draw:g>
        <draw:path draw:style-name="gr29" draw:text-style-name="P2" draw:layer="layout" svg:width="0.148cm" svg:height="0.135cm" svg:x="21.157cm" svg:y="10.439cm" svg:viewBox="0 0 149 136" svg:d="M0 0c27 22 51 37 82 51 23 11 43 18 67 25M0 29c27 22 52 38 83 53 23 10 42 18 66 24M0 59c27 23 52 39 83 53 23 11 42 18 66 24">
          <text:p/>
        </draw:path>
        <draw:g>
          <draw:path draw:style-name="gr30" draw:text-style-name="P19" draw:layer="layout" svg:width="0.16cm" svg:height="0.091cm" svg:x="21.152cm" svg:y="10.132cm" svg:viewBox="0 0 161 92" svg:d="M5 14c21 18 40 31 64 44 28 15 54 26 85 34 1 0 2 0 3-1 2-1 2-1 3-3 1-1 1-2 1-3s0-3-1-4-1-2-3-2c-1-1-2-1-3-1-32-9-57-19-86-34-22-12-40-25-60-41 0-1-1-1-2-2 0 0-1-1-2-1s-1 1-2 1c-1 1-1 1-2 2 0 1 0 1 0 2s0 1 0 2c0 2 1 3 1 4 1 1 2 2 4 3z">
            <text:p/>
          </draw:path>
          <draw:path draw:style-name="gr12" draw:text-style-name="P2" draw:layer="layout" svg:width="0.16cm" svg:height="0.091cm" svg:x="21.152cm" svg:y="10.132cm" svg:viewBox="0 0 161 92" svg:d="M5 14c21 18 40 31 64 44 28 15 54 26 85 34 1 0 2 0 3-1 2-1 2-1 3-3 1-1 1-2 1-3s0-3-1-4-1-2-3-2c-1-1-2-1-3-1-32-9-57-19-86-34-22-12-40-25-60-41 0-1-1-1-2-2 0 0-1-1-2-1s-1 1-2 1c-1 1-1 1-2 2 0 1 0 1 0 2s0 1 0 2c0 2 1 3 1 4 1 1 2 2 4 3z">
            <text:p/>
          </draw:path>
        </draw:g>
        <draw:g>
          <draw:path draw:style-name="gr31" draw:text-style-name="P20" draw:layer="layout" svg:width="0.045cm" svg:height="0.029cm" svg:x="21.199cm" svg:y="10.175cm" svg:viewBox="0 0 46 30" svg:d="M46 29v-1c-4-9-8-16-13-21-6-5-11-7-17-7s-10 2-15 6c-1 2-1 3-1 5 0 3 1 6 5 9 3 3 7 5 13 7s12 3 19 3c3 0 6-1 9-1z">
            <text:p/>
          </draw:path>
          <draw:path draw:style-name="gr24" draw:text-style-name="P2" draw:layer="layout" svg:width="0.045cm" svg:height="0.029cm" svg:x="21.199cm" svg:y="10.175cm" svg:viewBox="0 0 46 30" svg:d="M46 29v-1c-4-9-8-16-13-21-6-5-11-7-17-7s-10 2-15 6c-1 2-1 3-1 5 0 3 1 6 5 9 3 3 7 5 13 7s12 3 19 3c3 0 6-1 9-1z">
            <text:p/>
          </draw:path>
        </draw:g>
        <draw:path draw:style-name="gr35" draw:text-style-name="P23" draw:layer="layout" svg:width="0.148cm" svg:height="0.115cm" svg:x="21.157cm" svg:y="10.185cm" svg:viewBox="0 0 149 116" svg:d="M0 0v39c21 17 40 29 64 42 28 16 54 26 85 35v-40c-32-9-58-20-87-35-23-13-42-25-62-41z">
          <text:p/>
        </draw:path>
        <draw:path draw:style-name="gr30" draw:text-style-name="P19" draw:layer="layout" svg:width="0.148cm" svg:height="0.086cm" svg:x="21.157cm" svg:y="10.193cm" svg:viewBox="0 0 149 87" svg:d="M0 9c21 18 40 31 64 44 28 16 54 26 85 34v-10c-32-9-58-20-87-36-23-12-42-25-62-41z">
          <text:p/>
        </draw:path>
        <draw:path draw:style-name="gr24" draw:text-style-name="P2" draw:layer="layout" svg:width="0.148cm" svg:height="0.115cm" svg:x="21.157cm" svg:y="10.184cm" svg:viewBox="0 0 149 116" svg:d="M0 0v39c21 17 40 29 64 42 28 16 54 26 85 35">
          <text:p/>
        </draw:path>
        <draw:path draw:style-name="gr12" draw:text-style-name="P2" draw:layer="layout" svg:width="0.148cm" svg:height="0.115cm" svg:x="21.157cm" svg:y="10.186cm" svg:viewBox="0 0 149 116" svg:d="M149 116v-40c-32-9-58-20-87-35-23-13-42-25-62-41">
          <text:p/>
        </draw:path>
        <draw:g>
          <draw:path draw:style-name="gr41" draw:text-style-name="P26" draw:layer="layout" svg:width="0.197cm" svg:height="0.09cm" svg:x="21.416cm" svg:y="10.374cm" svg:viewBox="0 0 198 91" svg:d="M198 46v-1c0 9-4 16-13 23-9 8-21 13-36 17-16 4-32 6-50 6s-34-2-49-6c-16-4-28-9-37-17-9-7-13-14-13-23 0-8 4-15 13-22 9-8 21-13 37-17 15-4 30-6 48-6h1c18 0 34 2 50 6 15 4 27 9 36 17 9 7 13 14 13 22z">
            <text:p/>
          </draw:path>
          <draw:path draw:style-name="gr42" draw:text-style-name="P2" draw:layer="layout" svg:width="0.197cm" svg:height="0.09cm" svg:x="21.416cm" svg:y="10.374cm" svg:viewBox="0 0 198 91" svg:d="M198 46v-1c0 9-4 16-13 23-9 8-21 13-36 17-16 4-32 6-50 6s-34-2-49-6c-16-4-28-9-37-17-9-7-13-14-13-23 0-8 4-15 13-22 9-8 21-13 37-17 15-4 30-6 48-6h1c18 0 34 2 50 6 15 4 27 9 36 17 9 7 13 14 13 22z">
            <text:p/>
          </draw:path>
        </draw:g>
        <draw:g>
          <draw:path draw:style-name="gr43" draw:text-style-name="P27" draw:layer="layout" svg:width="0.198cm" svg:height="0.221cm" svg:x="21.416cm" svg:y="10.419cm" svg:viewBox="0 0 199 222" svg:d="M0 0v177c0 8 4 15 13 23 9 7 21 12 37 16s31 6 50 6c18 0 33-2 49-6s28-9 37-16c9-8 13-15 13-23v-177c0 8-4 15-13 23-9 7-21 12-37 16-16 5-31 6-49 6-19 0-34-1-50-6-16-4-28-9-37-16-9-8-13-15-13-23z">
            <text:p/>
          </draw:path>
          <draw:path draw:style-name="gr44" draw:text-style-name="P2" draw:layer="layout" svg:width="0.198cm" svg:height="0.221cm" svg:x="21.416cm" svg:y="10.419cm" svg:viewBox="0 0 199 222" svg:d="M0 0v177c0 8 4 15 13 23 9 7 21 12 37 16s31 6 50 6c18 0 33-2 49-6s28-9 37-16c9-8 13-15 13-23v-177c0 8-4 15-13 23-9 7-21 12-37 16-16 5-31 6-49 6-19 0-34-1-50-6-16-4-28-9-37-16-9-8-13-15-13-23z">
            <text:p/>
          </draw:path>
        </draw:g>
        <draw:path draw:style-name="gr27" draw:text-style-name="P2" draw:layer="layout" svg:width="0.196cm" svg:height="0.267cm" svg:x="21.416cm" svg:y="10.373cm" svg:viewBox="0 0 197 268" svg:d="M197 45c0-8-4-15-13-22-9-8-21-13-36-17-16-4-31-6-50-6-18 0-33 2-49 6-15 4-27 9-36 17-9 7-13 14-13 22v177c0 9 4 16 13 23s21 12 36 16c16 5 31 7 50 7 18 0 33-2 49-7 15-4 27-9 36-16s13-14 13-22z">
          <text:p/>
        </draw:path>
        <draw:line draw:style-name="gr12" draw:text-style-name="P2" draw:layer="layout" svg:x1="30.734cm" svg:y1="8.25cm" svg:x2="30.698cm" svg:y2="8.25cm">
          <text:p/>
        </draw:line>
        <draw:g>
          <draw:path draw:style-name="gr4" draw:text-style-name="P4" draw:layer="layout" svg:width="0.8cm" svg:height="0.801cm" svg:x="30.735cm" svg:y="7.845cm" svg:viewBox="0 0 801 802" svg:d="M801 241c0-45-17-82-54-121-37-38-82-65-146-87-64-23-127-33-201-33-73 0-136 10-200 33-64 22-109 49-146 87-37 39-54 76-54 121v320c0 45 17 82 54 120 37 39 82 66 146 88 64 23 127 33 201 33 73 0 136-10 200-33 64-22 109-49 146-88 37-38 54-75 54-120z">
            <text:p/>
          </draw:path>
          <draw:path draw:style-name="gr5" draw:text-style-name="P2" draw:layer="layout" svg:width="0.8cm" svg:height="0.801cm" svg:x="30.735cm" svg:y="7.845cm" svg:viewBox="0 0 801 802" svg:d="M801 241c0-45-17-82-54-121-37-38-82-65-146-87-64-23-127-33-201-33-73 0-136 10-200 33-64 22-109 49-146 87-37 39-54 76-54 121v320c0 45 17 82 54 120 37 39 82 66 146 88 64 23 127 33 201 33 73 0 136-10 200-33 64-22 109-49 146-88 37-38 54-75 54-120z">
            <text:p/>
          </draw:path>
        </draw:g>
        <draw:g>
          <draw:path draw:style-name="gr6" draw:text-style-name="P5" draw:layer="layout" svg:width="0.8cm" svg:height="0.479cm" svg:x="30.735cm" svg:y="7.845cm" svg:viewBox="0 0 801 480" svg:d="M801 240c0 44-17 82-54 120s-82 66-146 88-127 32-200 32c-74 0-137-10-201-32s-109-50-146-88-54-76-54-120 17-82 54-120 82-66 146-88 127-32 201-32c73 0 136 10 200 32s109 50 146 88 54 76 54 120z">
            <text:p/>
          </draw:path>
          <draw:path draw:style-name="gr7" draw:text-style-name="P2" draw:layer="layout" svg:width="0.8cm" svg:height="0.479cm" svg:x="30.735cm" svg:y="7.845cm" svg:viewBox="0 0 801 480" svg:d="M801 240c0 44-17 82-54 120s-82 66-146 88-127 32-200 32c-74 0-137-10-201-32s-109-50-146-88-54-76-54-120 17-82 54-120 82-66 146-88 127-32 201-32c73 0 136 10 200 32s109 50 146 88 54 76 54 120z">
            <text:p/>
          </draw:path>
        </draw:g>
        <draw:g>
          <draw:polygon draw:style-name="gr11" draw:text-style-name="P8" draw:layer="layout" svg:width="0.274cm" svg:height="0.158cm" svg:x="31.135cm" svg:y="7.927cm" svg:viewBox="0 0 275 159" draw:points="275,113 275,0 80,0 160,46 0,139 34,159 194,66">
            <text:p/>
          </draw:polygon>
          <draw:polygon draw:style-name="gr12" draw:text-style-name="P2" draw:layer="layout" svg:width="0.274cm" svg:height="0.158cm" svg:x="31.135cm" svg:y="7.927cm" svg:viewBox="0 0 275 159" draw:points="275,113 275,0 80,0 160,46 0,139 34,159 194,66">
            <text:p/>
          </draw:polygon>
        </draw:g>
        <draw:g>
          <draw:polygon draw:style-name="gr11" draw:text-style-name="P8" draw:layer="layout" svg:width="0.291cm" svg:height="0.168cm" svg:x="30.844cm" svg:y="7.917cm" svg:viewBox="0 0 292 169" draw:points="292,56 275,158 97,169 177,123 0,20 34,0 212,103">
            <text:p/>
          </draw:polygon>
          <draw:polygon draw:style-name="gr12" draw:text-style-name="P2" draw:layer="layout" svg:width="0.291cm" svg:height="0.168cm" svg:x="30.844cm" svg:y="7.917cm" svg:viewBox="0 0 292 169" draw:points="292,56 275,158 97,169 177,123 0,20 34,0 212,103">
            <text:p/>
          </draw:polygon>
        </draw:g>
        <draw:g>
          <draw:polygon draw:style-name="gr11" draw:text-style-name="P8" draw:layer="layout" svg:width="0.291cm" svg:height="0.168cm" svg:x="31.135cm" svg:y="8.085cm" svg:viewBox="0 0 292 169" draw:points="0,112 17,10 194,0 115,47 292,149 258,169 80,66">
            <text:p/>
          </draw:polygon>
          <draw:polygon draw:style-name="gr12" draw:text-style-name="P2" draw:layer="layout" svg:width="0.291cm" svg:height="0.168cm" svg:x="31.135cm" svg:y="8.085cm" svg:viewBox="0 0 292 169" draw:points="0,112 17,10 194,0 115,47 292,149 258,169 80,66">
            <text:p/>
          </draw:polygon>
        </draw:g>
        <draw:g>
          <draw:polygon draw:style-name="gr11" draw:text-style-name="P8" draw:layer="layout" svg:width="0.274cm" svg:height="0.158cm" svg:x="30.861cm" svg:y="8.085cm" svg:viewBox="0 0 275 159" draw:points="0,47 0,159 194,159 115,112 275,19 241,0 80,93">
            <text:p/>
          </draw:polygon>
          <draw:polygon draw:style-name="gr12" draw:text-style-name="P2" draw:layer="layout" svg:width="0.274cm" svg:height="0.158cm" svg:x="30.861cm" svg:y="8.085cm" svg:viewBox="0 0 275 159" draw:points="0,47 0,159 194,159 115,112 275,19 241,0 80,93">
            <text:p/>
          </draw:polygon>
        </draw:g>
        <draw:g>
          <draw:path draw:style-name="gr36" draw:text-style-name="P24" draw:layer="layout" svg:width="0.8cm" svg:height="0.558cm" svg:x="30.735cm" svg:y="8.085cm" svg:viewBox="0 0 801 559" svg:d="M0 0v320c0 44 17 81 54 119s82 66 146 88 127 32 201 32c73 0 136-10 200-32s109-50 146-88 54-75 54-119v-320c0 44-17 82-54 120s-82 65-146 87-127 32-200 32c-74 0-137-10-201-32s-109-49-146-87-54-76-54-120z">
            <text:p/>
          </draw:path>
          <draw:path draw:style-name="gr2" draw:text-style-name="P2" draw:layer="layout" svg:width="0.8cm" svg:height="0.558cm" svg:x="30.735cm" svg:y="8.085cm" svg:viewBox="0 0 801 559" svg:d="M0 0v320c0 44 17 81 54 119s82 66 146 88 127 32 201 32c73 0 136-10 200-32s109-50 146-88 54-75 54-119v-320c0 44-17 82-54 120s-82 65-146 87-127 32-200 32c-74 0-137-10-201-32s-109-49-146-87-54-76-54-120z">
            <text:p/>
          </draw:path>
        </draw:g>
        <draw:path draw:style-name="gr10" draw:text-style-name="P2" draw:layer="layout" svg:width="0.8cm" svg:height="0.801cm" svg:x="30.735cm" svg:y="7.845cm" svg:viewBox="0 0 801 802" svg:d="M801 241c0-45-17-82-54-121-37-38-82-65-146-87-64-23-127-33-201-33-73 0-136 10-200 33-64 22-109 49-146 87-37 39-54 76-54 121v320c0 45 17 82 54 120 37 39 82 66 146 88 64 23 127 33 201 33 73 0 136-10 200-33 64-22 109-49 146-88 37-38 54-75 54-120z">
          <text:p/>
        </draw:path>
        <draw:g>
          <draw:path draw:style-name="gr4" draw:text-style-name="P4" draw:layer="layout" svg:width="0.546cm" svg:height="0.8cm" svg:x="31.157cm" svg:y="7.856cm" svg:viewBox="0 0 547 801" svg:d="M36 671c0-1-1-1-1-1zM36 671c3 2 6 3 10 3 3 0 6-1 9-3 1-1 2-1 2-1 7-5 13-10 18-17 4-8 7-14 10-21l291 169 171-99v-333l-76-44v-75-59-1c0-35-8-65-25-95-18-30-40-52-70-69-30-18-60-26-94-26-33 0-60 7-89 22-19 12-32 26-43 45-10 16-15 32-17 50v123l-75 44v208c-2 0-4 0-6 0-4 0-7 0-11 2-9 7-15 14-21 24-2 4-3 7-5 11-10 25-15 47-15 74 0 19 4 35 14 51 0 2 1 3 2 5zM35 670c0 0 1 0 1 1zM16 612c0-23 4-42 11-64-7 22-10 41-11 64v1c0 13 2 24 6 36-4-11-6-21-6-32 0-2 0-4 0-5zM245 121c0 1-1 1-2 1-2 2-5 3-7 4-2 2-4 3-7 4 2-2 4-3 7-5 2-1 5-2 7-3 1 0 2 0 2-1zM245 121c11-5 22-7 34-7 15 0 28 4 41 11 13 8 22 17 30 30 7 13 11 26 11 41 0 3 0 4 0 7 0 10 0 18 0 28s0 19 0 29l-117-68z">
            <text:p/>
          </draw:path>
          <draw:path draw:style-name="gr5" draw:text-style-name="P2" draw:layer="layout" svg:width="0.546cm" svg:height="0.8cm" svg:x="31.157cm" svg:y="7.856cm" svg:viewBox="0 0 547 801" svg:d="M36 671c0-1-1-1-1-1M36 671c3 2 6 3 10 3 3 0 6-1 9-3 1-1 2-1 2-1 7-5 13-10 18-17 4-8 7-14 10-21l291 169 171-99v-333l-76-44v-75-59-1c0-35-8-65-25-95-18-30-40-52-70-69-30-18-60-26-94-26-33 0-60 7-89 22-19 12-32 26-43 45-10 16-15 32-17 50v123l-75 44v208c-2 0-4 0-6 0-4 0-7 0-11 2-9 7-15 14-21 24-2 4-3 7-5 11-10 25-15 47-15 74 0 19 4 35 14 51 0 2 1 3 2 5zM35 670c0 0 1 0 1 1M16 612c0-23 4-42 11-64-7 22-10 41-11 64v1c0 13 2 24 6 36-4-11-6-21-6-32 0-2 0-4 0-5zM245 121c0 1-1 1-2 1-2 2-5 3-7 4-2 2-4 3-7 4 2-2 4-3 7-5 2-1 5-2 7-3 1 0 2 0 2-1 11-5 22-7 34-7 15 0 28 4 41 11 13 8 22 17 30 30 7 13 11 26 11 41 0 3 0 4 0 7 0 10 0 18 0 28s0 19 0 29l-117-68z">
            <text:p/>
          </draw:path>
        </draw:g>
        <draw:g>
          <draw:polygon draw:style-name="gr8" draw:text-style-name="P6" draw:layer="layout" svg:width="0.171cm" svg:height="0.432cm" svg:x="31.774cm" svg:y="8.223cm" svg:viewBox="0 0 172 433" draw:points="0,99 0,433 172,334 172,0">
            <text:p/>
          </draw:polygon>
          <draw:polygon draw:style-name="gr7" draw:text-style-name="P2" draw:layer="layout" svg:width="0.171cm" svg:height="0.432cm" svg:x="31.774cm" svg:y="8.223cm" svg:viewBox="0 0 172 433" draw:points="0,99 0,433 172,334 172,0">
            <text:p/>
          </draw:polygon>
        </draw:g>
        <draw:g>
          <draw:polygon draw:style-name="gr6" draw:text-style-name="P5" draw:layer="layout" svg:width="0.488cm" svg:height="0.284cm" svg:x="31.457cm" svg:y="8.039cm" svg:viewBox="0 0 489 285" draw:points="0,99 318,285 489,185 171,0">
            <text:p/>
          </draw:polygon>
          <draw:polygon draw:style-name="gr7" draw:text-style-name="P2" draw:layer="layout" svg:width="0.488cm" svg:height="0.284cm" svg:x="31.457cm" svg:y="8.039cm" svg:viewBox="0 0 489 285" draw:points="0,99 318,285 489,185 171,0">
            <text:p/>
          </draw:polygon>
        </draw:g>
        <draw:g>
          <draw:path draw:style-name="gr9" draw:text-style-name="P7" draw:layer="layout" svg:width="0.337cm" svg:height="0.404cm" svg:x="31.532cm" svg:y="7.856cm" svg:viewBox="0 0 338 405" svg:d="M338 379c-6 7-12 12-19 16-12 7-24 10-38 10s-26-3-38-10c-6-4-11-8-16-13 0-6 0-11 0-17 0-57 0-105 1-162 0-2 0-4 0-6 0-16-4-29-11-42-8-13-17-22-30-30-13-7-26-11-41-11s-28 4-41 11c-3 2-6 4-9 6 3-3 5-5 8-6 2-2 4-3 7-3l-1 156c-5 6-10 11-17 15-12 6-23 10-37 10-13 0-25-4-37-10-7-5-13-10-19-17v-158c2-19 7-35 17-51 11-19 24-33 42-45 29-15 56-22 88-22 35 0 65 8 95 26 30 17 52 39 70 69 17 31 25 60 25 95 0 1 0 1 0 2v58z">
            <text:p/>
          </draw:path>
          <draw:path draw:style-name="gr2" draw:text-style-name="P2" draw:layer="layout" svg:width="0.337cm" svg:height="0.404cm" svg:x="31.532cm" svg:y="7.856cm" svg:viewBox="0 0 338 405" svg:d="M338 379c-6 7-12 12-19 16-12 7-24 10-38 10s-26-3-38-10c-6-4-11-8-16-13 0-6 0-11 0-17 0-57 0-105 1-162 0-2 0-4 0-6 0-16-4-29-11-42-8-13-17-22-30-30-13-7-26-11-41-11s-28 4-41 11c-3 2-6 4-9 6 3-3 5-5 8-6 2-2 4-3 7-3l-1 156c-5 6-10 11-17 15-12 6-23 10-37 10-13 0-25-4-37-10-7-5-13-10-19-17v-158c2-19 7-35 17-51 11-19 24-33 42-45 29-15 56-22 88-22 35 0 65 8 95 26 30 17 52 39 70 69 17 31 25 60 25 95 0 1 0 1 0 2v58z">
            <text:p/>
          </draw:path>
        </draw:g>
        <draw:g>
          <draw:polygon draw:style-name="gr9" draw:text-style-name="P7" draw:layer="layout" svg:width="0.317cm" svg:height="0.517cm" svg:x="31.457cm" svg:y="8.138cm" svg:viewBox="0 0 318 518" draw:points="0,333 318,518 318,185 0,0">
            <text:p/>
          </draw:polygon>
          <draw:polygon draw:style-name="gr2" draw:text-style-name="P2" draw:layer="layout" svg:width="0.317cm" svg:height="0.517cm" svg:x="31.457cm" svg:y="8.138cm" svg:viewBox="0 0 318 518" draw:points="0,333 318,518 318,185 0,0">
            <text:p/>
          </draw:polygon>
        </draw:g>
        <draw:g>
          <draw:path draw:style-name="gr9" draw:text-style-name="P7" draw:layer="layout" svg:width="0.098cm" svg:height="0.172cm" svg:x="31.563cm" svg:y="8.256cm" svg:viewBox="0 0 99 173" svg:d="M3 95c-3-16-4-30-2-44 2-15 5-25 11-35 6-9 12-14 21-16h1c9-1 16 1 25 7 8 7 16 15 23 28s11 26 14 42 4 30 2 44c-1 15-5 26-10 35-6 9-13 14-21 16-9 2-17-1-26-7s-16-15-23-28-12-26-15-42z">
            <text:p/>
          </draw:path>
          <draw:path draw:style-name="gr2" draw:text-style-name="P2" draw:layer="layout" svg:width="0.098cm" svg:height="0.172cm" svg:x="31.563cm" svg:y="8.256cm" svg:viewBox="0 0 99 173" svg:d="M3 95c-3-16-4-30-2-44 2-15 5-25 11-35 6-9 12-14 21-16h1c9-1 16 1 25 7 8 7 16 15 23 28s11 26 14 42 4 30 2 44c-1 15-5 26-10 35-6 9-13 14-21 16-9 2-17-1-26-7s-16-15-23-28-12-26-15-42z">
            <text:p/>
          </draw:path>
        </draw:g>
        <draw:g>
          <draw:polygon draw:style-name="gr9" draw:text-style-name="P7" draw:layer="layout" svg:width="0.02cm" svg:height="0.093cm" svg:x="31.6cm" svg:y="8.301cm" svg:viewBox="0 0 21 94" draw:points="0,82 21,94 21,11 0,0">
            <text:p/>
          </draw:polygon>
          <draw:polygon draw:style-name="gr2" draw:text-style-name="P2" draw:layer="layout" svg:width="0.02cm" svg:height="0.093cm" svg:x="31.6cm" svg:y="8.301cm" svg:viewBox="0 0 21 94" draw:points="0,82 21,94 21,11 0,0">
            <text:p/>
          </draw:polygon>
        </draw:g>
        <draw:path draw:style-name="gr10" draw:text-style-name="P2" draw:layer="layout" svg:width="0.116cm" svg:height="0.146cm" svg:x="31.644cm" svg:y="7.97cm" svg:viewBox="0 0 117 147" svg:d="M0 79l116 68 1-58c0-2 0-4 0-6 0-15-3-28-11-42-8-13-17-22-31-30-13-7-26-11-42-11-12 0-22 2-33 7z">
          <text:p/>
        </draw:path>
        <draw:g>
          <draw:path draw:style-name="gr9" draw:text-style-name="P7" draw:layer="layout" svg:width="0.203cm" svg:height="0.212cm" svg:x="31.415cm" svg:y="8.315cm" svg:viewBox="0 0 204 213" svg:d="M204 0v23l-13 27-51 30-17 37-46 26c-4 18-9 33-19 49-5 7-10 12-17 17-1 1-1 1-2 2-3 2-6 2-10 2-3 0-6 0-9-2s-5-4-7-8c-1 0-1-1-1-1-8-16-12-31-12-49 0-1 0-2 0-2 1-24 4-43 12-66 2-6 4-11 8-17 6-10 12-18 21-26 4-2 7-3 11-3 3 0 7 1 10 3 4 2 6 5 8 8 0 1 0 1 0 1 1 2 2 3 3 4 3 6 5 12 6 18z">
            <text:p/>
          </draw:path>
          <draw:path draw:style-name="gr2" draw:text-style-name="P2" draw:layer="layout" svg:width="0.203cm" svg:height="0.212cm" svg:x="31.415cm" svg:y="8.315cm" svg:viewBox="0 0 204 213" svg:d="M204 0v23l-13 27-51 30-17 37-46 26c-4 18-9 33-19 49-5 7-10 12-17 17-1 1-1 1-2 2-3 2-6 2-10 2-3 0-6 0-9-2s-5-4-7-8c-1 0-1-1-1-1-8-16-12-31-12-49 0-1 0-2 0-2 1-24 4-43 12-66 2-6 4-11 8-17 6-10 12-18 21-26 4-2 7-3 11-3 3 0 7 1 10 3 4 2 6 5 8 8 0 1 0 1 0 1 1 2 2 3 3 4 3 6 5 12 6 18z">
            <text:p/>
          </draw:path>
        </draw:g>
        <draw:path draw:style-name="gr2" draw:text-style-name="P2" draw:layer="layout" svg:width="0.026cm" svg:height="0.048cm" svg:x="31.428cm" svg:y="8.425cm" svg:viewBox="0 0 27 49" svg:d="M26 27c-1 4-2 7-4 11s-4 6-6 8c-3 2-5 3-7 2-3 0-4-2-6-4-2-3-3-6-3-10-1-4 0-8 0-12 1-5 3-8 4-12 2-4 4-6 7-8 2-2 4-3 7-2 2 1 4 2 6 4 1 3 2 6 3 10 0 4 0 8-1 12z">
          <text:p/>
        </draw:path>
        <draw:g>
          <draw:polygon draw:style-name="gr9" draw:text-style-name="P7" draw:layer="layout" svg:width="0.129cm" svg:height="0.083cm" svg:x="31.489cm" svg:y="8.305cm" svg:viewBox="0 0 130 84" draw:points="0,69 5,84 130,9 114,0">
            <text:p/>
          </draw:polygon>
          <draw:polygon draw:style-name="gr2" draw:text-style-name="P2" draw:layer="layout" svg:width="0.129cm" svg:height="0.083cm" svg:x="31.489cm" svg:y="8.305cm" svg:viewBox="0 0 130 84" draw:points="0,69 5,84 130,9 114,0">
            <text:p/>
          </draw:polygon>
        </draw:g>
        <draw:g>
          <draw:path draw:style-name="gr9" draw:text-style-name="P7" draw:layer="layout" svg:width="0.077cm" svg:height="0.178cm" svg:x="31.399cm" svg:y="8.346cm" svg:viewBox="0 0 78 179" svg:d="M36 179c-3-4-6-8-9-14-8-13-11-25-11-40 0-2 0-4 0-5 1-24 4-44 12-66 3-6 5-11 8-16 6-11 13-19 22-27 4-2 7-3 11-3 3 0 6 1 9 2l-9-5c-1-1-2-1-3-2-4-2-8-3-13-3-4 0-8 0-11 2-10 7-16 14-22 24-2 4-3 7-5 11-10 25-15 47-15 74 0 19 4 35 14 52 1 1 1 2 2 4z">
            <text:p/>
          </draw:path>
          <draw:path draw:style-name="gr2" draw:text-style-name="P2" draw:layer="layout" svg:width="0.077cm" svg:height="0.178cm" svg:x="31.399cm" svg:y="8.346cm" svg:viewBox="0 0 78 179" svg:d="M36 179c-3-4-6-8-9-14-8-13-11-25-11-40 0-2 0-4 0-5 1-24 4-44 12-66 3-6 5-11 8-16 6-11 13-19 22-27 4-2 7-3 11-3 3 0 6 1 9 2l-9-5c-1-1-2-1-3-2-4-2-8-3-13-3-4 0-8 0-11 2-10 7-16 14-22 24-2 4-3 7-5 11-10 25-15 47-15 74 0 19 4 35 14 52 1 1 1 2 2 4z">
            <text:p/>
          </draw:path>
        </draw:g>
        <draw:g>
          <draw:path draw:style-name="gr9" draw:text-style-name="P7" draw:layer="layout" svg:width="0.023cm" svg:height="0.048cm" svg:x="31.43cm" svg:y="8.425cm" svg:viewBox="0 0 24 49" svg:d="M9 13c0 1 0 1 0 2 0 8-2 16-6 23-1 2-2 3-3 5 0 1 0 1 1 2 0 1 1 2 2 3 2 0 3 1 4 1s2-1 4-1c0-1 0-1 0-1 4-2 6-5 8-8 1-1 1-3 2-4 2-6 3-11 3-17 0-3 0-6-1-9 0-1-1-2-1-4-2-2-3-3-5-4-1 0-1-1-2-1-1 0-1 0-1 0-2 0-4 0-6 1 0 1-1 1-2 2 2 3 3 7 3 10z">
            <text:p/>
          </draw:path>
          <draw:path draw:style-name="gr2" draw:text-style-name="P2" draw:layer="layout" svg:width="0.023cm" svg:height="0.048cm" svg:x="31.43cm" svg:y="8.425cm" svg:viewBox="0 0 24 49" svg:d="M9 13c0 1 0 1 0 2 0 8-2 16-6 23-1 2-2 3-3 5 0 1 0 1 1 2 0 1 1 2 2 3 2 0 3 1 4 1s2-1 4-1c0-1 0-1 0-1 4-2 6-5 8-8 1-1 1-3 2-4 2-6 3-11 3-17 0-3 0-6-1-9 0-1-1-2-1-4-2-2-3-3-5-4-1 0-1-1-2-1-1 0-1 0-1 0-2 0-4 0-6 1 0 1-1 1-2 2 2 3 3 7 3 10z">
            <text:p/>
          </draw:path>
        </draw:g>
        <draw:path draw:style-name="gr10" draw:text-style-name="P2" draw:layer="layout" svg:width="0.546cm" svg:height="0.797cm" svg:x="31.399cm" svg:y="7.858cm" svg:viewBox="0 0 547 798" svg:d="M58 280v209c-2 0-4-1-7-1-4 0-7 1-10 2-9 7-15 14-20 24-3 4-4 8-6 12-10 24-15 46-15 73v1c0 19 4 35 14 52 1 1 1 2 2 4l20 12c3 1 6 2 9 2 4 0 7-1 10-3 1 0 1-1 2-1 7-5 13-10 18-16 4-8 7-14 10-21l291 169 171-99v-334l-76-43v-134c-1-17-3-32-8-48-9-34-26-61-51-86-26-24-53-40-88-48-34-9-66-8-100 1-11 4-20 7-31 12-19 12-33 27-44 47-9 16-14 31-16 48v123z">
          <text:p/>
        </draw:path>
        <draw:g>
          <draw:path draw:style-name="gr4" draw:text-style-name="P4" draw:layer="layout" svg:width="0.576cm" svg:height="0.8cm" svg:x="30.122cm" svg:y="7.85cm" svg:viewBox="0 0 577 801" svg:d="M492 654l85-46v-490l-222-118-355 193v498c27 28 54 48 90 67 41 23 81 36 128 43l78-42c1 7 5 13 12 19 10 8 21 13 36 17 16 4 32 6 50 6s33-2 49-6 27-9 36-17c9-7 13-14 13-22 0-1 0-2 0-3zM98 271c1 0 2 1 4 2 38 20 73 33 116 41-43-8-78-21-116-41-1-1-2-2-4-2z">
            <text:p/>
          </draw:path>
          <draw:path draw:style-name="gr5" draw:text-style-name="P2" draw:layer="layout" svg:width="0.576cm" svg:height="0.8cm" svg:x="30.122cm" svg:y="7.85cm" svg:viewBox="0 0 577 801" svg:d="M492 654l85-46v-490l-222-118-355 193v498c27 28 54 48 90 67 41 23 81 36 128 43l78-42c1 7 5 13 12 19 10 8 21 13 36 17 16 4 32 6 50 6s33-2 49-6 27-9 36-17c9-7 13-14 13-22 0-1 0-2 0-3zM98 271c1 0 2 1 4 2 38 20 73 33 116 41-43-8-78-21-116-41-1-1-2-2-4-2z">
            <text:p/>
          </draw:path>
        </draw:g>
        <draw:g>
          <draw:path draw:style-name="gr23" draw:text-style-name="P15" draw:layer="layout" svg:width="0.576cm" svg:height="0.313cm" svg:x="30.122cm" svg:y="7.85cm" svg:viewBox="0 0 577 314" svg:d="M218 314l359-196-222-118-355 194c30 33 61 57 101 79 38 20 74 33 117 41z">
            <text:p/>
          </draw:path>
          <draw:path draw:style-name="gr24" draw:text-style-name="P2" draw:layer="layout" svg:width="0.576cm" svg:height="0.313cm" svg:x="30.122cm" svg:y="7.85cm" svg:viewBox="0 0 577 314" svg:d="M218 314l359-196-222-118-355 194c30 33 61 57 101 79 38 20 74 33 117 41z">
            <text:p/>
          </draw:path>
        </draw:g>
        <draw:g>
          <draw:path draw:style-name="gr25" draw:text-style-name="P16" draw:layer="layout" svg:width="0.219cm" svg:height="0.608cm" svg:x="30.122cm" svg:y="8.043cm" svg:viewBox="0 0 220 609" svg:d="M220 120c-44-8-80-20-118-41-41-22-72-46-102-79v498c28 28 55 49 91 69 42 22 81 35 129 42z">
            <text:p/>
          </draw:path>
          <draw:path draw:style-name="gr24" draw:text-style-name="P2" draw:layer="layout" svg:width="0.219cm" svg:height="0.608cm" svg:x="30.122cm" svg:y="8.043cm" svg:viewBox="0 0 220 609" svg:d="M220 120c-44-8-80-20-118-41-41-22-72-46-102-79v498c28 28 55 49 91 69 42 22 81 35 129 42z">
            <text:p/>
          </draw:path>
        </draw:g>
        <draw:g>
          <draw:polygon draw:style-name="gr26" draw:text-style-name="P17" draw:layer="layout" svg:width="0.357cm" svg:height="0.681cm" svg:x="30.341cm" svg:y="7.969cm" svg:viewBox="0 0 358 682" draw:points="0,195 0,682 358,489 358,0">
            <text:p/>
          </draw:polygon>
          <draw:polygon draw:style-name="gr24" draw:text-style-name="P2" draw:layer="layout" svg:width="0.357cm" svg:height="0.681cm" svg:x="30.341cm" svg:y="7.969cm" svg:viewBox="0 0 358 682" draw:points="0,195 0,682 358,489 358,0">
            <text:p/>
          </draw:polygon>
        </draw:g>
        <draw:path draw:style-name="gr27" draw:text-style-name="P2" draw:layer="layout" svg:width="0.576cm" svg:height="0.8cm" svg:x="30.122cm" svg:y="7.85cm" svg:viewBox="0 0 577 801" svg:d="M577 118l-222-118-355 193v498c27 28 54 48 90 67 41 23 81 36 128 43l359-193z">
          <text:p/>
        </draw:path>
        <draw:g>
          <draw:path draw:style-name="gr28" draw:text-style-name="P18" draw:layer="layout" svg:width="0.033cm" svg:height="0.043cm" svg:x="30.205cm" svg:y="8.344cm" svg:viewBox="0 0 34 44" svg:d="M33 17c1 4 2 7 1 10 0 4-1 7-2 10-2 3-4 5-7 6s-5 1-9 0c-3-1-6-3-8-6-3-3-5-6-6-9-2-4-2-8-2-12s1-7 2-10c2-2 4-4 6-5h1c3-1 6-1 9 0s6 2 8 5c3 3 5 6 6 10 1 0 1 1 1 1z">
            <text:p/>
          </draw:path>
          <draw:path draw:style-name="gr12" draw:text-style-name="P2" draw:layer="layout" svg:width="0.033cm" svg:height="0.043cm" svg:x="30.205cm" svg:y="8.344cm" svg:viewBox="0 0 34 44" svg:d="M33 17c1 4 2 7 1 10 0 4-1 7-2 10-2 3-4 5-7 6s-5 1-9 0c-3-1-6-3-8-6-3-3-5-6-6-9-2-4-2-8-2-12s1-7 2-10c2-2 4-4 6-5h1c3-1 6-1 9 0s6 2 8 5c3 3 5 6 6 10 1 0 1 1 1 1z">
            <text:p/>
          </draw:path>
        </draw:g>
        <draw:path draw:style-name="gr29" draw:text-style-name="P2" draw:layer="layout" svg:width="0.148cm" svg:height="0.135cm" svg:x="30.157cm" svg:y="8.444cm" svg:viewBox="0 0 149 136" svg:d="M0 0c27 22 51 37 82 51 23 11 43 18 67 25M0 29c27 22 52 38 83 53 23 10 42 18 66 24M0 59c27 23 52 39 83 53 23 11 42 18 66 24">
          <text:p/>
        </draw:path>
        <draw:g>
          <draw:path draw:style-name="gr30" draw:text-style-name="P19" draw:layer="layout" svg:width="0.16cm" svg:height="0.091cm" svg:x="30.152cm" svg:y="8.137cm" svg:viewBox="0 0 161 92" svg:d="M5 14c21 18 40 31 64 44 28 15 54 26 85 34 1 0 2 0 3-1 2-1 2-1 3-3 1-1 1-2 1-3s0-3-1-4-1-2-3-2c-1-1-2-1-3-1-32-9-57-19-86-34-22-12-40-25-60-41 0-1-1-1-2-2 0 0-1-1-2-1s-1 1-2 1c-1 1-1 1-2 2 0 1 0 1 0 2s0 1 0 2c0 2 1 3 1 4 1 1 2 2 4 3z">
            <text:p/>
          </draw:path>
          <draw:path draw:style-name="gr12" draw:text-style-name="P2" draw:layer="layout" svg:width="0.16cm" svg:height="0.091cm" svg:x="30.152cm" svg:y="8.137cm" svg:viewBox="0 0 161 92" svg:d="M5 14c21 18 40 31 64 44 28 15 54 26 85 34 1 0 2 0 3-1 2-1 2-1 3-3 1-1 1-2 1-3s0-3-1-4-1-2-3-2c-1-1-2-1-3-1-32-9-57-19-86-34-22-12-40-25-60-41 0-1-1-1-2-2 0 0-1-1-2-1s-1 1-2 1c-1 1-1 1-2 2 0 1 0 1 0 2s0 1 0 2c0 2 1 3 1 4 1 1 2 2 4 3z">
            <text:p/>
          </draw:path>
        </draw:g>
        <draw:g>
          <draw:path draw:style-name="gr31" draw:text-style-name="P20" draw:layer="layout" svg:width="0.045cm" svg:height="0.029cm" svg:x="30.199cm" svg:y="8.18cm" svg:viewBox="0 0 46 30" svg:d="M46 29v-1c-4-9-8-16-13-21-6-5-11-7-17-7s-10 2-15 6c-1 2-1 3-1 5 0 3 1 6 5 9 3 3 7 5 13 7s12 3 19 3c3 0 6-1 9-1z">
            <text:p/>
          </draw:path>
          <draw:path draw:style-name="gr24" draw:text-style-name="P2" draw:layer="layout" svg:width="0.045cm" svg:height="0.029cm" svg:x="30.199cm" svg:y="8.18cm" svg:viewBox="0 0 46 30" svg:d="M46 29v-1c-4-9-8-16-13-21-6-5-11-7-17-7s-10 2-15 6c-1 2-1 3-1 5 0 3 1 6 5 9 3 3 7 5 13 7s12 3 19 3c3 0 6-1 9-1z">
            <text:p/>
          </draw:path>
        </draw:g>
        <draw:path draw:style-name="gr35" draw:text-style-name="P23" draw:layer="layout" svg:width="0.148cm" svg:height="0.115cm" svg:x="30.157cm" svg:y="8.19cm" svg:viewBox="0 0 149 116" svg:d="M0 0v39c21 17 40 29 64 42 28 16 54 26 85 35v-40c-32-9-58-20-87-35-23-13-42-25-62-41z">
          <text:p/>
        </draw:path>
        <draw:path draw:style-name="gr30" draw:text-style-name="P19" draw:layer="layout" svg:width="0.148cm" svg:height="0.086cm" svg:x="30.157cm" svg:y="8.198cm" svg:viewBox="0 0 149 87" svg:d="M0 9c21 18 40 31 64 44 28 16 54 26 85 34v-10c-32-9-58-20-87-36-23-12-42-25-62-41z">
          <text:p/>
        </draw:path>
        <draw:path draw:style-name="gr24" draw:text-style-name="P2" draw:layer="layout" svg:width="0.148cm" svg:height="0.115cm" svg:x="30.157cm" svg:y="8.189cm" svg:viewBox="0 0 149 116" svg:d="M0 0v39c21 17 40 29 64 42 28 16 54 26 85 35">
          <text:p/>
        </draw:path>
        <draw:path draw:style-name="gr12" draw:text-style-name="P2" draw:layer="layout" svg:width="0.148cm" svg:height="0.115cm" svg:x="30.157cm" svg:y="8.191cm" svg:viewBox="0 0 149 116" svg:d="M149 116v-40c-32-9-58-20-87-35-23-13-42-25-62-41">
          <text:p/>
        </draw:path>
        <draw:g>
          <draw:path draw:style-name="gr41" draw:text-style-name="P26" draw:layer="layout" svg:width="0.197cm" svg:height="0.09cm" svg:x="30.415cm" svg:y="8.379cm" svg:viewBox="0 0 198 91" svg:d="M198 46v-1c0 9-4 16-13 23-9 8-21 13-36 17-16 4-32 6-50 6s-34-2-49-6c-16-4-28-9-37-17-9-7-13-14-13-23 0-8 4-15 13-22 9-8 21-13 37-17 15-4 30-6 48-6h1c18 0 34 2 50 6 15 4 27 9 36 17 9 7 13 14 13 22z">
            <text:p/>
          </draw:path>
          <draw:path draw:style-name="gr42" draw:text-style-name="P2" draw:layer="layout" svg:width="0.197cm" svg:height="0.09cm" svg:x="30.415cm" svg:y="8.379cm" svg:viewBox="0 0 198 91" svg:d="M198 46v-1c0 9-4 16-13 23-9 8-21 13-36 17-16 4-32 6-50 6s-34-2-49-6c-16-4-28-9-37-17-9-7-13-14-13-23 0-8 4-15 13-22 9-8 21-13 37-17 15-4 30-6 48-6h1c18 0 34 2 50 6 15 4 27 9 36 17 9 7 13 14 13 22z">
            <text:p/>
          </draw:path>
        </draw:g>
        <draw:g>
          <draw:path draw:style-name="gr43" draw:text-style-name="P27" draw:layer="layout" svg:width="0.198cm" svg:height="0.221cm" svg:x="30.415cm" svg:y="8.424cm" svg:viewBox="0 0 199 222" svg:d="M0 0v177c0 8 4 15 13 23 9 7 21 12 37 16s31 6 50 6c18 0 33-2 49-6s28-9 37-16c9-8 13-15 13-23v-177c0 8-4 15-13 23-9 7-21 12-37 16-16 5-31 6-49 6-19 0-34-1-50-6-16-4-28-9-37-16-9-8-13-15-13-23z">
            <text:p/>
          </draw:path>
          <draw:path draw:style-name="gr44" draw:text-style-name="P2" draw:layer="layout" svg:width="0.198cm" svg:height="0.221cm" svg:x="30.415cm" svg:y="8.424cm" svg:viewBox="0 0 199 222" svg:d="M0 0v177c0 8 4 15 13 23 9 7 21 12 37 16s31 6 50 6c18 0 33-2 49-6s28-9 37-16c9-8 13-15 13-23v-177c0 8-4 15-13 23-9 7-21 12-37 16-16 5-31 6-49 6-19 0-34-1-50-6-16-4-28-9-37-16-9-8-13-15-13-23z">
            <text:p/>
          </draw:path>
        </draw:g>
        <draw:path draw:style-name="gr27" draw:text-style-name="P2" draw:layer="layout" svg:width="0.196cm" svg:height="0.267cm" svg:x="30.416cm" svg:y="8.378cm" svg:viewBox="0 0 197 268" svg:d="M197 45c0-8-4-15-13-22-9-8-21-13-36-17-16-4-31-6-50-6-18 0-33 2-49 6-15 4-27 9-36 17-9 7-13 14-13 22v177c0 9 4 16 13 23s21 12 36 16c16 5 31 7 50 7 18 0 33-2 49-7 15-4 27-9 36-16s13-14 13-22z">
          <text:p/>
        </draw:path>
        <draw:frame draw:style-name="gr22" draw:text-style-name="P2" draw:layer="layout" svg:width="1cm" svg:height="0.521cm" svg:x="10cm" svg:y="15.94cm">
          <draw:text-box>
            <text:p text:style-name="P14"><text:span text:style-name="T4">wan0</text:span></text:p>
          </draw:text-box>
        </draw:frame>
        <draw:polyline draw:style-name="gr20" draw:text-style-name="P2" draw:layer="layout" svg:width="2.643cm" svg:height="3.806cm" svg:x="3.856cm" svg:y="9.2cm" svg:viewBox="0 0 2644 3807" draw:points="0,3807 0,0 2644,0">
          <text:p/>
        </draw:polyline>
        <draw:polyline draw:style-name="gr20" draw:text-style-name="P2" draw:layer="layout" svg:width="7.322cm" svg:height="0.806cm" svg:x="2.678cm" svg:y="15.394cm" svg:viewBox="0 0 7323 807" draw:points="0,0 0,807 7323,807">
          <text:p/>
        </draw:poly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5f_0" draw:display-name="Gradient_0" draw:style="linear" draw:start-color="#dddddd" draw:end-color="#ffffff" draw:start-intensity="100%" draw:end-intensity="100%" draw:angle="0" draw:border="0%"/>
    <draw:gradient draw:name="Gradient_5f_1" draw:display-name="Gradient_1" draw:style="linear" draw:start-color="#ffffff" draw:end-color="#c0c0c0" draw:start-intensity="100%" draw:end-intensity="100%" draw:angle="2250" draw:border="0%"/>
    <draw:gradient draw:name="Gradient_5f_10" draw:display-name="Gradient_10" draw:style="axial" draw:start-color="#ffffff" draw:end-color="#c0c0c0" draw:start-intensity="100%" draw:end-intensity="100%" draw:angle="900" draw:border="0%"/>
    <draw:gradient draw:name="Gradient_5f_11" draw:display-name="Gradient_11" draw:style="linear" draw:start-color="#4e8ec2" draw:end-color="#ffffff" draw:start-intensity="100%" draw:end-intensity="100%" draw:angle="0" draw:border="0%"/>
    <draw:gradient draw:name="Gradient_5f_12" draw:display-name="Gradient_12" draw:style="axial" draw:start-color="#ffffff" draw:end-color="#4e8ec2" draw:start-intensity="100%" draw:end-intensity="100%" draw:angle="900" draw:border="0%"/>
    <draw:gradient draw:name="Gradient_5f_13" draw:display-name="Gradient_13" draw:style="linear" draw:start-color="#ffffff" draw:end-color="#ffffff" draw:start-intensity="100%" draw:end-intensity="100%" draw:angle="0" draw:border="0%"/>
    <draw:gradient draw:name="Gradient_5f_14" draw:display-name="Gradient_14" draw:style="radial" draw:cx="100%" draw:cy="100%" draw:start-color="#ffffff" draw:end-color="#ffffff" draw:start-intensity="100%" draw:end-intensity="100%" draw:border="0%"/>
    <draw:gradient draw:name="Gradient_5f_2" draw:display-name="Gradient_2" draw:style="linear" draw:start-color="#000000" draw:end-color="#ffffff" draw:start-intensity="100%" draw:end-intensity="100%" draw:angle="1350" draw:border="0%"/>
    <draw:gradient draw:name="Gradient_5f_3" draw:display-name="Gradient_3" draw:style="linear" draw:start-color="#e1d8c1" draw:end-color="#ffffff" draw:start-intensity="100%" draw:end-intensity="100%" draw:angle="0" draw:border="0%"/>
    <draw:gradient draw:name="Gradient_5f_4" draw:display-name="Gradient_4" draw:style="linear" draw:start-color="#c9ba96" draw:end-color="#ffffff" draw:start-intensity="100%" draw:end-intensity="100%" draw:angle="1350" draw:border="0%"/>
    <draw:gradient draw:name="Gradient_5f_5" draw:display-name="Gradient_5" draw:style="linear" draw:start-color="#b6a06d" draw:end-color="#ffffff" draw:start-intensity="100%" draw:end-intensity="100%" draw:angle="2250" draw:border="0%"/>
    <draw:gradient draw:name="Gradient_5f_6" draw:display-name="Gradient_6" draw:style="linear" draw:start-color="#339966" draw:end-color="#ffffff" draw:start-intensity="100%" draw:end-intensity="100%" draw:angle="2250" draw:border="0%"/>
    <draw:gradient draw:name="Gradient_5f_7" draw:display-name="Gradient_7" draw:style="linear" draw:start-color="#e7e4cd" draw:end-color="#ffffff" draw:start-intensity="100%" draw:end-intensity="100%" draw:angle="450" draw:border="0%"/>
    <draw:gradient draw:name="Gradient_5f_8" draw:display-name="Gradient_8" draw:style="rectangular" draw:cx="50%" draw:cy="50%" draw:start-color="#e7e4cd" draw:end-color="#000000" draw:start-intensity="100%" draw:end-intensity="100%" draw:angle="0" draw:border="0%"/>
    <draw:gradient draw:name="Gradient_5f_9" draw:display-name="Gradient_9" draw:style="radial" draw:cx="50%" draw:cy="50%" draw:start-color="#4e8ec2" draw:end-color="#ffffff" draw:start-intensity="100%" draw:end-intensity="100%" draw:border="0%"/>
    <draw:opacity draw:name="Transparency_5f_0" draw:display-name="Transparency_0" draw:style="linear" draw:start="100%" draw:end="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style:master-page style:name="PM1"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creator>Antti Vuorinen</dc:creator>
    <dc:date>2018-03-19T10:13:20Z</dc:date>
    <meta:creation-date>2018-03-19T10:13:20Z</meta:creation-date>
    <meta:initial-creator>Antti Vuorinen</meta:initial-creator>
    <meta:generator>LibreOffice/5.1.6.2$Linux_X86_64 LibreOffice_project/10m0$Build-2</meta:generator>
    <meta:document-statistic meta:object-count="1574"/>
  </office:meta>
</office:document-meta>
</file>